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0.84pt" fo:break-before="auto" style:use-optimal-row-height="false"/>
    </style:style>
    <style:style style:name="ro6" style:family="table-row">
      <style:table-row-properties style:row-height="44.11pt" fo:break-before="auto" style:use-optimal-row-height="fals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35.21pt" fo:break-before="auto" style:use-optimal-row-height="true"/>
    </style:style>
    <style:style style:name="ro9" style:family="table-row">
      <style:table-row-properties style:row-height="35.6pt" fo:break-before="auto" style:use-optimal-row-height="true"/>
    </style:style>
    <style:style style:name="ro10" style:family="table-row">
      <style:table-row-properties style:row-height="13.1pt" fo:break-before="auto" style:use-optimal-row-height="true"/>
    </style:style>
    <style:style style:name="ro11" style:family="table-row">
      <style:table-row-properties style:row-height="24.35pt" fo:break-before="auto" style:use-optimal-row-height="true"/>
    </style:style>
    <style:style style:name="ro12" style:family="table-row">
      <style:table-row-properties style:row-height="35.26pt" fo:break-before="auto" style:use-optimal-row-height="true"/>
    </style:style>
    <style:style style:name="ro13" style:family="table-row">
      <style:table-row-properties style:row-height="24.69pt" fo:break-before="auto" style:use-optimal-row-height="true"/>
    </style:style>
    <style:style style:name="ro14" style:family="table-row">
      <style:table-row-properties style:row-height="68.66pt" fo:break-before="auto" style:use-optimal-row-height="true"/>
    </style:style>
    <style:style style:name="ro15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able-cell-properties fo:wrap-option="wrap"/>
    </style:style>
    <style:style style:name="ce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wrap-option="wrap"/>
    </style:style>
    <style:style style:name="ce12" style:family="table-cell" style:parent-style-name="Default" style:data-style-name="N123">
      <style:table-cell-properties fo:wrap-option="wrap"/>
    </style:style>
    <style:style style:name="ce13" style:family="table-cell" style:parent-style-name="Default" style:data-style-name="N2">
      <style:table-cell-properties fo:wrap-option="wrap"/>
      <style:text-properties style:font-name="Liberation Sans" fo:font-style="italic" style:text-underline-style="solid" style:text-underline-width="auto" style:text-underline-color="font-color" style:font-name-asian="Noto Sans CJK SC Regular" style:font-style-asian="italic" style:font-name-complex="FreeSans" style:font-style-complex="italic"/>
    </style:style>
    <style:style style:name="ce14" style:family="table-cell" style:parent-style-name="Default" style:data-style-name="N124">
      <style:table-cell-properties fo:wrap-option="wrap"/>
    </style:style>
    <style:style style:name="ce15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6" style:family="table-cell" style:parent-style-name="Default" style:data-style-name="N10">
      <style:table-cell-properties fo:wrap-option="wrap"/>
    </style:style>
    <style:style style:name="ce17" style:family="table-cell" style:parent-style-name="Default" style:data-style-name="N1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wrap-option="wrap"/>
    </style:style>
    <style:style style:name="ce19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wrap-option="wrap"/>
    </style:style>
    <style:style style:name="ce2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3">
      <style:table-cell-properties fo:wrap-option="wrap"/>
    </style:style>
    <style:style style:name="ce25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1" table:visibility="collapse" table:default-cell-style-name="ce1"/>
        <table:table-column table:style-name="co1" table:number-columns-repeated="2" table:default-cell-style-name="ce1"/>
        <table:table-column table:style-name="co1" table:default-cell-style-name="ce12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1" table:default-cell-style-name="ce18"/>
        <table:table-column table:style-name="co1" table:default-cell-style-name="ce20"/>
        <table:table-column table:style-name="co1" table:number-columns-repeated="1004" table:default-cell-style-name="ce1"/>
        <table:table-column table:style-name="co1" table:number-columns-repeated="3" table:default-cell-style-name="ce5"/>
        <table:table-row table:style-name="ro1">
          <table:table-cell/>
          <table:table-cell table:style-name="ce3" office:value-type="string" calcext:value-type="string">
            <text:p>8 is </text:p>
          </table:table-cell>
          <table:table-cell table:style-name="ce7" office:value-type="string" calcext:value-type="string">
            <text:p>Management consulting</text:p>
          </table:table-cell>
          <table:table-cell table:number-columns-repeated="2" table:style-name="ce4" office:value-type="string" calcext:value-type="string">
            <text:p>Management consulting</text:p>
          </table:table-cell>
          <table:table-cell table:style-name="ce4" table:number-columns-repeated="4"/>
          <table:table-cell table:style-name="ce9" office:value-type="string" calcext:value-type="string">
            <text:p>Precision engineering</text:p>
          </table:table-cell>
          <table:table-cell table:style-name="ce9"/>
          <table:table-cell office:value-type="string" calcext:value-type="string">
            <text:p>Current condition at Mapper</text:p>
          </table:table-cell>
          <table:table-cell table:number-columns-repeated="6"/>
          <table:table-cell table:style-name="ce6"/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“/5”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style-name="ce9" office:value-type="float" office:value="12.5" calcext:value-type="float">
            <text:p>12.500</text:p>
          </table:table-cell>
          <table:table-cell table:style-name="ce9"/>
          <table:table-cell table:style-name="ce14" office:value-type="float" office:value="3" calcext:value-type="float">
            <text:p>3.0000</text:p>
          </table:table-cell>
          <table:table-cell table:style-name="ce14"/>
          <table:table-cell table:number-columns-repeated="3"/>
          <table:table-cell table:formula="of:=SUM([comparison.C2:.L2])*10" office:value-type="float" office:value="280" calcext:value-type="float">
            <text:p>280.0</text:p>
          </table:table-cell>
          <table:table-cell table:number-columns-repeated="1006"/>
        </table:table-row>
        <table:table-row table:style-name="ro3">
          <table:table-cell/>
          <table:table-cell table:style-name="ce3" office:value-type="string" calcext:value-type="string">
            <text:p>Options //10</text:p>
          </table:table-cell>
          <table:table-cell table:style-name="ce3" office:value-type="string" calcext:value-type="string">
            <text:p>Skills</text:p>
          </table:table-cell>
          <table:table-cell table:style-name="ce3" office:value-type="string" calcext:value-type="string">
            <text:p>Connections </text:p>
          </table:table-cell>
          <table:table-cell table:style-name="ce3" office:value-type="string" calcext:value-type="string">
            <text:p>Credentials</text:p>
          </table:table-cell>
          <table:table-cell table:style-name="ce3" office:value-type="string" calcext:value-type="string">
            <text:p>Runway</text:p>
          </table:table-cell>
          <table:table-cell table:style-name="ce3" office:value-type="string" calcext:value-type="string">
            <text:p>(80k)</text:p>
          </table:table-cell>
          <table:table-cell table:style-name="ce3" office:value-type="string" calcext:value-type="string">
            <text:p>CC total</text:p>
          </table:table-cell>
          <table:table-cell table:style-name="ce3" office:value-type="string" calcext:value-type="string">
            <text:p>Impact: number of lives saved estimated</text:p>
          </table:table-cell>
          <table:table-cell table:style-name="ce10" office:value-type="string" calcext:value-type="string">
            <text:p>Impact</text:p>
          </table:table-cell>
          <table:table-cell table:style-name="ce10" office:value-type="string" calcext:value-type="string">
            <text:p>IT</text:p>
          </table:table-cell>
          <table:table-cell table:style-name="ce6" office:value-type="string" calcext:value-type="string">
            <text:p>Supporting conditions/Job satisfaction</text:p>
          </table:table-cell>
          <table:table-cell table:style-name="ce6" office:value-type="string" calcext:value-type="string">
            <text:p>ST</text:p>
          </table:table-cell>
          <table:table-cell table:style-name="ce17" office:value-type="string" calcext:value-type="string">
            <text:p>confidence in impact</text:p>
          </table:table-cell>
          <table:table-cell table:style-name="ce19" office:value-type="string" calcext:value-type="string">
            <text:p>Total</text:p>
          </table:table-cell>
          <table:table-cell table:style-name="ce21" office:value-type="string" calcext:value-type="string">
            <text:p>Personal fit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6" table:number-columns-repeated="3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startng up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table:number-columns-repeated="2" office:value-type="float" office:value="6" calcext:value-type="float">
            <text:p>6.0</text:p>
          </table:table-cell>
          <table:table-cell/>
          <table:table-cell table:style-name="ce8" table:formula="of:=[comparison.C4]*[comparison.C$2]+[comparison.D4]*[comparison.D$2]+[comparison.E4]*[comparison.E$2]+[comparison.F4]*[comparison.F$2]" office:value-type="float" office:value="86" calcext:value-type="float">
            <text:p>86.0</text:p>
          </table:table-cell>
          <table:table-cell office:value-type="float" office:value="8000" calcext:value-type="float">
            <text:p>8000.0</text:p>
          </table:table-cell>
          <table:table-cell table:style-name="ce11" table:formula="of:=[comparison.I4]/130*[comparison.N4]" office:value-type="float" office:value="55.3846153846154" calcext:value-type="float">
            <text:p>55.38</text:p>
          </table:table-cell>
          <table:table-cell table:style-name="ce13" table:formula="of:=[comparison.J4]*[comparison.J$2]" office:value-type="float" office:value="692.307692307692" calcext:value-type="float">
            <text:p>692.31</text:p>
          </table:table-cell>
          <table:table-cell office:value-type="float" office:value="6" calcext:value-type="float">
            <text:p>6.0</text:p>
          </table:table-cell>
          <table:table-cell table:style-name="ce15" table:formula="of:=[comparison.L4]*[comparison.L$2]" office:value-type="float" office:value="18" calcext:value-type="float">
            <text:p>18.0</text:p>
          </table:table-cell>
          <table:table-cell office:value-type="percentage" office:value="0.9" calcext:value-type="percentage">
            <text:p>90%</text:p>
          </table:table-cell>
          <table:table-cell table:formula="of:=[comparison.H4]+[comparison.K4]+[comparison.M4]" office:value-type="float" office:value="796.307692307692" calcext:value-type="float">
            <text:p>796</text:p>
          </table:table-cell>
          <table:table-cell office:value-type="percentage" office:value="0.0003" calcext:value-type="percentage">
            <text:p>0.03%</text:p>
          </table:table-cell>
          <table:table-cell table:formula="of:=([comparison.C4]*[comparison.C$2]+[comparison.D4]*[comparison.D$2]+[comparison.E4]*[comparison.E$2]+[comparison.F4]*[comparison.F$2]+[comparison.J4]*[comparison.J$2]+[comparison.L4]*[comparison.L$2])*[comparison.P4]" office:value-type="float" office:value="0.238892307692308" calcext:value-type="float">
            <text:p>0.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b</text:p>
          </table:table-cell>
          <table:table-cell table:style-name="ce5" office:value-type="string" calcext:value-type="string">
            <text:p>earning to giv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3" calcext:value-type="float">
            <text:p>3.0</text:p>
          </table:table-cell>
          <table:table-cell table:style-name="ce8" table:formula="of:=[comparison.C5]*[comparison.C$2]+[comparison.D5]*[comparison.D$2]+[comparison.E5]*[comparison.E$2]+[comparison.F5]*[comparison.F$2]" office:value-type="float" office:value="96" calcext:value-type="float">
            <text:p>96.0</text:p>
          </table:table-cell>
          <table:table-cell table:style-name="ce4" office:value-type="float" office:value="3771" calcext:value-type="float">
            <text:p>3771.0</text:p>
          </table:table-cell>
          <table:table-cell table:style-name="ce11" table:formula="of:=[comparison.I5]/130*[comparison.N5]" office:value-type="float" office:value="26.1069230769231" calcext:value-type="float">
            <text:p>26.11</text:p>
          </table:table-cell>
          <table:table-cell table:style-name="ce13" table:formula="of:=[comparison.J5]*[comparison.J$2]" office:value-type="float" office:value="326.336538461538" calcext:value-type="float">
            <text:p>326.34</text:p>
          </table:table-cell>
          <table:table-cell office:value-type="float" office:value="3" calcext:value-type="float">
            <text:p>3.0</text:p>
          </table:table-cell>
          <table:table-cell table:style-name="ce15" table:formula="of:=[comparison.L5]*[comparison.L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comparison.H5]+[comparison.K5]+[comparison.M5]" office:value-type="float" office:value="431.336538461538" calcext:value-type="float">
            <text:p>431</text:p>
          </table:table-cell>
          <table:table-cell office:value-type="percentage" office:value="0.002" calcext:value-type="percentage">
            <text:p>0.20%</text:p>
          </table:table-cell>
          <table:table-cell table:formula="of:=([comparison.C5]*[comparison.C$2]+[comparison.D5]*[comparison.D$2]+[comparison.E5]*[comparison.E$2]+[comparison.F5]*[comparison.F$2]+[comparison.J5]*[comparison.J$2]+[comparison.L5]*[comparison.L$2])*[comparison.P5]" office:value-type="float" office:value="0.862673076923077" calcext:value-type="float">
            <text:p>0.9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PARTNER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8" table:formula="of:=[comparison.C6]*[comparison.C$2]+[comparison.D6]*[comparison.D$2]+[comparison.E6]*[comparison.E$2]+[comparison.F6]*[comparison.F$2]" office:value-type="float" office:value="106" calcext:value-type="float">
            <text:p>106.0</text:p>
          </table:table-cell>
          <table:table-cell table:style-name="ce4" office:value-type="float" office:value="1250" calcext:value-type="float">
            <text:p>1250.0</text:p>
          </table:table-cell>
          <table:table-cell table:style-name="ce11" table:formula="of:=[comparison.I6]/130*[comparison.N6]" office:value-type="float" office:value="9.13461538461539" calcext:value-type="float">
            <text:p>9.13</text:p>
          </table:table-cell>
          <table:table-cell table:style-name="ce13" table:formula="of:=[comparison.J6]*[comparison.J$2]" office:value-type="float" office:value="114.182692307692" calcext:value-type="float">
            <text:p>114.18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6]*[comparison.L$2]" office:value-type="float" office:value="21" calcext:value-type="float">
            <text:p>21.0</text:p>
          </table:table-cell>
          <table:table-cell office:value-type="percentage" office:value="0.95" calcext:value-type="percentage">
            <text:p>95%</text:p>
          </table:table-cell>
          <table:table-cell table:formula="of:=[comparison.H6]+[comparison.K6]+[comparison.M6]" office:value-type="float" office:value="241.182692307692" calcext:value-type="float">
            <text:p>241</text:p>
          </table:table-cell>
          <table:table-cell office:value-type="percentage" office:value="0.013" calcext:value-type="percentage">
            <text:p>1.30%</text:p>
          </table:table-cell>
          <table:table-cell table:formula="of:=([comparison.C6]*[comparison.C$2]+[comparison.D6]*[comparison.D$2]+[comparison.E6]*[comparison.E$2]+[comparison.F6]*[comparison.F$2]+[comparison.J6]*[comparison.J$2]+[comparison.L6]*[comparison.L$2])*[comparison.P6]" office:value-type="float" office:value="3.135375" calcext:value-type="float">
            <text:p>3.1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Working in an NGO like 80k hours</text:p>
          </table:table-cell>
          <table:table-cell office:value-type="float" office:value="7" calcext:value-type="float">
            <text:p>7.0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8" table:formula="of:=[comparison.C7]*[comparison.C$2]+[comparison.D7]*[comparison.D$2]+[comparison.E7]*[comparison.E$2]+[comparison.F7]*[comparison.F$2]" office:value-type="float" office:value="88.5" calcext:value-type="float">
            <text:p>88.5</text:p>
          </table:table-cell>
          <table:table-cell office:value-type="float" office:value="970" calcext:value-type="float">
            <text:p>970.0</text:p>
          </table:table-cell>
          <table:table-cell table:style-name="ce11" table:formula="of:=[comparison.I7]/130*[comparison.N7]" office:value-type="float" office:value="7.08846153846154" calcext:value-type="float">
            <text:p>7.09</text:p>
          </table:table-cell>
          <table:table-cell table:style-name="ce13" table:formula="of:=[comparison.J7]*[comparison.J$2]" office:value-type="float" office:value="88.6057692307692" calcext:value-type="float">
            <text:p>88.61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7]*[comparison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comparison.H7]+[comparison.K7]+[comparison.M7]" office:value-type="float" office:value="201.105769230769" calcext:value-type="float">
            <text:p>201</text:p>
          </table:table-cell>
          <table:table-cell office:value-type="percentage" office:value="0.416" calcext:value-type="percentage">
            <text:p>41.60%</text:p>
          </table:table-cell>
          <table:table-cell table:formula="of:=([comparison.C7]*[comparison.C$2]+[comparison.D7]*[comparison.D$2]+[comparison.E7]*[comparison.E$2]+[comparison.F7]*[comparison.F$2]+[comparison.J7]*[comparison.J$2]+[comparison.L7]*[comparison.L$2])*[comparison.P7]" office:value-type="float" office:value="83.66" calcext:value-type="float">
            <text:p>83.7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direct giving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8]*[comparison.C$2]+[comparison.D8]*[comparison.D$2]+[comparison.E8]*[comparison.E$2]+[comparison.F8]*[comparison.F$2]" office:value-type="float" office:value="85.75" calcext:value-type="float">
            <text:p>85.8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comparison.I8]/130*[comparison.N8]" office:value-type="float" office:value="6.93923076923077" calcext:value-type="float">
            <text:p>6.94</text:p>
          </table:table-cell>
          <table:table-cell table:style-name="ce13" table:formula="of:=[comparison.J8]*[comparison.J$2]" office:value-type="float" office:value="86.7403846153846" calcext:value-type="float">
            <text:p>86.74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8]*[comparison.L$2]" office:value-type="float" office:value="24" calcext:value-type="float">
            <text:p>24.0</text:p>
          </table:table-cell>
          <table:table-cell office:value-type="percentage" office:value="0.93" calcext:value-type="percentage">
            <text:p>93%</text:p>
          </table:table-cell>
          <table:table-cell table:formula="of:=[comparison.H8]+[comparison.K8]+[comparison.M8]" office:value-type="float" office:value="196.490384615385" calcext:value-type="float">
            <text:p>196</text:p>
          </table:table-cell>
          <table:table-cell table:style-name="ce22" office:value-type="percentage" office:value="0.744" calcext:value-type="percentage">
            <text:p>74.40%</text:p>
          </table:table-cell>
          <table:table-cell table:formula="of:=([comparison.C8]*[comparison.C$2]+[comparison.D8]*[comparison.D$2]+[comparison.E8]*[comparison.E$2]+[comparison.F8]*[comparison.F$2]+[comparison.J8]*[comparison.J$2]+[comparison.L8]*[comparison.L$2])*[comparison.P8]" office:value-type="float" office:value="146.188846153846" calcext:value-type="float">
            <text:p>146.2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Ib</text:p>
          </table:table-cell>
          <table:table-cell table:style-name="ce5" office:value-type="string" calcext:value-type="string">
            <text:p>Direct work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3" calcext:value-type="float">
            <office:annotation draw:style-name="gr1" draw:text-style-name="P2" svg:width="82.18pt" svg:height="28.09pt" svg:x="400.99pt" svg:y="211.41pt" draw:caption-point-x="-17.29pt" draw:caption-point-y="42.8pt">
              <dc:date>2018-07-03T00:00:00</dc:date>
              <text:p text:style-name="P1">Used values of trading instead</text:p>
            </office:annotation>
            <text:p>3.0</text:p>
          </table:table-cell>
          <table:table-cell table:style-name="ce8" table:formula="of:=[comparison.C9]*[comparison.C$2]+[comparison.D9]*[comparison.D$2]+[comparison.E9]*[comparison.E$2]+[comparison.F9]*[comparison.F$2]" office:value-type="float" office:value="94" calcext:value-type="float">
            <text:p>94.0</text:p>
          </table:table-cell>
          <table:table-cell table:style-name="ce4" office:value-type="float" office:value="1000" calcext:value-type="float">
            <text:p>1000.0</text:p>
          </table:table-cell>
          <table:table-cell table:style-name="ce11" table:formula="of:=[comparison.I9]/130*[comparison.N9]" office:value-type="float" office:value="6.92307692307692" calcext:value-type="float">
            <text:p>6.92</text:p>
          </table:table-cell>
          <table:table-cell table:style-name="ce13" table:formula="of:=[comparison.J9]*[comparison.J$2]" office:value-type="float" office:value="86.5384615384616" calcext:value-type="float">
            <text:p>86.54</text:p>
          </table:table-cell>
          <table:table-cell office:value-type="float" office:value="3" calcext:value-type="float">
            <text:p>3.0</text:p>
          </table:table-cell>
          <table:table-cell table:style-name="ce15" table:formula="of:=[comparison.L9]*[comparison.L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comparison.H9]+[comparison.K9]+[comparison.M9]" office:value-type="float" office:value="189.538461538462" calcext:value-type="float">
            <text:p>190</text:p>
          </table:table-cell>
          <table:table-cell office:value-type="percentage" office:value="0.1" calcext:value-type="percentage">
            <text:p>10.00%</text:p>
          </table:table-cell>
          <table:table-cell table:formula="of:=([comparison.C9]*[comparison.C$2]+[comparison.D9]*[comparison.D$2]+[comparison.E9]*[comparison.E$2]+[comparison.F9]*[comparison.F$2]+[comparison.J9]*[comparison.J$2]+[comparison.L9]*[comparison.L$2])*[comparison.P9]" office:value-type="float" office:value="18.9538461538462" calcext:value-type="float">
            <text:p>19.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</text:p>
          </table:table-cell>
          <table:table-cell table:style-name="ce5" office:value-type="string" calcext:value-type="string">
            <text:p>MC direct work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8" table:formula="of:=[comparison.C10]*[comparison.C$2]+[comparison.D10]*[comparison.D$2]+[comparison.E10]*[comparison.E$2]+[comparison.F10]*[comparison.F$2]" office:value-type="float" office:value="106" calcext:value-type="float">
            <text:p>106.0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comparison.I10]/130*[comparison.N10]" office:value-type="float" office:value="6.71538461538462" calcext:value-type="float">
            <text:p>6.72</text:p>
          </table:table-cell>
          <table:table-cell table:style-name="ce13" table:formula="of:=[comparison.J10]*[comparison.J$2]" office:value-type="float" office:value="83.9423076923077" calcext:value-type="float">
            <text:p>83.94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10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0]+[comparison.K10]+[comparison.M10]" office:value-type="float" office:value="210.942307692308" calcext:value-type="float">
            <text:p>211</text:p>
          </table:table-cell>
          <table:table-cell office:value-type="percentage" office:value="0.168" calcext:value-type="percentage">
            <text:p>16.80%</text:p>
          </table:table-cell>
          <table:table-cell table:formula="of:=([comparison.C10]*[comparison.C$2]+[comparison.D10]*[comparison.D$2]+[comparison.E10]*[comparison.E$2]+[comparison.F10]*[comparison.F$2]+[comparison.J10]*[comparison.J$2]+[comparison.L10]*[comparison.L$2])*[comparison.P10]" office:value-type="float" office:value="35.4383076923077" calcext:value-type="float">
            <text:p>35.4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direct giving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6" calcext:value-type="float">
            <text:p>6.0</text:p>
          </table:table-cell>
          <table:table-cell table:style-name="ce4"/>
          <table:table-cell table:style-name="ce8" table:formula="of:=[comparison.C11]*[comparison.C$2]+[comparison.D11]*[comparison.D$2]+[comparison.E11]*[comparison.E$2]+[comparison.F11]*[comparison.F$2]" office:value-type="float" office:value="58.5" calcext:value-type="float">
            <text:p>58.5</text:p>
          </table:table-cell>
          <table:table-cell table:style-name="ce5" office:value-type="float" office:value="970" calcext:value-type="float">
            <office:annotation draw:style-name="gr1" draw:text-style-name="P2" svg:width="82.18pt" svg:height="28.09pt" svg:x="529pt" svg:y="268.33pt" draw:caption-point-x="-17.29pt" draw:caption-point-y="42.8pt">
              <dc:date>2018-06-21T00:00:00</dc:date>
              <text:p text:style-name="P1"><text:span text:style-name="T1">Should be &gt; 970 </text:span><text:span text:style-name="T1">lives</text:span></text:p>
            </office:annotation>
            <text:p>970</text:p>
          </table:table-cell>
          <table:table-cell table:style-name="ce11" table:formula="of:=[comparison.I11]/130*[comparison.N11]" office:value-type="float" office:value="6.71538461538462" calcext:value-type="float">
            <text:p>6.72</text:p>
          </table:table-cell>
          <table:table-cell table:style-name="ce13" table:formula="of:=[comparison.J11]*[comparison.J$2]" office:value-type="float" office:value="83.9423076923077" calcext:value-type="float">
            <text:p>83.94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11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11]+[comparison.K11]+[comparison.M11]" office:value-type="float" office:value="166.442307692308" calcext:value-type="float">
            <text:p>166</text:p>
          </table:table-cell>
          <table:table-cell table:style-name="ce22" office:value-type="percentage" office:value="0.35" calcext:value-type="percentage">
            <text:p>35.00%</text:p>
          </table:table-cell>
          <table:table-cell table:formula="of:=([comparison.C11]*[comparison.C$2]+[comparison.D11]*[comparison.D$2]+[comparison.E11]*[comparison.E$2]+[comparison.F11]*[comparison.F$2]+[comparison.J11]*[comparison.J$2]+[comparison.L11]*[comparison.L$2])*[comparison.P11]" office:value-type="float" office:value="58.2548076923077" calcext:value-type="float">
            <text:p>58.3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conomics PhD with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12]*[comparison.C$2]+[comparison.D12]*[comparison.D$2]+[comparison.E12]*[comparison.E$2]+[comparison.F12]*[comparison.F$2]" office:value-type="float" office:value="97.5" calcext:value-type="float">
            <text:p>97.5</text:p>
          </table:table-cell>
          <table:table-cell table:style-name="ce4" office:value-type="float" office:value="750" calcext:value-type="float">
            <text:p>750.0</text:p>
          </table:table-cell>
          <table:table-cell table:style-name="ce11" table:formula="of:=[comparison.I12]/130*[comparison.N12]" office:value-type="float" office:value="5.19230769230769" calcext:value-type="float">
            <text:p>5.19</text:p>
          </table:table-cell>
          <table:table-cell table:style-name="ce13" table:formula="of:=[comparison.J12]*[comparison.J$2]" office:value-type="float" office:value="64.9038461538462" calcext:value-type="float">
            <text:p>64.90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12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2]+[comparison.K12]+[comparison.M12]" office:value-type="float" office:value="183.403846153846" calcext:value-type="float">
            <text:p>183</text:p>
          </table:table-cell>
          <table:table-cell office:value-type="percentage" office:value="0.06" calcext:value-type="percentage">
            <text:p>6.00%</text:p>
          </table:table-cell>
          <table:table-cell table:formula="of:=([comparison.C12]*[comparison.C$2]+[comparison.D12]*[comparison.D$2]+[comparison.E12]*[comparison.E$2]+[comparison.F12]*[comparison.F$2]+[comparison.J12]*[comparison.J$2]+[comparison.L12]*[comparison.L$2])*[comparison.P12]" office:value-type="float" office:value="11.0042307692308" calcext:value-type="float">
            <text:p>11.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NON-PARTNER 5 years leave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8" table:formula="of:=[comparison.C13]*[comparison.C$2]+[comparison.D13]*[comparison.D$2]+[comparison.E13]*[comparison.E$2]+[comparison.F13]*[comparison.F$2]" office:value-type="float" office:value="106" calcext:value-type="float">
            <text:p>106.0</text:p>
          </table:table-cell>
          <table:table-cell table:style-name="ce4" office:value-type="float" office:value="700" calcext:value-type="float">
            <text:p>700.0</text:p>
          </table:table-cell>
          <table:table-cell table:style-name="ce11" table:formula="of:=[comparison.I13]/130*[comparison.N13]" office:value-type="float" office:value="4.84615384615385" calcext:value-type="float">
            <text:p>4.85</text:p>
          </table:table-cell>
          <table:table-cell table:style-name="ce13" table:formula="of:=[comparison.J13]*[comparison.J$2]" office:value-type="float" office:value="60.5769230769231" calcext:value-type="float">
            <text:p>60.58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13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3]+[comparison.K13]+[comparison.M13]" office:value-type="float" office:value="187.576923076923" calcext:value-type="float">
            <text:p>188</text:p>
          </table:table-cell>
          <table:table-cell office:value-type="percentage" office:value="0.189" calcext:value-type="percentage">
            <text:p>18.90%</text:p>
          </table:table-cell>
          <table:table-cell table:formula="of:=([comparison.C13]*[comparison.C$2]+[comparison.D13]*[comparison.D$2]+[comparison.E13]*[comparison.E$2]+[comparison.F13]*[comparison.F$2]+[comparison.J13]*[comparison.J$2]+[comparison.L13]*[comparison.L$2])*[comparison.P13]" office:value-type="float" office:value="35.4520384615385" calcext:value-type="float">
            <text:p>35.5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con phd not including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14]*[comparison.C$2]+[comparison.D14]*[comparison.D$2]+[comparison.E14]*[comparison.E$2]+[comparison.F14]*[comparison.F$2]" office:value-type="float" office:value="97.5" calcext:value-type="float">
            <text:p>97.5</text:p>
          </table:table-cell>
          <table:table-cell table:style-name="ce4" office:value-type="float" office:value="500" calcext:value-type="float">
            <text:p>500.0</text:p>
          </table:table-cell>
          <table:table-cell table:style-name="ce11" table:formula="of:=[comparison.I14]/130*[comparison.N14]" office:value-type="float" office:value="3.46153846153846" calcext:value-type="float">
            <text:p>3.46</text:p>
          </table:table-cell>
          <table:table-cell table:style-name="ce13" table:formula="of:=[comparison.J14]*[comparison.J$2]" office:value-type="float" office:value="43.2692307692308" calcext:value-type="float">
            <text:p>43.27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14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4]+[comparison.K14]+[comparison.M14]" office:value-type="float" office:value="161.769230769231" calcext:value-type="float">
            <text:p>162</text:p>
          </table:table-cell>
          <table:table-cell office:value-type="percentage" office:value="0.85" calcext:value-type="percentage">
            <text:p>85.00%</text:p>
          </table:table-cell>
          <table:table-cell table:formula="of:=([comparison.C14]*[comparison.C$2]+[comparison.D14]*[comparison.D$2]+[comparison.E14]*[comparison.E$2]+[comparison.F14]*[comparison.F$2]+[comparison.J14]*[comparison.J$2]+[comparison.L14]*[comparison.L$2])*[comparison.P14]" office:value-type="float" office:value="137.503846153846" calcext:value-type="float">
            <text:p>137.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ftware engineering</text:p>
          </table:table-cell>
          <table:table-cell office:value-type="float" office:value="7" calcext:value-type="float">
            <text:p>7.0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8" table:formula="of:=[comparison.C15]*[comparison.C$2]+[comparison.D15]*[comparison.D$2]+[comparison.E15]*[comparison.E$2]+[comparison.F15]*[comparison.F$2]" office:value-type="float" office:value="85.75" calcext:value-type="float">
            <text:p>85.8</text:p>
          </table:table-cell>
          <table:table-cell office:value-type="float" office:value="420" calcext:value-type="float">
            <text:p>420.0</text:p>
          </table:table-cell>
          <table:table-cell table:style-name="ce11" table:formula="of:=[comparison.I15]/130*[comparison.N15]" office:value-type="float" office:value="2.90769230769231" calcext:value-type="float">
            <text:p>2.91</text:p>
          </table:table-cell>
          <table:table-cell table:style-name="ce13" table:formula="of:=[comparison.J15]*[comparison.J$2]" office:value-type="float" office:value="36.3461538461539" calcext:value-type="float">
            <text:p>36.35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15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15]+[comparison.K15]+[comparison.M15]" office:value-type="float" office:value="146.096153846154" calcext:value-type="float">
            <text:p>146</text:p>
          </table:table-cell>
          <table:table-cell office:value-type="percentage" office:value="0.48" calcext:value-type="percentage">
            <text:p>48.00%</text:p>
          </table:table-cell>
          <table:table-cell table:formula="of:=([comparison.C15]*[comparison.C$2]+[comparison.D15]*[comparison.D$2]+[comparison.E15]*[comparison.E$2]+[comparison.F15]*[comparison.F$2]+[comparison.J15]*[comparison.J$2]+[comparison.L15]*[comparison.L$2])*[comparison.P15]" office:value-type="float" office:value="70.1261538461539" calcext:value-type="float">
            <text:p>70.1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moving to US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16]*[comparison.C$2]+[comparison.D16]*[comparison.D$2]+[comparison.E16]*[comparison.E$2]+[comparison.F16]*[comparison.F$2]" office:value-type="float" office:value="88.75" calcext:value-type="float">
            <text:p>88.8</text:p>
          </table:table-cell>
          <table:table-cell table:style-name="ce4" office:value-type="float" office:value="400" calcext:value-type="float">
            <text:p>400.0</text:p>
          </table:table-cell>
          <table:table-cell table:style-name="ce11" table:formula="of:=[comparison.I16]/130*[comparison.N16]" office:value-type="float" office:value="2.92307692307692" calcext:value-type="float">
            <text:p>2.92</text:p>
          </table:table-cell>
          <table:table-cell table:style-name="ce13" table:formula="of:=[comparison.J16]*[comparison.J$2]" office:value-type="float" office:value="36.5384615384615" calcext:value-type="float">
            <text:p>36.54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16]*[comparison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comparison.H16]+[comparison.K16]+[comparison.M16]" office:value-type="float" office:value="149.288461538462" calcext:value-type="float">
            <text:p>149</text:p>
          </table:table-cell>
          <table:table-cell office:value-type="percentage" office:value="0.372" calcext:value-type="percentage">
            <text:p>37.20%</text:p>
          </table:table-cell>
          <table:table-cell table:formula="of:=([comparison.C16]*[comparison.C$2]+[comparison.D16]*[comparison.D$2]+[comparison.E16]*[comparison.E$2]+[comparison.F16]*[comparison.F$2]+[comparison.J16]*[comparison.J$2]+[comparison.L16]*[comparison.L$2])*[comparison.P16]" office:value-type="float" office:value="55.5353076923077" calcext:value-type="float">
            <text:p>55.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 in US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4"/>
          <table:table-cell table:style-name="ce8" table:formula="of:=[comparison.C17]*[comparison.C$2]+[comparison.D17]*[comparison.D$2]+[comparison.E17]*[comparison.E$2]+[comparison.F17]*[comparison.F$2]" office:value-type="float" office:value="71" calcext:value-type="float">
            <text:p>71.0</text:p>
          </table:table-cell>
          <table:table-cell table:style-name="ce4" office:value-type="float" office:value="330" calcext:value-type="float">
            <text:p>330.0</text:p>
          </table:table-cell>
          <table:table-cell table:style-name="ce11" table:formula="of:=[comparison.I17]/130*[comparison.N17]" office:value-type="float" office:value="2.28461538461538" calcext:value-type="float">
            <text:p>2.28</text:p>
          </table:table-cell>
          <table:table-cell table:style-name="ce13" table:formula="of:=[comparison.J17]*[comparison.J$2]" office:value-type="float" office:value="28.5576923076923" calcext:value-type="float">
            <text:p>28.56</text:p>
          </table:table-cell>
          <table:table-cell office:value-type="float" office:value="9" calcext:value-type="float">
            <text:p>9.0</text:p>
          </table:table-cell>
          <table:table-cell table:style-name="ce15" table:formula="of:=[comparison.L17]*[comparison.L$2]" office:value-type="float" office:value="27" calcext:value-type="float">
            <text:p>27.0</text:p>
          </table:table-cell>
          <table:table-cell office:value-type="percentage" office:value="0.9" calcext:value-type="percentage">
            <text:p>90%</text:p>
          </table:table-cell>
          <table:table-cell table:formula="of:=[comparison.H17]+[comparison.K17]+[comparison.M17]" office:value-type="float" office:value="126.557692307692" calcext:value-type="float">
            <text:p>127</text:p>
          </table:table-cell>
          <table:table-cell table:style-name="ce22" office:value-type="percentage" office:value="0.48" calcext:value-type="percentage">
            <text:p>48.00%</text:p>
          </table:table-cell>
          <table:table-cell table:formula="of:=([comparison.C17]*[comparison.C$2]+[comparison.D17]*[comparison.D$2]+[comparison.E17]*[comparison.E$2]+[comparison.F17]*[comparison.F$2]+[comparison.J17]*[comparison.J$2]+[comparison.L17]*[comparison.L$2])*[comparison.P17]" office:value-type="float" office:value="60.7476923076923" calcext:value-type="float">
            <text:p>60.7</text:p>
          </table:table-cell>
          <table:table-cell table:number-columns-repeated="1006"/>
        </table:table-row>
        <table:table-row table:style-name="ro7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(sales initiative)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4"/>
          <table:table-cell table:style-name="ce8" table:formula="of:=[comparison.C18]*[comparison.C$2]+[comparison.D18]*[comparison.D$2]+[comparison.E18]*[comparison.E$2]+[comparison.F18]*[comparison.F$2]" office:value-type="float" office:value="71" calcext:value-type="float">
            <text:p>71.0</text:p>
          </table:table-cell>
          <table:table-cell table:style-name="ce4" table:formula="of:=[comparison.I17]*2" office:value-type="float" office:value="660" calcext:value-type="float">
            <text:p>660.0</text:p>
          </table:table-cell>
          <table:table-cell table:style-name="ce11" table:formula="of:=[comparison.I18]/130*[comparison.N18]" office:value-type="float" office:value="4.31538461538462" calcext:value-type="float">
            <text:p>4.32</text:p>
          </table:table-cell>
          <table:table-cell table:style-name="ce13" table:formula="of:=[comparison.J18]*[comparison.J$2]" office:value-type="float" office:value="53.9423076923077" calcext:value-type="float">
            <text:p>53.94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18]*[comparison.L$2]" office:value-type="float" office:value="24" calcext:value-type="float">
            <text:p>24.0</text:p>
          </table:table-cell>
          <table:table-cell office:value-type="percentage" office:value="0.85" calcext:value-type="percentage">
            <text:p>85%</text:p>
          </table:table-cell>
          <table:table-cell table:formula="of:=[comparison.H18]+[comparison.K18]+[comparison.M18]" office:value-type="float" office:value="148.942307692308" calcext:value-type="float">
            <text:p>149</text:p>
          </table:table-cell>
          <table:table-cell table:style-name="ce22" office:value-type="percentage" office:value="0.65" calcext:value-type="percentage">
            <text:p>65.00%</text:p>
          </table:table-cell>
          <table:table-cell table:formula="of:=([comparison.C18]*[comparison.C$2]+[comparison.D18]*[comparison.D$2]+[comparison.E18]*[comparison.E$2]+[comparison.F18]*[comparison.F$2]+[comparison.J18]*[comparison.J$2]+[comparison.L18]*[comparison.L$2])*[comparison.P18]" office:value-type="float" office:value="96.8125" calcext:value-type="float">
            <text:p>96.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NL</text:p>
          </table:table-cell>
          <table:table-cell table:style-name="ce4" office:value-type="float" office:value="8" calcext:value-type="float">
            <text:p>8.0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19]*[comparison.C$2]+[comparison.D19]*[comparison.D$2]+[comparison.E19]*[comparison.E$2]+[comparison.F19]*[comparison.F$2]" office:value-type="float" office:value="88.75" calcext:value-type="float">
            <text:p>88.8</text:p>
          </table:table-cell>
          <table:table-cell table:style-name="ce4" office:value-type="float" office:value="202" calcext:value-type="float">
            <text:p>202.0</text:p>
          </table:table-cell>
          <table:table-cell table:style-name="ce11" table:formula="of:=[comparison.I19]/130*[comparison.N19]" office:value-type="float" office:value="1.47615384615385" calcext:value-type="float">
            <text:p>1.48</text:p>
          </table:table-cell>
          <table:table-cell table:style-name="ce13" table:formula="of:=[comparison.J19]*[comparison.J$2]" office:value-type="float" office:value="18.4519230769231" calcext:value-type="float">
            <text:p>18.45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19]*[comparison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comparison.H19]+[comparison.K19]+[comparison.M19]" office:value-type="float" office:value="131.201923076923" calcext:value-type="float">
            <text:p>131</text:p>
          </table:table-cell>
          <table:table-cell office:value-type="percentage" office:value="0.93" calcext:value-type="percentage">
            <text:p>93.00%</text:p>
          </table:table-cell>
          <table:table-cell table:formula="of:=([comparison.C19]*[comparison.C$2]+[comparison.D19]*[comparison.D$2]+[comparison.E19]*[comparison.E$2]+[comparison.F19]*[comparison.F$2]+[comparison.J19]*[comparison.J$2]+[comparison.L19]*[comparison.L$2])*[comparison.P19]" office:value-type="float" office:value="122.017788461538" calcext:value-type="float">
            <text:p>122.0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NL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4"/>
          <table:table-cell table:style-name="ce8" table:formula="of:=[comparison.C20]*[comparison.C$2]+[comparison.D20]*[comparison.D$2]+[comparison.E20]*[comparison.E$2]+[comparison.F20]*[comparison.F$2]" office:value-type="float" office:value="71" calcext:value-type="float">
            <text:p>71.0</text:p>
          </table:table-cell>
          <table:table-cell table:style-name="ce4" office:value-type="float" office:value="174" calcext:value-type="float">
            <text:p>174.0</text:p>
          </table:table-cell>
          <table:table-cell table:style-name="ce11" table:formula="of:=[comparison.I20]/130*[comparison.N20]" office:value-type="float" office:value="1.20461538461538" calcext:value-type="float">
            <text:p>1.20</text:p>
          </table:table-cell>
          <table:table-cell table:style-name="ce13" table:formula="of:=[comparison.J20]*[comparison.J$2]" office:value-type="float" office:value="15.0576923076923" calcext:value-type="float">
            <text:p>15.06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20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20]+[comparison.K20]+[comparison.M20]" office:value-type="float" office:value="110.057692307692" calcext:value-type="float">
            <text:p>110</text:p>
          </table:table-cell>
          <table:table-cell table:style-name="ce22" office:value-type="percentage" office:value="0.95" calcext:value-type="percentage">
            <text:p>95.00%</text:p>
          </table:table-cell>
          <table:table-cell table:formula="of:=([comparison.C20]*[comparison.C$2]+[comparison.D20]*[comparison.D$2]+[comparison.E20]*[comparison.E$2]+[comparison.F20]*[comparison.F$2]+[comparison.J20]*[comparison.J$2]+[comparison.L20]*[comparison.L$2])*[comparison.P20]" office:value-type="float" office:value="104.554807692308" calcext:value-type="float">
            <text:p>104.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working in a startup</text:p>
          </table:table-cell>
          <table:table-cell office:value-type="float" office:value="8" calcext:value-type="float">
            <text:p>8.0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8" table:formula="of:=[comparison.C21]*[comparison.C$2]+[comparison.D21]*[comparison.D$2]+[comparison.E21]*[comparison.E$2]+[comparison.F21]*[comparison.F$2]" office:value-type="float" office:value="86.5" calcext:value-type="float">
            <text:p>86.5</text:p>
          </table:table-cell>
          <table:table-cell office:value-type="float" office:value="40" calcext:value-type="float">
            <text:p>40.0</text:p>
          </table:table-cell>
          <table:table-cell table:style-name="ce11" table:formula="of:=[comparison.I21]/130*[comparison.N21]" office:value-type="float" office:value="0.276923076923077" calcext:value-type="float">
            <text:p>0.28</text:p>
          </table:table-cell>
          <table:table-cell table:style-name="ce13" table:formula="of:=[comparison.J21]*[comparison.J$2]" office:value-type="float" office:value="3.46153846153846" calcext:value-type="float">
            <text:p>3.46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21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21]+[comparison.K21]+[comparison.M21]" office:value-type="float" office:value="113.961538461538" calcext:value-type="float">
            <text:p>114</text:p>
          </table:table-cell>
          <table:table-cell/>
          <table:table-cell table:formula="of:=([comparison.C21]*[comparison.C$2]+[comparison.D21]*[comparison.D$2]+[comparison.E21]*[comparison.E$2]+[comparison.F21]*[comparison.F$2]+[comparison.J21]*[comparison.J$2]+[comparison.L21]*[comparison.L$2])*[comparison.P21]" office:value-type="float" office:value="0" calcext:value-type="float">
            <text:p>0.0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>
            <text:p>machine learning PhD</text:p>
          </table:table-cell>
          <table:table-cell table:number-columns-repeated="4"/>
          <table:table-cell office:value-type="float" office:value="4" calcext:value-type="float">
            <text:p>4.0</text:p>
          </table:table-cell>
          <table:table-cell table:style-name="ce8" table:formula="of:=[comparison.C22]*[comparison.C$2]+[comparison.D22]*[comparison.D$2]+[comparison.E22]*[comparison.E$2]+[comparison.F22]*[comparison.F$2]" office:value-type="float" office:value="0" calcext:value-type="float">
            <text:p>0.0</text:p>
          </table:table-cell>
          <table:table-cell/>
          <table:table-cell table:style-name="ce11" table:formula="of:=[comparison.I22]/130*[comparison.N22]" office:value-type="float" office:value="0" calcext:value-type="float">
            <text:p>0.00</text:p>
          </table:table-cell>
          <table:table-cell table:style-name="ce13" table:formula="of:=[comparison.J22]*[comparison.J$2]" office:value-type="float" office:value="0" calcext:value-type="float">
            <text:p>0.00</text:p>
          </table:table-cell>
          <table:table-cell/>
          <table:table-cell table:style-name="ce15" table:formula="of:=[comparison.L22]*[comparison.L$2]" office:value-type="float" office:value="0" calcext:value-type="float">
            <text:p>0.0</text:p>
          </table:table-cell>
          <table:table-cell/>
          <table:table-cell table:formula="of:=[comparison.H22]+[comparison.K22]+[comparison.M22]" office:value-type="float" office:value="0" calcext:value-type="float">
            <text:p>0</text:p>
          </table:table-cell>
          <table:table-cell/>
          <table:table-cell table:formula="of:=([comparison.C22]*[comparison.C$2]+[comparison.D22]*[comparison.D$2]+[comparison.E22]*[comparison.E$2]+[comparison.F22]*[comparison.F$2]+[comparison.J22]*[comparison.J$2]+[comparison.L22]*[comparison.L$2])*[comparison.P22]" office:value-type="float" office:value="0" calcext:value-type="float">
            <text:p>0.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number-columns-repeated="5"/>
          <table:table-cell table:style-name="ce8" table:formula="of:=[comparison.C23]*[comparison.C$2]+[comparison.D23]*[comparison.D$2]+[comparison.E23]*[comparison.E$2]+[comparison.F23]*[comparison.F$2]" office:value-type="float" office:value="0" calcext:value-type="float">
            <text:p>0.0</text:p>
          </table:table-cell>
          <table:table-cell/>
          <table:table-cell table:style-name="ce11" table:formula="of:=[comparison.I23]/130*[comparison.N23]" office:value-type="float" office:value="0" calcext:value-type="float">
            <text:p>0.00</text:p>
          </table:table-cell>
          <table:table-cell table:style-name="ce13" table:formula="of:=[comparison.J23]*[comparison.J$2]" office:value-type="float" office:value="0" calcext:value-type="float">
            <text:p>0.00</text:p>
          </table:table-cell>
          <table:table-cell/>
          <table:table-cell table:style-name="ce15" table:formula="of:=[comparison.L23]*[comparison.L$2]" office:value-type="float" office:value="0" calcext:value-type="float">
            <text:p>0.0</text:p>
          </table:table-cell>
          <table:table-cell/>
          <table:table-cell table:formula="of:=[comparison.H23]+[comparison.K23]+[comparison.M23]" office:value-type="float" office:value="0" calcext:value-type="float">
            <text:p>0</text:p>
          </table:table-cell>
          <table:table-cell/>
          <table:table-cell table:formula="of:=([comparison.C23]*[comparison.C$2]+[comparison.D23]*[comparison.D$2]+[comparison.E23]*[comparison.E$2]+[comparison.F23]*[comparison.F$2]+[comparison.J23]*[comparison.J$2]+[comparison.L23]*[comparison.L$2])*[comparison.P23]" office:value-type="float" office:value="0" calcext:value-type="float">
            <text:p>0.0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table:formula="of:=[comparison.C24]*[comparison.C$2]+[comparison.D24]*[comparison.D$2]+[comparison.E24]*[comparison.E$2]+[comparison.F24]*[comparison.F$2]" office:value-type="float" office:value="0" calcext:value-type="float">
            <text:p>0.0</text:p>
          </table:table-cell>
          <table:table-cell/>
          <table:table-cell table:style-name="ce11" table:formula="of:=[comparison.I24]/130*[comparison.N24]" office:value-type="float" office:value="0" calcext:value-type="float">
            <text:p>0.00</text:p>
          </table:table-cell>
          <table:table-cell table:style-name="ce13" table:formula="of:=[comparison.J24]*[comparison.J$2]" office:value-type="float" office:value="0" calcext:value-type="float">
            <text:p>0.00</text:p>
          </table:table-cell>
          <table:table-cell/>
          <table:table-cell table:style-name="ce15" table:formula="of:=[comparison.L24]*[comparison.L$2]" office:value-type="float" office:value="0" calcext:value-type="float">
            <text:p>0.0</text:p>
          </table:table-cell>
          <table:table-cell/>
          <table:table-cell table:formula="of:=[comparison.H24]+[comparison.K24]+[comparison.M24]" office:value-type="float" office:value="0" calcext:value-type="float">
            <text:p>0</text:p>
          </table:table-cell>
          <table:table-cell/>
          <table:table-cell table:formula="of:=([comparison.C24]*[comparison.C$2]+[comparison.D24]*[comparison.D$2]+[comparison.E24]*[comparison.E$2]+[comparison.F24]*[comparison.F$2]+[comparison.J24]*[comparison.J$2]+[comparison.L24]*[comparison.L$2])*[comparison.P24]" office:value-type="float" office:value="0" calcext:value-type="float">
            <text:p>0.0</text:p>
          </table:table-cell>
          <table:table-cell table:number-columns-repeated="1006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80k stuf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gressional staffer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 table:number-rows-repeated="11">
          <table:table-cell/>
          <table:table-cell table:style-name="Default" table:number-columns-repeated="7"/>
          <table:table-cell table:number-columns-repeated="1015"/>
        </table:table-row>
        <table:table-row table:style-name="ro2" table:number-rows-repeated="104853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80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4">
          <table:table-cell/>
          <table:table-cell office:value-type="string" calcext:value-type="string">
            <text:p>direct</text:p>
          </table:table-cell>
          <table:table-cell office:value-type="string" calcext:value-type="string">
            <text:p>advocacy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se of competi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pact all</text:p>
          </table:table-cell>
        </table:table-row>
        <table:table-row table:style-name="ro1">
          <table:table-cell office:value-type="string" calcext:value-type="string">
            <text:p>working at EAO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2:.E2])" office:value-type="float" office:value="14" calcext:value-type="float">
            <text:p>14</text:p>
          </table:table-cell>
          <table:table-cell table:formula="of:=SUM([.B2:.D2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tarting up</text:p>
          </table:table-cell>
          <table:table-cell table:number-columns-repeated="2" office:value-type="float" office:value="3" calcext:value-type="float">
            <text:p>3.0</text:p>
          </table:table-cell>
          <table:table-cell table:number-columns-repeated="2"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formula="of:=SUM([.B3:.E3])" office:value-type="float" office:value="14" calcext:value-type="float">
            <text:p>14</text:p>
          </table:table-cell>
          <table:table-cell table:formula="of:=SUM([.B3:.D3])" office:value-type="float" office:value="10" calcext:value-type="float">
            <text:p>10</text:p>
          </table:table-cell>
        </table:table-row>
        <table:table-row table:style-name="ro2">
          <table:table-cell table:style-name="Default" office:value-type="string" calcext:value-type="string">
            <text:p>M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SUM([.B4:.E4])" office:value-type="float" office:value="14" calcext:value-type="float">
            <text:p>14</text:p>
          </table:table-cell>
          <table:table-cell table:formula="of:=SUM([.B4:.D4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hink tanks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formula="of:=SUM([.B5:.E5])" office:value-type="float" office:value="12" calcext:value-type="float">
            <text:p>12</text:p>
          </table:table-cell>
          <table:table-cell table:formula="of:=SUM([.B5:.D5])"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IB (front office finance)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formula="of:=SUM([.B6:.E6])" office:value-type="float" office:value="12" calcext:value-type="float">
            <text:p>12</text:p>
          </table:table-cell>
          <table:table-cell table:formula="of:=SUM([.B6:.D6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formula="of:=SUM([.B7:.E7])" office:value-type="float" office:value="12" calcext:value-type="float">
            <text:p>12</text:p>
          </table:table-cell>
          <table:table-cell table:formula="of:=SUM([.B7:.D7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S 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8:.E8])" office:value-type="float" office:value="12" calcext:value-type="float">
            <text:p>12</text:p>
          </table:table-cell>
          <table:table-cell table:formula="of:=SUM([.B8:.D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rting up employee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9:.E9])" office:value-type="float" office:value="12" calcext:value-type="float">
            <text:p>12</text:p>
          </table:table-cell>
          <table:table-cell table:formula="of:=SUM([.B9:.D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chine learning PhD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formula="of:=SUM([.B10:.E10])" office:value-type="float" office:value="12" calcext:value-type="float">
            <text:p>12</text:p>
          </table:table-cell>
          <table:table-cell table:formula="of:=SUM([.B10:.D1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conomics PhD</text:p>
          </table:table-cell>
          <table:table-cell table:number-columns-repeated="2"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11:.E11])" office:value-type="float" office:value="11" calcext:value-type="float">
            <text:p>11</text:p>
          </table:table-cell>
          <table:table-cell table:formula="of:=SUM([.B11:.D1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table:number-columns-repeated="5" office:value-type="string" calcext:value-type="string">
            <text:p>-</text:p>
          </table:table-cell>
          <table:table-cell table:formula="of:=SUM([.B12:.E12])" office:value-type="float" office:value="0" calcext:value-type="float">
            <text:p>0</text:p>
          </table:table-cell>
          <table:table-cell/>
        </table:table-row>
      </table:table>
      <table:table table:name="DE comp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8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,000</text:p>
          </table:table-cell>
          <table:table-cell table:formula="of:=['DE compunding'.$H$9]*['DE compunding'.B2]" office:value-type="float" office:value="10600" calcext:value-type="float">
            <text:p>10,600</text:p>
          </table:table-cell>
          <table:table-cell office:value-type="float" office:value="4000" calcext:value-type="float">
            <text:p>4000</text:p>
          </table:table-cell>
          <table:table-cell table:formula="of:=['DE compunding'.C2]/['DE compunding'.D2]" office:value-type="float" office:value="2.65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DE compunding'.B2]*(1+['DE compunding'.$H$4])^(1)" office:value-type="float" office:value="55120" calcext:value-type="float">
            <text:p>55,120</text:p>
          </table:table-cell>
          <table:table-cell table:formula="of:=['DE compunding'.$H$9]*['DE compunding'.B3]" office:value-type="float" office:value="11024" calcext:value-type="float">
            <text:p>11,024</text:p>
          </table:table-cell>
          <table:table-cell table:style-name="ce24" table:formula="of:=['DE compunding'.D2]*(1+['DE compunding'.$H$5])^(1)" office:value-type="float" office:value="4080" calcext:value-type="float">
            <text:p>4,080</text:p>
          </table:table-cell>
          <table:table-cell table:formula="of:=['DE compunding'.C3]/['DE compunding'.D3]" office:value-type="float" office:value="2.70196078431373" calcext:value-type="float">
            <text:p>2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DE compunding'.B3]*(1+['DE compunding'.$H$4])^(1)" office:value-type="float" office:value="57324.8" calcext:value-type="float">
            <text:p>57,325</text:p>
          </table:table-cell>
          <table:table-cell table:formula="of:=['DE compunding'.$H$9]*['DE compunding'.B4]" office:value-type="float" office:value="11464.96" calcext:value-type="float">
            <text:p>11,465</text:p>
          </table:table-cell>
          <table:table-cell table:style-name="ce24" table:formula="of:=['DE compunding'.D3]*(1+['DE compunding'.$H$5])^(1)" office:value-type="float" office:value="4161.6" calcext:value-type="float">
            <text:p>4,162</text:p>
          </table:table-cell>
          <table:table-cell table:formula="of:=['DE compunding'.C4]/['DE compunding'.D4]" office:value-type="float" office:value="2.75494040753556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DE compunding'.B4]*(1+['DE compunding'.$H$4])^(1)" office:value-type="float" office:value="59617.792" calcext:value-type="float">
            <text:p>59,618</text:p>
          </table:table-cell>
          <table:table-cell table:formula="of:=['DE compunding'.$H$9]*['DE compunding'.B5]" office:value-type="float" office:value="11923.5584" calcext:value-type="float">
            <text:p>11,924</text:p>
          </table:table-cell>
          <table:table-cell table:style-name="ce24" table:formula="of:=['DE compunding'.D4]*(1+['DE compunding'.$H$5])^(1)" office:value-type="float" office:value="4244.832" calcext:value-type="float">
            <text:p>4,245</text:p>
          </table:table-cell>
          <table:table-cell table:formula="of:=['DE compunding'.C5]/['DE compunding'.D5]" office:value-type="float" office:value="2.80895884689901" calcext:value-type="float">
            <text:p>2.8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DE compunding'.B5]*(1+['DE compunding'.$H$4])^(1)" office:value-type="float" office:value="62002.50368" calcext:value-type="float">
            <text:p>62,003</text:p>
          </table:table-cell>
          <table:table-cell table:formula="of:=['DE compunding'.$H$9]*['DE compunding'.B6]" office:value-type="float" office:value="12400.500736" calcext:value-type="float">
            <text:p>12,401</text:p>
          </table:table-cell>
          <table:table-cell table:style-name="ce24" table:formula="of:=['DE compunding'.D5]*(1+['DE compunding'.$H$5])^(1)" office:value-type="float" office:value="4329.72864" calcext:value-type="float">
            <text:p>4,330</text:p>
          </table:table-cell>
          <table:table-cell table:formula="of:=['DE compunding'.C6]/['DE compunding'.D6]" office:value-type="float" office:value="2.86403647134801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DE compunding'.B6]*(1+['DE compunding'.$H$7])^(1)" office:value-type="float" office:value="68202.754048" calcext:value-type="float">
            <text:p>68,203</text:p>
          </table:table-cell>
          <table:table-cell table:formula="of:=['DE compunding'.$H$9]*['DE compunding'.B7]" office:value-type="float" office:value="13640.5508096" calcext:value-type="float">
            <text:p>13,641</text:p>
          </table:table-cell>
          <table:table-cell table:style-name="ce24" table:formula="of:=['DE compunding'.D6]*(1+['DE compunding'.$H$5])^(1)" office:value-type="float" office:value="4416.3232128" calcext:value-type="float">
            <text:p>4,416</text:p>
          </table:table-cell>
          <table:table-cell table:formula="of:=['DE compunding'.C7]/['DE compunding'.D7]" office:value-type="float" office:value="3.08866678282628" calcext:value-type="float">
            <text:p>3.1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DE compunding'.B7]*(1+['DE compunding'.$H$4])^(1)" office:value-type="float" office:value="70930.86420992" calcext:value-type="float">
            <text:p>70,931</text:p>
          </table:table-cell>
          <table:table-cell table:formula="of:=['DE compunding'.$H$9]*['DE compunding'.B8]" office:value-type="float" office:value="14186.172841984" calcext:value-type="float">
            <text:p>14,186</text:p>
          </table:table-cell>
          <table:table-cell table:style-name="ce24" table:formula="of:=['DE compunding'.D7]*(1+['DE compunding'.$H$5])^(1)" office:value-type="float" office:value="4504.649677056" calcext:value-type="float">
            <text:p>4,505</text:p>
          </table:table-cell>
          <table:table-cell table:formula="of:=['DE compunding'.C8]/['DE compunding'.D8]" office:value-type="float" office:value="3.14922887660719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DE compunding'.B8]*(1+['DE compunding'.$H$4])^(1)" office:value-type="float" office:value="73768.0987783168" calcext:value-type="float">
            <text:p>73,768</text:p>
          </table:table-cell>
          <table:table-cell table:formula="of:=['DE compunding'.$H$9]*['DE compunding'.B9]" office:value-type="float" office:value="14753.6197556634" calcext:value-type="float">
            <text:p>14,754</text:p>
          </table:table-cell>
          <table:table-cell table:style-name="ce24" table:formula="of:=['DE compunding'.D8]*(1+['DE compunding'.$H$5])^(1)" office:value-type="float" office:value="4594.74267059712" calcext:value-type="float">
            <text:p>4,595</text:p>
          </table:table-cell>
          <table:table-cell table:formula="of:=['DE compunding'.C9]/['DE compunding'.D9]" office:value-type="float" office:value="3.21097846242302" calcext:value-type="float">
            <text:p>3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DE compunding'.B9]*(1+['DE compunding'.$H$4])^(1)" office:value-type="float" office:value="76718.8227294495" calcext:value-type="float">
            <text:p>76,719</text:p>
          </table:table-cell>
          <table:table-cell table:formula="of:=['DE compunding'.$H$9]*['DE compunding'.B10]" office:value-type="float" office:value="15343.7645458899" calcext:value-type="float">
            <text:p>15,344</text:p>
          </table:table-cell>
          <table:table-cell table:style-name="ce24" table:formula="of:=['DE compunding'.D9]*(1+['DE compunding'.$H$5])^(1)" office:value-type="float" office:value="4686.63752400906" calcext:value-type="float">
            <text:p>4,687</text:p>
          </table:table-cell>
          <table:table-cell table:formula="of:=['DE compunding'.C10]/['DE compunding'.D10]" office:value-type="float" office:value="3.27393882443131" calcext:value-type="float">
            <text:p>3.3</text:p>
          </table:table-cell>
          <table:table-cell table:formula="of:=SUM(['DE compunding'.E2:.E9])" office:value-type="float" office:value="23.2287706319528" calcext:value-type="float">
            <text:p>23.228770632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DE compunding'.B10]*(1+['DE compunding'.$H$4])^(1)" office:value-type="float" office:value="79787.5756386275" calcext:value-type="float">
            <text:p>79,788</text:p>
          </table:table-cell>
          <table:table-cell table:formula="of:=['DE compunding'.$H$9]*['DE compunding'.B11]" office:value-type="float" office:value="15957.5151277255" calcext:value-type="float">
            <text:p>15,958</text:p>
          </table:table-cell>
          <table:table-cell table:style-name="ce24" table:formula="of:=['DE compunding'.D10]*(1+['DE compunding'.$H$5])^(1)" office:value-type="float" office:value="4780.37027448924" calcext:value-type="float">
            <text:p>4,780</text:p>
          </table:table-cell>
          <table:table-cell table:formula="of:=['DE compunding'.C11]/['DE compunding'.D11]" office:value-type="float" office:value="3.33813370334173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DE compunding'.B11]*(1+['DE compunding'.$H$7])^(1)" office:value-type="float" office:value="87766.3332024902" calcext:value-type="float">
            <text:p>87,766</text:p>
          </table:table-cell>
          <table:table-cell table:formula="of:=['DE compunding'.$H$9]*['DE compunding'.B12]" office:value-type="float" office:value="17553.2666404981" calcext:value-type="float">
            <text:p>17,553</text:p>
          </table:table-cell>
          <table:table-cell table:style-name="ce24" table:formula="of:=['DE compunding'.D11]*(1+['DE compunding'.$H$5])^(1)" office:value-type="float" office:value="4875.97767997903" calcext:value-type="float">
            <text:p>4,876</text:p>
          </table:table-cell>
          <table:table-cell table:formula="of:=['DE compunding'.C12]/['DE compunding'.D12]" office:value-type="float" office:value="3.59994811144696" calcext:value-type="float">
            <text:p>3.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DE compunding'.B12]*(1+['DE compunding'.$H$4])^(1)" office:value-type="float" office:value="91276.9865305899" calcext:value-type="float">
            <text:p>91,277</text:p>
          </table:table-cell>
          <table:table-cell table:formula="of:=['DE compunding'.$H$9]*['DE compunding'.B13]" office:value-type="float" office:value="18255.397306118" calcext:value-type="float">
            <text:p>18,255</text:p>
          </table:table-cell>
          <table:table-cell table:style-name="ce24" table:formula="of:=['DE compunding'.D12]*(1+['DE compunding'.$H$5])^(1)" office:value-type="float" office:value="4973.49723357861" calcext:value-type="float">
            <text:p>4,973</text:p>
          </table:table-cell>
          <table:table-cell table:formula="of:=['DE compunding'.C13]/['DE compunding'.D13]" office:value-type="float" office:value="3.67053532931847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'DE compunding'.B13]*(1+['DE compunding'.$H$4])^(1)" office:value-type="float" office:value="94928.0659918134" calcext:value-type="float">
            <text:p>94,928</text:p>
          </table:table-cell>
          <table:table-cell table:formula="of:=['DE compunding'.$H$9]*['DE compunding'.B14]" office:value-type="float" office:value="18985.6131983627" calcext:value-type="float">
            <text:p>18,986</text:p>
          </table:table-cell>
          <table:table-cell table:style-name="ce24" table:formula="of:=['DE compunding'.D13]*(1+['DE compunding'.$H$5])^(1)" office:value-type="float" office:value="5072.96717825018" calcext:value-type="float">
            <text:p>5,073</text:p>
          </table:table-cell>
          <table:table-cell table:formula="of:=['DE compunding'.C14]/['DE compunding'.D14]" office:value-type="float" office:value="3.7425066102855" calcext:value-type="float">
            <text:p>3.7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'DE compunding'.B14]*(1+['DE compunding'.$H$4])^(1)" office:value-type="float" office:value="98725.188631486" calcext:value-type="float">
            <text:p>98,725</text:p>
          </table:table-cell>
          <table:table-cell table:formula="of:=['DE compunding'.$H$9]*['DE compunding'.B15]" office:value-type="float" office:value="19745.0377262972" calcext:value-type="float">
            <text:p>19,745</text:p>
          </table:table-cell>
          <table:table-cell table:style-name="ce24" table:formula="of:=['DE compunding'.D14]*(1+['DE compunding'.$H$5])^(1)" office:value-type="float" office:value="5174.42652181519" calcext:value-type="float">
            <text:p>5,174</text:p>
          </table:table-cell>
          <table:table-cell table:formula="of:=['DE compunding'.C15]/['DE compunding'.D15]" office:value-type="float" office:value="3.81588909284012" calcext:value-type="float">
            <text:p>3.8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'DE compunding'.B15]*(1+['DE compunding'.$H$4])^(1)" office:value-type="float" office:value="102674.196176745" calcext:value-type="float">
            <text:p>102,674</text:p>
          </table:table-cell>
          <table:table-cell table:formula="of:=['DE compunding'.$H$9]*['DE compunding'.B16]" office:value-type="float" office:value="20534.8392353491" calcext:value-type="float">
            <text:p>20,535</text:p>
          </table:table-cell>
          <table:table-cell table:style-name="ce24" table:formula="of:=['DE compunding'.D15]*(1+['DE compunding'.$H$5])^(1)" office:value-type="float" office:value="5277.91505225149" calcext:value-type="float">
            <text:p>5,278</text:p>
          </table:table-cell>
          <table:table-cell table:formula="of:=['DE compunding'.C16]/['DE compunding'.D16]" office:value-type="float" office:value="3.89071044760169" calcext:value-type="float">
            <text:p>3.9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'DE compunding'.B16]*(1+['DE compunding'.$H$7])^(1)" office:value-type="float" office:value="112941.61579442" calcext:value-type="float">
            <text:p>112,942</text:p>
          </table:table-cell>
          <table:table-cell table:formula="of:=['DE compunding'.$H$9]*['DE compunding'.B17]" office:value-type="float" office:value="22588.323158884" calcext:value-type="float">
            <text:p>22,588</text:p>
          </table:table-cell>
          <table:table-cell table:style-name="ce24" table:formula="of:=['DE compunding'.D16]*(1+['DE compunding'.$H$5])^(1)" office:value-type="float" office:value="5383.47335329652" calcext:value-type="float">
            <text:p>5,383</text:p>
          </table:table-cell>
          <table:table-cell table:formula="of:=['DE compunding'.C17]/['DE compunding'.D17]" office:value-type="float" office:value="4.1958642081979" calcext:value-type="float">
            <text:p>4.2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'DE compunding'.B17]*(1+['DE compunding'.$H$4])^(1)" office:value-type="float" office:value="117459.280426197" calcext:value-type="float">
            <text:p>117,459</text:p>
          </table:table-cell>
          <table:table-cell table:formula="of:=['DE compunding'.$H$9]*['DE compunding'.B18]" office:value-type="float" office:value="23491.8560852394" calcext:value-type="float">
            <text:p>23,492</text:p>
          </table:table-cell>
          <table:table-cell table:style-name="ce24" table:formula="of:=['DE compunding'.D17]*(1+['DE compunding'.$H$5])^(1)" office:value-type="float" office:value="5491.14282036245" calcext:value-type="float">
            <text:p>5,491</text:p>
          </table:table-cell>
          <table:table-cell table:formula="of:=['DE compunding'.C18]/['DE compunding'.D18]" office:value-type="float" office:value="4.27813605541747" calcext:value-type="float">
            <text:p>4.3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'DE compunding'.B18]*(1+['DE compunding'.$H$4])^(1)" office:value-type="float" office:value="122157.651643245" calcext:value-type="float">
            <text:p>122,158</text:p>
          </table:table-cell>
          <table:table-cell table:formula="of:=['DE compunding'.$H$9]*['DE compunding'.B19]" office:value-type="float" office:value="24431.5303286489" calcext:value-type="float">
            <text:p>24,432</text:p>
          </table:table-cell>
          <table:table-cell table:style-name="ce24" table:formula="of:=['DE compunding'.D18]*(1+['DE compunding'.$H$5])^(1)" office:value-type="float" office:value="5600.9656767697" calcext:value-type="float">
            <text:p>5,601</text:p>
          </table:table-cell>
          <table:table-cell table:formula="of:=['DE compunding'.C19]/['DE compunding'.D19]" office:value-type="float" office:value="4.3620210761119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'DE compunding'.B19]*(1+['DE compunding'.$H$4])^(1)" office:value-type="float" office:value="127043.957708974" calcext:value-type="float">
            <text:p>127,044</text:p>
          </table:table-cell>
          <table:table-cell table:formula="of:=['DE compunding'.$H$9]*['DE compunding'.B20]" office:value-type="float" office:value="25408.7915417949" calcext:value-type="float">
            <text:p>25,409</text:p>
          </table:table-cell>
          <table:table-cell table:style-name="ce24" table:formula="of:=['DE compunding'.D19]*(1+['DE compunding'.$H$5])^(1)" office:value-type="float" office:value="5712.98499030509" calcext:value-type="float">
            <text:p>5,713</text:p>
          </table:table-cell>
          <table:table-cell table:formula="of:=['DE compunding'.C20]/['DE compunding'.D20]" office:value-type="float" office:value="4.44755090113373" calcext:value-type="float">
            <text:p>4.4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'DE compunding'.B20]*(1+['DE compunding'.$H$4])^(1)" office:value-type="float" office:value="132125.716017333" calcext:value-type="float">
            <text:p>132,126</text:p>
          </table:table-cell>
          <table:table-cell table:formula="of:=['DE compunding'.$H$9]*['DE compunding'.B21]" office:value-type="float" office:value="26425.1432034667" calcext:value-type="float">
            <text:p>26,425</text:p>
          </table:table-cell>
          <table:table-cell table:style-name="ce24" table:formula="of:=['DE compunding'.D20]*(1+['DE compunding'.$H$5])^(1)" office:value-type="float" office:value="5827.2446901112" calcext:value-type="float">
            <text:p>5,827</text:p>
          </table:table-cell>
          <table:table-cell table:formula="of:=['DE compunding'.C21]/['DE compunding'.D21]" office:value-type="float" office:value="4.53475778154812" calcext:value-type="float">
            <text:p>4.5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'DE compunding'.B21]*(1+['DE compunding'.$H$7])^(1)" office:value-type="float" office:value="145338.287619067" calcext:value-type="float">
            <text:p>145,338</text:p>
          </table:table-cell>
          <table:table-cell table:formula="of:=['DE compunding'.$H$9]*['DE compunding'.B22]" office:value-type="float" office:value="29067.6575238134" calcext:value-type="float">
            <text:p>29,068</text:p>
          </table:table-cell>
          <table:table-cell table:style-name="ce24" table:formula="of:=['DE compunding'.D21]*(1+['DE compunding'.$H$5])^(1)" office:value-type="float" office:value="5943.78958391342" calcext:value-type="float">
            <text:p>5,944</text:p>
          </table:table-cell>
          <table:table-cell table:formula="of:=['DE compunding'.C22]/['DE compunding'.D22]" office:value-type="float" office:value="4.89042505853228" calcext:value-type="float">
            <text:p>4.9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'DE compunding'.B22]*(1+['DE compunding'.$H$4])^(1)" office:value-type="float" office:value="151151.819123829" calcext:value-type="float">
            <text:p>151,152</text:p>
          </table:table-cell>
          <table:table-cell table:formula="of:=['DE compunding'.$H$9]*['DE compunding'.B23]" office:value-type="float" office:value="30230.3638247659" calcext:value-type="float">
            <text:p>30,230</text:p>
          </table:table-cell>
          <table:table-cell table:style-name="ce24" table:formula="of:=['DE compunding'.D22]*(1+['DE compunding'.$H$5])^(1)" office:value-type="float" office:value="6062.66537559169" calcext:value-type="float">
            <text:p>6,063</text:p>
          </table:table-cell>
          <table:table-cell table:formula="of:=['DE compunding'.C23]/['DE compunding'.D23]" office:value-type="float" office:value="4.98631574595448" calcext:value-type="float">
            <text:p>5.0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'DE compunding'.B23]*(1+['DE compunding'.$H$4])^(1)" office:value-type="float" office:value="157197.891888783" calcext:value-type="float">
            <text:p>157,198</text:p>
          </table:table-cell>
          <table:table-cell table:formula="of:=['DE compunding'.$H$9]*['DE compunding'.B24]" office:value-type="float" office:value="31439.5783777565" calcext:value-type="float">
            <text:p>31,440</text:p>
          </table:table-cell>
          <table:table-cell table:style-name="ce24" table:formula="of:=['DE compunding'.D23]*(1+['DE compunding'.$H$5])^(1)" office:value-type="float" office:value="6183.91868310352" calcext:value-type="float">
            <text:p>6,184</text:p>
          </table:table-cell>
          <table:table-cell table:formula="of:=['DE compunding'.C24]/['DE compunding'.D24]" office:value-type="float" office:value="5.08408664293398" calcext:value-type="float">
            <text:p>5.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'DE compunding'.B24]*(1+['DE compunding'.$H$4])^(1)" office:value-type="float" office:value="163485.807564334" calcext:value-type="float">
            <text:p>163,486</text:p>
          </table:table-cell>
          <table:table-cell table:formula="of:=['DE compunding'.$H$9]*['DE compunding'.B25]" office:value-type="float" office:value="32697.1615128668" calcext:value-type="float">
            <text:p>32,697</text:p>
          </table:table-cell>
          <table:table-cell table:style-name="ce24" table:formula="of:=['DE compunding'.D24]*(1+['DE compunding'.$H$5])^(1)" office:value-type="float" office:value="6307.59705676559" calcext:value-type="float">
            <text:p>6,308</text:p>
          </table:table-cell>
          <table:table-cell table:formula="of:=['DE compunding'.C25]/['DE compunding'.D25]" office:value-type="float" office:value="5.18377461632485" calcext:value-type="float">
            <text:p>5.2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'DE compunding'.B25]*(1+['DE compunding'.$H$4])^(1)" office:value-type="float" office:value="170025.239866907" calcext:value-type="float">
            <text:p>170,025</text:p>
          </table:table-cell>
          <table:table-cell table:formula="of:=['DE compunding'.$H$9]*['DE compunding'.B26]" office:value-type="float" office:value="34005.0479733815" calcext:value-type="float">
            <text:p>34,005</text:p>
          </table:table-cell>
          <table:table-cell table:style-name="ce24" table:formula="of:=['DE compunding'.D25]*(1+['DE compunding'.$H$5])^(1)" office:value-type="float" office:value="6433.74899790091" calcext:value-type="float">
            <text:p>6,434</text:p>
          </table:table-cell>
          <table:table-cell table:formula="of:=['DE compunding'.C26]/['DE compunding'.D26]" office:value-type="float" office:value="5.28541725586063" calcext:value-type="float">
            <text:p>5.3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'DE compunding'.B26]*(1+['DE compunding'.$H$7])^(1)" office:value-type="float" office:value="187027.763853598" calcext:value-type="float">
            <text:p>187,028</text:p>
          </table:table-cell>
          <table:table-cell table:formula="of:=['DE compunding'.$H$9]*['DE compunding'.B27]" office:value-type="float" office:value="37405.5527707196" calcext:value-type="float">
            <text:p>37,406</text:p>
          </table:table-cell>
          <table:table-cell table:style-name="ce24" table:formula="of:=['DE compunding'.D26]*(1+['DE compunding'.$H$5])^(1)" office:value-type="float" office:value="6562.42397785892" calcext:value-type="float">
            <text:p>6,562</text:p>
          </table:table-cell>
          <table:table-cell table:formula="of:=['DE compunding'.C27]/['DE compunding'.D27]" office:value-type="float" office:value="5.69995978573205" calcext:value-type="float">
            <text:p>5.7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'DE compunding'.B27]*(1+['DE compunding'.$H$4])^(1)" office:value-type="float" office:value="194508.874407742" calcext:value-type="float">
            <text:p>194,509</text:p>
          </table:table-cell>
          <table:table-cell table:formula="of:=['DE compunding'.$H$9]*['DE compunding'.B28]" office:value-type="float" office:value="38901.7748815484" calcext:value-type="float">
            <text:p>38,902</text:p>
          </table:table-cell>
          <table:table-cell table:style-name="ce24" table:formula="of:=['DE compunding'.D27]*(1+['DE compunding'.$H$5])^(1)" office:value-type="float" office:value="6693.6724574161" calcext:value-type="float">
            <text:p>6,694</text:p>
          </table:table-cell>
          <table:table-cell table:formula="of:=['DE compunding'.C28]/['DE compunding'.D28]" office:value-type="float" office:value="5.81172370309935" calcext:value-type="float">
            <text:p>5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'DE compunding'.B28]*(1+['DE compunding'.$H$4])^(1)" office:value-type="float" office:value="202289.229384052" calcext:value-type="float">
            <text:p>202,289</text:p>
          </table:table-cell>
          <table:table-cell table:formula="of:=['DE compunding'.$H$9]*['DE compunding'.B29]" office:value-type="float" office:value="40457.8458768104" calcext:value-type="float">
            <text:p>40,458</text:p>
          </table:table-cell>
          <table:table-cell table:style-name="ce24" table:formula="of:=['DE compunding'.D28]*(1+['DE compunding'.$H$5])^(1)" office:value-type="float" office:value="6827.54590656442" calcext:value-type="float">
            <text:p>6,828</text:p>
          </table:table-cell>
          <table:table-cell table:formula="of:=['DE compunding'.C29]/['DE compunding'.D29]" office:value-type="float" office:value="5.92567906982679" calcext:value-type="float">
            <text:p>5.9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'DE compunding'.B29]*(1+['DE compunding'.$H$4])^(1)" office:value-type="float" office:value="210380.798559414" calcext:value-type="float">
            <text:p>210,381</text:p>
          </table:table-cell>
          <table:table-cell table:formula="of:=['DE compunding'.$H$9]*['DE compunding'.B30]" office:value-type="float" office:value="42076.1597118828" calcext:value-type="float">
            <text:p>42,076</text:p>
          </table:table-cell>
          <table:table-cell table:style-name="ce24" table:formula="of:=['DE compunding'.D29]*(1+['DE compunding'.$H$5])^(1)" office:value-type="float" office:value="6964.09682469571" calcext:value-type="float">
            <text:p>6,964</text:p>
          </table:table-cell>
          <table:table-cell table:formula="of:=['DE compunding'.C30]/['DE compunding'.D30]" office:value-type="float" office:value="6.04186885550966" calcext:value-type="float">
            <text:p>6.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'DE compunding'.B30]*(1+['DE compunding'.$H$4])^(1)" office:value-type="float" office:value="218796.03050179" calcext:value-type="float">
            <text:p>218,796</text:p>
          </table:table-cell>
          <table:table-cell table:formula="of:=['DE compunding'.$H$9]*['DE compunding'.B31]" office:value-type="float" office:value="43759.2061003581" calcext:value-type="float">
            <text:p>43,759</text:p>
          </table:table-cell>
          <table:table-cell table:style-name="ce24" table:formula="of:=['DE compunding'.D30]*(1+['DE compunding'.$H$5])^(1)" office:value-type="float" office:value="7103.37876118963" calcext:value-type="float">
            <text:p>7,103</text:p>
          </table:table-cell>
          <table:table-cell table:formula="of:=['DE compunding'.C31]/['DE compunding'.D31]" office:value-type="float" office:value="6.16033687228436" calcext:value-type="float">
            <text:p>6.2</text:p>
          </table:table-cell>
          <table:table-cell table:formula="of:=SUM(['DE compunding'.E2:.E30])" office:value-type="float" office:value="119.288013507402" calcext:value-type="float">
            <text:p>119.2880135074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'DE compunding'.B31]*(1+['DE compunding'.$H$7])^(1)" office:value-type="float" office:value="240675.633551969" calcext:value-type="float">
            <text:p>240,676</text:p>
          </table:table-cell>
          <table:table-cell table:formula="of:=['DE compunding'.$H$9]*['DE compunding'.B32]" office:value-type="float" office:value="48135.1267103939" calcext:value-type="float">
            <text:p>48,135</text:p>
          </table:table-cell>
          <table:table-cell table:style-name="ce24" table:formula="of:=['DE compunding'.D31]*(1+['DE compunding'.$H$5])^(1)" office:value-type="float" office:value="7245.44633641342" calcext:value-type="float">
            <text:p>7,245</text:p>
          </table:table-cell>
          <table:table-cell table:formula="of:=['DE compunding'.C32]/['DE compunding'.D32]" office:value-type="float" office:value="6.64350054854196" calcext:value-type="float">
            <text:p>6.6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'DE compunding'.B32]*(1+['DE compunding'.$H$4])^(1)" office:value-type="float" office:value="250302.658894048" calcext:value-type="float">
            <text:p>250,303</text:p>
          </table:table-cell>
          <table:table-cell table:formula="of:=['DE compunding'.$H$9]*['DE compunding'.B33]" office:value-type="float" office:value="50060.5317788096" calcext:value-type="float">
            <text:p>50,061</text:p>
          </table:table-cell>
          <table:table-cell table:style-name="ce24" table:formula="of:=['DE compunding'.D32]*(1+['DE compunding'.$H$5])^(1)" office:value-type="float" office:value="7390.35526314169" calcext:value-type="float">
            <text:p>7,390</text:p>
          </table:table-cell>
          <table:table-cell table:formula="of:=['DE compunding'.C33]/['DE compunding'.D33]" office:value-type="float" office:value="6.77376526518004" calcext:value-type="float">
            <text:p>6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'DE compunding'.B33]*(1+['DE compunding'.$H$4])^(1)" office:value-type="float" office:value="260314.76524981" calcext:value-type="float">
            <text:p>260,315</text:p>
          </table:table-cell>
          <table:table-cell table:formula="of:=['DE compunding'.$H$9]*['DE compunding'.B34]" office:value-type="float" office:value="52062.953049962" calcext:value-type="float">
            <text:p>52,063</text:p>
          </table:table-cell>
          <table:table-cell table:style-name="ce24" table:formula="of:=['DE compunding'.D33]*(1+['DE compunding'.$H$5])^(1)" office:value-type="float" office:value="7538.16236840452" calcext:value-type="float">
            <text:p>7,538</text:p>
          </table:table-cell>
          <table:table-cell table:formula="of:=['DE compunding'.C34]/['DE compunding'.D34]" office:value-type="float" office:value="6.90658419194827" calcext:value-type="float">
            <text:p>6.9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'DE compunding'.B34]*(1+['DE compunding'.$H$4])^(1)" office:value-type="float" office:value="270727.355859802" calcext:value-type="float">
            <text:p>270,727</text:p>
          </table:table-cell>
          <table:table-cell table:formula="of:=['DE compunding'.$H$9]*['DE compunding'.B35]" office:value-type="float" office:value="54145.4711719605" calcext:value-type="float">
            <text:p>54,145</text:p>
          </table:table-cell>
          <table:table-cell table:style-name="ce24" table:formula="of:=['DE compunding'.D34]*(1+['DE compunding'.$H$5])^(1)" office:value-type="float" office:value="7688.92561577261" calcext:value-type="float">
            <text:p>7,689</text:p>
          </table:table-cell>
          <table:table-cell table:formula="of:=['DE compunding'.C35]/['DE compunding'.D35]" office:value-type="float" office:value="7.04200741139824" calcext:value-type="float">
            <text:p>7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'DE compunding'.B35]*(1+['DE compunding'.$H$4])^(1)" office:value-type="float" office:value="281556.450094195" calcext:value-type="float">
            <text:p>281,556</text:p>
          </table:table-cell>
          <table:table-cell table:formula="of:=['DE compunding'.$H$9]*['DE compunding'.B36]" office:value-type="float" office:value="56311.2900188389" calcext:value-type="float">
            <text:p>56,311</text:p>
          </table:table-cell>
          <table:table-cell table:style-name="ce24" table:formula="of:=['DE compunding'.D35]*(1+['DE compunding'.$H$5])^(1)" office:value-type="float" office:value="7842.70412808807" calcext:value-type="float">
            <text:p>7,843</text:p>
          </table:table-cell>
          <table:table-cell table:formula="of:=['DE compunding'.C36]/['DE compunding'.D36]" office:value-type="float" office:value="7.18008598809232" calcext:value-type="float">
            <text:p>7.2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'DE compunding'.B36]*(1+['DE compunding'.$H$4])^(1)" office:value-type="float" office:value="292818.708097962" calcext:value-type="float">
            <text:p>292,819</text:p>
          </table:table-cell>
          <table:table-cell table:formula="of:=['DE compunding'.$H$9]*['DE compunding'.B37]" office:value-type="float" office:value="58563.7416195925" calcext:value-type="float">
            <text:p>58,564</text:p>
          </table:table-cell>
          <table:table-cell table:style-name="ce24" table:formula="of:=['DE compunding'.D36]*(1+['DE compunding'.$H$5])^(1)" office:value-type="float" office:value="7999.55821064983" calcext:value-type="float">
            <text:p>8,000</text:p>
          </table:table-cell>
          <table:table-cell table:formula="of:=['DE compunding'.C37]/['DE compunding'.D37]" office:value-type="float" office:value="7.32087198785884" calcext:value-type="float">
            <text:p>7.3</text:p>
          </table:table-cell>
          <table:table-cell table:formula="of:=SUM(['DE compunding'.E2:.E37])" office:value-type="float" office:value="167.315165772706" calcext:value-type="float">
            <text:p>167.3151657727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'DE compunding'.B37]*(1+['DE compunding'.$H$7])^(1)" office:value-type="float" office:value="322100.578907759" calcext:value-type="float">
            <text:p>322,101</text:p>
          </table:table-cell>
          <table:table-cell table:formula="of:=['DE compunding'.$H$9]*['DE compunding'.B38]" office:value-type="float" office:value="64420.1157815517" calcext:value-type="float">
            <text:p>64,420</text:p>
          </table:table-cell>
          <table:table-cell table:style-name="ce24" table:formula="of:=['DE compunding'.D37]*(1+['DE compunding'.$H$5])^(1)" office:value-type="float" office:value="8159.54937486282" calcext:value-type="float">
            <text:p>8,160</text:p>
          </table:table-cell>
          <table:table-cell table:formula="of:=['DE compunding'.C38]/['DE compunding'.D38]" office:value-type="float" office:value="7.89505802612228" calcext:value-type="float">
            <text:p>7.9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'DE compunding'.B38]*(1+['DE compunding'.$H$4])^(1)" office:value-type="float" office:value="334984.602064069" calcext:value-type="float">
            <text:p>334,985</text:p>
          </table:table-cell>
          <table:table-cell table:formula="of:=['DE compunding'.$H$9]*['DE compunding'.B39]" office:value-type="float" office:value="66996.9204128138" calcext:value-type="float">
            <text:p>66,997</text:p>
          </table:table-cell>
          <table:table-cell table:style-name="ce24" table:formula="of:=['DE compunding'.D38]*(1+['DE compunding'.$H$5])^(1)" office:value-type="float" office:value="8322.74036236008" calcext:value-type="float">
            <text:p>8,323</text:p>
          </table:table-cell>
          <table:table-cell table:formula="of:=['DE compunding'.C39]/['DE compunding'.D39]" office:value-type="float" office:value="8.04986308545801" calcext:value-type="float">
            <text:p>8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'DE compunding'.B39]*(1+['DE compunding'.$H$4])^(1)" office:value-type="float" office:value="348383.986146632" calcext:value-type="float">
            <text:p>348,384</text:p>
          </table:table-cell>
          <table:table-cell table:formula="of:=['DE compunding'.$H$9]*['DE compunding'.B40]" office:value-type="float" office:value="69676.7972293264" calcext:value-type="float">
            <text:p>69,677</text:p>
          </table:table-cell>
          <table:table-cell table:style-name="ce24" table:formula="of:=['DE compunding'.D39]*(1+['DE compunding'.$H$5])^(1)" office:value-type="float" office:value="8489.19516960728" calcext:value-type="float">
            <text:p>8,489</text:p>
          </table:table-cell>
          <table:table-cell table:formula="of:=['DE compunding'.C40]/['DE compunding'.D40]" office:value-type="float" office:value="8.20770353811405" calcext:value-type="float">
            <text:p>8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'DE compunding'.B40]*(1+['DE compunding'.$H$4])^(1)" office:value-type="float" office:value="362319.345592497" calcext:value-type="float">
            <text:p>362,319</text:p>
          </table:table-cell>
          <table:table-cell table:formula="of:=['DE compunding'.$H$9]*['DE compunding'.B41]" office:value-type="float" office:value="72463.8691184994" calcext:value-type="float">
            <text:p>72,464</text:p>
          </table:table-cell>
          <table:table-cell table:style-name="ce24" table:formula="of:=['DE compunding'.D40]*(1+['DE compunding'.$H$5])^(1)" office:value-type="float" office:value="8658.97907299943" calcext:value-type="float">
            <text:p>8,659</text:p>
          </table:table-cell>
          <table:table-cell table:formula="of:=['DE compunding'.C41]/['DE compunding'.D41]" office:value-type="float" office:value="8.36863890160648" calcext:value-type="float">
            <text:p>8.4</text:p>
          </table:table-cell>
          <table:table-cell table:number-columns-repeated="1019"/>
        </table:table-row>
        <table:table-row table:style-name="ro2">
          <table:table-cell/>
          <table:table-cell table:formula="of:=AVERAGE(['DE compunding'.B2:.B41])" office:value-type="float" office:value="162698.950760897" calcext:value-type="float">
            <text:p>162,699</text:p>
          </table:table-cell>
          <table:table-cell table:number-columns-repeated="2"/>
          <table:table-cell table:formula="of:=SUM(['DE compunding'.E2:.E41])" office:value-type="float" office:value="199.836429324007" calcext:value-type="float">
            <text:p>199.8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7" table:default-cell-style-name="ce5"/>
        <table:table-row table:style-name="ro9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,000</text:p>
          </table:table-cell>
          <table:table-cell table:formula="of:=[SP.$H$9]*[SP.B2]" office:value-type="float" office:value="24000" calcext:value-type="float">
            <text:p>24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SP.C2]/[SP.D2]" office:value-type="float" office:value="6" calcext:value-type="float">
            <text:p>6.0</text:p>
          </table:table-cell>
          <table:table-cell table:number-columns-repeated="7"/>
        </table:table-row>
        <table:table-row table:style-name="ro10">
          <table:table-cell office:value-type="float" office:value="2" calcext:value-type="float">
            <text:p>2</text:p>
          </table:table-cell>
          <table:table-cell table:formula="of:=[SP.B2]*(1+[SP.$H$4])^(1)" office:value-type="float" office:value="124800" calcext:value-type="float">
            <text:p>124,800</text:p>
          </table:table-cell>
          <table:table-cell table:formula="of:=[SP.$H$9]*[SP.B3]" office:value-type="float" office:value="24960" calcext:value-type="float">
            <text:p>24,960</text:p>
          </table:table-cell>
          <table:table-cell table:formula="of:=[SP.D2]*(1+[SP.$H$5])^(1)" office:value-type="float" office:value="4080" calcext:value-type="float">
            <text:p>4,080</text:p>
          </table:table-cell>
          <table:table-cell table:formula="of:=[SP.C3]/[SP.D3]" office:value-type="float" office:value="6.11764705882353" calcext:value-type="float">
            <text:p>6.1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SP.B3]*(1+[SP.$H$4])^(1)" office:value-type="float" office:value="129792" calcext:value-type="float">
            <text:p>129,792</text:p>
          </table:table-cell>
          <table:table-cell table:formula="of:=[SP.$H$9]*[SP.B4]" office:value-type="float" office:value="25958.4" calcext:value-type="float">
            <text:p>25,958</text:p>
          </table:table-cell>
          <table:table-cell table:formula="of:=[SP.D3]*(1+[SP.$H$5])^(1)" office:value-type="float" office:value="4161.6" calcext:value-type="float">
            <text:p>4,162</text:p>
          </table:table-cell>
          <table:table-cell table:formula="of:=[SP.C4]/[SP.D4]" office:value-type="float" office:value="6.23760092272203" calcext:value-type="float">
            <text:p>6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0">
          <table:table-cell office:value-type="float" office:value="4" calcext:value-type="float">
            <text:p>4</text:p>
          </table:table-cell>
          <table:table-cell table:formula="of:=[SP.B4]*(1+[SP.$H$4])^(1)" office:value-type="float" office:value="134983.68" calcext:value-type="float">
            <text:p>134,984</text:p>
          </table:table-cell>
          <table:table-cell table:formula="of:=[SP.$H$9]*[SP.B5]" office:value-type="float" office:value="26996.736" calcext:value-type="float">
            <text:p>26,997</text:p>
          </table:table-cell>
          <table:table-cell table:formula="of:=[SP.D4]*(1+[SP.$H$5])^(1)" office:value-type="float" office:value="4244.832" calcext:value-type="float">
            <text:p>4,245</text:p>
          </table:table-cell>
          <table:table-cell table:formula="of:=[SP.C5]/[SP.D5]" office:value-type="float" office:value="6.35990682316756" calcext:value-type="float">
            <text:p>6.4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0">
          <table:table-cell office:value-type="float" office:value="5" calcext:value-type="float">
            <text:p>5</text:p>
          </table:table-cell>
          <table:table-cell table:formula="of:=[SP.B5]*(1+[SP.$H$4])^(1)" office:value-type="float" office:value="140383.0272" calcext:value-type="float">
            <text:p>140,383</text:p>
          </table:table-cell>
          <table:table-cell table:formula="of:=[SP.$H$9]*[SP.B6]" office:value-type="float" office:value="28076.60544" calcext:value-type="float">
            <text:p>28,077</text:p>
          </table:table-cell>
          <table:table-cell table:formula="of:=[SP.D5]*(1+[SP.$H$5])^(1)" office:value-type="float" office:value="4329.72864" calcext:value-type="float">
            <text:p>4,330</text:p>
          </table:table-cell>
          <table:table-cell table:formula="of:=[SP.C6]/[SP.D6]" office:value-type="float" office:value="6.48461087852379" calcext:value-type="float">
            <text:p>6.5</text:p>
          </table:table-cell>
          <table:table-cell table:number-columns-repeated="7"/>
        </table:table-row>
        <table:table-row table:style-name="ro11">
          <table:table-cell office:value-type="float" office:value="6" calcext:value-type="float">
            <text:p>6</text:p>
          </table:table-cell>
          <table:table-cell table:formula="of:=[SP.B6]*(1+[SP.$H$7])^(1)" office:value-type="float" office:value="154421.32992" calcext:value-type="float">
            <text:p>154,421</text:p>
          </table:table-cell>
          <table:table-cell table:formula="of:=[SP.$H$9]*[SP.B7]" office:value-type="float" office:value="30884.265984" calcext:value-type="float">
            <text:p>30,884</text:p>
          </table:table-cell>
          <table:table-cell table:formula="of:=[SP.D6]*(1+[SP.$H$5])^(1)" office:value-type="float" office:value="4416.3232128" calcext:value-type="float">
            <text:p>4,416</text:p>
          </table:table-cell>
          <table:table-cell table:formula="of:=[SP.C7]/[SP.D7]" office:value-type="float" office:value="6.99320781017271" calcext:value-type="float">
            <text:p>7.0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0">
          <table:table-cell office:value-type="float" office:value="7" calcext:value-type="float">
            <text:p>7</text:p>
          </table:table-cell>
          <table:table-cell table:formula="of:=[SP.B7]*(1+[SP.$H$4])^(1)" office:value-type="float" office:value="160598.1831168" calcext:value-type="float">
            <text:p>160,598</text:p>
          </table:table-cell>
          <table:table-cell table:formula="of:=[SP.$H$9]*[SP.B8]" office:value-type="float" office:value="32119.63662336" calcext:value-type="float">
            <text:p>32,120</text:p>
          </table:table-cell>
          <table:table-cell table:formula="of:=[SP.D7]*(1+[SP.$H$5])^(1)" office:value-type="float" office:value="4504.649677056" calcext:value-type="float">
            <text:p>4,505</text:p>
          </table:table-cell>
          <table:table-cell table:formula="of:=[SP.C8]/[SP.D8]" office:value-type="float" office:value="7.13032953194081" calcext:value-type="float">
            <text:p>7.1</text:p>
          </table:table-cell>
          <table:table-cell table:number-columns-repeated="7"/>
        </table:table-row>
        <table:table-row table:style-name="ro11">
          <table:table-cell office:value-type="float" office:value="8" calcext:value-type="float">
            <text:p>8</text:p>
          </table:table-cell>
          <table:table-cell table:formula="of:=[SP.B8]*(1+[SP.$H$4])^(1)" office:value-type="float" office:value="167022.110441472" calcext:value-type="float">
            <text:p>167,022</text:p>
          </table:table-cell>
          <table:table-cell table:formula="of:=[SP.$H$9]*[SP.B9]" office:value-type="float" office:value="33404.4220882944" calcext:value-type="float">
            <text:p>33,404</text:p>
          </table:table-cell>
          <table:table-cell table:formula="of:=[SP.D8]*(1+[SP.$H$5])^(1)" office:value-type="float" office:value="4594.74267059712" calcext:value-type="float">
            <text:p>4,595</text:p>
          </table:table-cell>
          <table:table-cell table:formula="of:=[SP.C9]/[SP.D9]" office:value-type="float" office:value="7.27013991492004" calcext:value-type="float">
            <text:p>7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0">
          <table:table-cell office:value-type="float" office:value="9" calcext:value-type="float">
            <text:p>9</text:p>
          </table:table-cell>
          <table:table-cell table:formula="of:=[SP.B9]*(1+[SP.$H$4])^(1)" office:value-type="float" office:value="173702.994859131" calcext:value-type="float">
            <text:p>173,703</text:p>
          </table:table-cell>
          <table:table-cell table:formula="of:=[SP.$H$9]*[SP.B10]" office:value-type="float" office:value="34740.5989718262" calcext:value-type="float">
            <text:p>34,741</text:p>
          </table:table-cell>
          <table:table-cell table:formula="of:=[SP.D9]*(1+[SP.$H$5])^(1)" office:value-type="float" office:value="4686.63752400906" calcext:value-type="float">
            <text:p>4,687</text:p>
          </table:table-cell>
          <table:table-cell table:formula="of:=[SP.C10]/[SP.D10]" office:value-type="float" office:value="7.41269167795768" calcext:value-type="float">
            <text:p>7.4</text:p>
          </table:table-cell>
          <table:table-cell table:formula="of:=SUM([SP.E2:.E9])" office:value-type="float" office:value="52.5934429402705" calcext:value-type="float">
            <text:p>52.5934429403</text:p>
          </table:table-cell>
          <table:table-cell table:number-columns-repeated="6"/>
        </table:table-row>
        <table:table-row table:style-name="ro10">
          <table:table-cell office:value-type="float" office:value="10" calcext:value-type="float">
            <text:p>10</text:p>
          </table:table-cell>
          <table:table-cell table:formula="of:=[SP.B10]*(1+[SP.$H$4])^(1)" office:value-type="float" office:value="180651.114653496" calcext:value-type="float">
            <text:p>180,651</text:p>
          </table:table-cell>
          <table:table-cell table:formula="of:=[SP.$H$9]*[SP.B11]" office:value-type="float" office:value="36130.2229306992" calcext:value-type="float">
            <text:p>36,130</text:p>
          </table:table-cell>
          <table:table-cell table:formula="of:=[SP.D10]*(1+[SP.$H$5])^(1)" office:value-type="float" office:value="4780.37027448924" calcext:value-type="float">
            <text:p>4,780</text:p>
          </table:table-cell>
          <table:table-cell table:formula="of:=[SP.C11]/[SP.D11]" office:value-type="float" office:value="7.55803857360391" calcext:value-type="float">
            <text:p>7.6</text:p>
          </table:table-cell>
          <table:table-cell table:number-columns-repeated="7"/>
        </table:table-row>
        <table:table-row table:style-name="ro10">
          <table:table-cell office:value-type="float" office:value="11" calcext:value-type="float">
            <text:p>11</text:p>
          </table:table-cell>
          <table:table-cell table:formula="of:=[SP.B11]*(1+[SP.$H$7])^(1)" office:value-type="float" office:value="198716.226118846" calcext:value-type="float">
            <text:p>198,716</text:p>
          </table:table-cell>
          <table:table-cell table:formula="of:=[SP.$H$9]*[SP.B12]" office:value-type="float" office:value="39743.2452237692" calcext:value-type="float">
            <text:p>39,743</text:p>
          </table:table-cell>
          <table:table-cell table:formula="of:=[SP.D11]*(1+[SP.$H$5])^(1)" office:value-type="float" office:value="4875.97767997903" calcext:value-type="float">
            <text:p>4,876</text:p>
          </table:table-cell>
          <table:table-cell table:formula="of:=[SP.C12]/[SP.D12]" office:value-type="float" office:value="8.1508259127101" calcext:value-type="float">
            <text:p>8.2</text:p>
          </table:table-cell>
          <table:table-cell table:number-columns-repeated="7"/>
        </table:table-row>
        <table:table-row table:style-name="ro10">
          <table:table-cell office:value-type="float" office:value="12" calcext:value-type="float">
            <text:p>12</text:p>
          </table:table-cell>
          <table:table-cell table:formula="of:=[SP.B12]*(1+[SP.$H$4])^(1)" office:value-type="float" office:value="206664.8751636" calcext:value-type="float">
            <text:p>206,665</text:p>
          </table:table-cell>
          <table:table-cell table:formula="of:=[SP.$H$9]*[SP.B13]" office:value-type="float" office:value="41332.9750327199" calcext:value-type="float">
            <text:p>41,333</text:p>
          </table:table-cell>
          <table:table-cell table:formula="of:=[SP.D12]*(1+[SP.$H$5])^(1)" office:value-type="float" office:value="4973.49723357861" calcext:value-type="float">
            <text:p>4,973</text:p>
          </table:table-cell>
          <table:table-cell table:formula="of:=[SP.C13]/[SP.D13]" office:value-type="float" office:value="8.31064602864559" calcext:value-type="float">
            <text:p>8.3</text:p>
          </table:table-cell>
          <table:table-cell table:number-columns-repeated="7"/>
        </table:table-row>
        <table:table-row table:style-name="ro10">
          <table:table-cell office:value-type="float" office:value="13" calcext:value-type="float">
            <text:p>13</text:p>
          </table:table-cell>
          <table:table-cell table:formula="of:=[SP.B13]*(1+[SP.$H$4])^(1)" office:value-type="float" office:value="214931.470170144" calcext:value-type="float">
            <text:p>214,931</text:p>
          </table:table-cell>
          <table:table-cell table:formula="of:=[SP.$H$9]*[SP.B14]" office:value-type="float" office:value="42986.2940340287" calcext:value-type="float">
            <text:p>42,986</text:p>
          </table:table-cell>
          <table:table-cell table:formula="of:=[SP.D13]*(1+[SP.$H$5])^(1)" office:value-type="float" office:value="5072.96717825018" calcext:value-type="float">
            <text:p>5,073</text:p>
          </table:table-cell>
          <table:table-cell table:formula="of:=[SP.C14]/[SP.D14]" office:value-type="float" office:value="8.47359987234453" calcext:value-type="float">
            <text:p>8.5</text:p>
          </table:table-cell>
          <table:table-cell table:number-columns-repeated="7"/>
        </table:table-row>
        <table:table-row table:style-name="ro10">
          <table:table-cell office:value-type="float" office:value="14" calcext:value-type="float">
            <text:p>14</text:p>
          </table:table-cell>
          <table:table-cell table:formula="of:=[SP.B14]*(1+[SP.$H$4])^(1)" office:value-type="float" office:value="223528.728976949" calcext:value-type="float">
            <text:p>223,529</text:p>
          </table:table-cell>
          <table:table-cell table:formula="of:=[SP.$H$9]*[SP.B15]" office:value-type="float" office:value="44705.7457953899" calcext:value-type="float">
            <text:p>44,706</text:p>
          </table:table-cell>
          <table:table-cell table:formula="of:=[SP.D14]*(1+[SP.$H$5])^(1)" office:value-type="float" office:value="5174.42652181519" calcext:value-type="float">
            <text:p>5,174</text:p>
          </table:table-cell>
          <table:table-cell table:formula="of:=[SP.C15]/[SP.D15]" office:value-type="float" office:value="8.63974888944932" calcext:value-type="float">
            <text:p>8.6</text:p>
          </table:table-cell>
          <table:table-cell table:number-columns-repeated="7"/>
        </table:table-row>
        <table:table-row table:style-name="ro10">
          <table:table-cell office:value-type="float" office:value="15" calcext:value-type="float">
            <text:p>15</text:p>
          </table:table-cell>
          <table:table-cell table:formula="of:=[SP.B15]*(1+[SP.$H$4])^(1)" office:value-type="float" office:value="232469.878136027" calcext:value-type="float">
            <text:p>232,470</text:p>
          </table:table-cell>
          <table:table-cell table:formula="of:=[SP.$H$9]*[SP.B16]" office:value-type="float" office:value="46493.9756272055" calcext:value-type="float">
            <text:p>46,494</text:p>
          </table:table-cell>
          <table:table-cell table:formula="of:=[SP.D15]*(1+[SP.$H$5])^(1)" office:value-type="float" office:value="5277.91505225149" calcext:value-type="float">
            <text:p>5,278</text:p>
          </table:table-cell>
          <table:table-cell table:formula="of:=[SP.C16]/[SP.D16]" office:value-type="float" office:value="8.80915573041892" calcext:value-type="float">
            <text:p>8.8</text:p>
          </table:table-cell>
          <table:table-cell table:number-columns-repeated="7"/>
        </table:table-row>
        <table:table-row table:style-name="ro10">
          <table:table-cell office:value-type="float" office:value="16" calcext:value-type="float">
            <text:p>16</text:p>
          </table:table-cell>
          <table:table-cell table:formula="of:=[SP.B16]*(1+[SP.$H$7])^(1)" office:value-type="float" office:value="255716.86594963" calcext:value-type="float">
            <text:p>255,717</text:p>
          </table:table-cell>
          <table:table-cell table:formula="of:=[SP.$H$9]*[SP.B17]" office:value-type="float" office:value="51143.373189926" calcext:value-type="float">
            <text:p>51,143</text:p>
          </table:table-cell>
          <table:table-cell table:formula="of:=[SP.D16]*(1+[SP.$H$5])^(1)" office:value-type="float" office:value="5383.47335329652" calcext:value-type="float">
            <text:p>5,383</text:p>
          </table:table-cell>
          <table:table-cell table:formula="of:=[SP.C17]/[SP.D17]" office:value-type="float" office:value="9.50006990535374" calcext:value-type="float">
            <text:p>9.5</text:p>
          </table:table-cell>
          <table:table-cell table:number-columns-repeated="7"/>
        </table:table-row>
        <table:table-row table:style-name="ro10">
          <table:table-cell office:value-type="float" office:value="17" calcext:value-type="float">
            <text:p>17</text:p>
          </table:table-cell>
          <table:table-cell table:formula="of:=[SP.B17]*(1+[SP.$H$4])^(1)" office:value-type="float" office:value="265945.540587615" calcext:value-type="float">
            <text:p>265,946</text:p>
          </table:table-cell>
          <table:table-cell table:formula="of:=[SP.$H$9]*[SP.B18]" office:value-type="float" office:value="53189.1081175231" calcext:value-type="float">
            <text:p>53,189</text:p>
          </table:table-cell>
          <table:table-cell table:formula="of:=[SP.D17]*(1+[SP.$H$5])^(1)" office:value-type="float" office:value="5491.14282036245" calcext:value-type="float">
            <text:p>5,491</text:p>
          </table:table-cell>
          <table:table-cell table:formula="of:=[SP.C18]/[SP.D18]" office:value-type="float" office:value="9.68634578585087" calcext:value-type="float">
            <text:p>9.7</text:p>
          </table:table-cell>
          <table:table-cell table:number-columns-repeated="7"/>
        </table:table-row>
        <table:table-row table:style-name="ro10">
          <table:table-cell office:value-type="float" office:value="18" calcext:value-type="float">
            <text:p>18</text:p>
          </table:table-cell>
          <table:table-cell table:formula="of:=[SP.B18]*(1+[SP.$H$4])^(1)" office:value-type="float" office:value="276583.36221112" calcext:value-type="float">
            <text:p>276,583</text:p>
          </table:table-cell>
          <table:table-cell table:formula="of:=[SP.$H$9]*[SP.B19]" office:value-type="float" office:value="55316.672442224" calcext:value-type="float">
            <text:p>55,317</text:p>
          </table:table-cell>
          <table:table-cell table:formula="of:=[SP.D18]*(1+[SP.$H$5])^(1)" office:value-type="float" office:value="5600.9656767697" calcext:value-type="float">
            <text:p>5,601</text:p>
          </table:table-cell>
          <table:table-cell table:formula="of:=[SP.C19]/[SP.D19]" office:value-type="float" office:value="9.87627413459304" calcext:value-type="float">
            <text:p>9.9</text:p>
          </table:table-cell>
          <table:table-cell table:number-columns-repeated="7"/>
        </table:table-row>
        <table:table-row table:style-name="ro10">
          <table:table-cell office:value-type="float" office:value="19" calcext:value-type="float">
            <text:p>19</text:p>
          </table:table-cell>
          <table:table-cell table:formula="of:=[SP.B19]*(1+[SP.$H$4])^(1)" office:value-type="float" office:value="287646.696699565" calcext:value-type="float">
            <text:p>287,647</text:p>
          </table:table-cell>
          <table:table-cell table:formula="of:=[SP.$H$9]*[SP.B20]" office:value-type="float" office:value="57529.339339913" calcext:value-type="float">
            <text:p>57,529</text:p>
          </table:table-cell>
          <table:table-cell table:formula="of:=[SP.D19]*(1+[SP.$H$5])^(1)" office:value-type="float" office:value="5712.98499030509" calcext:value-type="float">
            <text:p>5,713</text:p>
          </table:table-cell>
          <table:table-cell table:formula="of:=[SP.C20]/[SP.D20]" office:value-type="float" office:value="10.0699265686047" calcext:value-type="float">
            <text:p>10.1</text:p>
          </table:table-cell>
          <table:table-cell table:number-columns-repeated="7"/>
        </table:table-row>
        <table:table-row table:style-name="ro10">
          <table:table-cell office:value-type="float" office:value="20" calcext:value-type="float">
            <text:p>20</text:p>
          </table:table-cell>
          <table:table-cell table:formula="of:=[SP.B20]*(1+[SP.$H$4])^(1)" office:value-type="float" office:value="299152.564567547" calcext:value-type="float">
            <text:p>299,153</text:p>
          </table:table-cell>
          <table:table-cell table:formula="of:=[SP.$H$9]*[SP.B21]" office:value-type="float" office:value="59830.5129135095" calcext:value-type="float">
            <text:p>59,831</text:p>
          </table:table-cell>
          <table:table-cell table:formula="of:=[SP.D20]*(1+[SP.$H$5])^(1)" office:value-type="float" office:value="5827.2446901112" calcext:value-type="float">
            <text:p>5,827</text:p>
          </table:table-cell>
          <table:table-cell table:formula="of:=[SP.C21]/[SP.D21]" office:value-type="float" office:value="10.2673761091655" calcext:value-type="float">
            <text:p>10.3</text:p>
          </table:table-cell>
          <table:table-cell table:number-columns-repeated="7"/>
        </table:table-row>
        <table:table-row table:style-name="ro10">
          <table:table-cell office:value-type="float" office:value="21" calcext:value-type="float">
            <text:p>21</text:p>
          </table:table-cell>
          <table:table-cell table:formula="of:=[SP.B21]*(1+[SP.$H$7])^(1)" office:value-type="float" office:value="329067.821024302" calcext:value-type="float">
            <text:p>329,068</text:p>
          </table:table-cell>
          <table:table-cell table:formula="of:=[SP.$H$9]*[SP.B22]" office:value-type="float" office:value="65813.5642048604" calcext:value-type="float">
            <text:p>65,814</text:p>
          </table:table-cell>
          <table:table-cell table:formula="of:=[SP.D21]*(1+[SP.$H$5])^(1)" office:value-type="float" office:value="5943.78958391342" calcext:value-type="float">
            <text:p>5,944</text:p>
          </table:table-cell>
          <table:table-cell table:formula="of:=[SP.C22]/[SP.D22]" office:value-type="float" office:value="11.0726605098844" calcext:value-type="float">
            <text:p>11.1</text:p>
          </table:table-cell>
          <table:table-cell table:number-columns-repeated="7"/>
        </table:table-row>
        <table:table-row table:style-name="ro10">
          <table:table-cell office:value-type="float" office:value="22" calcext:value-type="float">
            <text:p>22</text:p>
          </table:table-cell>
          <table:table-cell table:formula="of:=[SP.B22]*(1+[SP.$H$4])^(1)" office:value-type="float" office:value="342230.533865274" calcext:value-type="float">
            <text:p>342,231</text:p>
          </table:table-cell>
          <table:table-cell table:formula="of:=[SP.$H$9]*[SP.B23]" office:value-type="float" office:value="68446.1067730549" calcext:value-type="float">
            <text:p>68,446</text:p>
          </table:table-cell>
          <table:table-cell table:formula="of:=[SP.D22]*(1+[SP.$H$5])^(1)" office:value-type="float" office:value="6062.66537559169" calcext:value-type="float">
            <text:p>6,063</text:p>
          </table:table-cell>
          <table:table-cell table:formula="of:=[SP.C23]/[SP.D23]" office:value-type="float" office:value="11.2897715002743" calcext:value-type="float">
            <text:p>11.3</text:p>
          </table:table-cell>
          <table:table-cell table:number-columns-repeated="7"/>
        </table:table-row>
        <table:table-row table:style-name="ro10">
          <table:table-cell office:value-type="float" office:value="23" calcext:value-type="float">
            <text:p>23</text:p>
          </table:table-cell>
          <table:table-cell table:formula="of:=[SP.B23]*(1+[SP.$H$4])^(1)" office:value-type="float" office:value="355919.755219885" calcext:value-type="float">
            <text:p>355,920</text:p>
          </table:table-cell>
          <table:table-cell table:formula="of:=[SP.$H$9]*[SP.B24]" office:value-type="float" office:value="71183.951043977" calcext:value-type="float">
            <text:p>71,184</text:p>
          </table:table-cell>
          <table:table-cell table:formula="of:=[SP.D23]*(1+[SP.$H$5])^(1)" office:value-type="float" office:value="6183.91868310352" calcext:value-type="float">
            <text:p>6,184</text:p>
          </table:table-cell>
          <table:table-cell table:formula="of:=[SP.C24]/[SP.D24]" office:value-type="float" office:value="11.5111395689071" calcext:value-type="float">
            <text:p>11.5</text:p>
          </table:table-cell>
          <table:table-cell table:number-columns-repeated="7"/>
        </table:table-row>
        <table:table-row table:style-name="ro10">
          <table:table-cell office:value-type="float" office:value="24" calcext:value-type="float">
            <text:p>24</text:p>
          </table:table-cell>
          <table:table-cell table:formula="of:=[SP.B24]*(1+[SP.$H$4])^(1)" office:value-type="float" office:value="370156.545428681" calcext:value-type="float">
            <text:p>370,157</text:p>
          </table:table-cell>
          <table:table-cell table:formula="of:=[SP.$H$9]*[SP.B25]" office:value-type="float" office:value="74031.3090857361" calcext:value-type="float">
            <text:p>74,031</text:p>
          </table:table-cell>
          <table:table-cell table:formula="of:=[SP.D24]*(1+[SP.$H$5])^(1)" office:value-type="float" office:value="6307.59705676559" calcext:value-type="float">
            <text:p>6,308</text:p>
          </table:table-cell>
          <table:table-cell table:formula="of:=[SP.C25]/[SP.D25]" office:value-type="float" office:value="11.7368481879053" calcext:value-type="float">
            <text:p>11.7</text:p>
          </table:table-cell>
          <table:table-cell table:number-columns-repeated="7"/>
        </table:table-row>
        <table:table-row table:style-name="ro10">
          <table:table-cell office:value-type="float" office:value="25" calcext:value-type="float">
            <text:p>25</text:p>
          </table:table-cell>
          <table:table-cell table:formula="of:=[SP.B25]*(1+[SP.$H$4])^(1)" office:value-type="float" office:value="384962.807245828" calcext:value-type="float">
            <text:p>384,963</text:p>
          </table:table-cell>
          <table:table-cell table:formula="of:=[SP.$H$9]*[SP.B26]" office:value-type="float" office:value="76992.5614491656" calcext:value-type="float">
            <text:p>76,993</text:p>
          </table:table-cell>
          <table:table-cell table:formula="of:=[SP.D25]*(1+[SP.$H$5])^(1)" office:value-type="float" office:value="6433.74899790091" calcext:value-type="float">
            <text:p>6,434</text:p>
          </table:table-cell>
          <table:table-cell table:formula="of:=[SP.C26]/[SP.D26]" office:value-type="float" office:value="11.9669824660995" calcext:value-type="float">
            <text:p>12.0</text:p>
          </table:table-cell>
          <table:table-cell table:number-columns-repeated="7"/>
        </table:table-row>
        <table:table-row table:style-name="ro10">
          <table:table-cell office:value-type="float" office:value="26" calcext:value-type="float">
            <text:p>26</text:p>
          </table:table-cell>
          <table:table-cell table:formula="of:=[SP.B26]*(1+[SP.$H$7])^(1)" office:value-type="float" office:value="423459.087970411" calcext:value-type="float">
            <text:p>423,459</text:p>
          </table:table-cell>
          <table:table-cell table:formula="of:=[SP.$H$9]*[SP.B27]" office:value-type="float" office:value="84691.8175940822" calcext:value-type="float">
            <text:p>84,692</text:p>
          </table:table-cell>
          <table:table-cell table:formula="of:=[SP.D26]*(1+[SP.$H$5])^(1)" office:value-type="float" office:value="6562.42397785892" calcext:value-type="float">
            <text:p>6,562</text:p>
          </table:table-cell>
          <table:table-cell table:formula="of:=[SP.C27]/[SP.D27]" office:value-type="float" office:value="12.9055693261858" calcext:value-type="float">
            <text:p>12.9</text:p>
          </table:table-cell>
          <table:table-cell table:number-columns-repeated="7"/>
        </table:table-row>
        <table:table-row table:style-name="ro10">
          <table:table-cell office:value-type="float" office:value="27" calcext:value-type="float">
            <text:p>27</text:p>
          </table:table-cell>
          <table:table-cell table:formula="of:=[SP.B27]*(1+[SP.$H$4])^(1)" office:value-type="float" office:value="440397.451489227" calcext:value-type="float">
            <text:p>440,397</text:p>
          </table:table-cell>
          <table:table-cell table:formula="of:=[SP.$H$9]*[SP.B28]" office:value-type="float" office:value="88079.4902978454" calcext:value-type="float">
            <text:p>88,079</text:p>
          </table:table-cell>
          <table:table-cell table:formula="of:=[SP.D27]*(1+[SP.$H$5])^(1)" office:value-type="float" office:value="6693.6724574161" calcext:value-type="float">
            <text:p>6,694</text:p>
          </table:table-cell>
          <table:table-cell table:formula="of:=[SP.C28]/[SP.D28]" office:value-type="float" office:value="13.1586197051306" calcext:value-type="float">
            <text:p>13.2</text:p>
          </table:table-cell>
          <table:table-cell table:number-columns-repeated="7"/>
        </table:table-row>
        <table:table-row table:style-name="ro10">
          <table:table-cell office:value-type="float" office:value="28" calcext:value-type="float">
            <text:p>28</text:p>
          </table:table-cell>
          <table:table-cell table:formula="of:=[SP.B28]*(1+[SP.$H$4])^(1)" office:value-type="float" office:value="458013.349548796" calcext:value-type="float">
            <text:p>458,013</text:p>
          </table:table-cell>
          <table:table-cell table:formula="of:=[SP.$H$9]*[SP.B29]" office:value-type="float" office:value="91602.6699097593" calcext:value-type="float">
            <text:p>91,603</text:p>
          </table:table-cell>
          <table:table-cell table:formula="of:=[SP.D28]*(1+[SP.$H$5])^(1)" office:value-type="float" office:value="6827.54590656442" calcext:value-type="float">
            <text:p>6,828</text:p>
          </table:table-cell>
          <table:table-cell table:formula="of:=[SP.C29]/[SP.D29]" office:value-type="float" office:value="13.4166318562116" calcext:value-type="float">
            <text:p>13.4</text:p>
          </table:table-cell>
          <table:table-cell table:number-columns-repeated="7"/>
        </table:table-row>
        <table:table-row table:style-name="ro10">
          <table:table-cell office:value-type="float" office:value="29" calcext:value-type="float">
            <text:p>29</text:p>
          </table:table-cell>
          <table:table-cell table:formula="of:=[SP.B29]*(1+[SP.$H$4])^(1)" office:value-type="float" office:value="476333.883530748" calcext:value-type="float">
            <text:p>476,334</text:p>
          </table:table-cell>
          <table:table-cell table:formula="of:=[SP.$H$9]*[SP.B30]" office:value-type="float" office:value="95266.7767061496" calcext:value-type="float">
            <text:p>95,267</text:p>
          </table:table-cell>
          <table:table-cell table:formula="of:=[SP.D29]*(1+[SP.$H$5])^(1)" office:value-type="float" office:value="6964.09682469571" calcext:value-type="float">
            <text:p>6,964</text:p>
          </table:table-cell>
          <table:table-cell table:formula="of:=[SP.C30]/[SP.D30]" office:value-type="float" office:value="13.6797030690785" calcext:value-type="float">
            <text:p>13.7</text:p>
          </table:table-cell>
          <table:table-cell table:number-columns-repeated="7"/>
        </table:table-row>
        <table:table-row table:style-name="ro10">
          <table:table-cell office:value-type="float" office:value="30" calcext:value-type="float">
            <text:p>30</text:p>
          </table:table-cell>
          <table:table-cell table:formula="of:=[SP.B30]*(1+[SP.$H$4])^(1)" office:value-type="float" office:value="495387.238871978" calcext:value-type="float">
            <text:p>495,387</text:p>
          </table:table-cell>
          <table:table-cell table:formula="of:=[SP.$H$9]*[SP.B31]" office:value-type="float" office:value="99077.4477743956" calcext:value-type="float">
            <text:p>99,077</text:p>
          </table:table-cell>
          <table:table-cell table:formula="of:=[SP.D30]*(1+[SP.$H$5])^(1)" office:value-type="float" office:value="7103.37876118963" calcext:value-type="float">
            <text:p>7,103</text:p>
          </table:table-cell>
          <table:table-cell table:formula="of:=[SP.C31]/[SP.D31]" office:value-type="float" office:value="13.9479325410212" calcext:value-type="float">
            <text:p>13.9</text:p>
          </table:table-cell>
          <table:table-cell table:formula="of:=SUM([SP.E2:.E30])" office:value-type="float" office:value="270.086068318645" calcext:value-type="float">
            <text:p>270.0860683186</text:p>
          </table:table-cell>
          <table:table-cell table:number-columns-repeated="6"/>
        </table:table-row>
        <table:table-row table:style-name="ro10">
          <table:table-cell office:value-type="float" office:value="31" calcext:value-type="float">
            <text:p>31</text:p>
          </table:table-cell>
          <table:table-cell table:formula="of:=[SP.B31]*(1+[SP.$H$7])^(1)" office:value-type="float" office:value="544925.962759176" calcext:value-type="float">
            <text:p>544,926</text:p>
          </table:table-cell>
          <table:table-cell table:formula="of:=[SP.$H$9]*[SP.B32]" office:value-type="float" office:value="108985.192551835" calcext:value-type="float">
            <text:p>108,985</text:p>
          </table:table-cell>
          <table:table-cell table:formula="of:=[SP.D31]*(1+[SP.$H$5])^(1)" office:value-type="float" office:value="7245.44633641342" calcext:value-type="float">
            <text:p>7,245</text:p>
          </table:table-cell>
          <table:table-cell table:formula="of:=[SP.C32]/[SP.D32]" office:value-type="float" office:value="15.0418880344346" calcext:value-type="float">
            <text:p>15.0</text:p>
          </table:table-cell>
          <table:table-cell table:number-columns-repeated="7"/>
        </table:table-row>
        <table:table-row table:style-name="ro10">
          <table:table-cell office:value-type="float" office:value="32" calcext:value-type="float">
            <text:p>32</text:p>
          </table:table-cell>
          <table:table-cell table:formula="of:=[SP.B32]*(1+[SP.$H$4])^(1)" office:value-type="float" office:value="566723.001269543" calcext:value-type="float">
            <text:p>566,723</text:p>
          </table:table-cell>
          <table:table-cell table:formula="of:=[SP.$H$9]*[SP.B33]" office:value-type="float" office:value="113344.600253909" calcext:value-type="float">
            <text:p>113,345</text:p>
          </table:table-cell>
          <table:table-cell table:formula="of:=[SP.D32]*(1+[SP.$H$5])^(1)" office:value-type="float" office:value="7390.35526314169" calcext:value-type="float">
            <text:p>7,390</text:p>
          </table:table-cell>
          <table:table-cell table:formula="of:=[SP.C33]/[SP.D33]" office:value-type="float" office:value="15.336827015502" calcext:value-type="float">
            <text:p>15.3</text:p>
          </table:table-cell>
          <table:table-cell table:number-columns-repeated="7"/>
        </table:table-row>
        <table:table-row table:style-name="ro10">
          <table:table-cell office:value-type="float" office:value="33" calcext:value-type="float">
            <text:p>33</text:p>
          </table:table-cell>
          <table:table-cell table:formula="of:=[SP.B33]*(1+[SP.$H$4])^(1)" office:value-type="float" office:value="589391.921320325" calcext:value-type="float">
            <text:p>589,392</text:p>
          </table:table-cell>
          <table:table-cell table:formula="of:=[SP.$H$9]*[SP.B34]" office:value-type="float" office:value="117878.384264065" calcext:value-type="float">
            <text:p>117,878</text:p>
          </table:table-cell>
          <table:table-cell table:formula="of:=[SP.D33]*(1+[SP.$H$5])^(1)" office:value-type="float" office:value="7538.16236840452" calcext:value-type="float">
            <text:p>7,538</text:p>
          </table:table-cell>
          <table:table-cell table:formula="of:=[SP.C34]/[SP.D34]" office:value-type="float" office:value="15.6375491138451" calcext:value-type="float">
            <text:p>15.6</text:p>
          </table:table-cell>
          <table:table-cell table:number-columns-repeated="7"/>
        </table:table-row>
        <table:table-row table:style-name="ro10">
          <table:table-cell office:value-type="float" office:value="34" calcext:value-type="float">
            <text:p>34</text:p>
          </table:table-cell>
          <table:table-cell table:formula="of:=[SP.B34]*(1+[SP.$H$4])^(1)" office:value-type="float" office:value="612967.598173138" calcext:value-type="float">
            <text:p>612,968</text:p>
          </table:table-cell>
          <table:table-cell table:formula="of:=[SP.$H$9]*[SP.B35]" office:value-type="float" office:value="122593.519634628" calcext:value-type="float">
            <text:p>122,594</text:p>
          </table:table-cell>
          <table:table-cell table:formula="of:=[SP.D34]*(1+[SP.$H$5])^(1)" office:value-type="float" office:value="7688.92561577261" calcext:value-type="float">
            <text:p>7,689</text:p>
          </table:table-cell>
          <table:table-cell table:formula="of:=[SP.C35]/[SP.D35]" office:value-type="float" office:value="15.9441677239205" calcext:value-type="float">
            <text:p>15.9</text:p>
          </table:table-cell>
          <table:table-cell table:number-columns-repeated="7"/>
        </table:table-row>
        <table:table-row table:style-name="ro10">
          <table:table-cell office:value-type="float" office:value="35" calcext:value-type="float">
            <text:p>35</text:p>
          </table:table-cell>
          <table:table-cell table:formula="of:=[SP.B35]*(1+[SP.$H$4])^(1)" office:value-type="float" office:value="637486.302100063" calcext:value-type="float">
            <text:p>637,486</text:p>
          </table:table-cell>
          <table:table-cell table:formula="of:=[SP.$H$9]*[SP.B36]" office:value-type="float" office:value="127497.260420013" calcext:value-type="float">
            <text:p>127,497</text:p>
          </table:table-cell>
          <table:table-cell table:formula="of:=[SP.D35]*(1+[SP.$H$5])^(1)" office:value-type="float" office:value="7842.70412808807" calcext:value-type="float">
            <text:p>7,843</text:p>
          </table:table-cell>
          <table:table-cell table:formula="of:=[SP.C36]/[SP.D36]" office:value-type="float" office:value="16.2567984636053" calcext:value-type="float">
            <text:p>16.3</text:p>
          </table:table-cell>
          <table:table-cell table:number-columns-repeated="7"/>
        </table:table-row>
        <table:table-row table:style-name="ro10">
          <table:table-cell office:value-type="float" office:value="36" calcext:value-type="float">
            <text:p>36</text:p>
          </table:table-cell>
          <table:table-cell table:formula="of:=[SP.B36]*(1+[SP.$H$4])^(1)" office:value-type="float" office:value="662985.754184066" calcext:value-type="float">
            <text:p>662,986</text:p>
          </table:table-cell>
          <table:table-cell table:formula="of:=[SP.$H$9]*[SP.B37]" office:value-type="float" office:value="132597.150836813" calcext:value-type="float">
            <text:p>132,597</text:p>
          </table:table-cell>
          <table:table-cell table:formula="of:=[SP.D36]*(1+[SP.$H$5])^(1)" office:value-type="float" office:value="7999.55821064983" calcext:value-type="float">
            <text:p>8,000</text:p>
          </table:table-cell>
          <table:table-cell table:formula="of:=[SP.C37]/[SP.D37]" office:value-type="float" office:value="16.5755592177936" calcext:value-type="float">
            <text:p>16.6</text:p>
          </table:table-cell>
          <table:table-cell table:formula="of:=SUM([SP.E2:.E37])" office:value-type="float" office:value="378.826790428768" calcext:value-type="float">
            <text:p>378.8267904288</text:p>
          </table:table-cell>
          <table:table-cell table:number-columns-repeated="6"/>
        </table:table-row>
        <table:table-row table:style-name="ro10">
          <table:table-cell office:value-type="float" office:value="37" calcext:value-type="float">
            <text:p>37</text:p>
          </table:table-cell>
          <table:table-cell table:formula="of:=[SP.B37]*(1+[SP.$H$7])^(1)" office:value-type="float" office:value="729284.329602472" calcext:value-type="float">
            <text:p>729,284</text:p>
          </table:table-cell>
          <table:table-cell table:formula="of:=[SP.$H$9]*[SP.B38]" office:value-type="float" office:value="145856.865920495" calcext:value-type="float">
            <text:p>145,857</text:p>
          </table:table-cell>
          <table:table-cell table:formula="of:=[SP.D37]*(1+[SP.$H$5])^(1)" office:value-type="float" office:value="8159.54937486282" calcext:value-type="float">
            <text:p>8,160</text:p>
          </table:table-cell>
          <table:table-cell table:formula="of:=[SP.C38]/[SP.D38]" office:value-type="float" office:value="17.8756030780127" calcext:value-type="float">
            <text:p>17.9</text:p>
          </table:table-cell>
          <table:table-cell table:number-columns-repeated="7"/>
        </table:table-row>
        <table:table-row table:style-name="ro10">
          <table:table-cell office:value-type="float" office:value="38" calcext:value-type="float">
            <text:p>38</text:p>
          </table:table-cell>
          <table:table-cell table:formula="of:=[SP.B38]*(1+[SP.$H$4])^(1)" office:value-type="float" office:value="758455.702786571" calcext:value-type="float">
            <text:p>758,456</text:p>
          </table:table-cell>
          <table:table-cell table:formula="of:=[SP.$H$9]*[SP.B39]" office:value-type="float" office:value="151691.140557314" calcext:value-type="float">
            <text:p>151,691</text:p>
          </table:table-cell>
          <table:table-cell table:formula="of:=[SP.D38]*(1+[SP.$H$5])^(1)" office:value-type="float" office:value="8322.74036236008" calcext:value-type="float">
            <text:p>8,323</text:p>
          </table:table-cell>
          <table:table-cell table:formula="of:=[SP.C39]/[SP.D39]" office:value-type="float" office:value="18.2261050991502" calcext:value-type="float">
            <text:p>18.2</text:p>
          </table:table-cell>
          <table:table-cell table:number-columns-repeated="7"/>
        </table:table-row>
        <table:table-row table:style-name="ro10">
          <table:table-cell office:value-type="float" office:value="39" calcext:value-type="float">
            <text:p>39</text:p>
          </table:table-cell>
          <table:table-cell table:formula="of:=[SP.B39]*(1+[SP.$H$4])^(1)" office:value-type="float" office:value="788793.930898034" calcext:value-type="float">
            <text:p>788,794</text:p>
          </table:table-cell>
          <table:table-cell table:formula="of:=[SP.$H$9]*[SP.B40]" office:value-type="float" office:value="157758.786179607" calcext:value-type="float">
            <text:p>157,759</text:p>
          </table:table-cell>
          <table:table-cell table:formula="of:=[SP.D39]*(1+[SP.$H$5])^(1)" office:value-type="float" office:value="8489.19516960728" calcext:value-type="float">
            <text:p>8,489</text:p>
          </table:table-cell>
          <table:table-cell table:formula="of:=[SP.C40]/[SP.D40]" office:value-type="float" office:value="18.5834797089375" calcext:value-type="float">
            <text:p>18.6</text:p>
          </table:table-cell>
          <table:table-cell table:number-columns-repeated="7"/>
        </table:table-row>
        <table:table-row table:style-name="ro10">
          <table:table-cell office:value-type="float" office:value="40" calcext:value-type="float">
            <text:p>40</text:p>
          </table:table-cell>
          <table:table-cell table:formula="of:=[SP.B40]*(1+[SP.$H$4])^(1)" office:value-type="float" office:value="820345.688133956" calcext:value-type="float">
            <text:p>820,346</text:p>
          </table:table-cell>
          <table:table-cell table:formula="of:=[SP.$H$9]*[SP.B41]" office:value-type="float" office:value="164069.137626791" calcext:value-type="float">
            <text:p>164,069</text:p>
          </table:table-cell>
          <table:table-cell table:formula="of:=[SP.D40]*(1+[SP.$H$5])^(1)" office:value-type="float" office:value="8658.97907299943" calcext:value-type="float">
            <text:p>8,659</text:p>
          </table:table-cell>
          <table:table-cell table:formula="of:=[SP.C41]/[SP.D41]" office:value-type="float" office:value="18.9478616640147" calcext:value-type="float">
            <text:p>18.9</text:p>
          </table:table-cell>
          <table:table-cell table:number-columns-repeated="7"/>
        </table:table-row>
        <table:table-row table:style-name="ro10">
          <table:table-cell/>
          <table:table-cell table:formula="of:=AVERAGE([SP.B2:.B41])" office:value-type="float" office:value="368374.98285486" calcext:value-type="float">
            <text:p>368,375</text:p>
          </table:table-cell>
          <table:table-cell/>
          <table:table-cell table:style-name="ce5"/>
          <table:table-cell table:formula="of:=SUM([SP.E2:.E41])" office:value-type="float" office:value="452.459839978883" calcext:value-type="float">
            <text:p>452.5</text:p>
          </table:table-cell>
          <table:table-cell table:number-columns-repeated="7"/>
        </table:table-row>
        <table:table-row table:style-name="ro2" table:number-rows-repeated="33">
          <table:table-cell table:number-columns-repeated="3"/>
          <table:table-cell table:style-name="ce5"/>
          <table:table-cell table:number-columns-repeated="8"/>
        </table:table-row>
        <table:table-row table:style-name="ro2">
          <table:table-cell table:number-columns-repeated="3"/>
          <table:table-cell table:style-name="ce5"/>
          <table:table-cell table:number-columns-repeated="8"/>
        </table:table-row>
      </table:table>
      <table:table table:name="DS compounding NL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2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820" calcext:value-type="float">
            <text:p>53,820</text:p>
          </table:table-cell>
          <table:table-cell table:formula="of:=['DS compounding NL'.$H$9]*['DS compounding NL'.B2]" office:value-type="float" office:value="10764" calcext:value-type="float">
            <text:p>10,764</text:p>
          </table:table-cell>
          <table:table-cell table:style-name="ce5" office:value-type="float" office:value="4000" calcext:value-type="float">
            <text:p>4000</text:p>
          </table:table-cell>
          <table:table-cell table:formula="of:=['DS compounding NL'.C2]/['DS compounding NL'.D2]" office:value-type="float" office:value="2.691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DS compounding NL'.B2]*(1+['DS compounding NL'.$H$4])^(1)" office:value-type="float" office:value="55972.8" calcext:value-type="float">
            <text:p>55,973</text:p>
          </table:table-cell>
          <table:table-cell table:formula="of:=['DS compounding NL'.$H$9]*['DS compounding NL'.B3]" office:value-type="float" office:value="11194.56" calcext:value-type="float">
            <text:p>11,195</text:p>
          </table:table-cell>
          <table:table-cell table:formula="of:=['DS compounding NL'.D2]*(1+['DS compounding NL'.$H$5])^(1)" office:value-type="float" office:value="4080" calcext:value-type="float">
            <text:p>4,080</text:p>
          </table:table-cell>
          <table:table-cell table:formula="of:=['DS compounding NL'.C3]/['DS compounding NL'.D3]" office:value-type="float" office:value="2.74376470588235" calcext:value-type="float">
            <text:p>2.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DS compounding NL'.B3]*(1+['DS compounding NL'.$H$4])^(1)" office:value-type="float" office:value="58211.712" calcext:value-type="float">
            <text:p>58,212</text:p>
          </table:table-cell>
          <table:table-cell table:formula="of:=['DS compounding NL'.$H$9]*['DS compounding NL'.B4]" office:value-type="float" office:value="11642.3424" calcext:value-type="float">
            <text:p>11,642</text:p>
          </table:table-cell>
          <table:table-cell table:formula="of:=['DS compounding NL'.D3]*(1+['DS compounding NL'.$H$5])^(1)" office:value-type="float" office:value="4161.6" calcext:value-type="float">
            <text:p>4,162</text:p>
          </table:table-cell>
          <table:table-cell table:formula="of:=['DS compounding NL'.C4]/['DS compounding NL'.D4]" office:value-type="float" office:value="2.79756401384083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DS compounding NL'.B4]*(1+['DS compounding NL'.$H$4])^(1)" office:value-type="float" office:value="60540.18048" calcext:value-type="float">
            <text:p>60,540</text:p>
          </table:table-cell>
          <table:table-cell table:formula="of:=['DS compounding NL'.$H$9]*['DS compounding NL'.B5]" office:value-type="float" office:value="12108.036096" calcext:value-type="float">
            <text:p>12,108</text:p>
          </table:table-cell>
          <table:table-cell table:formula="of:=['DS compounding NL'.D4]*(1+['DS compounding NL'.$H$5])^(1)" office:value-type="float" office:value="4244.832" calcext:value-type="float">
            <text:p>4,245</text:p>
          </table:table-cell>
          <table:table-cell table:formula="of:=['DS compounding NL'.C5]/['DS compounding NL'.D5]" office:value-type="float" office:value="2.85241821019065" calcext:value-type="float">
            <text:p>2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DS compounding NL'.B5]*(1+['DS compounding NL'.$H$4])^(1)" office:value-type="float" office:value="62961.7876992" calcext:value-type="float">
            <text:p>62,962</text:p>
          </table:table-cell>
          <table:table-cell table:formula="of:=['DS compounding NL'.$H$9]*['DS compounding NL'.B6]" office:value-type="float" office:value="12592.35753984" calcext:value-type="float">
            <text:p>12,592</text:p>
          </table:table-cell>
          <table:table-cell table:formula="of:=['DS compounding NL'.D5]*(1+['DS compounding NL'.$H$5])^(1)" office:value-type="float" office:value="4329.72864" calcext:value-type="float">
            <text:p>4,330</text:p>
          </table:table-cell>
          <table:table-cell table:formula="of:=['DS compounding NL'.C6]/['DS compounding NL'.D6]" office:value-type="float" office:value="2.90834797901792" calcext:value-type="float">
            <text:p>2.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DS compounding NL'.B6]*(1+['DS compounding NL'.$H$7])^(1)" office:value-type="float" office:value="69257.96646912" calcext:value-type="float">
            <text:p>69,258</text:p>
          </table:table-cell>
          <table:table-cell table:formula="of:=['DS compounding NL'.$H$9]*['DS compounding NL'.B7]" office:value-type="float" office:value="13851.593293824" calcext:value-type="float">
            <text:p>13,852</text:p>
          </table:table-cell>
          <table:table-cell table:formula="of:=['DS compounding NL'.D6]*(1+['DS compounding NL'.$H$5])^(1)" office:value-type="float" office:value="4416.3232128" calcext:value-type="float">
            <text:p>4,416</text:p>
          </table:table-cell>
          <table:table-cell table:formula="of:=['DS compounding NL'.C7]/['DS compounding NL'.D7]" office:value-type="float" office:value="3.13645370286246" calcext:value-type="float">
            <text:p>3.1</text:p>
          </table:table-cell>
          <table:table-cell table:formula="of:=SUM(['DS compounding NL'.E2:.E6])" office:value-type="float" office:value="13.9930949089318" calcext:value-type="float">
            <text:p>13.9930949089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DS compounding NL'.B7]*(1+['DS compounding NL'.$H$4])^(1)" office:value-type="float" office:value="72028.2851278848" calcext:value-type="float">
            <text:p>72,028</text:p>
          </table:table-cell>
          <table:table-cell table:formula="of:=['DS compounding NL'.$H$9]*['DS compounding NL'.B8]" office:value-type="float" office:value="14405.657025577" calcext:value-type="float">
            <text:p>14,406</text:p>
          </table:table-cell>
          <table:table-cell table:formula="of:=['DS compounding NL'.D7]*(1+['DS compounding NL'.$H$5])^(1)" office:value-type="float" office:value="4504.649677056" calcext:value-type="float">
            <text:p>4,505</text:p>
          </table:table-cell>
          <table:table-cell table:formula="of:=['DS compounding NL'.C8]/['DS compounding NL'.D8]" office:value-type="float" office:value="3.19795279507545" calcext:value-type="float">
            <text:p>3.2</text:p>
          </table:table-cell>
          <table:table-cell table:number-columns-repeated="3"/>
        </table:table-row>
        <table:table-row table:style-name="ro13">
          <table:table-cell office:value-type="float" office:value="8" calcext:value-type="float">
            <text:p>8</text:p>
          </table:table-cell>
          <table:table-cell table:formula="of:=['DS compounding NL'.B8]*(1+['DS compounding NL'.$H$4])^(1)" office:value-type="float" office:value="74909.4165330002" calcext:value-type="float">
            <text:p>74,909</text:p>
          </table:table-cell>
          <table:table-cell table:formula="of:=['DS compounding NL'.$H$9]*['DS compounding NL'.B9]" office:value-type="float" office:value="14981.8833066" calcext:value-type="float">
            <text:p>14,982</text:p>
          </table:table-cell>
          <table:table-cell table:formula="of:=['DS compounding NL'.D8]*(1+['DS compounding NL'.$H$5])^(1)" office:value-type="float" office:value="4594.74267059712" calcext:value-type="float">
            <text:p>4,595</text:p>
          </table:table-cell>
          <table:table-cell table:formula="of:=['DS compounding NL'.C9]/['DS compounding NL'.D9]" office:value-type="float" office:value="3.26065775184164" calcext:value-type="float">
            <text:p>3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DS compounding NL'.B9]*(1+['DS compounding NL'.$H$4])^(1)" office:value-type="float" office:value="77905.7931943202" calcext:value-type="float">
            <text:p>77,906</text:p>
          </table:table-cell>
          <table:table-cell table:formula="of:=['DS compounding NL'.$H$9]*['DS compounding NL'.B10]" office:value-type="float" office:value="15581.158638864" calcext:value-type="float">
            <text:p>15,581</text:p>
          </table:table-cell>
          <table:table-cell table:formula="of:=['DS compounding NL'.D9]*(1+['DS compounding NL'.$H$5])^(1)" office:value-type="float" office:value="4686.63752400906" calcext:value-type="float">
            <text:p>4,687</text:p>
          </table:table-cell>
          <table:table-cell table:formula="of:=['DS compounding NL'.C10]/['DS compounding NL'.D10]" office:value-type="float" office:value="3.32459221756402" calcext:value-type="float">
            <text:p>3.3</text:p>
          </table:table-cell>
          <table:table-cell table:formula="of:=SUM(['DS compounding NL'.E2:.E9])" office:value-type="float" office:value="23.5881591587113" calcext:value-type="float">
            <text:p>23.588159158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DS compounding NL'.B10]*(1+['DS compounding NL'.$H$4])^(1)" office:value-type="float" office:value="81022.024922093" calcext:value-type="float">
            <text:p>81,022</text:p>
          </table:table-cell>
          <table:table-cell table:formula="of:=['DS compounding NL'.$H$9]*['DS compounding NL'.B11]" office:value-type="float" office:value="16204.4049844186" calcext:value-type="float">
            <text:p>16,204</text:p>
          </table:table-cell>
          <table:table-cell table:formula="of:=['DS compounding NL'.D10]*(1+['DS compounding NL'.$H$5])^(1)" office:value-type="float" office:value="4780.37027448924" calcext:value-type="float">
            <text:p>4,780</text:p>
          </table:table-cell>
          <table:table-cell table:formula="of:=['DS compounding NL'.C11]/['DS compounding NL'.D11]" office:value-type="float" office:value="3.38978030026136" calcext:value-type="float">
            <text:p>3.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DS compounding NL'.B11]*(1+['DS compounding NL'.$H$7])^(1)" office:value-type="float" office:value="89124.2274143024" calcext:value-type="float">
            <text:p>89,124</text:p>
          </table:table-cell>
          <table:table-cell table:formula="of:=['DS compounding NL'.$H$9]*['DS compounding NL'.B12]" office:value-type="float" office:value="17824.8454828605" calcext:value-type="float">
            <text:p>17,825</text:p>
          </table:table-cell>
          <table:table-cell table:formula="of:=['DS compounding NL'.D11]*(1+['DS compounding NL'.$H$5])^(1)" office:value-type="float" office:value="4875.97767997903" calcext:value-type="float">
            <text:p>4,876</text:p>
          </table:table-cell>
          <table:table-cell table:formula="of:=['DS compounding NL'.C12]/['DS compounding NL'.D12]" office:value-type="float" office:value="3.65564542185048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DS compounding NL'.B12]*(1+['DS compounding NL'.$H$4])^(1)" office:value-type="float" office:value="92689.1965108745" calcext:value-type="float">
            <text:p>92,689</text:p>
          </table:table-cell>
          <table:table-cell table:formula="of:=['DS compounding NL'.$H$9]*['DS compounding NL'.B13]" office:value-type="float" office:value="18537.8393021749" calcext:value-type="float">
            <text:p>18,538</text:p>
          </table:table-cell>
          <table:table-cell table:formula="of:=['DS compounding NL'.D12]*(1+['DS compounding NL'.$H$5])^(1)" office:value-type="float" office:value="4973.49723357861" calcext:value-type="float">
            <text:p>4,973</text:p>
          </table:table-cell>
          <table:table-cell table:formula="of:=['DS compounding NL'.C13]/['DS compounding NL'.D13]" office:value-type="float" office:value="3.72732474384755" calcext:value-type="float">
            <text:p>3.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'DS compounding NL'.B13]*(1+['DS compounding NL'.$H$4])^(1)" office:value-type="float" office:value="96396.7643713094" calcext:value-type="float">
            <text:p>96,397</text:p>
          </table:table-cell>
          <table:table-cell table:formula="of:=['DS compounding NL'.$H$9]*['DS compounding NL'.B14]" office:value-type="float" office:value="19279.3528742619" calcext:value-type="float">
            <text:p>19,279</text:p>
          </table:table-cell>
          <table:table-cell table:formula="of:=['DS compounding NL'.D13]*(1+['DS compounding NL'.$H$5])^(1)" office:value-type="float" office:value="5072.96717825018" calcext:value-type="float">
            <text:p>5,073</text:p>
          </table:table-cell>
          <table:table-cell table:formula="of:=['DS compounding NL'.C14]/['DS compounding NL'.D14]" office:value-type="float" office:value="3.80040954274652" calcext:value-type="float">
            <text:p>3.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'DS compounding NL'.B14]*(1+['DS compounding NL'.$H$4])^(1)" office:value-type="float" office:value="100252.634946162" calcext:value-type="float">
            <text:p>100,253</text:p>
          </table:table-cell>
          <table:table-cell table:formula="of:=['DS compounding NL'.$H$9]*['DS compounding NL'.B15]" office:value-type="float" office:value="20050.5269892324" calcext:value-type="float">
            <text:p>20,051</text:p>
          </table:table-cell>
          <table:table-cell table:formula="of:=['DS compounding NL'.D14]*(1+['DS compounding NL'.$H$5])^(1)" office:value-type="float" office:value="5174.42652181519" calcext:value-type="float">
            <text:p>5,174</text:p>
          </table:table-cell>
          <table:table-cell table:formula="of:=['DS compounding NL'.C15]/['DS compounding NL'.D15]" office:value-type="float" office:value="3.87492737691802" calcext:value-type="float">
            <text:p>3.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'DS compounding NL'.B15]*(1+['DS compounding NL'.$H$4])^(1)" office:value-type="float" office:value="104262.740344008" calcext:value-type="float">
            <text:p>104,263</text:p>
          </table:table-cell>
          <table:table-cell table:formula="of:=['DS compounding NL'.$H$9]*['DS compounding NL'.B16]" office:value-type="float" office:value="20852.5480688017" calcext:value-type="float">
            <text:p>20,853</text:p>
          </table:table-cell>
          <table:table-cell table:formula="of:=['DS compounding NL'.D15]*(1+['DS compounding NL'.$H$5])^(1)" office:value-type="float" office:value="5277.91505225149" calcext:value-type="float">
            <text:p>5,278</text:p>
          </table:table-cell>
          <table:table-cell table:formula="of:=['DS compounding NL'.C16]/['DS compounding NL'.D16]" office:value-type="float" office:value="3.95090634509288" calcext:value-type="float">
            <text:p>4.0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'DS compounding NL'.B16]*(1+['DS compounding NL'.$H$7])^(1)" office:value-type="float" office:value="114689.014378409" calcext:value-type="float">
            <text:p>114,689</text:p>
          </table:table-cell>
          <table:table-cell table:formula="of:=['DS compounding NL'.$H$9]*['DS compounding NL'.B17]" office:value-type="float" office:value="22937.8028756818" calcext:value-type="float">
            <text:p>22,938</text:p>
          </table:table-cell>
          <table:table-cell table:formula="of:=['DS compounding NL'.D16]*(1+['DS compounding NL'.$H$5])^(1)" office:value-type="float" office:value="5383.47335329652" calcext:value-type="float">
            <text:p>5,383</text:p>
          </table:table-cell>
          <table:table-cell table:formula="of:=['DS compounding NL'.C17]/['DS compounding NL'.D17]" office:value-type="float" office:value="4.26078135255115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'DS compounding NL'.B17]*(1+['DS compounding NL'.$H$4])^(1)" office:value-type="float" office:value="119276.574953545" calcext:value-type="float">
            <text:p>119,277</text:p>
          </table:table-cell>
          <table:table-cell table:formula="of:=['DS compounding NL'.$H$9]*['DS compounding NL'.B18]" office:value-type="float" office:value="23855.3149907091" calcext:value-type="float">
            <text:p>23,855</text:p>
          </table:table-cell>
          <table:table-cell table:formula="of:=['DS compounding NL'.D17]*(1+['DS compounding NL'.$H$5])^(1)" office:value-type="float" office:value="5491.14282036245" calcext:value-type="float">
            <text:p>5,491</text:p>
          </table:table-cell>
          <table:table-cell table:formula="of:=['DS compounding NL'.C18]/['DS compounding NL'.D18]" office:value-type="float" office:value="4.34432608495411" calcext:value-type="float">
            <text:p>4.3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'DS compounding NL'.B18]*(1+['DS compounding NL'.$H$4])^(1)" office:value-type="float" office:value="124047.637951687" calcext:value-type="float">
            <text:p>124,048</text:p>
          </table:table-cell>
          <table:table-cell table:formula="of:=['DS compounding NL'.$H$9]*['DS compounding NL'.B19]" office:value-type="float" office:value="24809.5275903375" calcext:value-type="float">
            <text:p>24,810</text:p>
          </table:table-cell>
          <table:table-cell table:formula="of:=['DS compounding NL'.D18]*(1+['DS compounding NL'.$H$5])^(1)" office:value-type="float" office:value="5600.9656767697" calcext:value-type="float">
            <text:p>5,601</text:p>
          </table:table-cell>
          <table:table-cell table:formula="of:=['DS compounding NL'.C19]/['DS compounding NL'.D19]" office:value-type="float" office:value="4.42950894936498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'DS compounding NL'.B19]*(1+['DS compounding NL'.$H$4])^(1)" office:value-type="float" office:value="129009.543469755" calcext:value-type="float">
            <text:p>129,010</text:p>
          </table:table-cell>
          <table:table-cell table:formula="of:=['DS compounding NL'.$H$9]*['DS compounding NL'.B20]" office:value-type="float" office:value="25801.908693951" calcext:value-type="float">
            <text:p>25,802</text:p>
          </table:table-cell>
          <table:table-cell table:formula="of:=['DS compounding NL'.D19]*(1+['DS compounding NL'.$H$5])^(1)" office:value-type="float" office:value="5712.98499030509" calcext:value-type="float">
            <text:p>5,713</text:p>
          </table:table-cell>
          <table:table-cell table:formula="of:=['DS compounding NL'.C20]/['DS compounding NL'.D20]" office:value-type="float" office:value="4.51636206601919" calcext:value-type="float">
            <text:p>4.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'DS compounding NL'.B20]*(1+['DS compounding NL'.$H$4])^(1)" office:value-type="float" office:value="134169.925208545" calcext:value-type="float">
            <text:p>134,170</text:p>
          </table:table-cell>
          <table:table-cell table:formula="of:=['DS compounding NL'.$H$9]*['DS compounding NL'.B21]" office:value-type="float" office:value="26833.985041709" calcext:value-type="float">
            <text:p>26,834</text:p>
          </table:table-cell>
          <table:table-cell table:formula="of:=['DS compounding NL'.D20]*(1+['DS compounding NL'.$H$5])^(1)" office:value-type="float" office:value="5827.2446901112" calcext:value-type="float">
            <text:p>5,827</text:p>
          </table:table-cell>
          <table:table-cell table:formula="of:=['DS compounding NL'.C21]/['DS compounding NL'.D21]" office:value-type="float" office:value="4.60491818496075" calcext:value-type="float">
            <text:p>4.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'DS compounding NL'.B21]*(1+['DS compounding NL'.$H$7])^(1)" office:value-type="float" office:value="147586.9177294" calcext:value-type="float">
            <text:p>147,587</text:p>
          </table:table-cell>
          <table:table-cell table:formula="of:=['DS compounding NL'.$H$9]*['DS compounding NL'.B22]" office:value-type="float" office:value="29517.3835458799" calcext:value-type="float">
            <text:p>29,517</text:p>
          </table:table-cell>
          <table:table-cell table:formula="of:=['DS compounding NL'.D21]*(1+['DS compounding NL'.$H$5])^(1)" office:value-type="float" office:value="5943.78958391342" calcext:value-type="float">
            <text:p>5,944</text:p>
          </table:table-cell>
          <table:table-cell table:formula="of:=['DS compounding NL'.C22]/['DS compounding NL'.D22]" office:value-type="float" office:value="4.96608823868316" calcext:value-type="float">
            <text:p>5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'DS compounding NL'.B22]*(1+['DS compounding NL'.$H$4])^(1)" office:value-type="float" office:value="153490.394438576" calcext:value-type="float">
            <text:p>153,490</text:p>
          </table:table-cell>
          <table:table-cell table:formula="of:=['DS compounding NL'.$H$9]*['DS compounding NL'.B23]" office:value-type="float" office:value="30698.0788877151" calcext:value-type="float">
            <text:p>30,698</text:p>
          </table:table-cell>
          <table:table-cell table:formula="of:=['DS compounding NL'.D22]*(1+['DS compounding NL'.$H$5])^(1)" office:value-type="float" office:value="6062.66537559169" calcext:value-type="float">
            <text:p>6,063</text:p>
          </table:table-cell>
          <table:table-cell table:formula="of:=['DS compounding NL'.C23]/['DS compounding NL'.D23]" office:value-type="float" office:value="5.06346251787303" calcext:value-type="float">
            <text:p>5.1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'DS compounding NL'.B23]*(1+['DS compounding NL'.$H$4])^(1)" office:value-type="float" office:value="159630.010216119" calcext:value-type="float">
            <text:p>159,630</text:p>
          </table:table-cell>
          <table:table-cell table:formula="of:=['DS compounding NL'.$H$9]*['DS compounding NL'.B24]" office:value-type="float" office:value="31926.0020432237" calcext:value-type="float">
            <text:p>31,926</text:p>
          </table:table-cell>
          <table:table-cell table:formula="of:=['DS compounding NL'.D23]*(1+['DS compounding NL'.$H$5])^(1)" office:value-type="float" office:value="6183.91868310352" calcext:value-type="float">
            <text:p>6,184</text:p>
          </table:table-cell>
          <table:table-cell table:formula="of:=['DS compounding NL'.C24]/['DS compounding NL'.D24]" office:value-type="float" office:value="5.16274609665485" calcext:value-type="float">
            <text:p>5.2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'DS compounding NL'.B24]*(1+['DS compounding NL'.$H$4])^(1)" office:value-type="float" office:value="166015.210624763" calcext:value-type="float">
            <text:p>166,015</text:p>
          </table:table-cell>
          <table:table-cell table:formula="of:=['DS compounding NL'.$H$9]*['DS compounding NL'.B25]" office:value-type="float" office:value="33203.0421249527" calcext:value-type="float">
            <text:p>33,203</text:p>
          </table:table-cell>
          <table:table-cell table:formula="of:=['DS compounding NL'.D24]*(1+['DS compounding NL'.$H$5])^(1)" office:value-type="float" office:value="6307.59705676559" calcext:value-type="float">
            <text:p>6,308</text:p>
          </table:table-cell>
          <table:table-cell table:formula="of:=['DS compounding NL'.C25]/['DS compounding NL'.D25]" office:value-type="float" office:value="5.26397641227553" calcext:value-type="float">
            <text:p>5.3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'DS compounding NL'.B25]*(1+['DS compounding NL'.$H$4])^(1)" office:value-type="float" office:value="172655.819049754" calcext:value-type="float">
            <text:p>172,656</text:p>
          </table:table-cell>
          <table:table-cell table:formula="of:=['DS compounding NL'.$H$9]*['DS compounding NL'.B26]" office:value-type="float" office:value="34531.1638099508" calcext:value-type="float">
            <text:p>34,531</text:p>
          </table:table-cell>
          <table:table-cell table:formula="of:=['DS compounding NL'.D25]*(1+['DS compounding NL'.$H$5])^(1)" office:value-type="float" office:value="6433.74899790091" calcext:value-type="float">
            <text:p>6,434</text:p>
          </table:table-cell>
          <table:table-cell table:formula="of:=['DS compounding NL'.C26]/['DS compounding NL'.D26]" office:value-type="float" office:value="5.36719163604564" calcext:value-type="float">
            <text:p>5.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'DS compounding NL'.B26]*(1+['DS compounding NL'.$H$7])^(1)" office:value-type="float" office:value="189921.400954729" calcext:value-type="float">
            <text:p>189,921</text:p>
          </table:table-cell>
          <table:table-cell table:formula="of:=['DS compounding NL'.$H$9]*['DS compounding NL'.B27]" office:value-type="float" office:value="37984.2801909458" calcext:value-type="float">
            <text:p>37,984</text:p>
          </table:table-cell>
          <table:table-cell table:formula="of:=['DS compounding NL'.D26]*(1+['DS compounding NL'.$H$5])^(1)" office:value-type="float" office:value="6562.42397785892" calcext:value-type="float">
            <text:p>6,562</text:p>
          </table:table-cell>
          <table:table-cell table:formula="of:=['DS compounding NL'.C27]/['DS compounding NL'.D27]" office:value-type="float" office:value="5.78814784279432" calcext:value-type="float">
            <text:p>5.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'DS compounding NL'.B27]*(1+['DS compounding NL'.$H$4])^(1)" office:value-type="float" office:value="197518.256992918" calcext:value-type="float">
            <text:p>197,518</text:p>
          </table:table-cell>
          <table:table-cell table:formula="of:=['DS compounding NL'.$H$9]*['DS compounding NL'.B28]" office:value-type="float" office:value="39503.6513985837" calcext:value-type="float">
            <text:p>39,504</text:p>
          </table:table-cell>
          <table:table-cell table:formula="of:=['DS compounding NL'.D27]*(1+['DS compounding NL'.$H$5])^(1)" office:value-type="float" office:value="6693.6724574161" calcext:value-type="float">
            <text:p>6,694</text:p>
          </table:table-cell>
          <table:table-cell table:formula="of:=['DS compounding NL'.C28]/['DS compounding NL'.D28]" office:value-type="float" office:value="5.90164093775107" calcext:value-type="float">
            <text:p>5.9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'DS compounding NL'.B28]*(1+['DS compounding NL'.$H$4])^(1)" office:value-type="float" office:value="205418.987272635" calcext:value-type="float">
            <text:p>205,419</text:p>
          </table:table-cell>
          <table:table-cell table:formula="of:=['DS compounding NL'.$H$9]*['DS compounding NL'.B29]" office:value-type="float" office:value="41083.797454527" calcext:value-type="float">
            <text:p>41,084</text:p>
          </table:table-cell>
          <table:table-cell table:formula="of:=['DS compounding NL'.D28]*(1+['DS compounding NL'.$H$5])^(1)" office:value-type="float" office:value="6827.54590656442" calcext:value-type="float">
            <text:p>6,828</text:p>
          </table:table-cell>
          <table:table-cell table:formula="of:=['DS compounding NL'.C29]/['DS compounding NL'.D29]" office:value-type="float" office:value="6.0173593875109" calcext:value-type="float">
            <text:p>6.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'DS compounding NL'.B29]*(1+['DS compounding NL'.$H$4])^(1)" office:value-type="float" office:value="213635.746763541" calcext:value-type="float">
            <text:p>213,636</text:p>
          </table:table-cell>
          <table:table-cell table:formula="of:=['DS compounding NL'.$H$9]*['DS compounding NL'.B30]" office:value-type="float" office:value="42727.1493527081" calcext:value-type="float">
            <text:p>42,727</text:p>
          </table:table-cell>
          <table:table-cell table:formula="of:=['DS compounding NL'.D29]*(1+['DS compounding NL'.$H$5])^(1)" office:value-type="float" office:value="6964.09682469571" calcext:value-type="float">
            <text:p>6,964</text:p>
          </table:table-cell>
          <table:table-cell table:formula="of:=['DS compounding NL'.C30]/['DS compounding NL'.D30]" office:value-type="float" office:value="6.1353468264817" calcext:value-type="float">
            <text:p>6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'DS compounding NL'.B30]*(1+['DS compounding NL'.$H$4])^(1)" office:value-type="float" office:value="222181.176634082" calcext:value-type="float">
            <text:p>222,181</text:p>
          </table:table-cell>
          <table:table-cell table:formula="of:=['DS compounding NL'.$H$9]*['DS compounding NL'.B31]" office:value-type="float" office:value="44436.2353268164" calcext:value-type="float">
            <text:p>44,436</text:p>
          </table:table-cell>
          <table:table-cell table:formula="of:=['DS compounding NL'.D30]*(1+['DS compounding NL'.$H$5])^(1)" office:value-type="float" office:value="7103.37876118963" calcext:value-type="float">
            <text:p>7,103</text:p>
          </table:table-cell>
          <table:table-cell table:formula="of:=['DS compounding NL'.C31]/['DS compounding NL'.D31]" office:value-type="float" office:value="6.25564774464801" calcext:value-type="float">
            <text:p>6.3</text:p>
          </table:table-cell>
          <table:table-cell table:formula="of:=SUM(['DS compounding NL'.E2:.E30])" office:value-type="float" office:value="121.133601640913" calcext:value-type="float">
            <text:p>121.133601640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'DS compounding NL'.B31]*(1+['DS compounding NL'.$H$7])^(1)" office:value-type="float" office:value="244399.29429749" calcext:value-type="float">
            <text:p>244,399</text:p>
          </table:table-cell>
          <table:table-cell table:formula="of:=['DS compounding NL'.$H$9]*['DS compounding NL'.B32]" office:value-type="float" office:value="48879.8588594981" calcext:value-type="float">
            <text:p>48,880</text:p>
          </table:table-cell>
          <table:table-cell table:formula="of:=['DS compounding NL'.D31]*(1+['DS compounding NL'.$H$5])^(1)" office:value-type="float" office:value="7245.44633641342" calcext:value-type="float">
            <text:p>7,245</text:p>
          </table:table-cell>
          <table:table-cell table:formula="of:=['DS compounding NL'.C32]/['DS compounding NL'.D32]" office:value-type="float" office:value="6.74628678344393" calcext:value-type="float">
            <text:p>6.7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'DS compounding NL'.B32]*(1+['DS compounding NL'.$H$4])^(1)" office:value-type="float" office:value="254175.26606939" calcext:value-type="float">
            <text:p>254,175</text:p>
          </table:table-cell>
          <table:table-cell table:formula="of:=['DS compounding NL'.$H$9]*['DS compounding NL'.B33]" office:value-type="float" office:value="50835.053213878" calcext:value-type="float">
            <text:p>50,835</text:p>
          </table:table-cell>
          <table:table-cell table:formula="of:=['DS compounding NL'.D32]*(1+['DS compounding NL'.$H$5])^(1)" office:value-type="float" office:value="7390.35526314169" calcext:value-type="float">
            <text:p>7,390</text:p>
          </table:table-cell>
          <table:table-cell table:formula="of:=['DS compounding NL'.C33]/['DS compounding NL'.D33]" office:value-type="float" office:value="6.87856691645264" calcext:value-type="float">
            <text:p>6.9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'DS compounding NL'.B33]*(1+['DS compounding NL'.$H$4])^(1)" office:value-type="float" office:value="264342.276712166" calcext:value-type="float">
            <text:p>264,342</text:p>
          </table:table-cell>
          <table:table-cell table:formula="of:=['DS compounding NL'.$H$9]*['DS compounding NL'.B34]" office:value-type="float" office:value="52868.4553424331" calcext:value-type="float">
            <text:p>52,868</text:p>
          </table:table-cell>
          <table:table-cell table:formula="of:=['DS compounding NL'.D33]*(1+['DS compounding NL'.$H$5])^(1)" office:value-type="float" office:value="7538.16236840452" calcext:value-type="float">
            <text:p>7,538</text:p>
          </table:table-cell>
          <table:table-cell table:formula="of:=['DS compounding NL'.C34]/['DS compounding NL'.D34]" office:value-type="float" office:value="7.01344077755955" calcext:value-type="float">
            <text:p>7.0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'DS compounding NL'.B34]*(1+['DS compounding NL'.$H$4])^(1)" office:value-type="float" office:value="274915.967780652" calcext:value-type="float">
            <text:p>274,916</text:p>
          </table:table-cell>
          <table:table-cell table:formula="of:=['DS compounding NL'.$H$9]*['DS compounding NL'.B35]" office:value-type="float" office:value="54983.1935561305" calcext:value-type="float">
            <text:p>54,983</text:p>
          </table:table-cell>
          <table:table-cell table:formula="of:=['DS compounding NL'.D34]*(1+['DS compounding NL'.$H$5])^(1)" office:value-type="float" office:value="7688.92561577261" calcext:value-type="float">
            <text:p>7,689</text:p>
          </table:table-cell>
          <table:table-cell table:formula="of:=['DS compounding NL'.C35]/['DS compounding NL'.D35]" office:value-type="float" office:value="7.15095922417836" calcext:value-type="float">
            <text:p>7.2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'DS compounding NL'.B35]*(1+['DS compounding NL'.$H$4])^(1)" office:value-type="float" office:value="285912.606491878" calcext:value-type="float">
            <text:p>285,913</text:p>
          </table:table-cell>
          <table:table-cell table:formula="of:=['DS compounding NL'.$H$9]*['DS compounding NL'.B36]" office:value-type="float" office:value="57182.5212983757" calcext:value-type="float">
            <text:p>57,183</text:p>
          </table:table-cell>
          <table:table-cell table:formula="of:=['DS compounding NL'.D35]*(1+['DS compounding NL'.$H$5])^(1)" office:value-type="float" office:value="7842.70412808807" calcext:value-type="float">
            <text:p>7,843</text:p>
          </table:table-cell>
          <table:table-cell table:formula="of:=['DS compounding NL'.C36]/['DS compounding NL'.D36]" office:value-type="float" office:value="7.29117411092696" calcext:value-type="float">
            <text:p>7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'DS compounding NL'.B36]*(1+['DS compounding NL'.$H$4])^(1)" office:value-type="float" office:value="297349.110751554" calcext:value-type="float">
            <text:p>297,349</text:p>
          </table:table-cell>
          <table:table-cell table:formula="of:=['DS compounding NL'.$H$9]*['DS compounding NL'.B37]" office:value-type="float" office:value="59469.8221503107" calcext:value-type="float">
            <text:p>59,470</text:p>
          </table:table-cell>
          <table:table-cell table:formula="of:=['DS compounding NL'.D36]*(1+['DS compounding NL'.$H$5])^(1)" office:value-type="float" office:value="7999.55821064983" calcext:value-type="float">
            <text:p>8,000</text:p>
          </table:table-cell>
          <table:table-cell table:formula="of:=['DS compounding NL'.C37]/['DS compounding NL'.D37]" office:value-type="float" office:value="7.43413830918043" calcext:value-type="float">
            <text:p>7.4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'DS compounding NL'.B37]*(1+['DS compounding NL'.$H$7])^(1)" office:value-type="float" office:value="327084.021826709" calcext:value-type="float">
            <text:p>327,084</text:p>
          </table:table-cell>
          <table:table-cell table:formula="of:=['DS compounding NL'.$H$9]*['DS compounding NL'.B38]" office:value-type="float" office:value="65416.8043653418" calcext:value-type="float">
            <text:p>65,417</text:p>
          </table:table-cell>
          <table:table-cell table:formula="of:=['DS compounding NL'.D37]*(1+['DS compounding NL'.$H$5])^(1)" office:value-type="float" office:value="8159.54937486282" calcext:value-type="float">
            <text:p>8,160</text:p>
          </table:table-cell>
          <table:table-cell table:formula="of:=['DS compounding NL'.C38]/['DS compounding NL'.D38]" office:value-type="float" office:value="8.0172079804887" calcext:value-type="float">
            <text:p>8.0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'DS compounding NL'.B38]*(1+['DS compounding NL'.$H$4])^(1)" office:value-type="float" office:value="340167.382699777" calcext:value-type="float">
            <text:p>340,167</text:p>
          </table:table-cell>
          <table:table-cell table:formula="of:=['DS compounding NL'.$H$9]*['DS compounding NL'.B39]" office:value-type="float" office:value="68033.4765399555" calcext:value-type="float">
            <text:p>68,033</text:p>
          </table:table-cell>
          <table:table-cell table:formula="of:=['DS compounding NL'.D38]*(1+['DS compounding NL'.$H$5])^(1)" office:value-type="float" office:value="8322.74036236008" calcext:value-type="float">
            <text:p>8,323</text:p>
          </table:table-cell>
          <table:table-cell table:formula="of:=['DS compounding NL'.C39]/['DS compounding NL'.D39]" office:value-type="float" office:value="8.17440813696887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'DS compounding NL'.B39]*(1+['DS compounding NL'.$H$4])^(1)" office:value-type="float" office:value="353774.078007768" calcext:value-type="float">
            <text:p>353,774</text:p>
          </table:table-cell>
          <table:table-cell table:formula="of:=['DS compounding NL'.$H$9]*['DS compounding NL'.B40]" office:value-type="float" office:value="70754.8156015537" calcext:value-type="float">
            <text:p>70,755</text:p>
          </table:table-cell>
          <table:table-cell table:formula="of:=['DS compounding NL'.D39]*(1+['DS compounding NL'.$H$5])^(1)" office:value-type="float" office:value="8489.19516960728" calcext:value-type="float">
            <text:p>8,489</text:p>
          </table:table-cell>
          <table:table-cell table:formula="of:=['DS compounding NL'.C40]/['DS compounding NL'.D40]" office:value-type="float" office:value="8.33469064945846" calcext:value-type="float">
            <text:p>8.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'DS compounding NL'.B40]*(1+['DS compounding NL'.$H$4])^(1)" office:value-type="float" office:value="367925.041128079" calcext:value-type="float">
            <text:p>367,925</text:p>
          </table:table-cell>
          <table:table-cell table:formula="of:=['DS compounding NL'.$H$9]*['DS compounding NL'.B41]" office:value-type="float" office:value="73585.0082256159" calcext:value-type="float">
            <text:p>73,585</text:p>
          </table:table-cell>
          <table:table-cell table:formula="of:=['DS compounding NL'.D40]*(1+['DS compounding NL'.$H$5])^(1)" office:value-type="float" office:value="8658.97907299943" calcext:value-type="float">
            <text:p>8,659</text:p>
          </table:table-cell>
          <table:table-cell table:formula="of:=['DS compounding NL'.C41]/['DS compounding NL'.D41]" office:value-type="float" office:value="8.49811595631058" calcext:value-type="float">
            <text:p>8.5</text:p>
          </table:table-cell>
          <table:table-cell table:number-columns-repeated="3"/>
        </table:table-row>
        <table:table-row table:style-name="ro2">
          <table:table-cell/>
          <table:table-cell table:formula="of:=AVERAGE(['DS compounding NL'.B2:.B41])" office:value-type="float" office:value="165216.179810405" calcext:value-type="float">
            <text:p>165,216</text:p>
          </table:table-cell>
          <table:table-cell/>
          <table:table-cell table:style-name="ce5"/>
          <table:table-cell table:formula="of:=SUM(['DS compounding NL'.E2:.E41])" office:value-type="float" office:value="202.928238230529" calcext:value-type="float">
            <text:p>202.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DS compounding US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2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'DS compounding US'.$H$9]*['DS compounding US'.B2]" office:value-type="float" office:value="26000" calcext:value-type="float">
            <text:p>26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'DS compounding US'.C2]/['DS compounding US'.D2]" office:value-type="float" office:value="6.5" calcext:value-type="float">
            <text:p>6.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DS compounding US'.B2]*(1+['DS compounding US'.$H$4])^(1)" office:value-type="float" office:value="135200" calcext:value-type="float">
            <text:p>135,200</text:p>
          </table:table-cell>
          <table:table-cell table:formula="of:=['DS compounding US'.$H$9]*['DS compounding US'.B3]" office:value-type="float" office:value="27040" calcext:value-type="float">
            <text:p>27,040</text:p>
          </table:table-cell>
          <table:table-cell table:formula="of:=['DS compounding US'.D2]*(1+['DS compounding US'.$H$5])^(1)" office:value-type="float" office:value="4080" calcext:value-type="float">
            <text:p>4,080</text:p>
          </table:table-cell>
          <table:table-cell table:formula="of:=['DS compounding US'.C3]/['DS compounding US'.D3]" office:value-type="float" office:value="6.62745098039216" calcext:value-type="float">
            <text:p>6.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DS compounding US'.B3]*(1+['DS compounding US'.$H$4])^(1)" office:value-type="float" office:value="140608" calcext:value-type="float">
            <text:p>140,608</text:p>
          </table:table-cell>
          <table:table-cell table:formula="of:=['DS compounding US'.$H$9]*['DS compounding US'.B4]" office:value-type="float" office:value="28121.6" calcext:value-type="float">
            <text:p>28,122</text:p>
          </table:table-cell>
          <table:table-cell table:formula="of:=['DS compounding US'.D3]*(1+['DS compounding US'.$H$5])^(1)" office:value-type="float" office:value="4161.6" calcext:value-type="float">
            <text:p>4,162</text:p>
          </table:table-cell>
          <table:table-cell table:formula="of:=['DS compounding US'.C4]/['DS compounding US'.D4]" office:value-type="float" office:value="6.75740099961553" calcext:value-type="float">
            <text:p>6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DS compounding US'.B4]*(1+['DS compounding US'.$H$4])^(1)" office:value-type="float" office:value="146232.32" calcext:value-type="float">
            <text:p>146,232</text:p>
          </table:table-cell>
          <table:table-cell table:formula="of:=['DS compounding US'.$H$9]*['DS compounding US'.B5]" office:value-type="float" office:value="29246.464" calcext:value-type="float">
            <text:p>29,246</text:p>
          </table:table-cell>
          <table:table-cell table:formula="of:=['DS compounding US'.D4]*(1+['DS compounding US'.$H$5])^(1)" office:value-type="float" office:value="4244.832" calcext:value-type="float">
            <text:p>4,245</text:p>
          </table:table-cell>
          <table:table-cell table:formula="of:=['DS compounding US'.C5]/['DS compounding US'.D5]" office:value-type="float" office:value="6.88989905843152" calcext:value-type="float">
            <text:p>6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DS compounding US'.B5]*(1+['DS compounding US'.$H$4])^(1)" office:value-type="float" office:value="152081.6128" calcext:value-type="float">
            <text:p>152,082</text:p>
          </table:table-cell>
          <table:table-cell table:formula="of:=['DS compounding US'.$H$9]*['DS compounding US'.B6]" office:value-type="float" office:value="30416.32256" calcext:value-type="float">
            <text:p>30,416</text:p>
          </table:table-cell>
          <table:table-cell table:formula="of:=['DS compounding US'.D5]*(1+['DS compounding US'.$H$5])^(1)" office:value-type="float" office:value="4329.72864" calcext:value-type="float">
            <text:p>4,330</text:p>
          </table:table-cell>
          <table:table-cell table:formula="of:=['DS compounding US'.C6]/['DS compounding US'.D6]" office:value-type="float" office:value="7.02499511840077" calcext:value-type="float">
            <text:p>7.0</text:p>
          </table:table-cell>
          <table:table-cell table:number-columns-repeated="3"/>
        </table:table-row>
        <table:table-row table:style-name="ro13">
          <table:table-cell office:value-type="float" office:value="6" calcext:value-type="float">
            <text:p>6</text:p>
          </table:table-cell>
          <table:table-cell table:formula="of:=['DS compounding US'.B6]*(1+['DS compounding US'.$H$7])^(1)" office:value-type="float" office:value="167289.77408" calcext:value-type="float">
            <text:p>167,290</text:p>
          </table:table-cell>
          <table:table-cell table:formula="of:=['DS compounding US'.$H$9]*['DS compounding US'.B7]" office:value-type="float" office:value="33457.954816" calcext:value-type="float">
            <text:p>33,458</text:p>
          </table:table-cell>
          <table:table-cell table:formula="of:=['DS compounding US'.D6]*(1+['DS compounding US'.$H$5])^(1)" office:value-type="float" office:value="4416.3232128" calcext:value-type="float">
            <text:p>4,416</text:p>
          </table:table-cell>
          <table:table-cell table:formula="of:=['DS compounding US'.C7]/['DS compounding US'.D7]" office:value-type="float" office:value="7.57597512768711" calcext:value-type="float">
            <text:p>7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DS compounding US'.B7]*(1+['DS compounding US'.$H$4])^(1)" office:value-type="float" office:value="173981.3650432" calcext:value-type="float">
            <text:p>173,981</text:p>
          </table:table-cell>
          <table:table-cell table:formula="of:=['DS compounding US'.$H$9]*['DS compounding US'.B8]" office:value-type="float" office:value="34796.27300864" calcext:value-type="float">
            <text:p>34,796</text:p>
          </table:table-cell>
          <table:table-cell table:formula="of:=['DS compounding US'.D7]*(1+['DS compounding US'.$H$5])^(1)" office:value-type="float" office:value="4504.649677056" calcext:value-type="float">
            <text:p>4,505</text:p>
          </table:table-cell>
          <table:table-cell table:formula="of:=['DS compounding US'.C8]/['DS compounding US'.D8]" office:value-type="float" office:value="7.72452365960254" calcext:value-type="float">
            <text:p>7.7</text:p>
          </table:table-cell>
          <table:table-cell table:number-columns-repeated="3"/>
        </table:table-row>
        <table:table-row table:style-name="ro13">
          <table:table-cell office:value-type="float" office:value="8" calcext:value-type="float">
            <text:p>8</text:p>
          </table:table-cell>
          <table:table-cell table:formula="of:=['DS compounding US'.B8]*(1+['DS compounding US'.$H$4])^(1)" office:value-type="float" office:value="180940.619644928" calcext:value-type="float">
            <text:p>180,941</text:p>
          </table:table-cell>
          <table:table-cell table:formula="of:=['DS compounding US'.$H$9]*['DS compounding US'.B9]" office:value-type="float" office:value="36188.1239289856" calcext:value-type="float">
            <text:p>36,188</text:p>
          </table:table-cell>
          <table:table-cell table:formula="of:=['DS compounding US'.D8]*(1+['DS compounding US'.$H$5])^(1)" office:value-type="float" office:value="4594.74267059712" calcext:value-type="float">
            <text:p>4,595</text:p>
          </table:table-cell>
          <table:table-cell table:formula="of:=['DS compounding US'.C9]/['DS compounding US'.D9]" office:value-type="float" office:value="7.87598490783004" calcext:value-type="float">
            <text:p>7.9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DS compounding US'.B9]*(1+['DS compounding US'.$H$4])^(1)" office:value-type="float" office:value="188178.244430725" calcext:value-type="float">
            <text:p>188,178</text:p>
          </table:table-cell>
          <table:table-cell table:formula="of:=['DS compounding US'.$H$9]*['DS compounding US'.B10]" office:value-type="float" office:value="37635.648886145" calcext:value-type="float">
            <text:p>37,636</text:p>
          </table:table-cell>
          <table:table-cell table:formula="of:=['DS compounding US'.D9]*(1+['DS compounding US'.$H$5])^(1)" office:value-type="float" office:value="4686.63752400906" calcext:value-type="float">
            <text:p>4,687</text:p>
          </table:table-cell>
          <table:table-cell table:formula="of:=['DS compounding US'.C10]/['DS compounding US'.D10]" office:value-type="float" office:value="8.03041598445416" calcext:value-type="float">
            <text:p>8.0</text:p>
          </table:table-cell>
          <table:table-cell table:formula="of:=SUM(['DS compounding US'.E2:.E9])" office:value-type="float" office:value="56.9762298519597" calcext:value-type="float">
            <text:p>56.97622985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DS compounding US'.B10]*(1+['DS compounding US'.$H$4])^(1)" office:value-type="float" office:value="195705.374207954" calcext:value-type="float">
            <text:p>195,705</text:p>
          </table:table-cell>
          <table:table-cell table:formula="of:=['DS compounding US'.$H$9]*['DS compounding US'.B11]" office:value-type="float" office:value="39141.0748415908" calcext:value-type="float">
            <text:p>39,141</text:p>
          </table:table-cell>
          <table:table-cell table:formula="of:=['DS compounding US'.D10]*(1+['DS compounding US'.$H$5])^(1)" office:value-type="float" office:value="4780.37027448924" calcext:value-type="float">
            <text:p>4,780</text:p>
          </table:table-cell>
          <table:table-cell table:formula="of:=['DS compounding US'.C11]/['DS compounding US'.D11]" office:value-type="float" office:value="8.18787512140424" calcext:value-type="float">
            <text:p>8.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DS compounding US'.B11]*(1+['DS compounding US'.$H$7])^(1)" office:value-type="float" office:value="215275.91162875" calcext:value-type="float">
            <text:p>215,276</text:p>
          </table:table-cell>
          <table:table-cell table:formula="of:=['DS compounding US'.$H$9]*['DS compounding US'.B12]" office:value-type="float" office:value="43055.1823257499" calcext:value-type="float">
            <text:p>43,055</text:p>
          </table:table-cell>
          <table:table-cell table:formula="of:=['DS compounding US'.D11]*(1+['DS compounding US'.$H$5])^(1)" office:value-type="float" office:value="4875.97767997903" calcext:value-type="float">
            <text:p>4,876</text:p>
          </table:table-cell>
          <table:table-cell table:formula="of:=['DS compounding US'.C12]/['DS compounding US'.D12]" office:value-type="float" office:value="8.83006140543594" calcext:value-type="float">
            <text:p>8.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DS compounding US'.B12]*(1+['DS compounding US'.$H$4])^(1)" office:value-type="float" office:value="223886.948093899" calcext:value-type="float">
            <text:p>223,887</text:p>
          </table:table-cell>
          <table:table-cell table:formula="of:=['DS compounding US'.$H$9]*['DS compounding US'.B13]" office:value-type="float" office:value="44777.3896187799" calcext:value-type="float">
            <text:p>44,777</text:p>
          </table:table-cell>
          <table:table-cell table:formula="of:=['DS compounding US'.D12]*(1+['DS compounding US'.$H$5])^(1)" office:value-type="float" office:value="4973.49723357861" calcext:value-type="float">
            <text:p>4,973</text:p>
          </table:table-cell>
          <table:table-cell table:formula="of:=['DS compounding US'.C13]/['DS compounding US'.D13]" office:value-type="float" office:value="9.00319986436606" calcext:value-type="float">
            <text:p>9.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'DS compounding US'.B13]*(1+['DS compounding US'.$H$4])^(1)" office:value-type="float" office:value="232842.426017656" calcext:value-type="float">
            <text:p>232,842</text:p>
          </table:table-cell>
          <table:table-cell table:formula="of:=['DS compounding US'.$H$9]*['DS compounding US'.B14]" office:value-type="float" office:value="46568.4852035311" calcext:value-type="float">
            <text:p>46,568</text:p>
          </table:table-cell>
          <table:table-cell table:formula="of:=['DS compounding US'.D13]*(1+['DS compounding US'.$H$5])^(1)" office:value-type="float" office:value="5072.96717825018" calcext:value-type="float">
            <text:p>5,073</text:p>
          </table:table-cell>
          <table:table-cell table:formula="of:=['DS compounding US'.C14]/['DS compounding US'.D14]" office:value-type="float" office:value="9.1797331950399" calcext:value-type="float">
            <text:p>9.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'DS compounding US'.B14]*(1+['DS compounding US'.$H$4])^(1)" office:value-type="float" office:value="242156.123058362" calcext:value-type="float">
            <text:p>242,156</text:p>
          </table:table-cell>
          <table:table-cell table:formula="of:=['DS compounding US'.$H$9]*['DS compounding US'.B15]" office:value-type="float" office:value="48431.2246116724" calcext:value-type="float">
            <text:p>48,431</text:p>
          </table:table-cell>
          <table:table-cell table:formula="of:=['DS compounding US'.D14]*(1+['DS compounding US'.$H$5])^(1)" office:value-type="float" office:value="5174.42652181519" calcext:value-type="float">
            <text:p>5,174</text:p>
          </table:table-cell>
          <table:table-cell table:formula="of:=['DS compounding US'.C15]/['DS compounding US'.D15]" office:value-type="float" office:value="9.3597279635701" calcext:value-type="float">
            <text:p>9.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'DS compounding US'.B15]*(1+['DS compounding US'.$H$4])^(1)" office:value-type="float" office:value="251842.367980696" calcext:value-type="float">
            <text:p>251,842</text:p>
          </table:table-cell>
          <table:table-cell table:formula="of:=['DS compounding US'.$H$9]*['DS compounding US'.B16]" office:value-type="float" office:value="50368.4735961393" calcext:value-type="float">
            <text:p>50,368</text:p>
          </table:table-cell>
          <table:table-cell table:formula="of:=['DS compounding US'.D15]*(1+['DS compounding US'.$H$5])^(1)" office:value-type="float" office:value="5277.91505225149" calcext:value-type="float">
            <text:p>5,278</text:p>
          </table:table-cell>
          <table:table-cell table:formula="of:=['DS compounding US'.C16]/['DS compounding US'.D16]" office:value-type="float" office:value="9.54325204128716" calcext:value-type="float">
            <text:p>9.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'DS compounding US'.B16]*(1+['DS compounding US'.$H$7])^(1)" office:value-type="float" office:value="277026.604778766" calcext:value-type="float">
            <text:p>277,027</text:p>
          </table:table-cell>
          <table:table-cell table:formula="of:=['DS compounding US'.$H$9]*['DS compounding US'.B17]" office:value-type="float" office:value="55405.3209557532" calcext:value-type="float">
            <text:p>55,405</text:p>
          </table:table-cell>
          <table:table-cell table:formula="of:=['DS compounding US'.D16]*(1+['DS compounding US'.$H$5])^(1)" office:value-type="float" office:value="5383.47335329652" calcext:value-type="float">
            <text:p>5,383</text:p>
          </table:table-cell>
          <table:table-cell table:formula="of:=['DS compounding US'.C17]/['DS compounding US'.D17]" office:value-type="float" office:value="10.2917423974665" calcext:value-type="float">
            <text:p>10.3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'DS compounding US'.B17]*(1+['DS compounding US'.$H$4])^(1)" office:value-type="float" office:value="288107.668969916" calcext:value-type="float">
            <text:p>288,108</text:p>
          </table:table-cell>
          <table:table-cell table:formula="of:=['DS compounding US'.$H$9]*['DS compounding US'.B18]" office:value-type="float" office:value="57621.5337939833" calcext:value-type="float">
            <text:p>57,622</text:p>
          </table:table-cell>
          <table:table-cell table:formula="of:=['DS compounding US'.D17]*(1+['DS compounding US'.$H$5])^(1)" office:value-type="float" office:value="5491.14282036245" calcext:value-type="float">
            <text:p>5,491</text:p>
          </table:table-cell>
          <table:table-cell table:formula="of:=['DS compounding US'.C18]/['DS compounding US'.D18]" office:value-type="float" office:value="10.4935412680051" calcext:value-type="float">
            <text:p>10.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'DS compounding US'.B18]*(1+['DS compounding US'.$H$4])^(1)" office:value-type="float" office:value="299631.975728713" calcext:value-type="float">
            <text:p>299,632</text:p>
          </table:table-cell>
          <table:table-cell table:formula="of:=['DS compounding US'.$H$9]*['DS compounding US'.B19]" office:value-type="float" office:value="59926.3951457426" calcext:value-type="float">
            <text:p>59,926</text:p>
          </table:table-cell>
          <table:table-cell table:formula="of:=['DS compounding US'.D18]*(1+['DS compounding US'.$H$5])^(1)" office:value-type="float" office:value="5600.9656767697" calcext:value-type="float">
            <text:p>5,601</text:p>
          </table:table-cell>
          <table:table-cell table:formula="of:=['DS compounding US'.C19]/['DS compounding US'.D19]" office:value-type="float" office:value="10.6992969791425" calcext:value-type="float">
            <text:p>10.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'DS compounding US'.B19]*(1+['DS compounding US'.$H$4])^(1)" office:value-type="float" office:value="311617.254757862" calcext:value-type="float">
            <text:p>311,617</text:p>
          </table:table-cell>
          <table:table-cell table:formula="of:=['DS compounding US'.$H$9]*['DS compounding US'.B20]" office:value-type="float" office:value="62323.4509515723" calcext:value-type="float">
            <text:p>62,323</text:p>
          </table:table-cell>
          <table:table-cell table:formula="of:=['DS compounding US'.D19]*(1+['DS compounding US'.$H$5])^(1)" office:value-type="float" office:value="5712.98499030509" calcext:value-type="float">
            <text:p>5,713</text:p>
          </table:table-cell>
          <table:table-cell table:formula="of:=['DS compounding US'.C20]/['DS compounding US'.D20]" office:value-type="float" office:value="10.9090871159884" calcext:value-type="float">
            <text:p>10.9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'DS compounding US'.B20]*(1+['DS compounding US'.$H$4])^(1)" office:value-type="float" office:value="324081.944948176" calcext:value-type="float">
            <text:p>324,082</text:p>
          </table:table-cell>
          <table:table-cell table:formula="of:=['DS compounding US'.$H$9]*['DS compounding US'.B21]" office:value-type="float" office:value="64816.3889896353" calcext:value-type="float">
            <text:p>64,816</text:p>
          </table:table-cell>
          <table:table-cell table:formula="of:=['DS compounding US'.D20]*(1+['DS compounding US'.$H$5])^(1)" office:value-type="float" office:value="5827.2446901112" calcext:value-type="float">
            <text:p>5,827</text:p>
          </table:table-cell>
          <table:table-cell table:formula="of:=['DS compounding US'.C21]/['DS compounding US'.D21]" office:value-type="float" office:value="11.1229907849293" calcext:value-type="float">
            <text:p>11.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'DS compounding US'.B21]*(1+['DS compounding US'.$H$7])^(1)" office:value-type="float" office:value="356490.139442994" calcext:value-type="float">
            <text:p>356,490</text:p>
          </table:table-cell>
          <table:table-cell table:formula="of:=['DS compounding US'.$H$9]*['DS compounding US'.B22]" office:value-type="float" office:value="71298.0278885988" calcext:value-type="float">
            <text:p>71,298</text:p>
          </table:table-cell>
          <table:table-cell table:formula="of:=['DS compounding US'.D21]*(1+['DS compounding US'.$H$5])^(1)" office:value-type="float" office:value="5943.78958391342" calcext:value-type="float">
            <text:p>5,944</text:p>
          </table:table-cell>
          <table:table-cell table:formula="of:=['DS compounding US'.C22]/['DS compounding US'.D22]" office:value-type="float" office:value="11.9953822190414" calcext:value-type="float">
            <text:p>12.0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'DS compounding US'.B22]*(1+['DS compounding US'.$H$4])^(1)" office:value-type="float" office:value="370749.745020714" calcext:value-type="float">
            <text:p>370,750</text:p>
          </table:table-cell>
          <table:table-cell table:formula="of:=['DS compounding US'.$H$9]*['DS compounding US'.B23]" office:value-type="float" office:value="74149.9490041427" calcext:value-type="float">
            <text:p>74,150</text:p>
          </table:table-cell>
          <table:table-cell table:formula="of:=['DS compounding US'.D22]*(1+['DS compounding US'.$H$5])^(1)" office:value-type="float" office:value="6062.66537559169" calcext:value-type="float">
            <text:p>6,063</text:p>
          </table:table-cell>
          <table:table-cell table:formula="of:=['DS compounding US'.C23]/['DS compounding US'.D23]" office:value-type="float" office:value="12.2305857919638" calcext:value-type="float">
            <text:p>12.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'DS compounding US'.B23]*(1+['DS compounding US'.$H$4])^(1)" office:value-type="float" office:value="385579.734821542" calcext:value-type="float">
            <text:p>385,580</text:p>
          </table:table-cell>
          <table:table-cell table:formula="of:=['DS compounding US'.$H$9]*['DS compounding US'.B24]" office:value-type="float" office:value="77115.9469643084" calcext:value-type="float">
            <text:p>77,116</text:p>
          </table:table-cell>
          <table:table-cell table:formula="of:=['DS compounding US'.D23]*(1+['DS compounding US'.$H$5])^(1)" office:value-type="float" office:value="6183.91868310352" calcext:value-type="float">
            <text:p>6,184</text:p>
          </table:table-cell>
          <table:table-cell table:formula="of:=['DS compounding US'.C24]/['DS compounding US'.D24]" office:value-type="float" office:value="12.4704011996494" calcext:value-type="float">
            <text:p>12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'DS compounding US'.B24]*(1+['DS compounding US'.$H$4])^(1)" office:value-type="float" office:value="401002.924214404" calcext:value-type="float">
            <text:p>401,003</text:p>
          </table:table-cell>
          <table:table-cell table:formula="of:=['DS compounding US'.$H$9]*['DS compounding US'.B25]" office:value-type="float" office:value="80200.5848428808" calcext:value-type="float">
            <text:p>80,201</text:p>
          </table:table-cell>
          <table:table-cell table:formula="of:=['DS compounding US'.D24]*(1+['DS compounding US'.$H$5])^(1)" office:value-type="float" office:value="6307.59705676559" calcext:value-type="float">
            <text:p>6,308</text:p>
          </table:table-cell>
          <table:table-cell table:formula="of:=['DS compounding US'.C25]/['DS compounding US'.D25]" office:value-type="float" office:value="12.7149188702308" calcext:value-type="float">
            <text:p>12.7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'DS compounding US'.B25]*(1+['DS compounding US'.$H$4])^(1)" office:value-type="float" office:value="417043.04118298" calcext:value-type="float">
            <text:p>417,043</text:p>
          </table:table-cell>
          <table:table-cell table:formula="of:=['DS compounding US'.$H$9]*['DS compounding US'.B26]" office:value-type="float" office:value="83408.608236596" calcext:value-type="float">
            <text:p>83,409</text:p>
          </table:table-cell>
          <table:table-cell table:formula="of:=['DS compounding US'.D25]*(1+['DS compounding US'.$H$5])^(1)" office:value-type="float" office:value="6433.74899790091" calcext:value-type="float">
            <text:p>6,434</text:p>
          </table:table-cell>
          <table:table-cell table:formula="of:=['DS compounding US'.C26]/['DS compounding US'.D26]" office:value-type="float" office:value="12.9642310049412" calcext:value-type="float">
            <text:p>13.0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'DS compounding US'.B26]*(1+['DS compounding US'.$H$7])^(1)" office:value-type="float" office:value="458747.345301278" calcext:value-type="float">
            <text:p>458,747</text:p>
          </table:table-cell>
          <table:table-cell table:formula="of:=['DS compounding US'.$H$9]*['DS compounding US'.B27]" office:value-type="float" office:value="91749.4690602556" calcext:value-type="float">
            <text:p>91,749</text:p>
          </table:table-cell>
          <table:table-cell table:formula="of:=['DS compounding US'.D26]*(1+['DS compounding US'.$H$5])^(1)" office:value-type="float" office:value="6562.42397785892" calcext:value-type="float">
            <text:p>6,562</text:p>
          </table:table-cell>
          <table:table-cell table:formula="of:=['DS compounding US'.C27]/['DS compounding US'.D27]" office:value-type="float" office:value="13.9810334367012" calcext:value-type="float">
            <text:p>14.0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'DS compounding US'.B27]*(1+['DS compounding US'.$H$4])^(1)" office:value-type="float" office:value="477097.239113329" calcext:value-type="float">
            <text:p>477,097</text:p>
          </table:table-cell>
          <table:table-cell table:formula="of:=['DS compounding US'.$H$9]*['DS compounding US'.B28]" office:value-type="float" office:value="95419.4478226659" calcext:value-type="float">
            <text:p>95,419</text:p>
          </table:table-cell>
          <table:table-cell table:formula="of:=['DS compounding US'.D27]*(1+['DS compounding US'.$H$5])^(1)" office:value-type="float" office:value="6693.6724574161" calcext:value-type="float">
            <text:p>6,694</text:p>
          </table:table-cell>
          <table:table-cell table:formula="of:=['DS compounding US'.C28]/['DS compounding US'.D28]" office:value-type="float" office:value="14.2551713472248" calcext:value-type="float">
            <text:p>14.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'DS compounding US'.B28]*(1+['DS compounding US'.$H$4])^(1)" office:value-type="float" office:value="496181.128677862" calcext:value-type="float">
            <text:p>496,181</text:p>
          </table:table-cell>
          <table:table-cell table:formula="of:=['DS compounding US'.$H$9]*['DS compounding US'.B29]" office:value-type="float" office:value="99236.2257355725" calcext:value-type="float">
            <text:p>99,236</text:p>
          </table:table-cell>
          <table:table-cell table:formula="of:=['DS compounding US'.D28]*(1+['DS compounding US'.$H$5])^(1)" office:value-type="float" office:value="6827.54590656442" calcext:value-type="float">
            <text:p>6,828</text:p>
          </table:table-cell>
          <table:table-cell table:formula="of:=['DS compounding US'.C29]/['DS compounding US'.D29]" office:value-type="float" office:value="14.5346845108959" calcext:value-type="float">
            <text:p>14.5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'DS compounding US'.B29]*(1+['DS compounding US'.$H$4])^(1)" office:value-type="float" office:value="516028.373824977" calcext:value-type="float">
            <text:p>516,028</text:p>
          </table:table-cell>
          <table:table-cell table:formula="of:=['DS compounding US'.$H$9]*['DS compounding US'.B30]" office:value-type="float" office:value="103205.674764995" calcext:value-type="float">
            <text:p>103,206</text:p>
          </table:table-cell>
          <table:table-cell table:formula="of:=['DS compounding US'.D29]*(1+['DS compounding US'.$H$5])^(1)" office:value-type="float" office:value="6964.09682469571" calcext:value-type="float">
            <text:p>6,964</text:p>
          </table:table-cell>
          <table:table-cell table:formula="of:=['DS compounding US'.C30]/['DS compounding US'.D30]" office:value-type="float" office:value="14.819678324835" calcext:value-type="float">
            <text:p>14.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'DS compounding US'.B30]*(1+['DS compounding US'.$H$4])^(1)" office:value-type="float" office:value="536669.508777976" calcext:value-type="float">
            <text:p>536,670</text:p>
          </table:table-cell>
          <table:table-cell table:formula="of:=['DS compounding US'.$H$9]*['DS compounding US'.B31]" office:value-type="float" office:value="107333.901755595" calcext:value-type="float">
            <text:p>107,334</text:p>
          </table:table-cell>
          <table:table-cell table:formula="of:=['DS compounding US'.D30]*(1+['DS compounding US'.$H$5])^(1)" office:value-type="float" office:value="7103.37876118963" calcext:value-type="float">
            <text:p>7,103</text:p>
          </table:table-cell>
          <table:table-cell table:formula="of:=['DS compounding US'.C31]/['DS compounding US'.D31]" office:value-type="float" office:value="15.110260252773" calcext:value-type="float">
            <text:p>15.1</text:p>
          </table:table-cell>
          <table:table-cell table:formula="of:=SUM(['DS compounding US'.E2:.E30])" office:value-type="float" office:value="292.593240678533" calcext:value-type="float">
            <text:p>292.593240678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'DS compounding US'.B31]*(1+['DS compounding US'.$H$7])^(1)" office:value-type="float" office:value="590336.459655774" calcext:value-type="float">
            <text:p>590,336</text:p>
          </table:table-cell>
          <table:table-cell table:formula="of:=['DS compounding US'.$H$9]*['DS compounding US'.B32]" office:value-type="float" office:value="118067.291931155" calcext:value-type="float">
            <text:p>118,067</text:p>
          </table:table-cell>
          <table:table-cell table:formula="of:=['DS compounding US'.D31]*(1+['DS compounding US'.$H$5])^(1)" office:value-type="float" office:value="7245.44633641342" calcext:value-type="float">
            <text:p>7,245</text:p>
          </table:table-cell>
          <table:table-cell table:formula="of:=['DS compounding US'.C32]/['DS compounding US'.D32]" office:value-type="float" office:value="16.2953787039708" calcext:value-type="float">
            <text:p>16.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'DS compounding US'.B32]*(1+['DS compounding US'.$H$4])^(1)" office:value-type="float" office:value="613949.918042005" calcext:value-type="float">
            <text:p>613,950</text:p>
          </table:table-cell>
          <table:table-cell table:formula="of:=['DS compounding US'.$H$9]*['DS compounding US'.B33]" office:value-type="float" office:value="122789.983608401" calcext:value-type="float">
            <text:p>122,790</text:p>
          </table:table-cell>
          <table:table-cell table:formula="of:=['DS compounding US'.D32]*(1+['DS compounding US'.$H$5])^(1)" office:value-type="float" office:value="7390.35526314169" calcext:value-type="float">
            <text:p>7,390</text:p>
          </table:table-cell>
          <table:table-cell table:formula="of:=['DS compounding US'.C33]/['DS compounding US'.D33]" office:value-type="float" office:value="16.6148959334605" calcext:value-type="float">
            <text:p>16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'DS compounding US'.B33]*(1+['DS compounding US'.$H$4])^(1)" office:value-type="float" office:value="638507.914763685" calcext:value-type="float">
            <text:p>638,508</text:p>
          </table:table-cell>
          <table:table-cell table:formula="of:=['DS compounding US'.$H$9]*['DS compounding US'.B34]" office:value-type="float" office:value="127701.582952737" calcext:value-type="float">
            <text:p>127,702</text:p>
          </table:table-cell>
          <table:table-cell table:formula="of:=['DS compounding US'.D33]*(1+['DS compounding US'.$H$5])^(1)" office:value-type="float" office:value="7538.16236840452" calcext:value-type="float">
            <text:p>7,538</text:p>
          </table:table-cell>
          <table:table-cell table:formula="of:=['DS compounding US'.C34]/['DS compounding US'.D34]" office:value-type="float" office:value="16.9406782066656" calcext:value-type="float">
            <text:p>16.9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'DS compounding US'.B34]*(1+['DS compounding US'.$H$4])^(1)" office:value-type="float" office:value="664048.231354232" calcext:value-type="float">
            <text:p>664,048</text:p>
          </table:table-cell>
          <table:table-cell table:formula="of:=['DS compounding US'.$H$9]*['DS compounding US'.B35]" office:value-type="float" office:value="132809.646270846" calcext:value-type="float">
            <text:p>132,810</text:p>
          </table:table-cell>
          <table:table-cell table:formula="of:=['DS compounding US'.D34]*(1+['DS compounding US'.$H$5])^(1)" office:value-type="float" office:value="7688.92561577261" calcext:value-type="float">
            <text:p>7,689</text:p>
          </table:table-cell>
          <table:table-cell table:formula="of:=['DS compounding US'.C35]/['DS compounding US'.D35]" office:value-type="float" office:value="17.2728483675806" calcext:value-type="float">
            <text:p>17.3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'DS compounding US'.B35]*(1+['DS compounding US'.$H$4])^(1)" office:value-type="float" office:value="690610.160608402" calcext:value-type="float">
            <text:p>690,610</text:p>
          </table:table-cell>
          <table:table-cell table:formula="of:=['DS compounding US'.$H$9]*['DS compounding US'.B36]" office:value-type="float" office:value="138122.03212168" calcext:value-type="float">
            <text:p>138,122</text:p>
          </table:table-cell>
          <table:table-cell table:formula="of:=['DS compounding US'.D35]*(1+['DS compounding US'.$H$5])^(1)" office:value-type="float" office:value="7842.70412808807" calcext:value-type="float">
            <text:p>7,843</text:p>
          </table:table-cell>
          <table:table-cell table:formula="of:=['DS compounding US'.C36]/['DS compounding US'.D36]" office:value-type="float" office:value="17.6115316689057" calcext:value-type="float">
            <text:p>17.6</text:p>
          </table:table-cell>
          <table:table-cell table:formula="of:=SUM(['DS compounding US'.E2:.E36])" office:value-type="float" office:value="392.438833811889" calcext:value-type="float">
            <text:p>392.4388338119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'DS compounding US'.B36]*(1+['DS compounding US'.$H$4])^(1)" office:value-type="float" office:value="718234.567032738" calcext:value-type="float">
            <text:p>718,235</text:p>
          </table:table-cell>
          <table:table-cell table:formula="of:=['DS compounding US'.$H$9]*['DS compounding US'.B37]" office:value-type="float" office:value="143646.913406548" calcext:value-type="float">
            <text:p>143,647</text:p>
          </table:table-cell>
          <table:table-cell table:formula="of:=['DS compounding US'.D36]*(1+['DS compounding US'.$H$5])^(1)" office:value-type="float" office:value="7999.55821064983" calcext:value-type="float">
            <text:p>8,000</text:p>
          </table:table-cell>
          <table:table-cell table:formula="of:=['DS compounding US'.C37]/['DS compounding US'.D37]" office:value-type="float" office:value="17.9568558192764" calcext:value-type="float">
            <text:p>18.0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'DS compounding US'.B37]*(1+['DS compounding US'.$H$7])^(1)" office:value-type="float" office:value="790058.023736012" calcext:value-type="float">
            <text:p>790,058</text:p>
          </table:table-cell>
          <table:table-cell table:formula="of:=['DS compounding US'.$H$9]*['DS compounding US'.B38]" office:value-type="float" office:value="158011.604747202" calcext:value-type="float">
            <text:p>158,012</text:p>
          </table:table-cell>
          <table:table-cell table:formula="of:=['DS compounding US'.D37]*(1+['DS compounding US'.$H$5])^(1)" office:value-type="float" office:value="8159.54937486282" calcext:value-type="float">
            <text:p>8,160</text:p>
          </table:table-cell>
          <table:table-cell table:formula="of:=['DS compounding US'.C38]/['DS compounding US'.D38]" office:value-type="float" office:value="19.3652366678471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'DS compounding US'.B38]*(1+['DS compounding US'.$H$4])^(1)" office:value-type="float" office:value="821660.344685452" calcext:value-type="float">
            <text:p>821,660</text:p>
          </table:table-cell>
          <table:table-cell table:formula="of:=['DS compounding US'.$H$9]*['DS compounding US'.B39]" office:value-type="float" office:value="164332.06893709" calcext:value-type="float">
            <text:p>164,332</text:p>
          </table:table-cell>
          <table:table-cell table:formula="of:=['DS compounding US'.D38]*(1+['DS compounding US'.$H$5])^(1)" office:value-type="float" office:value="8322.74036236008" calcext:value-type="float">
            <text:p>8,323</text:p>
          </table:table-cell>
          <table:table-cell table:formula="of:=['DS compounding US'.C39]/['DS compounding US'.D39]" office:value-type="float" office:value="19.7449471907461" calcext:value-type="float">
            <text:p>19.7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'DS compounding US'.B39]*(1+['DS compounding US'.$H$4])^(1)" office:value-type="float" office:value="854526.75847287" calcext:value-type="float">
            <text:p>854,527</text:p>
          </table:table-cell>
          <table:table-cell table:formula="of:=['DS compounding US'.$H$9]*['DS compounding US'.B40]" office:value-type="float" office:value="170905.351694574" calcext:value-type="float">
            <text:p>170,905</text:p>
          </table:table-cell>
          <table:table-cell table:formula="of:=['DS compounding US'.D39]*(1+['DS compounding US'.$H$5])^(1)" office:value-type="float" office:value="8489.19516960728" calcext:value-type="float">
            <text:p>8,489</text:p>
          </table:table-cell>
          <table:table-cell table:formula="of:=['DS compounding US'.C40]/['DS compounding US'.D40]" office:value-type="float" office:value="20.1321030180156" calcext:value-type="float">
            <text:p>20.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'DS compounding US'.B40]*(1+['DS compounding US'.$H$4])^(1)" office:value-type="float" office:value="888707.828811785" calcext:value-type="float">
            <text:p>888,708</text:p>
          </table:table-cell>
          <table:table-cell table:formula="of:=['DS compounding US'.$H$9]*['DS compounding US'.B41]" office:value-type="float" office:value="177741.565762357" calcext:value-type="float">
            <text:p>177,742</text:p>
          </table:table-cell>
          <table:table-cell table:formula="of:=['DS compounding US'.D40]*(1+['DS compounding US'.$H$5])^(1)" office:value-type="float" office:value="8658.97907299943" calcext:value-type="float">
            <text:p>8,659</text:p>
          </table:table-cell>
          <table:table-cell table:formula="of:=['DS compounding US'.C41]/['DS compounding US'.D41]" office:value-type="float" office:value="20.5268501360159" calcext:value-type="float">
            <text:p>20.5</text:p>
          </table:table-cell>
          <table:table-cell table:number-columns-repeated="3"/>
        </table:table-row>
        <table:table-row table:style-name="ro2">
          <table:table-cell/>
          <table:table-cell table:formula="of:=AVERAGE(['DS compounding US'.B2:.B41])" office:value-type="float" office:value="399072.898092765" calcext:value-type="float">
            <text:p>399,073</text:p>
          </table:table-cell>
          <table:table-cell/>
          <table:table-cell table:style-name="ce5"/>
          <table:table-cell table:formula="of:=SUM(['DS compounding US'.E2:.E41])" office:value-type="float" office:value="490.16482664379" calcext:value-type="float">
            <text:p>490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tartup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4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'Startup compounding'.$H$9]*['Startup compounding'.B2]" office:value-type="float" office:value="1500000" calcext:value-type="float">
            <text:p>1,500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'Startup compounding'.C2]/['Startup compounding'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Startup compounding'.B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]" office:value-type="float" office:value="1500000" calcext:value-type="float">
            <text:p>1,500,000</text:p>
          </table:table-cell>
          <table:table-cell table:formula="of:=['Startup compounding'.D2]*(1+['Startup compounding'.$H$5])^(1)" office:value-type="float" office:value="4080" calcext:value-type="float">
            <text:p>4,080</text:p>
          </table:table-cell>
          <table:table-cell table:formula="of:=['Startup compounding'.C3]/['Startup compounding'.D3]" office:value-type="float" office:value="367.647058823529" calcext:value-type="float">
            <text:p>367.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Startup compounding'.B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4]" office:value-type="float" office:value="1500000" calcext:value-type="float">
            <text:p>1,500,000</text:p>
          </table:table-cell>
          <table:table-cell table:formula="of:=['Startup compounding'.D3]*(1+['Startup compounding'.$H$5])^(1)" office:value-type="float" office:value="4161.6" calcext:value-type="float">
            <text:p>4,162</text:p>
          </table:table-cell>
          <table:table-cell table:formula="of:=['Startup compounding'.C4]/['Startup compounding'.D4]" office:value-type="float" office:value="360.438292964245" calcext:value-type="float">
            <text:p>360.4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" calcext:value-type="percentage">
            <text:p>0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Startup compounding'.B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5]" office:value-type="float" office:value="1500000" calcext:value-type="float">
            <text:p>1,500,000</text:p>
          </table:table-cell>
          <table:table-cell table:formula="of:=['Startup compounding'.D4]*(1+['Startup compounding'.$H$5])^(1)" office:value-type="float" office:value="4244.832" calcext:value-type="float">
            <text:p>4,245</text:p>
          </table:table-cell>
          <table:table-cell table:formula="of:=['Startup compounding'.C5]/['Startup compounding'.D5]" office:value-type="float" office:value="353.370875455142" calcext:value-type="float">
            <text:p>353.4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Startup compounding'.B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6]" office:value-type="float" office:value="1500000" calcext:value-type="float">
            <text:p>1,500,000</text:p>
          </table:table-cell>
          <table:table-cell table:formula="of:=['Startup compounding'.D5]*(1+['Startup compounding'.$H$5])^(1)" office:value-type="float" office:value="4329.72864" calcext:value-type="float">
            <text:p>4,330</text:p>
          </table:table-cell>
          <table:table-cell table:formula="of:=['Startup compounding'.C6]/['Startup compounding'.D6]" office:value-type="float" office:value="346.442034759943" calcext:value-type="float">
            <text:p>346.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Startup compounding'.B6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7]" office:value-type="float" office:value="1500000" calcext:value-type="float">
            <text:p>1,500,000</text:p>
          </table:table-cell>
          <table:table-cell table:formula="of:=['Startup compounding'.D6]*(1+['Startup compounding'.$H$5])^(1)" office:value-type="float" office:value="4416.3232128" calcext:value-type="float">
            <text:p>4,416</text:p>
          </table:table-cell>
          <table:table-cell table:formula="of:=['Startup compounding'.C7]/['Startup compounding'.D7]" office:value-type="float" office:value="339.649053686218" calcext:value-type="float">
            <text:p>339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" calcext:value-type="percentage">
            <text:p>0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Startup compounding'.B7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8]" office:value-type="float" office:value="1500000" calcext:value-type="float">
            <text:p>1,500,000</text:p>
          </table:table-cell>
          <table:table-cell table:formula="of:=['Startup compounding'.D7]*(1+['Startup compounding'.$H$5])^(1)" office:value-type="float" office:value="4504.649677056" calcext:value-type="float">
            <text:p>4,505</text:p>
          </table:table-cell>
          <table:table-cell table:formula="of:=['Startup compounding'.C8]/['Startup compounding'.D8]" office:value-type="float" office:value="332.989268319822" calcext:value-type="float">
            <text:p>333.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Startup compounding'.B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9]" office:value-type="float" office:value="1500000" calcext:value-type="float">
            <text:p>1,500,000</text:p>
          </table:table-cell>
          <table:table-cell table:formula="of:=['Startup compounding'.D8]*(1+['Startup compounding'.$H$5])^(1)" office:value-type="float" office:value="4594.74267059712" calcext:value-type="float">
            <text:p>4,595</text:p>
          </table:table-cell>
          <table:table-cell table:formula="of:=['Startup compounding'.C9]/['Startup compounding'.D9]" office:value-type="float" office:value="326.460066980218" calcext:value-type="float">
            <text:p>326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6" calcext:value-type="percentage">
            <text:p>6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Startup compounding'.B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0]" office:value-type="float" office:value="1500000" calcext:value-type="float">
            <text:p>1,500,000</text:p>
          </table:table-cell>
          <table:table-cell table:formula="of:=['Startup compounding'.D9]*(1+['Startup compounding'.$H$5])^(1)" office:value-type="float" office:value="4686.63752400906" calcext:value-type="float">
            <text:p>4,687</text:p>
          </table:table-cell>
          <table:table-cell table:formula="of:=['Startup compounding'.C10]/['Startup compounding'.D10]" office:value-type="float" office:value="320.058889196292" calcext:value-type="float">
            <text:p>320.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Startup compounding'.B1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1]" office:value-type="float" office:value="1500000" calcext:value-type="float">
            <text:p>1,500,000</text:p>
          </table:table-cell>
          <table:table-cell table:formula="of:=['Startup compounding'.D10]*(1+['Startup compounding'.$H$5])^(1)" office:value-type="float" office:value="4780.37027448924" calcext:value-type="float">
            <text:p>4,780</text:p>
          </table:table-cell>
          <table:table-cell table:formula="of:=['Startup compounding'.C11]/['Startup compounding'.D11]" office:value-type="float" office:value="313.783224702247" calcext:value-type="float">
            <text:p>313.8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Startup compounding'.B11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12]" office:value-type="float" office:value="1500000" calcext:value-type="float">
            <text:p>1,500,000</text:p>
          </table:table-cell>
          <table:table-cell table:formula="of:=['Startup compounding'.D11]*(1+['Startup compounding'.$H$5])^(1)" office:value-type="float" office:value="4875.97767997903" calcext:value-type="float">
            <text:p>4,876</text:p>
          </table:table-cell>
          <table:table-cell table:formula="of:=['Startup compounding'.C12]/['Startup compounding'.D12]" office:value-type="float" office:value="307.630612453183" calcext:value-type="float">
            <text:p>307.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Startup compounding'.B1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3]" office:value-type="float" office:value="1500000" calcext:value-type="float">
            <text:p>1,500,000</text:p>
          </table:table-cell>
          <table:table-cell table:formula="of:=['Startup compounding'.D12]*(1+['Startup compounding'.$H$5])^(1)" office:value-type="float" office:value="4973.49723357861" calcext:value-type="float">
            <text:p>4,973</text:p>
          </table:table-cell>
          <table:table-cell table:formula="of:=['Startup compounding'.C13]/['Startup compounding'.D13]" office:value-type="float" office:value="301.598639659983" calcext:value-type="float">
            <text:p>301.6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'Startup compounding'.B1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4]" office:value-type="float" office:value="1500000" calcext:value-type="float">
            <text:p>1,500,000</text:p>
          </table:table-cell>
          <table:table-cell table:formula="of:=['Startup compounding'.D13]*(1+['Startup compounding'.$H$5])^(1)" office:value-type="float" office:value="5072.96717825018" calcext:value-type="float">
            <text:p>5,073</text:p>
          </table:table-cell>
          <table:table-cell table:formula="of:=['Startup compounding'.C14]/['Startup compounding'.D14]" office:value-type="float" office:value="295.684940843121" calcext:value-type="float">
            <text:p>295.7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'Startup compounding'.B1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5]" office:value-type="float" office:value="1500000" calcext:value-type="float">
            <text:p>1,500,000</text:p>
          </table:table-cell>
          <table:table-cell table:formula="of:=['Startup compounding'.D14]*(1+['Startup compounding'.$H$5])^(1)" office:value-type="float" office:value="5174.42652181519" calcext:value-type="float">
            <text:p>5,174</text:p>
          </table:table-cell>
          <table:table-cell table:formula="of:=['Startup compounding'.C15]/['Startup compounding'.D15]" office:value-type="float" office:value="289.887196905021" calcext:value-type="float">
            <text:p>289.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'Startup compounding'.B1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6]" office:value-type="float" office:value="1500000" calcext:value-type="float">
            <text:p>1,500,000</text:p>
          </table:table-cell>
          <table:table-cell table:formula="of:=['Startup compounding'.D15]*(1+['Startup compounding'.$H$5])^(1)" office:value-type="float" office:value="5277.91505225149" calcext:value-type="float">
            <text:p>5,278</text:p>
          </table:table-cell>
          <table:table-cell table:formula="of:=['Startup compounding'.C16]/['Startup compounding'.D16]" office:value-type="float" office:value="284.203134220608" calcext:value-type="float">
            <text:p>284.2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'Startup compounding'.B16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17]" office:value-type="float" office:value="1500000" calcext:value-type="float">
            <text:p>1,500,000</text:p>
          </table:table-cell>
          <table:table-cell table:formula="of:=['Startup compounding'.D16]*(1+['Startup compounding'.$H$5])^(1)" office:value-type="float" office:value="5383.47335329652" calcext:value-type="float">
            <text:p>5,383</text:p>
          </table:table-cell>
          <table:table-cell table:formula="of:=['Startup compounding'.C17]/['Startup compounding'.D17]" office:value-type="float" office:value="278.630523745695" calcext:value-type="float">
            <text:p>278.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'Startup compounding'.B17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8]" office:value-type="float" office:value="1500000" calcext:value-type="float">
            <text:p>1,500,000</text:p>
          </table:table-cell>
          <table:table-cell table:formula="of:=['Startup compounding'.D17]*(1+['Startup compounding'.$H$5])^(1)" office:value-type="float" office:value="5491.14282036245" calcext:value-type="float">
            <text:p>5,491</text:p>
          </table:table-cell>
          <table:table-cell table:formula="of:=['Startup compounding'.C18]/['Startup compounding'.D18]" office:value-type="float" office:value="273.167180142838" calcext:value-type="float">
            <text:p>273.2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'Startup compounding'.B1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9]" office:value-type="float" office:value="1500000" calcext:value-type="float">
            <text:p>1,500,000</text:p>
          </table:table-cell>
          <table:table-cell table:formula="of:=['Startup compounding'.D18]*(1+['Startup compounding'.$H$5])^(1)" office:value-type="float" office:value="5600.9656767697" calcext:value-type="float">
            <text:p>5,601</text:p>
          </table:table-cell>
          <table:table-cell table:formula="of:=['Startup compounding'.C19]/['Startup compounding'.D19]" office:value-type="float" office:value="267.810960924351" calcext:value-type="float">
            <text:p>267.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'Startup compounding'.B1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0]" office:value-type="float" office:value="1500000" calcext:value-type="float">
            <text:p>1,500,000</text:p>
          </table:table-cell>
          <table:table-cell table:formula="of:=['Startup compounding'.D19]*(1+['Startup compounding'.$H$5])^(1)" office:value-type="float" office:value="5712.98499030509" calcext:value-type="float">
            <text:p>5,713</text:p>
          </table:table-cell>
          <table:table-cell table:formula="of:=['Startup compounding'.C20]/['Startup compounding'.D20]" office:value-type="float" office:value="262.559765612109" calcext:value-type="float">
            <text:p>262.6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'Startup compounding'.B2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1]" office:value-type="float" office:value="1500000" calcext:value-type="float">
            <text:p>1,500,000</text:p>
          </table:table-cell>
          <table:table-cell table:formula="of:=['Startup compounding'.D20]*(1+['Startup compounding'.$H$5])^(1)" office:value-type="float" office:value="5827.2446901112" calcext:value-type="float">
            <text:p>5,827</text:p>
          </table:table-cell>
          <table:table-cell table:formula="of:=['Startup compounding'.C21]/['Startup compounding'.D21]" office:value-type="float" office:value="257.411534913832" calcext:value-type="float">
            <text:p>257.4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'Startup compounding'.B21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22]" office:value-type="float" office:value="1500000" calcext:value-type="float">
            <text:p>1,500,000</text:p>
          </table:table-cell>
          <table:table-cell table:formula="of:=['Startup compounding'.D21]*(1+['Startup compounding'.$H$5])^(1)" office:value-type="float" office:value="5943.78958391342" calcext:value-type="float">
            <text:p>5,944</text:p>
          </table:table-cell>
          <table:table-cell table:formula="of:=['Startup compounding'.C22]/['Startup compounding'.D22]" office:value-type="float" office:value="252.364249915522" calcext:value-type="float">
            <text:p>252.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'Startup compounding'.B2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3]" office:value-type="float" office:value="1500000" calcext:value-type="float">
            <text:p>1,500,000</text:p>
          </table:table-cell>
          <table:table-cell table:formula="of:=['Startup compounding'.D22]*(1+['Startup compounding'.$H$5])^(1)" office:value-type="float" office:value="6062.66537559169" calcext:value-type="float">
            <text:p>6,063</text:p>
          </table:table-cell>
          <table:table-cell table:formula="of:=['Startup compounding'.C23]/['Startup compounding'.D23]" office:value-type="float" office:value="247.415931289727" calcext:value-type="float">
            <text:p>247.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'Startup compounding'.B2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4]" office:value-type="float" office:value="1500000" calcext:value-type="float">
            <text:p>1,500,000</text:p>
          </table:table-cell>
          <table:table-cell table:formula="of:=['Startup compounding'.D23]*(1+['Startup compounding'.$H$5])^(1)" office:value-type="float" office:value="6183.91868310352" calcext:value-type="float">
            <text:p>6,184</text:p>
          </table:table-cell>
          <table:table-cell table:formula="of:=['Startup compounding'.C24]/['Startup compounding'.D24]" office:value-type="float" office:value="242.56463851934" calcext:value-type="float">
            <text:p>242.6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'Startup compounding'.B2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5]" office:value-type="float" office:value="1500000" calcext:value-type="float">
            <text:p>1,500,000</text:p>
          </table:table-cell>
          <table:table-cell table:formula="of:=['Startup compounding'.D24]*(1+['Startup compounding'.$H$5])^(1)" office:value-type="float" office:value="6307.59705676559" calcext:value-type="float">
            <text:p>6,308</text:p>
          </table:table-cell>
          <table:table-cell table:formula="of:=['Startup compounding'.C25]/['Startup compounding'.D25]" office:value-type="float" office:value="237.808469136608" calcext:value-type="float">
            <text:p>237.8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'Startup compounding'.B2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6]" office:value-type="float" office:value="1500000" calcext:value-type="float">
            <text:p>1,500,000</text:p>
          </table:table-cell>
          <table:table-cell table:formula="of:=['Startup compounding'.D25]*(1+['Startup compounding'.$H$5])^(1)" office:value-type="float" office:value="6433.74899790091" calcext:value-type="float">
            <text:p>6,434</text:p>
          </table:table-cell>
          <table:table-cell table:formula="of:=['Startup compounding'.C26]/['Startup compounding'.D26]" office:value-type="float" office:value="233.145557977067" calcext:value-type="float">
            <text:p>233.1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'Startup compounding'.B26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27]" office:value-type="float" office:value="1500000" calcext:value-type="float">
            <text:p>1,500,000</text:p>
          </table:table-cell>
          <table:table-cell table:formula="of:=['Startup compounding'.D26]*(1+['Startup compounding'.$H$5])^(1)" office:value-type="float" office:value="6562.42397785892" calcext:value-type="float">
            <text:p>6,562</text:p>
          </table:table-cell>
          <table:table-cell table:formula="of:=['Startup compounding'.C27]/['Startup compounding'.D27]" office:value-type="float" office:value="228.574076448105" calcext:value-type="float">
            <text:p>228.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'Startup compounding'.B27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8]" office:value-type="float" office:value="1500000" calcext:value-type="float">
            <text:p>1,500,000</text:p>
          </table:table-cell>
          <table:table-cell table:formula="of:=['Startup compounding'.D27]*(1+['Startup compounding'.$H$5])^(1)" office:value-type="float" office:value="6693.6724574161" calcext:value-type="float">
            <text:p>6,694</text:p>
          </table:table-cell>
          <table:table-cell table:formula="of:=['Startup compounding'.C28]/['Startup compounding'.D28]" office:value-type="float" office:value="224.092231811867" calcext:value-type="float">
            <text:p>224.1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'Startup compounding'.B2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9]" office:value-type="float" office:value="1500000" calcext:value-type="float">
            <text:p>1,500,000</text:p>
          </table:table-cell>
          <table:table-cell table:formula="of:=['Startup compounding'.D28]*(1+['Startup compounding'.$H$5])^(1)" office:value-type="float" office:value="6827.54590656442" calcext:value-type="float">
            <text:p>6,828</text:p>
          </table:table-cell>
          <table:table-cell table:formula="of:=['Startup compounding'.C29]/['Startup compounding'.D29]" office:value-type="float" office:value="219.698266482223" calcext:value-type="float">
            <text:p>219.7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'Startup compounding'.B2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0]" office:value-type="float" office:value="1500000" calcext:value-type="float">
            <text:p>1,500,000</text:p>
          </table:table-cell>
          <table:table-cell table:formula="of:=['Startup compounding'.D29]*(1+['Startup compounding'.$H$5])^(1)" office:value-type="float" office:value="6964.09682469571" calcext:value-type="float">
            <text:p>6,964</text:p>
          </table:table-cell>
          <table:table-cell table:formula="of:=['Startup compounding'.C30]/['Startup compounding'.D30]" office:value-type="float" office:value="215.390457335513" calcext:value-type="float">
            <text:p>215.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'Startup compounding'.B3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1]" office:value-type="float" office:value="1500000" calcext:value-type="float">
            <text:p>1,500,000</text:p>
          </table:table-cell>
          <table:table-cell table:formula="of:=['Startup compounding'.D30]*(1+['Startup compounding'.$H$5])^(1)" office:value-type="float" office:value="7103.37876118963" calcext:value-type="float">
            <text:p>7,103</text:p>
          </table:table-cell>
          <table:table-cell table:formula="of:=['Startup compounding'.C31]/['Startup compounding'.D31]" office:value-type="float" office:value="211.167115034816" calcext:value-type="float">
            <text:p>211.2</text:p>
          </table:table-cell>
          <table:table-cell table:formula="of:=SUM(['Startup compounding'.E2:.E31])" office:value-type="float" office:value="8566.64424825918" calcext:value-type="float">
            <text:p>8566.6442482592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'Startup compounding'.B31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32]" office:value-type="float" office:value="1500000" calcext:value-type="float">
            <text:p>1,500,000</text:p>
          </table:table-cell>
          <table:table-cell table:formula="of:=['Startup compounding'.D31]*(1+['Startup compounding'.$H$5])^(1)" office:value-type="float" office:value="7245.44633641342" calcext:value-type="float">
            <text:p>7,245</text:p>
          </table:table-cell>
          <table:table-cell table:formula="of:=['Startup compounding'.C32]/['Startup compounding'.D32]" office:value-type="float" office:value="207.026583367467" calcext:value-type="float">
            <text:p>207.0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'Startup compounding'.B3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3]" office:value-type="float" office:value="1500000" calcext:value-type="float">
            <text:p>1,500,000</text:p>
          </table:table-cell>
          <table:table-cell table:formula="of:=['Startup compounding'.D32]*(1+['Startup compounding'.$H$5])^(1)" office:value-type="float" office:value="7390.35526314169" calcext:value-type="float">
            <text:p>7,390</text:p>
          </table:table-cell>
          <table:table-cell table:formula="of:=['Startup compounding'.C33]/['Startup compounding'.D33]" office:value-type="float" office:value="202.967238595556" calcext:value-type="float">
            <text:p>203.0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'Startup compounding'.B3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4]" office:value-type="float" office:value="1500000" calcext:value-type="float">
            <text:p>1,500,000</text:p>
          </table:table-cell>
          <table:table-cell table:formula="of:=['Startup compounding'.D33]*(1+['Startup compounding'.$H$5])^(1)" office:value-type="float" office:value="7538.16236840452" calcext:value-type="float">
            <text:p>7,538</text:p>
          </table:table-cell>
          <table:table-cell table:formula="of:=['Startup compounding'.C34]/['Startup compounding'.D34]" office:value-type="float" office:value="198.987488819172" calcext:value-type="float">
            <text:p>199.0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'Startup compounding'.B3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5]" office:value-type="float" office:value="1500000" calcext:value-type="float">
            <text:p>1,500,000</text:p>
          </table:table-cell>
          <table:table-cell table:formula="of:=['Startup compounding'.D34]*(1+['Startup compounding'.$H$5])^(1)" office:value-type="float" office:value="7688.92561577261" calcext:value-type="float">
            <text:p>7,689</text:p>
          </table:table-cell>
          <table:table-cell table:formula="of:=['Startup compounding'.C35]/['Startup compounding'.D35]" office:value-type="float" office:value="195.08577335213" calcext:value-type="float">
            <text:p>195.1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'Startup compounding'.B3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6]" office:value-type="float" office:value="1500000" calcext:value-type="float">
            <text:p>1,500,000</text:p>
          </table:table-cell>
          <table:table-cell table:formula="of:=['Startup compounding'.D35]*(1+['Startup compounding'.$H$5])^(1)" office:value-type="float" office:value="7842.70412808807" calcext:value-type="float">
            <text:p>7,843</text:p>
          </table:table-cell>
          <table:table-cell table:formula="of:=['Startup compounding'.C36]/['Startup compounding'.D36]" office:value-type="float" office:value="191.260562109931" calcext:value-type="float">
            <text:p>191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'Startup compounding'.B36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7]" office:value-type="float" office:value="1500000" calcext:value-type="float">
            <text:p>1,500,000</text:p>
          </table:table-cell>
          <table:table-cell table:formula="of:=['Startup compounding'.D36]*(1+['Startup compounding'.$H$5])^(1)" office:value-type="float" office:value="7999.55821064983" calcext:value-type="float">
            <text:p>8,000</text:p>
          </table:table-cell>
          <table:table-cell table:formula="of:=['Startup compounding'.C37]/['Startup compounding'.D37]" office:value-type="float" office:value="187.510355009736" calcext:value-type="float">
            <text:p>187.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'Startup compounding'.B37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38]" office:value-type="float" office:value="1500000" calcext:value-type="float">
            <text:p>1,500,000</text:p>
          </table:table-cell>
          <table:table-cell table:formula="of:=['Startup compounding'.D37]*(1+['Startup compounding'.$H$5])^(1)" office:value-type="float" office:value="8159.54937486282" calcext:value-type="float">
            <text:p>8,160</text:p>
          </table:table-cell>
          <table:table-cell table:formula="of:=['Startup compounding'.C38]/['Startup compounding'.D38]" office:value-type="float" office:value="183.833681382094" calcext:value-type="float">
            <text:p>183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'Startup compounding'.B3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9]" office:value-type="float" office:value="1500000" calcext:value-type="float">
            <text:p>1,500,000</text:p>
          </table:table-cell>
          <table:table-cell table:formula="of:=['Startup compounding'.D38]*(1+['Startup compounding'.$H$5])^(1)" office:value-type="float" office:value="8322.74036236008" calcext:value-type="float">
            <text:p>8,323</text:p>
          </table:table-cell>
          <table:table-cell table:formula="of:=['Startup compounding'.C39]/['Startup compounding'.D39]" office:value-type="float" office:value="180.22909939421" calcext:value-type="float">
            <text:p>180.2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'Startup compounding'.B3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40]" office:value-type="float" office:value="1500000" calcext:value-type="float">
            <text:p>1,500,000</text:p>
          </table:table-cell>
          <table:table-cell table:formula="of:=['Startup compounding'.D39]*(1+['Startup compounding'.$H$5])^(1)" office:value-type="float" office:value="8489.19516960728" calcext:value-type="float">
            <text:p>8,489</text:p>
          </table:table-cell>
          <table:table-cell table:formula="of:=['Startup compounding'.C40]/['Startup compounding'.D40]" office:value-type="float" office:value="176.69519548452" calcext:value-type="float">
            <text:p>176.7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'Startup compounding'.B4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41]" office:value-type="float" office:value="1500000" calcext:value-type="float">
            <text:p>1,500,000</text:p>
          </table:table-cell>
          <table:table-cell table:formula="of:=['Startup compounding'.D40]*(1+['Startup compounding'.$H$5])^(1)" office:value-type="float" office:value="8658.97907299943" calcext:value-type="float">
            <text:p>8,659</text:p>
          </table:table-cell>
          <table:table-cell table:formula="of:=['Startup compounding'.C41]/['Startup compounding'.D41]" office:value-type="float" office:value="173.230583808353" calcext:value-type="float">
            <text:p>173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formula="of:=SUM(['Startup compounding'.E2:.E41])" office:value-type="float" office:value="10463.4708095824" calcext:value-type="float">
            <text:p>10463.5</text:p>
          </table:table-cell>
          <table:table-cell table:number-columns-repeated="3"/>
        </table:table-row>
      </table:table>
      <table:table table:name="Working at 80k (basic employee)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</text:p>
          </table:table-cell>
          <table:table-cell table:formula="of:=['Working at 80k (basic employee)'.B4]*['Working at 80k (basic employee)'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% attribu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lives saved by 80k and donors</text:p>
          </table:table-cell>
          <table:table-cell table:formula="of:=['Working at 80k (basic employee)'.B6]*['Working at 80k (basic employee)'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 lives saved by 80k</text:p>
          </table:table-cell>
          <table:table-cell table:style-name="ce20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20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'Working at 80k (basic employee)'.J8]*['Working at 80k (basic employee)'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20" table:formula="of:= ['Working at 80k (basic employee)'.K8]*['Working at 80k (basic employee)'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lives saved by 80k</text:p>
          </table:table-cell>
          <table:table-cell table:formula="of:=['Working at 80k (basic employee)'.B8]*['Working at 80k (basic employee)'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'Working at 80k (basic employee)'.J9]*['Working at 80k (basic employee)'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20" table:formula="of:= ['Working at 80k (basic employee)'.K9]*['Working at 80k (basic employee)'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% attributed to me</text:p>
          </table:table-cell>
          <table:table-cell table:style-name="ce20" table:formula="of:=['Working at 80k (basic employee)'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'Working at 80k (basic employee)'.J10]*['Working at 80k (basic employee)'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20" table:formula="of:= ['Working at 80k (basic employee)'.K10]*['Working at 80k (basic employee)'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 lives saved by me</text:p>
          </table:table-cell>
          <table:table-cell table:formula="of:=['Working at 80k (basic employee)'.B10]*['Working at 80k (basic employee)'.B9]" office:value-type="float" office:value="95.4861176470588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'Working at 80k (basic employee)'.J11]*['Working at 80k (basic employee)'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20" table:formula="of:= ['Working at 80k (basic employee)'.K11]*['Working at 80k (basic employee)'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%contributed by me as my job is replacible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25" table:formula="of:=SUM(['Working at 80k (basic employee)'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total lives saved</text:p>
          </table:table-cell>
          <table:table-cell table:style-name="Default" table:formula="of:=['Working at 80k (basic employee)'.B12]*['Working at 80k (basic employee)'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'Working at 80k (basic employee)'.F4]*['Working at 80k (basic employee)'.F5]" office:value-type="float" office:value="137100" calcext:value-type="float">
            <text:p>137100</text:p>
          </table:table-cell>
          <table:table-cell table:formula="of:=['Working at 80k (basic employee)'.F4]*['Working at 80k (basic employee)'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oney equivalent of donation</text:p>
          </table:table-cell>
          <table:table-cell table:style-name="ce24" table:formula="of:=['Working at 80k (basic employee)'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mpounding it over 40 years</text:p>
          </table:table-cell>
          <table:table-cell table:style-name="ce1" table:formula="of:=['Working at 80k compounding'.E42]" office:value-type="float" office:value="1337.64680893765" calcext:value-type="float">
            <text:p>1337.6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'Working at 80k (basic employee)'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5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ing at 80k compounding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4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'Working at 80k compounding'.$H$9]*['Working at 80k compounding'.B2]" office:value-type="float" office:value="95000" calcext:value-type="float">
            <text:p>9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'Working at 80k compounding'.C2]/['Working at 80k compounding'.D2]" office:value-type="float" office:value="23.75" calcext:value-type="float">
            <text:p>23.8</text:p>
          </table:table-cell>
          <table:table-cell table:formula="of:=SUM(['Working at 80k compounding'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Working at 80k compounding'.B2]*(1+['Working at 80k compounding'.$H$4])^(1)" office:value-type="float" office:value="97850" calcext:value-type="float">
            <text:p>97,850</text:p>
          </table:table-cell>
          <table:table-cell table:formula="of:=['Working at 80k compounding'.$H$9]*['Working at 80k compounding'.B3]" office:value-type="float" office:value="97850" calcext:value-type="float">
            <text:p>97,850</text:p>
          </table:table-cell>
          <table:table-cell table:formula="of:=['Working at 80k compounding'.D2]*(1+['Working at 80k compounding'.$H$5])^(1)" office:value-type="float" office:value="4080" calcext:value-type="float">
            <text:p>4,080</text:p>
          </table:table-cell>
          <table:table-cell table:formula="of:=['Working at 80k compounding'.C3]/['Working at 80k compounding'.D3]" office:value-type="float" office:value="23.9828431372549" calcext:value-type="float">
            <text:p>24.0</text:p>
          </table:table-cell>
          <table:table-cell table:formula="of:=SUM(['Working at 80k compounding'.E$2:.E3])" office:value-type="float" office:value="47.7328431372549" calcext:value-type="float">
            <text:p>47.732843137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'Working at 80k compounding'.B3]*(1+['Working at 80k compounding'.$H$4])^(1)" office:value-type="float" office:value="100785.5" calcext:value-type="float">
            <text:p>100,786</text:p>
          </table:table-cell>
          <table:table-cell table:formula="of:=['Working at 80k compounding'.$H$9]*['Working at 80k compounding'.B4]" office:value-type="float" office:value="100785.5" calcext:value-type="float">
            <text:p>100,786</text:p>
          </table:table-cell>
          <table:table-cell table:formula="of:=['Working at 80k compounding'.D3]*(1+['Working at 80k compounding'.$H$5])^(1)" office:value-type="float" office:value="4161.6" calcext:value-type="float">
            <text:p>4,162</text:p>
          </table:table-cell>
          <table:table-cell table:formula="of:=['Working at 80k compounding'.C4]/['Working at 80k compounding'.D4]" office:value-type="float" office:value="24.2179690503652" calcext:value-type="float">
            <text:p>24.2</text:p>
          </table:table-cell>
          <table:table-cell table:formula="of:=SUM(['Working at 80k compounding'.E$2:.E4])" office:value-type="float" office:value="71.9508121876202" calcext:value-type="float">
            <text:p>71.9508121876</text:p>
          </table:table-cell>
          <table:table-cell office:value-type="string" calcext:value-type="string">
            <text:p>interest</text:p>
          </table:table-cell>
          <table:table-cell table:style-name="ce20" office:value-type="percentage" office:value="0.03" calcext:value-type="percentage">
            <text:p>3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'Working at 80k compounding'.B4]*(1+['Working at 80k compounding'.$H$4])^(1)" office:value-type="float" office:value="103809.065" calcext:value-type="float">
            <text:p>103,809</text:p>
          </table:table-cell>
          <table:table-cell table:formula="of:=['Working at 80k compounding'.$H$9]*['Working at 80k compounding'.B5]" office:value-type="float" office:value="103809.065" calcext:value-type="float">
            <text:p>103,809</text:p>
          </table:table-cell>
          <table:table-cell table:formula="of:=['Working at 80k compounding'.D4]*(1+['Working at 80k compounding'.$H$5])^(1)" office:value-type="float" office:value="4244.832" calcext:value-type="float">
            <text:p>4,245</text:p>
          </table:table-cell>
          <table:table-cell table:formula="of:=['Working at 80k compounding'.C5]/['Working at 80k compounding'.D5]" office:value-type="float" office:value="24.4554001194865" calcext:value-type="float">
            <text:p>24.5</text:p>
          </table:table-cell>
          <table:table-cell table:formula="of:=SUM(['Working at 80k compounding'.E$2:.E5])" office:value-type="float" office:value="96.4062123071066" calcext:value-type="float">
            <text:p>96.4062123071</text:p>
          </table:table-cell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'Working at 80k compounding'.B5]*(1+['Working at 80k compounding'.$H$4])^(1)" office:value-type="float" office:value="106923.33695" calcext:value-type="float">
            <text:p>106,923</text:p>
          </table:table-cell>
          <table:table-cell table:formula="of:=['Working at 80k compounding'.$H$9]*['Working at 80k compounding'.B6]" office:value-type="float" office:value="106923.33695" calcext:value-type="float">
            <text:p>106,923</text:p>
          </table:table-cell>
          <table:table-cell table:formula="of:=['Working at 80k compounding'.D5]*(1+['Working at 80k compounding'.$H$5])^(1)" office:value-type="float" office:value="4329.72864" calcext:value-type="float">
            <text:p>4,330</text:p>
          </table:table-cell>
          <table:table-cell table:formula="of:=['Working at 80k compounding'.C6]/['Working at 80k compounding'.D6]" office:value-type="float" office:value="24.6951589441873" calcext:value-type="float">
            <text:p>24.7</text:p>
          </table:table-cell>
          <table:table-cell table:formula="of:=SUM(['Working at 80k compounding'.E$2:.E6])" office:value-type="float" office:value="121.101371251294" calcext:value-type="float">
            <text:p>121.10137125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Working at 80k compounding'.B6]*(1+['Working at 80k compounding'.$H$7])^(1)" office:value-type="float" office:value="114407.9705365" calcext:value-type="float">
            <text:p>114,408</text:p>
          </table:table-cell>
          <table:table-cell table:formula="of:=['Working at 80k compounding'.$H$9]*['Working at 80k compounding'.B7]" office:value-type="float" office:value="114407.9705365" calcext:value-type="float">
            <text:p>114,408</text:p>
          </table:table-cell>
          <table:table-cell table:formula="of:=['Working at 80k compounding'.D6]*(1+['Working at 80k compounding'.$H$5])^(1)" office:value-type="float" office:value="4416.3232128" calcext:value-type="float">
            <text:p>4,416</text:p>
          </table:table-cell>
          <table:table-cell table:formula="of:=['Working at 80k compounding'.C7]/['Working at 80k compounding'.D7]" office:value-type="float" office:value="25.9057059512553" calcext:value-type="float">
            <text:p>25.9</text:p>
          </table:table-cell>
          <table:table-cell table:formula="of:=SUM(['Working at 80k compounding'.E$2:.E7])" office:value-type="float" office:value="147.007077202549" calcext:value-type="float">
            <text:p>147.0070772026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07" calcext:value-type="percentage">
            <text:p>7.0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'Working at 80k compounding'.B7]*(1+['Working at 80k compounding'.$H$4])^(1)" office:value-type="float" office:value="117840.209652595" calcext:value-type="float">
            <text:p>117,840</text:p>
          </table:table-cell>
          <table:table-cell table:formula="of:=['Working at 80k compounding'.$H$9]*['Working at 80k compounding'.B8]" office:value-type="float" office:value="117840.209652595" calcext:value-type="float">
            <text:p>117,840</text:p>
          </table:table-cell>
          <table:table-cell table:formula="of:=['Working at 80k compounding'.D7]*(1+['Working at 80k compounding'.$H$5])^(1)" office:value-type="float" office:value="4504.649677056" calcext:value-type="float">
            <text:p>4,505</text:p>
          </table:table-cell>
          <table:table-cell table:formula="of:=['Working at 80k compounding'.C8]/['Working at 80k compounding'.D8]" office:value-type="float" office:value="26.1596834605814" calcext:value-type="float">
            <text:p>26.2</text:p>
          </table:table-cell>
          <table:table-cell table:formula="of:=SUM(['Working at 80k compounding'.E$2:.E8])" office:value-type="float" office:value="173.166760663131" calcext:value-type="float">
            <text:p>173.16676066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Working at 80k compounding'.B8]*(1+['Working at 80k compounding'.$H$4])^(1)" office:value-type="float" office:value="121375.415942173" calcext:value-type="float">
            <text:p>121,375</text:p>
          </table:table-cell>
          <table:table-cell table:formula="of:=['Working at 80k compounding'.$H$9]*['Working at 80k compounding'.B9]" office:value-type="float" office:value="121375.415942173" calcext:value-type="float">
            <text:p>121,375</text:p>
          </table:table-cell>
          <table:table-cell table:formula="of:=['Working at 80k compounding'.D8]*(1+['Working at 80k compounding'.$H$5])^(1)" office:value-type="float" office:value="4594.74267059712" calcext:value-type="float">
            <text:p>4,595</text:p>
          </table:table-cell>
          <table:table-cell table:formula="of:=['Working at 80k compounding'.C9]/['Working at 80k compounding'.D9]" office:value-type="float" office:value="26.416150945489" calcext:value-type="float">
            <text:p>26.4</text:p>
          </table:table-cell>
          <table:table-cell table:formula="of:=SUM(['Working at 80k compounding'.E$2:.E9])" office:value-type="float" office:value="199.58291160862" calcext:value-type="float">
            <text:p>199.5829116086</text:p>
          </table:table-cell>
          <table:table-cell office:value-type="string" calcext:value-type="string">
            <text:p>percentage of income</text:p>
          </table:table-cell>
          <table:table-cell table:style-name="ce20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'Working at 80k compounding'.B9]*(1+['Working at 80k compounding'.$H$4])^(1)" office:value-type="float" office:value="125016.678420438" calcext:value-type="float">
            <text:p>125,017</text:p>
          </table:table-cell>
          <table:table-cell table:formula="of:=['Working at 80k compounding'.$H$9]*['Working at 80k compounding'.B10]" office:value-type="float" office:value="125016.678420438" calcext:value-type="float">
            <text:p>125,017</text:p>
          </table:table-cell>
          <table:table-cell table:formula="of:=['Working at 80k compounding'.D9]*(1+['Working at 80k compounding'.$H$5])^(1)" office:value-type="float" office:value="4686.63752400906" calcext:value-type="float">
            <text:p>4,687</text:p>
          </table:table-cell>
          <table:table-cell table:formula="of:=['Working at 80k compounding'.C10]/['Working at 80k compounding'.D10]" office:value-type="float" office:value="26.6751328175036" calcext:value-type="float">
            <text:p>26.7</text:p>
          </table:table-cell>
          <table:table-cell table:formula="of:=SUM(['Working at 80k compounding'.E$2:.E10])" office:value-type="float" office:value="226.258044426123" calcext:value-type="float">
            <text:p>226.258044426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'Working at 80k compounding'.B10]*(1+['Working at 80k compounding'.$H$4])^(1)" office:value-type="float" office:value="128767.178773051" calcext:value-type="float">
            <text:p>128,767</text:p>
          </table:table-cell>
          <table:table-cell table:formula="of:=['Working at 80k compounding'.$H$9]*['Working at 80k compounding'.B11]" office:value-type="float" office:value="128767.178773051" calcext:value-type="float">
            <text:p>128,767</text:p>
          </table:table-cell>
          <table:table-cell table:formula="of:=['Working at 80k compounding'.D10]*(1+['Working at 80k compounding'.$H$5])^(1)" office:value-type="float" office:value="4780.37027448924" calcext:value-type="float">
            <text:p>4,780</text:p>
          </table:table-cell>
          <table:table-cell table:formula="of:=['Working at 80k compounding'.C11]/['Working at 80k compounding'.D11]" office:value-type="float" office:value="26.9366537274791" calcext:value-type="float">
            <text:p>26.9</text:p>
          </table:table-cell>
          <table:table-cell table:formula="of:=SUM(['Working at 80k compounding'.E$2:.E11])" office:value-type="float" office:value="253.194698153602" calcext:value-type="float">
            <text:p>253.194698153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'Working at 80k compounding'.B11]*(1+['Working at 80k compounding'.$H$7])^(1)" office:value-type="float" office:value="137780.881287165" calcext:value-type="float">
            <text:p>137,781</text:p>
          </table:table-cell>
          <table:table-cell table:formula="of:=['Working at 80k compounding'.$H$9]*['Working at 80k compounding'.B12]" office:value-type="float" office:value="137780.881287165" calcext:value-type="float">
            <text:p>137,781</text:p>
          </table:table-cell>
          <table:table-cell table:formula="of:=['Working at 80k compounding'.D11]*(1+['Working at 80k compounding'.$H$5])^(1)" office:value-type="float" office:value="4875.97767997903" calcext:value-type="float">
            <text:p>4,876</text:p>
          </table:table-cell>
          <table:table-cell table:formula="of:=['Working at 80k compounding'.C12]/['Working at 80k compounding'.D12]" office:value-type="float" office:value="28.2570779298066" calcext:value-type="float">
            <text:p>28.3</text:p>
          </table:table-cell>
          <table:table-cell table:formula="of:=SUM(['Working at 80k compounding'.E$2:.E12])" office:value-type="float" office:value="281.451776083409" calcext:value-type="float">
            <text:p>281.451776083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'Working at 80k compounding'.B12]*(1+['Working at 80k compounding'.$H$4])^(1)" office:value-type="float" office:value="141914.30772578" calcext:value-type="float">
            <text:p>141,914</text:p>
          </table:table-cell>
          <table:table-cell table:formula="of:=['Working at 80k compounding'.$H$9]*['Working at 80k compounding'.B13]" office:value-type="float" office:value="141914.30772578" calcext:value-type="float">
            <text:p>141,914</text:p>
          </table:table-cell>
          <table:table-cell table:formula="of:=['Working at 80k compounding'.D12]*(1+['Working at 80k compounding'.$H$5])^(1)" office:value-type="float" office:value="4973.49723357861" calcext:value-type="float">
            <text:p>4,973</text:p>
          </table:table-cell>
          <table:table-cell table:formula="of:=['Working at 80k compounding'.C13]/['Working at 80k compounding'.D13]" office:value-type="float" office:value="28.534108105589" calcext:value-type="float">
            <text:p>28.5</text:p>
          </table:table-cell>
          <table:table-cell table:formula="of:=SUM(['Working at 80k compounding'.E$2:.E13])" office:value-type="float" office:value="309.985884188998" calcext:value-type="float">
            <text:p>309.98588418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'Working at 80k compounding'.B13]*(1+['Working at 80k compounding'.$H$4])^(1)" office:value-type="float" office:value="146171.736957553" calcext:value-type="float">
            <text:p>146,172</text:p>
          </table:table-cell>
          <table:table-cell table:formula="of:=['Working at 80k compounding'.$H$9]*['Working at 80k compounding'.B14]" office:value-type="float" office:value="146171.736957553" calcext:value-type="float">
            <text:p>146,172</text:p>
          </table:table-cell>
          <table:table-cell table:formula="of:=['Working at 80k compounding'.D13]*(1+['Working at 80k compounding'.$H$5])^(1)" office:value-type="float" office:value="5072.96717825018" calcext:value-type="float">
            <text:p>5,073</text:p>
          </table:table-cell>
          <table:table-cell table:formula="of:=['Working at 80k compounding'.C14]/['Working at 80k compounding'.D14]" office:value-type="float" office:value="28.8138542634869" calcext:value-type="float">
            <text:p>28.8</text:p>
          </table:table-cell>
          <table:table-cell table:formula="of:=SUM(['Working at 80k compounding'.E$2:.E14])" office:value-type="float" office:value="338.799738452485" calcext:value-type="float">
            <text:p>338.79973845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'Working at 80k compounding'.B14]*(1+['Working at 80k compounding'.$H$4])^(1)" office:value-type="float" office:value="150556.88906628" calcext:value-type="float">
            <text:p>150,557</text:p>
          </table:table-cell>
          <table:table-cell table:formula="of:=['Working at 80k compounding'.$H$9]*['Working at 80k compounding'.B15]" office:value-type="float" office:value="150556.88906628" calcext:value-type="float">
            <text:p>150,557</text:p>
          </table:table-cell>
          <table:table-cell table:formula="of:=['Working at 80k compounding'.D14]*(1+['Working at 80k compounding'.$H$5])^(1)" office:value-type="float" office:value="5174.42652181519" calcext:value-type="float">
            <text:p>5,174</text:p>
          </table:table-cell>
          <table:table-cell table:formula="of:=['Working at 80k compounding'.C15]/['Working at 80k compounding'.D15]" office:value-type="float" office:value="29.096343030776" calcext:value-type="float">
            <text:p>29.1</text:p>
          </table:table-cell>
          <table:table-cell table:formula="of:=SUM(['Working at 80k compounding'.E$2:.E15])" office:value-type="float" office:value="367.896081483261" calcext:value-type="float">
            <text:p>367.896081483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'Working at 80k compounding'.B15]*(1+['Working at 80k compounding'.$H$4])^(1)" office:value-type="float" office:value="155073.595738268" calcext:value-type="float">
            <text:p>155,074</text:p>
          </table:table-cell>
          <table:table-cell table:formula="of:=['Working at 80k compounding'.$H$9]*['Working at 80k compounding'.B16]" office:value-type="float" office:value="155073.595738268" calcext:value-type="float">
            <text:p>155,074</text:p>
          </table:table-cell>
          <table:table-cell table:formula="of:=['Working at 80k compounding'.D15]*(1+['Working at 80k compounding'.$H$5])^(1)" office:value-type="float" office:value="5277.91505225149" calcext:value-type="float">
            <text:p>5,278</text:p>
          </table:table-cell>
          <table:table-cell table:formula="of:=['Working at 80k compounding'.C16]/['Working at 80k compounding'.D16]" office:value-type="float" office:value="29.3816012957836" calcext:value-type="float">
            <text:p>29.4</text:p>
          </table:table-cell>
          <table:table-cell table:formula="of:=SUM(['Working at 80k compounding'.E$2:.E16])" office:value-type="float" office:value="397.277682779044" calcext:value-type="float">
            <text:p>397.27768277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'Working at 80k compounding'.B16]*(1+['Working at 80k compounding'.$H$7])^(1)" office:value-type="float" office:value="165928.747439947" calcext:value-type="float">
            <text:p>165,929</text:p>
          </table:table-cell>
          <table:table-cell table:formula="of:=['Working at 80k compounding'.$H$9]*['Working at 80k compounding'.B17]" office:value-type="float" office:value="165928.747439947" calcext:value-type="float">
            <text:p>165,929</text:p>
          </table:table-cell>
          <table:table-cell table:formula="of:=['Working at 80k compounding'.D16]*(1+['Working at 80k compounding'.$H$5])^(1)" office:value-type="float" office:value="5383.47335329652" calcext:value-type="float">
            <text:p>5,383</text:p>
          </table:table-cell>
          <table:table-cell table:formula="of:=['Working at 80k compounding'.C17]/['Working at 80k compounding'.D17]" office:value-type="float" office:value="30.8218758691063" calcext:value-type="float">
            <text:p>30.8</text:p>
          </table:table-cell>
          <table:table-cell table:formula="of:=SUM(['Working at 80k compounding'.E$2:.E17])" office:value-type="float" office:value="428.099558648151" calcext:value-type="float">
            <text:p>428.099558648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'Working at 80k compounding'.B17]*(1+['Working at 80k compounding'.$H$4])^(1)" office:value-type="float" office:value="170906.609863145" calcext:value-type="float">
            <text:p>170,907</text:p>
          </table:table-cell>
          <table:table-cell table:formula="of:=['Working at 80k compounding'.$H$9]*['Working at 80k compounding'.B18]" office:value-type="float" office:value="170906.609863145" calcext:value-type="float">
            <text:p>170,907</text:p>
          </table:table-cell>
          <table:table-cell table:formula="of:=['Working at 80k compounding'.D17]*(1+['Working at 80k compounding'.$H$5])^(1)" office:value-type="float" office:value="5491.14282036245" calcext:value-type="float">
            <text:p>5,491</text:p>
          </table:table-cell>
          <table:table-cell table:formula="of:=['Working at 80k compounding'.C18]/['Working at 80k compounding'.D18]" office:value-type="float" office:value="31.124051122725" calcext:value-type="float">
            <text:p>31.1</text:p>
          </table:table-cell>
          <table:table-cell table:formula="of:=SUM(['Working at 80k compounding'.E$2:.E18])" office:value-type="float" office:value="459.223609770876" calcext:value-type="float">
            <text:p>459.223609770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'Working at 80k compounding'.B18]*(1+['Working at 80k compounding'.$H$4])^(1)" office:value-type="float" office:value="176033.80815904" calcext:value-type="float">
            <text:p>176,034</text:p>
          </table:table-cell>
          <table:table-cell table:formula="of:=['Working at 80k compounding'.$H$9]*['Working at 80k compounding'.B19]" office:value-type="float" office:value="176033.80815904" calcext:value-type="float">
            <text:p>176,034</text:p>
          </table:table-cell>
          <table:table-cell table:formula="of:=['Working at 80k compounding'.D18]*(1+['Working at 80k compounding'.$H$5])^(1)" office:value-type="float" office:value="5600.9656767697" calcext:value-type="float">
            <text:p>5,601</text:p>
          </table:table-cell>
          <table:table-cell table:formula="of:=['Working at 80k compounding'.C19]/['Working at 80k compounding'.D19]" office:value-type="float" office:value="31.4291888788302" calcext:value-type="float">
            <text:p>31.4</text:p>
          </table:table-cell>
          <table:table-cell table:formula="of:=SUM(['Working at 80k compounding'.E$2:.E19])" office:value-type="float" office:value="490.652798649706" calcext:value-type="float">
            <text:p>490.652798649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'Working at 80k compounding'.B19]*(1+['Working at 80k compounding'.$H$4])^(1)" office:value-type="float" office:value="181314.822403811" calcext:value-type="float">
            <text:p>181,315</text:p>
          </table:table-cell>
          <table:table-cell table:formula="of:=['Working at 80k compounding'.$H$9]*['Working at 80k compounding'.B20]" office:value-type="float" office:value="181314.822403811" calcext:value-type="float">
            <text:p>181,315</text:p>
          </table:table-cell>
          <table:table-cell table:formula="of:=['Working at 80k compounding'.D19]*(1+['Working at 80k compounding'.$H$5])^(1)" office:value-type="float" office:value="5712.98499030509" calcext:value-type="float">
            <text:p>5,713</text:p>
          </table:table-cell>
          <table:table-cell table:formula="of:=['Working at 80k compounding'.C20]/['Working at 80k compounding'.D20]" office:value-type="float" office:value="31.7373181815638" calcext:value-type="float">
            <text:p>31.7</text:p>
          </table:table-cell>
          <table:table-cell table:formula="of:=SUM(['Working at 80k compounding'.E$2:.E20])" office:value-type="float" office:value="522.39011683127" calcext:value-type="float">
            <text:p>522.390116831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'Working at 80k compounding'.B20]*(1+['Working at 80k compounding'.$H$4])^(1)" office:value-type="float" office:value="186754.267075925" calcext:value-type="float">
            <text:p>186,754</text:p>
          </table:table-cell>
          <table:table-cell table:formula="of:=['Working at 80k compounding'.$H$9]*['Working at 80k compounding'.B21]" office:value-type="float" office:value="186754.267075925" calcext:value-type="float">
            <text:p>186,754</text:p>
          </table:table-cell>
          <table:table-cell table:formula="of:=['Working at 80k compounding'.D20]*(1+['Working at 80k compounding'.$H$5])^(1)" office:value-type="float" office:value="5827.2446901112" calcext:value-type="float">
            <text:p>5,827</text:p>
          </table:table-cell>
          <table:table-cell table:formula="of:=['Working at 80k compounding'.C21]/['Working at 80k compounding'.D21]" office:value-type="float" office:value="32.0484683598144" calcext:value-type="float">
            <text:p>32.0</text:p>
          </table:table-cell>
          <table:table-cell table:formula="of:=SUM(['Working at 80k compounding'.E$2:.E21])" office:value-type="float" office:value="554.438585191084" calcext:value-type="float">
            <text:p>554.438585191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'Working at 80k compounding'.B21]*(1+['Working at 80k compounding'.$H$7])^(1)" office:value-type="float" office:value="199827.06577124" calcext:value-type="float">
            <text:p>199,827</text:p>
          </table:table-cell>
          <table:table-cell table:formula="of:=['Working at 80k compounding'.$H$9]*['Working at 80k compounding'.B22]" office:value-type="float" office:value="199827.06577124" calcext:value-type="float">
            <text:p>199,827</text:p>
          </table:table-cell>
          <table:table-cell table:formula="of:=['Working at 80k compounding'.D21]*(1+['Working at 80k compounding'.$H$5])^(1)" office:value-type="float" office:value="5943.78958391342" calcext:value-type="float">
            <text:p>5,944</text:p>
          </table:table-cell>
          <table:table-cell table:formula="of:=['Working at 80k compounding'.C22]/['Working at 80k compounding'.D22]" office:value-type="float" office:value="33.6194717107857" calcext:value-type="float">
            <text:p>33.6</text:p>
          </table:table-cell>
          <table:table-cell table:formula="of:=SUM(['Working at 80k compounding'.E$2:.E22])" office:value-type="float" office:value="588.05805690187" calcext:value-type="float">
            <text:p>588.0580569019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'Working at 80k compounding'.B22]*(1+['Working at 80k compounding'.$H$4])^(1)" office:value-type="float" office:value="205821.877744377" calcext:value-type="float">
            <text:p>205,822</text:p>
          </table:table-cell>
          <table:table-cell table:formula="of:=['Working at 80k compounding'.$H$9]*['Working at 80k compounding'.B23]" office:value-type="float" office:value="205821.877744377" calcext:value-type="float">
            <text:p>205,822</text:p>
          </table:table-cell>
          <table:table-cell table:formula="of:=['Working at 80k compounding'.D22]*(1+['Working at 80k compounding'.$H$5])^(1)" office:value-type="float" office:value="6062.66537559169" calcext:value-type="float">
            <text:p>6,063</text:p>
          </table:table-cell>
          <table:table-cell table:formula="of:=['Working at 80k compounding'.C23]/['Working at 80k compounding'.D23]" office:value-type="float" office:value="33.9490743746169" calcext:value-type="float">
            <text:p>33.9</text:p>
          </table:table-cell>
          <table:table-cell table:formula="of:=SUM(['Working at 80k compounding'.E$2:.E23])" office:value-type="float" office:value="622.007131276487" calcext:value-type="float">
            <text:p>622.007131276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'Working at 80k compounding'.B23]*(1+['Working at 80k compounding'.$H$4])^(1)" office:value-type="float" office:value="211996.534076709" calcext:value-type="float">
            <text:p>211,997</text:p>
          </table:table-cell>
          <table:table-cell table:formula="of:=['Working at 80k compounding'.$H$9]*['Working at 80k compounding'.B24]" office:value-type="float" office:value="211996.534076709" calcext:value-type="float">
            <text:p>211,997</text:p>
          </table:table-cell>
          <table:table-cell table:formula="of:=['Working at 80k compounding'.D23]*(1+['Working at 80k compounding'.$H$5])^(1)" office:value-type="float" office:value="6183.91868310352" calcext:value-type="float">
            <text:p>6,184</text:p>
          </table:table-cell>
          <table:table-cell table:formula="of:=['Working at 80k compounding'.C24]/['Working at 80k compounding'.D24]" office:value-type="float" office:value="34.2819084371132" calcext:value-type="float">
            <text:p>34.3</text:p>
          </table:table-cell>
          <table:table-cell table:formula="of:=SUM(['Working at 80k compounding'.E$2:.E24])" office:value-type="float" office:value="656.2890397136" calcext:value-type="float">
            <text:p>656.2890397136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'Working at 80k compounding'.B24]*(1+['Working at 80k compounding'.$H$4])^(1)" office:value-type="float" office:value="218356.43009901" calcext:value-type="float">
            <text:p>218,356</text:p>
          </table:table-cell>
          <table:table-cell table:formula="of:=['Working at 80k compounding'.$H$9]*['Working at 80k compounding'.B25]" office:value-type="float" office:value="218356.43009901" calcext:value-type="float">
            <text:p>218,356</text:p>
          </table:table-cell>
          <table:table-cell table:formula="of:=['Working at 80k compounding'.D24]*(1+['Working at 80k compounding'.$H$5])^(1)" office:value-type="float" office:value="6307.59705676559" calcext:value-type="float">
            <text:p>6,308</text:p>
          </table:table-cell>
          <table:table-cell table:formula="of:=['Working at 80k compounding'.C25]/['Working at 80k compounding'.D25]" office:value-type="float" office:value="34.6180055786535" calcext:value-type="float">
            <text:p>34.6</text:p>
          </table:table-cell>
          <table:table-cell table:formula="of:=SUM(['Working at 80k compounding'.E$2:.E25])" office:value-type="float" office:value="690.907045292253" calcext:value-type="float">
            <text:p>690.907045292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'Working at 80k compounding'.B25]*(1+['Working at 80k compounding'.$H$4])^(1)" office:value-type="float" office:value="224907.12300198" calcext:value-type="float">
            <text:p>224,907</text:p>
          </table:table-cell>
          <table:table-cell table:formula="of:=['Working at 80k compounding'.$H$9]*['Working at 80k compounding'.B26]" office:value-type="float" office:value="224907.12300198" calcext:value-type="float">
            <text:p>224,907</text:p>
          </table:table-cell>
          <table:table-cell table:formula="of:=['Working at 80k compounding'.D25]*(1+['Working at 80k compounding'.$H$5])^(1)" office:value-type="float" office:value="6433.74899790091" calcext:value-type="float">
            <text:p>6,434</text:p>
          </table:table-cell>
          <table:table-cell table:formula="of:=['Working at 80k compounding'.C26]/['Working at 80k compounding'.D26]" office:value-type="float" office:value="34.9573977902089" calcext:value-type="float">
            <text:p>35.0</text:p>
          </table:table-cell>
          <table:table-cell table:formula="of:=SUM(['Working at 80k compounding'.E$2:.E26])" office:value-type="float" office:value="725.864443082462" calcext:value-type="float">
            <text:p>725.86444308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'Working at 80k compounding'.B26]*(1+['Working at 80k compounding'.$H$7])^(1)" office:value-type="float" office:value="240650.621612119" calcext:value-type="float">
            <text:p>240,651</text:p>
          </table:table-cell>
          <table:table-cell table:formula="of:=['Working at 80k compounding'.$H$9]*['Working at 80k compounding'.B27]" office:value-type="float" office:value="240650.621612119" calcext:value-type="float">
            <text:p>240,651</text:p>
          </table:table-cell>
          <table:table-cell table:formula="of:=['Working at 80k compounding'.D26]*(1+['Working at 80k compounding'.$H$5])^(1)" office:value-type="float" office:value="6562.42397785892" calcext:value-type="float">
            <text:p>6,562</text:p>
          </table:table-cell>
          <table:table-cell table:formula="of:=['Working at 80k compounding'.C27]/['Working at 80k compounding'.D27]" office:value-type="float" office:value="36.6709957211015" calcext:value-type="float">
            <text:p>36.7</text:p>
          </table:table-cell>
          <table:table-cell table:formula="of:=SUM(['Working at 80k compounding'.E$2:.E27])" office:value-type="float" office:value="762.535438803564" calcext:value-type="float">
            <text:p>762.535438803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'Working at 80k compounding'.B27]*(1+['Working at 80k compounding'.$H$4])^(1)" office:value-type="float" office:value="247870.140260482" calcext:value-type="float">
            <text:p>247,870</text:p>
          </table:table-cell>
          <table:table-cell table:formula="of:=['Working at 80k compounding'.$H$9]*['Working at 80k compounding'.B28]" office:value-type="float" office:value="247870.140260482" calcext:value-type="float">
            <text:p>247,870</text:p>
          </table:table-cell>
          <table:table-cell table:formula="of:=['Working at 80k compounding'.D27]*(1+['Working at 80k compounding'.$H$5])^(1)" office:value-type="float" office:value="6693.6724574161" calcext:value-type="float">
            <text:p>6,694</text:p>
          </table:table-cell>
          <table:table-cell table:formula="of:=['Working at 80k compounding'.C28]/['Working at 80k compounding'.D28]" office:value-type="float" office:value="37.0305152869947" calcext:value-type="float">
            <text:p>37.0</text:p>
          </table:table-cell>
          <table:table-cell table:formula="of:=SUM(['Working at 80k compounding'.E$2:.E28])" office:value-type="float" office:value="799.565954090559" calcext:value-type="float">
            <text:p>799.565954090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'Working at 80k compounding'.B28]*(1+['Working at 80k compounding'.$H$4])^(1)" office:value-type="float" office:value="255306.244468297" calcext:value-type="float">
            <text:p>255,306</text:p>
          </table:table-cell>
          <table:table-cell table:formula="of:=['Working at 80k compounding'.$H$9]*['Working at 80k compounding'.B29]" office:value-type="float" office:value="255306.244468297" calcext:value-type="float">
            <text:p>255,306</text:p>
          </table:table-cell>
          <table:table-cell table:formula="of:=['Working at 80k compounding'.D28]*(1+['Working at 80k compounding'.$H$5])^(1)" office:value-type="float" office:value="6827.54590656442" calcext:value-type="float">
            <text:p>6,828</text:p>
          </table:table-cell>
          <table:table-cell table:formula="of:=['Working at 80k compounding'.C29]/['Working at 80k compounding'.D29]" office:value-type="float" office:value="37.3935595545142" calcext:value-type="float">
            <text:p>37.4</text:p>
          </table:table-cell>
          <table:table-cell table:formula="of:=SUM(['Working at 80k compounding'.E$2:.E29])" office:value-type="float" office:value="836.959513645073" calcext:value-type="float">
            <text:p>836.959513645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'Working at 80k compounding'.B29]*(1+['Working at 80k compounding'.$H$4])^(1)" office:value-type="float" office:value="262965.431802346" calcext:value-type="float">
            <text:p>262,965</text:p>
          </table:table-cell>
          <table:table-cell table:formula="of:=['Working at 80k compounding'.$H$9]*['Working at 80k compounding'.B30]" office:value-type="float" office:value="262965.431802346" calcext:value-type="float">
            <text:p>262,965</text:p>
          </table:table-cell>
          <table:table-cell table:formula="of:=['Working at 80k compounding'.D29]*(1+['Working at 80k compounding'.$H$5])^(1)" office:value-type="float" office:value="6964.09682469571" calcext:value-type="float">
            <text:p>6,964</text:p>
          </table:table-cell>
          <table:table-cell table:formula="of:=['Working at 80k compounding'.C30]/['Working at 80k compounding'.D30]" office:value-type="float" office:value="37.7601630795585" calcext:value-type="float">
            <text:p>37.8</text:p>
          </table:table-cell>
          <table:table-cell table:formula="of:=SUM(['Working at 80k compounding'.E$2:.E30])" office:value-type="float" office:value="874.719676724632" calcext:value-type="float">
            <text:p>874.719676724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'Working at 80k compounding'.B30]*(1+['Working at 80k compounding'.$H$4])^(1)" office:value-type="float" office:value="270854.394756416" calcext:value-type="float">
            <text:p>270,854</text:p>
          </table:table-cell>
          <table:table-cell table:formula="of:=['Working at 80k compounding'.$H$9]*['Working at 80k compounding'.B31]" office:value-type="float" office:value="270854.394756416" calcext:value-type="float">
            <text:p>270,854</text:p>
          </table:table-cell>
          <table:table-cell table:formula="of:=['Working at 80k compounding'.D30]*(1+['Working at 80k compounding'.$H$5])^(1)" office:value-type="float" office:value="7103.37876118963" calcext:value-type="float">
            <text:p>7,103</text:p>
          </table:table-cell>
          <table:table-cell table:formula="of:=['Working at 80k compounding'.C31]/['Working at 80k compounding'.D31]" office:value-type="float" office:value="38.1303607568091" calcext:value-type="float">
            <text:p>38.1</text:p>
          </table:table-cell>
          <table:table-cell table:formula="of:=SUM(['Working at 80k compounding'.E$2:.E31])" office:value-type="float" office:value="912.85003748144" calcext:value-type="float">
            <text:p>912.8500374814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'Working at 80k compounding'.B31]*(1+['Working at 80k compounding'.$H$7])^(1)" office:value-type="float" office:value="289814.202389365" calcext:value-type="float">
            <text:p>289,814</text:p>
          </table:table-cell>
          <table:table-cell table:formula="of:=['Working at 80k compounding'.$H$9]*['Working at 80k compounding'.B32]" office:value-type="float" office:value="289814.202389365" calcext:value-type="float">
            <text:p>289,814</text:p>
          </table:table-cell>
          <table:table-cell table:formula="of:=['Working at 80k compounding'.D31]*(1+['Working at 80k compounding'.$H$5])^(1)" office:value-type="float" office:value="7245.44633641342" calcext:value-type="float">
            <text:p>7,245</text:p>
          </table:table-cell>
          <table:table-cell table:formula="of:=['Working at 80k compounding'.C32]/['Working at 80k compounding'.D32]" office:value-type="float" office:value="39.9994960880252" calcext:value-type="float">
            <text:p>40.0</text:p>
          </table:table-cell>
          <table:table-cell table:formula="of:=SUM(['Working at 80k compounding'.E$2:.E32])" office:value-type="float" office:value="952.849533569466" calcext:value-type="float">
            <text:p>952.849533569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'Working at 80k compounding'.B32]*(1+['Working at 80k compounding'.$H$4])^(1)" office:value-type="float" office:value="298508.628461046" calcext:value-type="float">
            <text:p>298,509</text:p>
          </table:table-cell>
          <table:table-cell table:formula="of:=['Working at 80k compounding'.$H$9]*['Working at 80k compounding'.B33]" office:value-type="float" office:value="298508.628461046" calcext:value-type="float">
            <text:p>298,509</text:p>
          </table:table-cell>
          <table:table-cell table:formula="of:=['Working at 80k compounding'.D32]*(1+['Working at 80k compounding'.$H$5])^(1)" office:value-type="float" office:value="7390.35526314169" calcext:value-type="float">
            <text:p>7,390</text:p>
          </table:table-cell>
          <table:table-cell table:formula="of:=['Working at 80k compounding'.C33]/['Working at 80k compounding'.D33]" office:value-type="float" office:value="40.3916480104568" calcext:value-type="float">
            <text:p>40.4</text:p>
          </table:table-cell>
          <table:table-cell table:formula="of:=SUM(['Working at 80k compounding'.E$2:.E33])" office:value-type="float" office:value="993.241181579923" calcext:value-type="float">
            <text:p>993.2411815799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'Working at 80k compounding'.B33]*(1+['Working at 80k compounding'.$H$4])^(1)" office:value-type="float" office:value="307463.887314877" calcext:value-type="float">
            <text:p>307,464</text:p>
          </table:table-cell>
          <table:table-cell table:formula="of:=['Working at 80k compounding'.$H$9]*['Working at 80k compounding'.B34]" office:value-type="float" office:value="307463.887314877" calcext:value-type="float">
            <text:p>307,464</text:p>
          </table:table-cell>
          <table:table-cell table:formula="of:=['Working at 80k compounding'.D33]*(1+['Working at 80k compounding'.$H$5])^(1)" office:value-type="float" office:value="7538.16236840452" calcext:value-type="float">
            <text:p>7,538</text:p>
          </table:table-cell>
          <table:table-cell table:formula="of:=['Working at 80k compounding'.C34]/['Working at 80k compounding'.D34]" office:value-type="float" office:value="40.787644559579" calcext:value-type="float">
            <text:p>40.8</text:p>
          </table:table-cell>
          <table:table-cell table:formula="of:=SUM(['Working at 80k compounding'.E$2:.E34])" office:value-type="float" office:value="1034.0288261395" calcext:value-type="float">
            <text:p>1034.028826139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'Working at 80k compounding'.B34]*(1+['Working at 80k compounding'.$H$4])^(1)" office:value-type="float" office:value="316687.803934324" calcext:value-type="float">
            <text:p>316,688</text:p>
          </table:table-cell>
          <table:table-cell table:formula="of:=['Working at 80k compounding'.$H$9]*['Working at 80k compounding'.B35]" office:value-type="float" office:value="316687.803934324" calcext:value-type="float">
            <text:p>316,688</text:p>
          </table:table-cell>
          <table:table-cell table:formula="of:=['Working at 80k compounding'.D34]*(1+['Working at 80k compounding'.$H$5])^(1)" office:value-type="float" office:value="7688.92561577261" calcext:value-type="float">
            <text:p>7,689</text:p>
          </table:table-cell>
          <table:table-cell table:formula="of:=['Working at 80k compounding'.C35]/['Working at 80k compounding'.D35]" office:value-type="float" office:value="41.1875234278101" calcext:value-type="float">
            <text:p>41.2</text:p>
          </table:table-cell>
          <table:table-cell table:formula="of:=SUM(['Working at 80k compounding'.E$2:.E35])" office:value-type="float" office:value="1075.21634956731" calcext:value-type="float">
            <text:p>1075.216349567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'Working at 80k compounding'.B35]*(1+['Working at 80k compounding'.$H$4])^(1)" office:value-type="float" office:value="326188.438052354" calcext:value-type="float">
            <text:p>326,188</text:p>
          </table:table-cell>
          <table:table-cell table:formula="of:=['Working at 80k compounding'.$H$9]*['Working at 80k compounding'.B36]" office:value-type="float" office:value="326188.438052354" calcext:value-type="float">
            <text:p>326,188</text:p>
          </table:table-cell>
          <table:table-cell table:formula="of:=['Working at 80k compounding'.D35]*(1+['Working at 80k compounding'.$H$5])^(1)" office:value-type="float" office:value="7842.70412808807" calcext:value-type="float">
            <text:p>7,843</text:p>
          </table:table-cell>
          <table:table-cell table:formula="of:=['Working at 80k compounding'.C36]/['Working at 80k compounding'.D36]" office:value-type="float" office:value="41.5913226771024" calcext:value-type="float">
            <text:p>41.6</text:p>
          </table:table-cell>
          <table:table-cell table:formula="of:=SUM(['Working at 80k compounding'.E$2:.E36])" office:value-type="float" office:value="1116.80767224441" calcext:value-type="float">
            <text:p>1116.807672244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'Working at 80k compounding'.B36]*(1+['Working at 80k compounding'.$H$4])^(1)" office:value-type="float" office:value="335974.091193924" calcext:value-type="float">
            <text:p>335,974</text:p>
          </table:table-cell>
          <table:table-cell table:formula="of:=['Working at 80k compounding'.$H$9]*['Working at 80k compounding'.B37]" office:value-type="float" office:value="335974.091193924" calcext:value-type="float">
            <text:p>335,974</text:p>
          </table:table-cell>
          <table:table-cell table:formula="of:=['Working at 80k compounding'.D36]*(1+['Working at 80k compounding'.$H$5])^(1)" office:value-type="float" office:value="7999.55821064983" calcext:value-type="float">
            <text:p>8,000</text:p>
          </table:table-cell>
          <table:table-cell table:formula="of:=['Working at 80k compounding'.C37]/['Working at 80k compounding'.D37]" office:value-type="float" office:value="41.9990807425642" calcext:value-type="float">
            <text:p>42.0</text:p>
          </table:table-cell>
          <table:table-cell table:formula="of:=SUM(['Working at 80k compounding'.E$2:.E37])" office:value-type="float" office:value="1158.80675298698" calcext:value-type="float">
            <text:p>1158.806752987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'Working at 80k compounding'.B37]*(1+['Working at 80k compounding'.$H$7])^(1)" office:value-type="float" office:value="359492.277577499" calcext:value-type="float">
            <text:p>359,492</text:p>
          </table:table-cell>
          <table:table-cell table:formula="of:=['Working at 80k compounding'.$H$9]*['Working at 80k compounding'.B38]" office:value-type="float" office:value="359492.277577499" calcext:value-type="float">
            <text:p>359,492</text:p>
          </table:table-cell>
          <table:table-cell table:formula="of:=['Working at 80k compounding'.D37]*(1+['Working at 80k compounding'.$H$5])^(1)" office:value-type="float" office:value="8159.54937486282" calcext:value-type="float">
            <text:p>8,160</text:p>
          </table:table-cell>
          <table:table-cell table:formula="of:=['Working at 80k compounding'.C38]/['Working at 80k compounding'.D38]" office:value-type="float" office:value="44.0578592103369" calcext:value-type="float">
            <text:p>44.1</text:p>
          </table:table-cell>
          <table:table-cell table:formula="of:=SUM(['Working at 80k compounding'.E$2:.E38])" office:value-type="float" office:value="1202.86461219732" calcext:value-type="float">
            <text:p>1202.864612197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'Working at 80k compounding'.B38]*(1+['Working at 80k compounding'.$H$4])^(1)" office:value-type="float" office:value="370277.045904824" calcext:value-type="float">
            <text:p>370,277</text:p>
          </table:table-cell>
          <table:table-cell table:formula="of:=['Working at 80k compounding'.$H$9]*['Working at 80k compounding'.B39]" office:value-type="float" office:value="370277.045904824" calcext:value-type="float">
            <text:p>370,277</text:p>
          </table:table-cell>
          <table:table-cell table:formula="of:=['Working at 80k compounding'.D38]*(1+['Working at 80k compounding'.$H$5])^(1)" office:value-type="float" office:value="8322.74036236008" calcext:value-type="float">
            <text:p>8,323</text:p>
          </table:table-cell>
          <table:table-cell table:formula="of:=['Working at 80k compounding'.C39]/['Working at 80k compounding'.D39]" office:value-type="float" office:value="44.4897990065167" calcext:value-type="float">
            <text:p>44.5</text:p>
          </table:table-cell>
          <table:table-cell table:formula="of:=SUM(['Working at 80k compounding'.E$2:.E39])" office:value-type="float" office:value="1247.35441120383" calcext:value-type="float">
            <text:p>1247.3544112038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'Working at 80k compounding'.B39]*(1+['Working at 80k compounding'.$H$4])^(1)" office:value-type="float" office:value="381385.357281969" calcext:value-type="float">
            <text:p>381,385</text:p>
          </table:table-cell>
          <table:table-cell table:formula="of:=['Working at 80k compounding'.$H$9]*['Working at 80k compounding'.B40]" office:value-type="float" office:value="381385.357281969" calcext:value-type="float">
            <text:p>381,385</text:p>
          </table:table-cell>
          <table:table-cell table:formula="of:=['Working at 80k compounding'.D39]*(1+['Working at 80k compounding'.$H$5])^(1)" office:value-type="float" office:value="8489.19516960728" calcext:value-type="float">
            <text:p>8,489</text:p>
          </table:table-cell>
          <table:table-cell table:formula="of:=['Working at 80k compounding'.C40]/['Working at 80k compounding'.D40]" office:value-type="float" office:value="44.9259735065806" calcext:value-type="float">
            <text:p>44.9</text:p>
          </table:table-cell>
          <table:table-cell table:formula="of:=SUM(['Working at 80k compounding'.E$2:.E40])" office:value-type="float" office:value="1292.28038471041" calcext:value-type="float">
            <text:p>1292.280384710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'Working at 80k compounding'.B40]*(1+['Working at 80k compounding'.$H$4])^(1)" office:value-type="float" office:value="392826.918000428" calcext:value-type="float">
            <text:p>392,827</text:p>
          </table:table-cell>
          <table:table-cell table:formula="of:=['Working at 80k compounding'.$H$9]*['Working at 80k compounding'.B41]" office:value-type="float" office:value="392826.918000428" calcext:value-type="float">
            <text:p>392,827</text:p>
          </table:table-cell>
          <table:table-cell table:formula="of:=['Working at 80k compounding'.D40]*(1+['Working at 80k compounding'.$H$5])^(1)" office:value-type="float" office:value="8658.97907299943" calcext:value-type="float">
            <text:p>8,659</text:p>
          </table:table-cell>
          <table:table-cell table:formula="of:=['Working at 80k compounding'.C41]/['Working at 80k compounding'.D41]" office:value-type="float" office:value="45.3664242272333" calcext:value-type="float">
            <text:p>45.4</text:p>
          </table:table-cell>
          <table:table-cell table:formula="of:=SUM(['Working at 80k compounding'.E$2:.E41])" office:value-type="float" office:value="1337.64680893765" calcext:value-type="float">
            <text:p>1337.646808937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formula="of:=SUM(['Working at 80k compounding'.E2:.E41])" office:value-type="float" office:value="1337.64680893765" calcext:value-type="float">
            <text:p>1337.6</text:p>
          </table:table-cell>
          <table:table-cell table:number-columns-repeated="3"/>
        </table:table-row>
        <table:table-row table:style-name="ro2" table:number-rows-repeated="13">
          <table:table-cell table:number-columns-repeated="3"/>
          <table:table-cell table:style-name="ce5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4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Sheet6.$H$9]*[Sheet6.B2]" office:value-type="float" office:value="65000" calcext:value-type="float">
            <text:p>65,000</text:p>
          </table:table-cell>
          <table:table-cell office:value-type="float" office:value="4000" calcext:value-type="float">
            <text:p>4000</text:p>
          </table:table-cell>
          <table:table-cell table:formula="of:=[Sheet6.C2]/[Sheet6.D2]" office:value-type="float" office:value="16.25" calcext:value-type="float">
            <text:p>16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Sheet6.B2]*(1+[Sheet6.$H$4])^(1)" office:value-type="float" office:value="136500" calcext:value-type="float">
            <text:p>136,500</text:p>
          </table:table-cell>
          <table:table-cell table:formula="of:=[Sheet6.$H$9]*[Sheet6.B3]" office:value-type="float" office:value="68250" calcext:value-type="float">
            <text:p>68,250</text:p>
          </table:table-cell>
          <table:table-cell table:style-name="ce24" table:formula="of:=[Sheet6.D2]*(1+[Sheet6.$H$5])^(1)" office:value-type="float" office:value="4080" calcext:value-type="float">
            <text:p>4,080</text:p>
          </table:table-cell>
          <table:table-cell table:formula="of:=[Sheet6.C3]/[Sheet6.D3]" office:value-type="float" office:value="16.7279411764706" calcext:value-type="float">
            <text:p>16.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Sheet6.B3]*(1+[Sheet6.$H$4])^(1)" office:value-type="float" office:value="143325" calcext:value-type="float">
            <text:p>143,325</text:p>
          </table:table-cell>
          <table:table-cell table:formula="of:=[Sheet6.$H$9]*[Sheet6.B4]" office:value-type="float" office:value="71662.5" calcext:value-type="float">
            <text:p>71,663</text:p>
          </table:table-cell>
          <table:table-cell table:style-name="ce24" table:formula="of:=[Sheet6.D3]*(1+[Sheet6.$H$5])^(1)" office:value-type="float" office:value="4161.6" calcext:value-type="float">
            <text:p>4,162</text:p>
          </table:table-cell>
          <table:table-cell table:formula="of:=[Sheet6.C4]/[Sheet6.D4]" office:value-type="float" office:value="17.2199394463668" calcext:value-type="float">
            <text:p>17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Sheet6.B4]*(1+[Sheet6.$H$4])^(1)" office:value-type="float" office:value="150491.25" calcext:value-type="float">
            <text:p>150,491</text:p>
          </table:table-cell>
          <table:table-cell table:formula="of:=[Sheet6.$H$9]*[Sheet6.B5]" office:value-type="float" office:value="75245.625" calcext:value-type="float">
            <text:p>75,246</text:p>
          </table:table-cell>
          <table:table-cell table:style-name="ce24" table:formula="of:=[Sheet6.D4]*(1+[Sheet6.$H$5])^(1)" office:value-type="float" office:value="4244.832" calcext:value-type="float">
            <text:p>4,245</text:p>
          </table:table-cell>
          <table:table-cell table:formula="of:=[Sheet6.C5]/[Sheet6.D5]" office:value-type="float" office:value="17.7264082536129" calcext:value-type="float">
            <text:p>17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Sheet6.B5]*(1+[Sheet6.$H$4])^(1)" office:value-type="float" office:value="158015.8125" calcext:value-type="float">
            <text:p>158,016</text:p>
          </table:table-cell>
          <table:table-cell table:formula="of:=[Sheet6.$H$9]*[Sheet6.B6]" office:value-type="float" office:value="79007.90625" calcext:value-type="float">
            <text:p>79,008</text:p>
          </table:table-cell>
          <table:table-cell table:style-name="ce24" table:formula="of:=[Sheet6.D5]*(1+[Sheet6.$H$5])^(1)" office:value-type="float" office:value="4329.72864" calcext:value-type="float">
            <text:p>4,330</text:p>
          </table:table-cell>
          <table:table-cell table:formula="of:=[Sheet6.C6]/[Sheet6.D6]" office:value-type="float" office:value="18.2477732022485" calcext:value-type="float">
            <text:p>18.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Sheet6.B6]*(1+[Sheet6.$H$7])^(1)" office:value-type="float" office:value="177767.7890625" calcext:value-type="float">
            <text:p>177,768</text:p>
          </table:table-cell>
          <table:table-cell table:formula="of:=[Sheet6.$H$9]*[Sheet6.B7]" office:value-type="float" office:value="88883.89453125" calcext:value-type="float">
            <text:p>88,884</text:p>
          </table:table-cell>
          <table:table-cell table:style-name="ce24" table:formula="of:=[Sheet6.D6]*(1+[Sheet6.$H$5])^(1)" office:value-type="float" office:value="4416.3232128" calcext:value-type="float">
            <text:p>4,416</text:p>
          </table:table-cell>
          <table:table-cell table:formula="of:=[Sheet6.C7]/[Sheet6.D7]" office:value-type="float" office:value="20.1262204436565" calcext:value-type="float">
            <text:p>20.1</text:p>
          </table:table-cell>
          <table:table-cell table:formula="of:=SUM([Sheet6.E2:.E6])" office:value-type="float" office:value="86.1720620786988" calcext:value-type="float">
            <text:p>86.1720620787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Sheet6.B7]*(1+[Sheet6.$H$4])^(1)" office:value-type="float" office:value="186656.178515625" calcext:value-type="float">
            <text:p>186,656</text:p>
          </table:table-cell>
          <table:table-cell table:formula="of:=[Sheet6.$H$9]*[Sheet6.B8]" office:value-type="float" office:value="93328.0892578125" calcext:value-type="float">
            <text:p>93,328</text:p>
          </table:table-cell>
          <table:table-cell table:style-name="ce24" table:formula="of:=[Sheet6.D7]*(1+[Sheet6.$H$5])^(1)" office:value-type="float" office:value="4504.649677056" calcext:value-type="float">
            <text:p>4,505</text:p>
          </table:table-cell>
          <table:table-cell table:formula="of:=[Sheet6.C8]/[Sheet6.D8]" office:value-type="float" office:value="20.718168103764" calcext:value-type="float">
            <text:p>20.7</text:p>
          </table:table-cell>
          <table:table-cell table:number-columns-repeated="1019"/>
        </table:table-row>
        <table:table-row table:style-name="ro15">
          <table:table-cell office:value-type="float" office:value="8" calcext:value-type="float">
            <text:p>8</text:p>
          </table:table-cell>
          <table:table-cell table:formula="of:=[Sheet6.B8]*(1+[Sheet6.$H$4])^(1)" office:value-type="float" office:value="195988.987441406" calcext:value-type="float">
            <text:p>195,989</text:p>
          </table:table-cell>
          <table:table-cell table:formula="of:=[Sheet6.$H$9]*[Sheet6.B9]" office:value-type="float" office:value="97994.4937207031" calcext:value-type="float">
            <text:p>97,994</text:p>
          </table:table-cell>
          <table:table-cell table:style-name="ce24" table:formula="of:=[Sheet6.D8]*(1+[Sheet6.$H$5])^(1)" office:value-type="float" office:value="4594.74267059712" calcext:value-type="float">
            <text:p>4,595</text:p>
          </table:table-cell>
          <table:table-cell table:formula="of:=[Sheet6.C9]/[Sheet6.D9]" office:value-type="float" office:value="21.3275259891688" calcext:value-type="float">
            <text:p>21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Sheet6.B9]*(1+[Sheet6.$H$4])^(1)" office:value-type="float" office:value="205788.436813477" calcext:value-type="float">
            <text:p>205,788</text:p>
          </table:table-cell>
          <table:table-cell table:formula="of:=[Sheet6.$H$9]*[Sheet6.B10]" office:value-type="float" office:value="102894.218406738" calcext:value-type="float">
            <text:p>102,894</text:p>
          </table:table-cell>
          <table:table-cell table:style-name="ce24" table:formula="of:=[Sheet6.D9]*(1+[Sheet6.$H$5])^(1)" office:value-type="float" office:value="4686.63752400906" calcext:value-type="float">
            <text:p>4,687</text:p>
          </table:table-cell>
          <table:table-cell table:formula="of:=[Sheet6.C10]/[Sheet6.D10]" office:value-type="float" office:value="21.9548061653209" calcext:value-type="float">
            <text:p>22.0</text:p>
          </table:table-cell>
          <table:table-cell table:formula="of:=SUM([Sheet6.E2:.E9])" office:value-type="float" office:value="148.343976615288" calcext:value-type="float">
            <text:p>148.343976615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Sheet6.B10]*(1+[Sheet6.$H$4])^(1)" office:value-type="float" office:value="216077.85865415" calcext:value-type="float">
            <text:p>216,078</text:p>
          </table:table-cell>
          <table:table-cell table:formula="of:=[Sheet6.$H$9]*[Sheet6.B11]" office:value-type="float" office:value="108038.929327075" calcext:value-type="float">
            <text:p>108,039</text:p>
          </table:table-cell>
          <table:table-cell table:style-name="ce24" table:formula="of:=[Sheet6.D10]*(1+[Sheet6.$H$5])^(1)" office:value-type="float" office:value="4780.37027448924" calcext:value-type="float">
            <text:p>4,780</text:p>
          </table:table-cell>
          <table:table-cell table:formula="of:=[Sheet6.C11]/[Sheet6.D11]" office:value-type="float" office:value="22.6005357584185" calcext:value-type="float">
            <text:p>22.6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Sheet6.B11]*(1+[Sheet6.$H$7])^(1)" office:value-type="float" office:value="243087.590985919" calcext:value-type="float">
            <text:p>243,088</text:p>
          </table:table-cell>
          <table:table-cell table:formula="of:=[Sheet6.$H$9]*[Sheet6.B12]" office:value-type="float" office:value="121543.79549296" calcext:value-type="float">
            <text:p>121,544</text:p>
          </table:table-cell>
          <table:table-cell table:style-name="ce24" table:formula="of:=[Sheet6.D11]*(1+[Sheet6.$H$5])^(1)" office:value-type="float" office:value="4875.97767997903" calcext:value-type="float">
            <text:p>4,876</text:p>
          </table:table-cell>
          <table:table-cell table:formula="of:=[Sheet6.C12]/[Sheet6.D12]" office:value-type="float" office:value="24.9270614982557" calcext:value-type="float">
            <text:p>24.9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Sheet6.B12]*(1+[Sheet6.$H$4])^(1)" office:value-type="float" office:value="255241.970535215" calcext:value-type="float">
            <text:p>255,242</text:p>
          </table:table-cell>
          <table:table-cell table:formula="of:=[Sheet6.$H$9]*[Sheet6.B13]" office:value-type="float" office:value="127620.985267608" calcext:value-type="float">
            <text:p>127,621</text:p>
          </table:table-cell>
          <table:table-cell table:style-name="ce24" table:formula="of:=[Sheet6.D12]*(1+[Sheet6.$H$5])^(1)" office:value-type="float" office:value="4973.49723357861" calcext:value-type="float">
            <text:p>4,973</text:p>
          </table:table-cell>
          <table:table-cell table:formula="of:=[Sheet6.C13]/[Sheet6.D13]" office:value-type="float" office:value="25.6602103658515" calcext:value-type="float">
            <text:p>25.7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Sheet6.B13]*(1+[Sheet6.$H$4])^(1)" office:value-type="float" office:value="268004.069061976" calcext:value-type="float">
            <text:p>268,004</text:p>
          </table:table-cell>
          <table:table-cell table:formula="of:=[Sheet6.$H$9]*[Sheet6.B14]" office:value-type="float" office:value="134002.034530988" calcext:value-type="float">
            <text:p>134,002</text:p>
          </table:table-cell>
          <table:table-cell table:style-name="ce24" table:formula="of:=[Sheet6.D13]*(1+[Sheet6.$H$5])^(1)" office:value-type="float" office:value="5072.96717825018" calcext:value-type="float">
            <text:p>5,073</text:p>
          </table:table-cell>
          <table:table-cell table:formula="of:=[Sheet6.C14]/[Sheet6.D14]" office:value-type="float" office:value="26.4149224354354" calcext:value-type="float">
            <text:p>26.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Sheet6.B14]*(1+[Sheet6.$H$4])^(1)" office:value-type="float" office:value="281404.272515075" calcext:value-type="float">
            <text:p>281,404</text:p>
          </table:table-cell>
          <table:table-cell table:formula="of:=[Sheet6.$H$9]*[Sheet6.B15]" office:value-type="float" office:value="140702.136257537" calcext:value-type="float">
            <text:p>140,702</text:p>
          </table:table-cell>
          <table:table-cell table:style-name="ce24" table:formula="of:=[Sheet6.D14]*(1+[Sheet6.$H$5])^(1)" office:value-type="float" office:value="5174.42652181519" calcext:value-type="float">
            <text:p>5,174</text:p>
          </table:table-cell>
          <table:table-cell table:formula="of:=[Sheet6.C15]/[Sheet6.D15]" office:value-type="float" office:value="27.1918319188305" calcext:value-type="float">
            <text:p>27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Sheet6.B15]*(1+[Sheet6.$H$4])^(1)" office:value-type="float" office:value="295474.486140829" calcext:value-type="float">
            <text:p>295,474</text:p>
          </table:table-cell>
          <table:table-cell table:formula="of:=[Sheet6.$H$9]*[Sheet6.B16]" office:value-type="float" office:value="147737.243070414" calcext:value-type="float">
            <text:p>147,737</text:p>
          </table:table-cell>
          <table:table-cell table:style-name="ce24" table:formula="of:=[Sheet6.D15]*(1+[Sheet6.$H$5])^(1)" office:value-type="float" office:value="5277.91505225149" calcext:value-type="float">
            <text:p>5,278</text:p>
          </table:table-cell>
          <table:table-cell table:formula="of:=[Sheet6.C16]/[Sheet6.D16]" office:value-type="float" office:value="27.9915916811491" calcext:value-type="float">
            <text:p>28.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Sheet6.B16]*(1+[Sheet6.$H$7])^(1)" office:value-type="float" office:value="332408.796908432" calcext:value-type="float">
            <text:p>332,409</text:p>
          </table:table-cell>
          <table:table-cell table:formula="of:=[Sheet6.$H$9]*[Sheet6.B17]" office:value-type="float" office:value="166204.398454216" calcext:value-type="float">
            <text:p>166,204</text:p>
          </table:table-cell>
          <table:table-cell table:style-name="ce24" table:formula="of:=[Sheet6.D16]*(1+[Sheet6.$H$5])^(1)" office:value-type="float" office:value="5383.47335329652" calcext:value-type="float">
            <text:p>5,383</text:p>
          </table:table-cell>
          <table:table-cell table:formula="of:=[Sheet6.C17]/[Sheet6.D17]" office:value-type="float" office:value="30.8730790600909" calcext:value-type="float">
            <text:p>30.9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Sheet6.B17]*(1+[Sheet6.$H$4])^(1)" office:value-type="float" office:value="349029.236753854" calcext:value-type="float">
            <text:p>349,029</text:p>
          </table:table-cell>
          <table:table-cell table:formula="of:=[Sheet6.$H$9]*[Sheet6.B18]" office:value-type="float" office:value="174514.618376927" calcext:value-type="float">
            <text:p>174,515</text:p>
          </table:table-cell>
          <table:table-cell table:style-name="ce24" table:formula="of:=[Sheet6.D17]*(1+[Sheet6.$H$5])^(1)" office:value-type="float" office:value="5491.14282036245" calcext:value-type="float">
            <text:p>5,491</text:p>
          </table:table-cell>
          <table:table-cell table:formula="of:=[Sheet6.C18]/[Sheet6.D18]" office:value-type="float" office:value="31.7811107971524" calcext:value-type="float">
            <text:p>31.8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Sheet6.B18]*(1+[Sheet6.$H$4])^(1)" office:value-type="float" office:value="366480.698591546" calcext:value-type="float">
            <text:p>366,481</text:p>
          </table:table-cell>
          <table:table-cell table:formula="of:=[Sheet6.$H$9]*[Sheet6.B19]" office:value-type="float" office:value="183240.349295773" calcext:value-type="float">
            <text:p>183,240</text:p>
          </table:table-cell>
          <table:table-cell table:style-name="ce24" table:formula="of:=[Sheet6.D18]*(1+[Sheet6.$H$5])^(1)" office:value-type="float" office:value="5600.9656767697" calcext:value-type="float">
            <text:p>5,601</text:p>
          </table:table-cell>
          <table:table-cell table:formula="of:=[Sheet6.C19]/[Sheet6.D19]" office:value-type="float" office:value="32.7158493500098" calcext:value-type="float">
            <text:p>32.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Sheet6.B19]*(1+[Sheet6.$H$4])^(1)" office:value-type="float" office:value="384804.733521124" calcext:value-type="float">
            <text:p>384,805</text:p>
          </table:table-cell>
          <table:table-cell table:formula="of:=[Sheet6.$H$9]*[Sheet6.B20]" office:value-type="float" office:value="192402.366760562" calcext:value-type="float">
            <text:p>192,402</text:p>
          </table:table-cell>
          <table:table-cell table:style-name="ce24" table:formula="of:=[Sheet6.D19]*(1+[Sheet6.$H$5])^(1)" office:value-type="float" office:value="5712.98499030509" calcext:value-type="float">
            <text:p>5,713</text:p>
          </table:table-cell>
          <table:table-cell table:formula="of:=[Sheet6.C20]/[Sheet6.D20]" office:value-type="float" office:value="33.6780802132454" calcext:value-type="float">
            <text:p>33.7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Sheet6.B20]*(1+[Sheet6.$H$4])^(1)" office:value-type="float" office:value="404044.97019718" calcext:value-type="float">
            <text:p>404,045</text:p>
          </table:table-cell>
          <table:table-cell table:formula="of:=[Sheet6.$H$9]*[Sheet6.B21]" office:value-type="float" office:value="202022.48509859" calcext:value-type="float">
            <text:p>202,022</text:p>
          </table:table-cell>
          <table:table-cell table:style-name="ce24" table:formula="of:=[Sheet6.D20]*(1+[Sheet6.$H$5])^(1)" office:value-type="float" office:value="5827.2446901112" calcext:value-type="float">
            <text:p>5,827</text:p>
          </table:table-cell>
          <table:table-cell table:formula="of:=[Sheet6.C21]/[Sheet6.D21]" office:value-type="float" office:value="34.6686119842232" calcext:value-type="float">
            <text:p>34.7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Sheet6.B21]*(1+[Sheet6.$H$7])^(1)" office:value-type="float" office:value="454550.591471828" calcext:value-type="float">
            <text:p>454,551</text:p>
          </table:table-cell>
          <table:table-cell table:formula="of:=[Sheet6.$H$9]*[Sheet6.B22]" office:value-type="float" office:value="227275.295735914" calcext:value-type="float">
            <text:p>227,275</text:p>
          </table:table-cell>
          <table:table-cell table:style-name="ce24" table:formula="of:=[Sheet6.D21]*(1+[Sheet6.$H$5])^(1)" office:value-type="float" office:value="5943.78958391342" calcext:value-type="float">
            <text:p>5,944</text:p>
          </table:table-cell>
          <table:table-cell table:formula="of:=[Sheet6.C22]/[Sheet6.D22]" office:value-type="float" office:value="38.2374396884815" calcext:value-type="float">
            <text:p>38.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Sheet6.B22]*(1+[Sheet6.$H$4])^(1)" office:value-type="float" office:value="477278.121045419" calcext:value-type="float">
            <text:p>477,278</text:p>
          </table:table-cell>
          <table:table-cell table:formula="of:=[Sheet6.$H$9]*[Sheet6.B23]" office:value-type="float" office:value="238639.06052271" calcext:value-type="float">
            <text:p>238,639</text:p>
          </table:table-cell>
          <table:table-cell table:style-name="ce24" table:formula="of:=[Sheet6.D22]*(1+[Sheet6.$H$5])^(1)" office:value-type="float" office:value="6062.66537559169" calcext:value-type="float">
            <text:p>6,063</text:p>
          </table:table-cell>
          <table:table-cell table:formula="of:=[Sheet6.C23]/[Sheet6.D23]" office:value-type="float" office:value="39.3620702675545" calcext:value-type="float">
            <text:p>39.4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Sheet6.B23]*(1+[Sheet6.$H$4])^(1)" office:value-type="float" office:value="501142.02709769" calcext:value-type="float">
            <text:p>501,142</text:p>
          </table:table-cell>
          <table:table-cell table:formula="of:=[Sheet6.$H$9]*[Sheet6.B24]" office:value-type="float" office:value="250571.013548845" calcext:value-type="float">
            <text:p>250,571</text:p>
          </table:table-cell>
          <table:table-cell table:style-name="ce24" table:formula="of:=[Sheet6.D23]*(1+[Sheet6.$H$5])^(1)" office:value-type="float" office:value="6183.91868310352" calcext:value-type="float">
            <text:p>6,184</text:p>
          </table:table-cell>
          <table:table-cell table:formula="of:=[Sheet6.C24]/[Sheet6.D24]" office:value-type="float" office:value="40.5197782166002" calcext:value-type="float">
            <text:p>40.5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Sheet6.B24]*(1+[Sheet6.$H$4])^(1)" office:value-type="float" office:value="526199.128452575" calcext:value-type="float">
            <text:p>526,199</text:p>
          </table:table-cell>
          <table:table-cell table:formula="of:=[Sheet6.$H$9]*[Sheet6.B25]" office:value-type="float" office:value="263099.564226287" calcext:value-type="float">
            <text:p>263,100</text:p>
          </table:table-cell>
          <table:table-cell table:style-name="ce24" table:formula="of:=[Sheet6.D24]*(1+[Sheet6.$H$5])^(1)" office:value-type="float" office:value="6307.59705676559" calcext:value-type="float">
            <text:p>6,308</text:p>
          </table:table-cell>
          <table:table-cell table:formula="of:=[Sheet6.C25]/[Sheet6.D25]" office:value-type="float" office:value="41.7115363994414" calcext:value-type="float">
            <text:p>41.7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Sheet6.B25]*(1+[Sheet6.$H$4])^(1)" office:value-type="float" office:value="552509.084875203" calcext:value-type="float">
            <text:p>552,509</text:p>
          </table:table-cell>
          <table:table-cell table:formula="of:=[Sheet6.$H$9]*[Sheet6.B26]" office:value-type="float" office:value="276254.542437602" calcext:value-type="float">
            <text:p>276,255</text:p>
          </table:table-cell>
          <table:table-cell table:style-name="ce24" table:formula="of:=[Sheet6.D25]*(1+[Sheet6.$H$5])^(1)" office:value-type="float" office:value="6433.74899790091" calcext:value-type="float">
            <text:p>6,434</text:p>
          </table:table-cell>
          <table:table-cell table:formula="of:=[Sheet6.C26]/[Sheet6.D26]" office:value-type="float" office:value="42.9383462935426" calcext:value-type="float">
            <text:p>42.9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Sheet6.B26]*(1+[Sheet6.$H$7])^(1)" office:value-type="float" office:value="621572.720484604" calcext:value-type="float">
            <text:p>621,573</text:p>
          </table:table-cell>
          <table:table-cell table:formula="of:=[Sheet6.$H$9]*[Sheet6.B27]" office:value-type="float" office:value="310786.360242302" calcext:value-type="float">
            <text:p>310,786</text:p>
          </table:table-cell>
          <table:table-cell table:style-name="ce24" table:formula="of:=[Sheet6.D26]*(1+[Sheet6.$H$5])^(1)" office:value-type="float" office:value="6562.42397785892" calcext:value-type="float">
            <text:p>6,562</text:p>
          </table:table-cell>
          <table:table-cell table:formula="of:=[Sheet6.C27]/[Sheet6.D27]" office:value-type="float" office:value="47.3584701767014" calcext:value-type="float">
            <text:p>47.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Sheet6.B27]*(1+[Sheet6.$H$4])^(1)" office:value-type="float" office:value="652651.356508834" calcext:value-type="float">
            <text:p>652,651</text:p>
          </table:table-cell>
          <table:table-cell table:formula="of:=[Sheet6.$H$9]*[Sheet6.B28]" office:value-type="float" office:value="326325.678254417" calcext:value-type="float">
            <text:p>326,326</text:p>
          </table:table-cell>
          <table:table-cell table:style-name="ce24" table:formula="of:=[Sheet6.D27]*(1+[Sheet6.$H$5])^(1)" office:value-type="float" office:value="6693.6724574161" calcext:value-type="float">
            <text:p>6,694</text:p>
          </table:table-cell>
          <table:table-cell table:formula="of:=[Sheet6.C28]/[Sheet6.D28]" office:value-type="float" office:value="48.7513663583691" calcext:value-type="float">
            <text:p>48.8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Sheet6.B28]*(1+[Sheet6.$H$4])^(1)" office:value-type="float" office:value="685283.924334276" calcext:value-type="float">
            <text:p>685,284</text:p>
          </table:table-cell>
          <table:table-cell table:formula="of:=[Sheet6.$H$9]*[Sheet6.B29]" office:value-type="float" office:value="342641.962167138" calcext:value-type="float">
            <text:p>342,642</text:p>
          </table:table-cell>
          <table:table-cell table:style-name="ce24" table:formula="of:=[Sheet6.D28]*(1+[Sheet6.$H$5])^(1)" office:value-type="float" office:value="6827.54590656442" calcext:value-type="float">
            <text:p>6,828</text:p>
          </table:table-cell>
          <table:table-cell table:formula="of:=[Sheet6.C29]/[Sheet6.D29]" office:value-type="float" office:value="50.1852300747917" calcext:value-type="float">
            <text:p>50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Sheet6.B29]*(1+[Sheet6.$H$4])^(1)" office:value-type="float" office:value="719548.120550989" calcext:value-type="float">
            <text:p>719,548</text:p>
          </table:table-cell>
          <table:table-cell table:formula="of:=[Sheet6.$H$9]*[Sheet6.B30]" office:value-type="float" office:value="359774.060275495" calcext:value-type="float">
            <text:p>359,774</text:p>
          </table:table-cell>
          <table:table-cell table:style-name="ce24" table:formula="of:=[Sheet6.D29]*(1+[Sheet6.$H$5])^(1)" office:value-type="float" office:value="6964.09682469571" calcext:value-type="float">
            <text:p>6,964</text:p>
          </table:table-cell>
          <table:table-cell table:formula="of:=[Sheet6.C30]/[Sheet6.D30]" office:value-type="float" office:value="51.661266253462" calcext:value-type="float">
            <text:p>51.7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Sheet6.B30]*(1+[Sheet6.$H$4])^(1)" office:value-type="float" office:value="755525.526578539" calcext:value-type="float">
            <text:p>755,526</text:p>
          </table:table-cell>
          <table:table-cell table:formula="of:=[Sheet6.$H$9]*[Sheet6.B31]" office:value-type="float" office:value="377762.763289269" calcext:value-type="float">
            <text:p>377,763</text:p>
          </table:table-cell>
          <table:table-cell table:style-name="ce24" table:formula="of:=[Sheet6.D30]*(1+[Sheet6.$H$5])^(1)" office:value-type="float" office:value="7103.37876118963" calcext:value-type="float">
            <text:p>7,103</text:p>
          </table:table-cell>
          <table:table-cell table:formula="of:=[Sheet6.C31]/[Sheet6.D31]" office:value-type="float" office:value="53.1807152609168" calcext:value-type="float">
            <text:p>53.2</text:p>
          </table:table-cell>
          <table:table-cell table:formula="of:=SUM([Sheet6.E2:.E30])" office:value-type="float" office:value="889.527171572216" calcext:value-type="float">
            <text:p>889.5271715722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Sheet6.B31]*(1+[Sheet6.$H$7])^(1)" office:value-type="float" office:value="849966.217400856" calcext:value-type="float">
            <text:p>849,966</text:p>
          </table:table-cell>
          <table:table-cell table:formula="of:=[Sheet6.$H$9]*[Sheet6.B32]" office:value-type="float" office:value="424983.108700428" calcext:value-type="float">
            <text:p>424,983</text:p>
          </table:table-cell>
          <table:table-cell table:style-name="ce24" table:formula="of:=[Sheet6.D31]*(1+[Sheet6.$H$5])^(1)" office:value-type="float" office:value="7245.44633641342" calcext:value-type="float">
            <text:p>7,245</text:p>
          </table:table-cell>
          <table:table-cell table:formula="of:=[Sheet6.C32]/[Sheet6.D32]" office:value-type="float" office:value="58.6552006554229" calcext:value-type="float">
            <text:p>58.7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Sheet6.B32]*(1+[Sheet6.$H$4])^(1)" office:value-type="float" office:value="892464.528270899" calcext:value-type="float">
            <text:p>892,465</text:p>
          </table:table-cell>
          <table:table-cell table:formula="of:=[Sheet6.$H$9]*[Sheet6.B33]" office:value-type="float" office:value="446232.26413545" calcext:value-type="float">
            <text:p>446,232</text:p>
          </table:table-cell>
          <table:table-cell table:style-name="ce24" table:formula="of:=[Sheet6.D32]*(1+[Sheet6.$H$5])^(1)" office:value-type="float" office:value="7390.35526314169" calcext:value-type="float">
            <text:p>7,390</text:p>
          </table:table-cell>
          <table:table-cell table:formula="of:=[Sheet6.C33]/[Sheet6.D33]" office:value-type="float" office:value="60.3803536158766" calcext:value-type="float">
            <text:p>60.4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Sheet6.B33]*(1+[Sheet6.$H$4])^(1)" office:value-type="float" office:value="937087.754684444" calcext:value-type="float">
            <text:p>937,088</text:p>
          </table:table-cell>
          <table:table-cell table:formula="of:=[Sheet6.$H$9]*[Sheet6.B34]" office:value-type="float" office:value="468543.877342222" calcext:value-type="float">
            <text:p>468,544</text:p>
          </table:table-cell>
          <table:table-cell table:style-name="ce24" table:formula="of:=[Sheet6.D33]*(1+[Sheet6.$H$5])^(1)" office:value-type="float" office:value="7538.16236840452" calcext:value-type="float">
            <text:p>7,538</text:p>
          </table:table-cell>
          <table:table-cell table:formula="of:=[Sheet6.C34]/[Sheet6.D34]" office:value-type="float" office:value="62.1562463692847" calcext:value-type="float">
            <text:p>62.2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Sheet6.B34]*(1+[Sheet6.$H$4])^(1)" office:value-type="float" office:value="983942.142418666" calcext:value-type="float">
            <text:p>983,942</text:p>
          </table:table-cell>
          <table:table-cell table:formula="of:=[Sheet6.$H$9]*[Sheet6.B35]" office:value-type="float" office:value="491971.071209333" calcext:value-type="float">
            <text:p>491,971</text:p>
          </table:table-cell>
          <table:table-cell table:style-name="ce24" table:formula="of:=[Sheet6.D34]*(1+[Sheet6.$H$5])^(1)" office:value-type="float" office:value="7688.92561577261" calcext:value-type="float">
            <text:p>7,689</text:p>
          </table:table-cell>
          <table:table-cell table:formula="of:=[Sheet6.C35]/[Sheet6.D35]" office:value-type="float" office:value="63.9843712624989" calcext:value-type="float">
            <text:p>64.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Sheet6.B35]*(1+[Sheet6.$H$4])^(1)" office:value-type="float" office:value="1033139.2495396" calcext:value-type="float">
            <text:p>1,033,139</text:p>
          </table:table-cell>
          <table:table-cell table:formula="of:=[Sheet6.$H$9]*[Sheet6.B36]" office:value-type="float" office:value="516569.6247698" calcext:value-type="float">
            <text:p>516,570</text:p>
          </table:table-cell>
          <table:table-cell table:style-name="ce24" table:formula="of:=[Sheet6.D35]*(1+[Sheet6.$H$5])^(1)" office:value-type="float" office:value="7842.70412808807" calcext:value-type="float">
            <text:p>7,843</text:p>
          </table:table-cell>
          <table:table-cell table:formula="of:=[Sheet6.C36]/[Sheet6.D36]" office:value-type="float" office:value="65.8662645349254" calcext:value-type="float">
            <text:p>65.9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Sheet6.B36]*(1+[Sheet6.$H$4])^(1)" office:value-type="float" office:value="1084796.21201658" calcext:value-type="float">
            <text:p>1,084,796</text:p>
          </table:table-cell>
          <table:table-cell table:formula="of:=[Sheet6.$H$9]*[Sheet6.B37]" office:value-type="float" office:value="542398.10600829" calcext:value-type="float">
            <text:p>542,398</text:p>
          </table:table-cell>
          <table:table-cell table:style-name="ce24" table:formula="of:=[Sheet6.D36]*(1+[Sheet6.$H$5])^(1)" office:value-type="float" office:value="7999.55821064983" calcext:value-type="float">
            <text:p>8,000</text:p>
          </table:table-cell>
          <table:table-cell table:formula="of:=[Sheet6.C37]/[Sheet6.D37]" office:value-type="float" office:value="67.803507609482" calcext:value-type="float">
            <text:p>67.8</text:p>
          </table:table-cell>
          <table:table-cell table:formula="of:=SUM([Sheet6.E2:.E36])" office:value-type="float" office:value="1253.75032327114" calcext:value-type="float">
            <text:p>1253.7503232712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Sheet6.B37]*(1+[Sheet6.$H$7])^(1)" office:value-type="float" office:value="1220395.73851865" calcext:value-type="float">
            <text:p>1,220,396</text:p>
          </table:table-cell>
          <table:table-cell table:formula="of:=[Sheet6.$H$9]*[Sheet6.B38]" office:value-type="float" office:value="610197.869259326" calcext:value-type="float">
            <text:p>610,198</text:p>
          </table:table-cell>
          <table:table-cell table:style-name="ce24" table:formula="of:=[Sheet6.D37]*(1+[Sheet6.$H$5])^(1)" office:value-type="float" office:value="8159.54937486282" calcext:value-type="float">
            <text:p>8,160</text:p>
          </table:table-cell>
          <table:table-cell table:formula="of:=[Sheet6.C38]/[Sheet6.D38]" office:value-type="float" office:value="74.7832804516346" calcext:value-type="float">
            <text:p>74.8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Sheet6.B38]*(1+[Sheet6.$H$4])^(1)" office:value-type="float" office:value="1281415.52544458" calcext:value-type="float">
            <text:p>1,281,416</text:p>
          </table:table-cell>
          <table:table-cell table:formula="of:=[Sheet6.$H$9]*[Sheet6.B39]" office:value-type="float" office:value="640707.762722292" calcext:value-type="float">
            <text:p>640,708</text:p>
          </table:table-cell>
          <table:table-cell table:style-name="ce24" table:formula="of:=[Sheet6.D38]*(1+[Sheet6.$H$5])^(1)" office:value-type="float" office:value="8322.74036236008" calcext:value-type="float">
            <text:p>8,323</text:p>
          </table:table-cell>
          <table:table-cell table:formula="of:=[Sheet6.C39]/[Sheet6.D39]" office:value-type="float" office:value="76.9827887002121" calcext:value-type="float">
            <text:p>77.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Sheet6.B39]*(1+[Sheet6.$H$4])^(1)" office:value-type="float" office:value="1345486.30171681" calcext:value-type="float">
            <text:p>1,345,486</text:p>
          </table:table-cell>
          <table:table-cell table:formula="of:=[Sheet6.$H$9]*[Sheet6.B40]" office:value-type="float" office:value="672743.150858407" calcext:value-type="float">
            <text:p>672,743</text:p>
          </table:table-cell>
          <table:table-cell table:style-name="ce24" table:formula="of:=[Sheet6.D39]*(1+[Sheet6.$H$5])^(1)" office:value-type="float" office:value="8489.19516960728" calcext:value-type="float">
            <text:p>8,489</text:p>
          </table:table-cell>
          <table:table-cell table:formula="of:=[Sheet6.C40]/[Sheet6.D40]" office:value-type="float" office:value="79.2469883678654" calcext:value-type="float">
            <text:p>79.2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Sheet6.B40]*(1+[Sheet6.$H$4])^(1)" office:value-type="float" office:value="1412760.61680266" calcext:value-type="float">
            <text:p>1,412,761</text:p>
          </table:table-cell>
          <table:table-cell table:formula="of:=[Sheet6.$H$9]*[Sheet6.B41]" office:value-type="float" office:value="706380.308401327" calcext:value-type="float">
            <text:p>706,380</text:p>
          </table:table-cell>
          <table:table-cell table:style-name="ce24" table:formula="of:=[Sheet6.D40]*(1+[Sheet6.$H$5])^(1)" office:value-type="float" office:value="8658.97907299943" calcext:value-type="float">
            <text:p>8,659</text:p>
          </table:table-cell>
          <table:table-cell table:formula="of:=[Sheet6.C41]/[Sheet6.D41]" office:value-type="float" office:value="81.5777821433908" calcext:value-type="float">
            <text:p>81.6</text:p>
          </table:table-cell>
          <table:table-cell table:number-columns-repeated="1019"/>
        </table:table-row>
        <table:table-row table:style-name="ro2">
          <table:table-cell/>
          <table:table-cell table:formula="of:=AVERAGE([Sheet6.B2:.B31])" office:value-type="float" office:value="360895.091319942" calcext:value-type="float">
            <text:p>360,895</text:p>
          </table:table-cell>
          <table:table-cell table:number-columns-repeated="2"/>
          <table:table-cell table:formula="of:=SUM([Sheet6.E2:.E41])" office:value-type="float" office:value="1634.14467054373" calcext:value-type="float">
            <text:p>1634.1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on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9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8000" calcext:value-type="float">
            <text:p>108,000</text:p>
          </table:table-cell>
          <table:table-cell table:formula="of:=[Econ.$H$9]*[Econ.B2]" office:value-type="float" office:value="21600" calcext:value-type="float">
            <text:p>21,600</text:p>
          </table:table-cell>
          <table:table-cell table:style-name="ce5" office:value-type="float" office:value="4000" calcext:value-type="float">
            <text:p>4000</text:p>
          </table:table-cell>
          <table:table-cell table:formula="of:=[Econ.C2]/[Econ.D2]" office:value-type="float" office:value="5.4" calcext:value-type="float">
            <text:p>5.4</text:p>
          </table:table-cell>
          <table:table-cell table:number-columns-repeated="3"/>
        </table:table-row>
        <table:table-row table:style-name="ro10">
          <table:table-cell office:value-type="float" office:value="2" calcext:value-type="float">
            <text:p>2</text:p>
          </table:table-cell>
          <table:table-cell table:formula="of:=[Econ.B2]*(1+[Econ.$H$4])^(1)" office:value-type="float" office:value="112320" calcext:value-type="float">
            <text:p>112,320</text:p>
          </table:table-cell>
          <table:table-cell table:formula="of:=[Econ.$H$9]*[Econ.B3]" office:value-type="float" office:value="22464" calcext:value-type="float">
            <text:p>22,464</text:p>
          </table:table-cell>
          <table:table-cell table:formula="of:=[Econ.D2]*(1+[Econ.$H$5])^(1)" office:value-type="float" office:value="4080" calcext:value-type="float">
            <text:p>4,080</text:p>
          </table:table-cell>
          <table:table-cell table:formula="of:=[Econ.C3]/[Econ.D3]" office:value-type="float" office:value="5.50588235294118" calcext:value-type="float">
            <text:p>5.5</text:p>
          </table:table-cell>
          <table:table-cell table:number-columns-repeated="3"/>
        </table:table-row>
        <table:table-row table:style-name="ro10">
          <table:table-cell office:value-type="float" office:value="3" calcext:value-type="float">
            <text:p>3</text:p>
          </table:table-cell>
          <table:table-cell table:formula="of:=[Econ.B3]*(1+[Econ.$H$4])^(1)" office:value-type="float" office:value="116812.8" calcext:value-type="float">
            <text:p>116,813</text:p>
          </table:table-cell>
          <table:table-cell table:formula="of:=[Econ.$H$9]*[Econ.B4]" office:value-type="float" office:value="23362.56" calcext:value-type="float">
            <text:p>23,363</text:p>
          </table:table-cell>
          <table:table-cell table:formula="of:=[Econ.D3]*(1+[Econ.$H$5])^(1)" office:value-type="float" office:value="4161.6" calcext:value-type="float">
            <text:p>4,162</text:p>
          </table:table-cell>
          <table:table-cell table:formula="of:=[Econ.C4]/[Econ.D4]" office:value-type="float" office:value="5.61384083044983" calcext:value-type="float">
            <text:p>5.6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10">
          <table:table-cell office:value-type="float" office:value="4" calcext:value-type="float">
            <text:p>4</text:p>
          </table:table-cell>
          <table:table-cell table:formula="of:=[Econ.B4]*(1+[Econ.$H$4])^(1)" office:value-type="float" office:value="121485.312" calcext:value-type="float">
            <text:p>121,485</text:p>
          </table:table-cell>
          <table:table-cell table:formula="of:=[Econ.$H$9]*[Econ.B5]" office:value-type="float" office:value="24297.0624" calcext:value-type="float">
            <text:p>24,297</text:p>
          </table:table-cell>
          <table:table-cell table:formula="of:=[Econ.D4]*(1+[Econ.$H$5])^(1)" office:value-type="float" office:value="4244.832" calcext:value-type="float">
            <text:p>4,245</text:p>
          </table:table-cell>
          <table:table-cell table:formula="of:=[Econ.C5]/[Econ.D5]" office:value-type="float" office:value="5.7239161408508" calcext:value-type="float">
            <text:p>5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10">
          <table:table-cell office:value-type="float" office:value="5" calcext:value-type="float">
            <text:p>5</text:p>
          </table:table-cell>
          <table:table-cell table:formula="of:=[Econ.B5]*(1+[Econ.$H$4])^(1)" office:value-type="float" office:value="126344.72448" calcext:value-type="float">
            <text:p>126,345</text:p>
          </table:table-cell>
          <table:table-cell table:formula="of:=[Econ.$H$9]*[Econ.B6]" office:value-type="float" office:value="25268.944896" calcext:value-type="float">
            <text:p>25,269</text:p>
          </table:table-cell>
          <table:table-cell table:formula="of:=[Econ.D5]*(1+[Econ.$H$5])^(1)" office:value-type="float" office:value="4329.72864" calcext:value-type="float">
            <text:p>4,330</text:p>
          </table:table-cell>
          <table:table-cell table:formula="of:=[Econ.C6]/[Econ.D6]" office:value-type="float" office:value="5.83614979067141" calcext:value-type="float">
            <text:p>5.8</text:p>
          </table:table-cell>
          <table:table-cell table:number-columns-repeated="3"/>
        </table:table-row>
        <table:table-row table:style-name="ro11">
          <table:table-cell office:value-type="float" office:value="6" calcext:value-type="float">
            <text:p>6</text:p>
          </table:table-cell>
          <table:table-cell table:formula="of:=[Econ.B6]*(1+[Econ.$H$7])^(1)" office:value-type="float" office:value="138979.196928" calcext:value-type="float">
            <text:p>138,979</text:p>
          </table:table-cell>
          <table:table-cell table:formula="of:=[Econ.$H$9]*[Econ.B7]" office:value-type="float" office:value="27795.8393856" calcext:value-type="float">
            <text:p>27,796</text:p>
          </table:table-cell>
          <table:table-cell table:formula="of:=[Econ.D6]*(1+[Econ.$H$5])^(1)" office:value-type="float" office:value="4416.3232128" calcext:value-type="float">
            <text:p>4,416</text:p>
          </table:table-cell>
          <table:table-cell table:formula="of:=[Econ.C7]/[Econ.D7]" office:value-type="float" office:value="6.29388702915544" calcext:value-type="float">
            <text:p>6.3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10">
          <table:table-cell office:value-type="float" office:value="7" calcext:value-type="float">
            <text:p>7</text:p>
          </table:table-cell>
          <table:table-cell table:formula="of:=[Econ.B7]*(1+[Econ.$H$4])^(1)" office:value-type="float" office:value="144538.36480512" calcext:value-type="float">
            <text:p>144,538</text:p>
          </table:table-cell>
          <table:table-cell table:formula="of:=[Econ.$H$9]*[Econ.B8]" office:value-type="float" office:value="28907.672961024" calcext:value-type="float">
            <text:p>28,908</text:p>
          </table:table-cell>
          <table:table-cell table:formula="of:=[Econ.D7]*(1+[Econ.$H$5])^(1)" office:value-type="float" office:value="4504.649677056" calcext:value-type="float">
            <text:p>4,505</text:p>
          </table:table-cell>
          <table:table-cell table:formula="of:=[Econ.C8]/[Econ.D8]" office:value-type="float" office:value="6.41729657874672" calcext:value-type="float">
            <text:p>6.4</text:p>
          </table:table-cell>
          <table:table-cell table:number-columns-repeated="3"/>
        </table:table-row>
        <table:table-row table:style-name="ro11">
          <table:table-cell office:value-type="float" office:value="8" calcext:value-type="float">
            <text:p>8</text:p>
          </table:table-cell>
          <table:table-cell table:formula="of:=[Econ.B8]*(1+[Econ.$H$4])^(1)" office:value-type="float" office:value="150319.899397325" calcext:value-type="float">
            <text:p>150,320</text:p>
          </table:table-cell>
          <table:table-cell table:formula="of:=[Econ.$H$9]*[Econ.B9]" office:value-type="float" office:value="30063.979879465" calcext:value-type="float">
            <text:p>30,064</text:p>
          </table:table-cell>
          <table:table-cell table:formula="of:=[Econ.D8]*(1+[Econ.$H$5])^(1)" office:value-type="float" office:value="4594.74267059712" calcext:value-type="float">
            <text:p>4,595</text:p>
          </table:table-cell>
          <table:table-cell table:formula="of:=[Econ.C9]/[Econ.D9]" office:value-type="float" office:value="6.54312592342803" calcext:value-type="float">
            <text:p>6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0">
          <table:table-cell office:value-type="float" office:value="9" calcext:value-type="float">
            <text:p>9</text:p>
          </table:table-cell>
          <table:table-cell table:formula="of:=[Econ.B9]*(1+[Econ.$H$4])^(1)" office:value-type="float" office:value="156332.695373218" calcext:value-type="float">
            <text:p>156,333</text:p>
          </table:table-cell>
          <table:table-cell table:formula="of:=[Econ.$H$9]*[Econ.B10]" office:value-type="float" office:value="31266.5390746436" calcext:value-type="float">
            <text:p>31,267</text:p>
          </table:table-cell>
          <table:table-cell table:formula="of:=[Econ.D9]*(1+[Econ.$H$5])^(1)" office:value-type="float" office:value="4686.63752400906" calcext:value-type="float">
            <text:p>4,687</text:p>
          </table:table-cell>
          <table:table-cell table:formula="of:=[Econ.C10]/[Econ.D10]" office:value-type="float" office:value="6.67142251016192" calcext:value-type="float">
            <text:p>6.7</text:p>
          </table:table-cell>
          <table:table-cell table:formula="of:=SUM([Econ.E2:.E9])" office:value-type="float" office:value="47.3340986462434" calcext:value-type="float">
            <text:p>47.3340986462</text:p>
          </table:table-cell>
          <table:table-cell table:number-columns-repeated="2"/>
        </table:table-row>
        <table:table-row table:style-name="ro10">
          <table:table-cell office:value-type="float" office:value="10" calcext:value-type="float">
            <text:p>10</text:p>
          </table:table-cell>
          <table:table-cell table:formula="of:=[Econ.B10]*(1+[Econ.$H$4])^(1)" office:value-type="float" office:value="162586.003188147" calcext:value-type="float">
            <text:p>162,586</text:p>
          </table:table-cell>
          <table:table-cell table:formula="of:=[Econ.$H$9]*[Econ.B11]" office:value-type="float" office:value="32517.2006376293" calcext:value-type="float">
            <text:p>32,517</text:p>
          </table:table-cell>
          <table:table-cell table:formula="of:=[Econ.D10]*(1+[Econ.$H$5])^(1)" office:value-type="float" office:value="4780.37027448924" calcext:value-type="float">
            <text:p>4,780</text:p>
          </table:table-cell>
          <table:table-cell table:formula="of:=[Econ.C11]/[Econ.D11]" office:value-type="float" office:value="6.80223471624352" calcext:value-type="float">
            <text:p>6.8</text:p>
          </table:table-cell>
          <table:table-cell table:number-columns-repeated="3"/>
        </table:table-row>
        <table:table-row table:style-name="ro10">
          <table:table-cell office:value-type="float" office:value="11" calcext:value-type="float">
            <text:p>11</text:p>
          </table:table-cell>
          <table:table-cell table:formula="of:=[Econ.B11]*(1+[Econ.$H$7])^(1)" office:value-type="float" office:value="178844.603506961" calcext:value-type="float">
            <text:p>178,845</text:p>
          </table:table-cell>
          <table:table-cell table:formula="of:=[Econ.$H$9]*[Econ.B12]" office:value-type="float" office:value="35768.9207013922" calcext:value-type="float">
            <text:p>35,769</text:p>
          </table:table-cell>
          <table:table-cell table:formula="of:=[Econ.D11]*(1+[Econ.$H$5])^(1)" office:value-type="float" office:value="4875.97767997903" calcext:value-type="float">
            <text:p>4,876</text:p>
          </table:table-cell>
          <table:table-cell table:formula="of:=[Econ.C12]/[Econ.D12]" office:value-type="float" office:value="7.33574332143909" calcext:value-type="float">
            <text:p>7.3</text:p>
          </table:table-cell>
          <table:table-cell table:number-columns-repeated="3"/>
        </table:table-row>
        <table:table-row table:style-name="ro10">
          <table:table-cell office:value-type="float" office:value="12" calcext:value-type="float">
            <text:p>12</text:p>
          </table:table-cell>
          <table:table-cell table:formula="of:=[Econ.B12]*(1+[Econ.$H$4])^(1)" office:value-type="float" office:value="185998.38764724" calcext:value-type="float">
            <text:p>185,998</text:p>
          </table:table-cell>
          <table:table-cell table:formula="of:=[Econ.$H$9]*[Econ.B13]" office:value-type="float" office:value="37199.6775294479" calcext:value-type="float">
            <text:p>37,200</text:p>
          </table:table-cell>
          <table:table-cell table:formula="of:=[Econ.D12]*(1+[Econ.$H$5])^(1)" office:value-type="float" office:value="4973.49723357861" calcext:value-type="float">
            <text:p>4,973</text:p>
          </table:table-cell>
          <table:table-cell table:formula="of:=[Econ.C13]/[Econ.D13]" office:value-type="float" office:value="7.47958142578104" calcext:value-type="float">
            <text:p>7.5</text:p>
          </table:table-cell>
          <table:table-cell table:number-columns-repeated="3"/>
        </table:table-row>
        <table:table-row table:style-name="ro10">
          <table:table-cell office:value-type="float" office:value="13" calcext:value-type="float">
            <text:p>13</text:p>
          </table:table-cell>
          <table:table-cell table:formula="of:=[Econ.B13]*(1+[Econ.$H$4])^(1)" office:value-type="float" office:value="193438.323153129" calcext:value-type="float">
            <text:p>193,438</text:p>
          </table:table-cell>
          <table:table-cell table:formula="of:=[Econ.$H$9]*[Econ.B14]" office:value-type="float" office:value="38687.6646306259" calcext:value-type="float">
            <text:p>38,688</text:p>
          </table:table-cell>
          <table:table-cell table:formula="of:=[Econ.D13]*(1+[Econ.$H$5])^(1)" office:value-type="float" office:value="5072.96717825018" calcext:value-type="float">
            <text:p>5,073</text:p>
          </table:table-cell>
          <table:table-cell table:formula="of:=[Econ.C14]/[Econ.D14]" office:value-type="float" office:value="7.62623988511008" calcext:value-type="float">
            <text:p>7.6</text:p>
          </table:table-cell>
          <table:table-cell table:number-columns-repeated="3"/>
        </table:table-row>
        <table:table-row table:style-name="ro10">
          <table:table-cell office:value-type="float" office:value="14" calcext:value-type="float">
            <text:p>14</text:p>
          </table:table-cell>
          <table:table-cell table:formula="of:=[Econ.B14]*(1+[Econ.$H$4])^(1)" office:value-type="float" office:value="201175.856079254" calcext:value-type="float">
            <text:p>201,176</text:p>
          </table:table-cell>
          <table:table-cell table:formula="of:=[Econ.$H$9]*[Econ.B15]" office:value-type="float" office:value="40235.1712158509" calcext:value-type="float">
            <text:p>40,235</text:p>
          </table:table-cell>
          <table:table-cell table:formula="of:=[Econ.D14]*(1+[Econ.$H$5])^(1)" office:value-type="float" office:value="5174.42652181519" calcext:value-type="float">
            <text:p>5,174</text:p>
          </table:table-cell>
          <table:table-cell table:formula="of:=[Econ.C15]/[Econ.D15]" office:value-type="float" office:value="7.77577400050439" calcext:value-type="float">
            <text:p>7.8</text:p>
          </table:table-cell>
          <table:table-cell table:number-columns-repeated="3"/>
        </table:table-row>
        <table:table-row table:style-name="ro10">
          <table:table-cell office:value-type="float" office:value="15" calcext:value-type="float">
            <text:p>15</text:p>
          </table:table-cell>
          <table:table-cell table:formula="of:=[Econ.B15]*(1+[Econ.$H$4])^(1)" office:value-type="float" office:value="209222.890322425" calcext:value-type="float">
            <text:p>209,223</text:p>
          </table:table-cell>
          <table:table-cell table:formula="of:=[Econ.$H$9]*[Econ.B16]" office:value-type="float" office:value="41844.5780644849" calcext:value-type="float">
            <text:p>41,845</text:p>
          </table:table-cell>
          <table:table-cell table:formula="of:=[Econ.D15]*(1+[Econ.$H$5])^(1)" office:value-type="float" office:value="5277.91505225149" calcext:value-type="float">
            <text:p>5,278</text:p>
          </table:table-cell>
          <table:table-cell table:formula="of:=[Econ.C16]/[Econ.D16]" office:value-type="float" office:value="7.92824015737703" calcext:value-type="float">
            <text:p>7.9</text:p>
          </table:table-cell>
          <table:table-cell table:number-columns-repeated="3"/>
        </table:table-row>
        <table:table-row table:style-name="ro10">
          <table:table-cell office:value-type="float" office:value="16" calcext:value-type="float">
            <text:p>16</text:p>
          </table:table-cell>
          <table:table-cell table:formula="of:=[Econ.B16]*(1+[Econ.$H$7])^(1)" office:value-type="float" office:value="230145.179354667" calcext:value-type="float">
            <text:p>230,145</text:p>
          </table:table-cell>
          <table:table-cell table:formula="of:=[Econ.$H$9]*[Econ.B17]" office:value-type="float" office:value="46029.0358709334" calcext:value-type="float">
            <text:p>46,029</text:p>
          </table:table-cell>
          <table:table-cell table:formula="of:=[Econ.D16]*(1+[Econ.$H$5])^(1)" office:value-type="float" office:value="5383.47335329652" calcext:value-type="float">
            <text:p>5,383</text:p>
          </table:table-cell>
          <table:table-cell table:formula="of:=[Econ.C17]/[Econ.D17]" office:value-type="float" office:value="8.55006291481836" calcext:value-type="float">
            <text:p>8.6</text:p>
          </table:table-cell>
          <table:table-cell table:number-columns-repeated="3"/>
        </table:table-row>
        <table:table-row table:style-name="ro10">
          <table:table-cell office:value-type="float" office:value="17" calcext:value-type="float">
            <text:p>17</text:p>
          </table:table-cell>
          <table:table-cell table:formula="of:=[Econ.B17]*(1+[Econ.$H$4])^(1)" office:value-type="float" office:value="239350.986528854" calcext:value-type="float">
            <text:p>239,351</text:p>
          </table:table-cell>
          <table:table-cell table:formula="of:=[Econ.$H$9]*[Econ.B18]" office:value-type="float" office:value="47870.1973057708" calcext:value-type="float">
            <text:p>47,870</text:p>
          </table:table-cell>
          <table:table-cell table:formula="of:=[Econ.D17]*(1+[Econ.$H$5])^(1)" office:value-type="float" office:value="5491.14282036245" calcext:value-type="float">
            <text:p>5,491</text:p>
          </table:table-cell>
          <table:table-cell table:formula="of:=[Econ.C18]/[Econ.D18]" office:value-type="float" office:value="8.71771120726578" calcext:value-type="float">
            <text:p>8.7</text:p>
          </table:table-cell>
          <table:table-cell table:number-columns-repeated="3"/>
        </table:table-row>
        <table:table-row table:style-name="ro10">
          <table:table-cell office:value-type="float" office:value="18" calcext:value-type="float">
            <text:p>18</text:p>
          </table:table-cell>
          <table:table-cell table:formula="of:=[Econ.B18]*(1+[Econ.$H$4])^(1)" office:value-type="float" office:value="248925.025990008" calcext:value-type="float">
            <text:p>248,925</text:p>
          </table:table-cell>
          <table:table-cell table:formula="of:=[Econ.$H$9]*[Econ.B19]" office:value-type="float" office:value="49785.0051980016" calcext:value-type="float">
            <text:p>49,785</text:p>
          </table:table-cell>
          <table:table-cell table:formula="of:=[Econ.D18]*(1+[Econ.$H$5])^(1)" office:value-type="float" office:value="5600.9656767697" calcext:value-type="float">
            <text:p>5,601</text:p>
          </table:table-cell>
          <table:table-cell table:formula="of:=[Econ.C19]/[Econ.D19]" office:value-type="float" office:value="8.88864672113374" calcext:value-type="float">
            <text:p>8.9</text:p>
          </table:table-cell>
          <table:table-cell table:number-columns-repeated="3"/>
        </table:table-row>
        <table:table-row table:style-name="ro10">
          <table:table-cell office:value-type="float" office:value="19" calcext:value-type="float">
            <text:p>19</text:p>
          </table:table-cell>
          <table:table-cell table:formula="of:=[Econ.B19]*(1+[Econ.$H$4])^(1)" office:value-type="float" office:value="258882.027029608" calcext:value-type="float">
            <text:p>258,882</text:p>
          </table:table-cell>
          <table:table-cell table:formula="of:=[Econ.$H$9]*[Econ.B20]" office:value-type="float" office:value="51776.4054059217" calcext:value-type="float">
            <text:p>51,776</text:p>
          </table:table-cell>
          <table:table-cell table:formula="of:=[Econ.D19]*(1+[Econ.$H$5])^(1)" office:value-type="float" office:value="5712.98499030509" calcext:value-type="float">
            <text:p>5,713</text:p>
          </table:table-cell>
          <table:table-cell table:formula="of:=[Econ.C20]/[Econ.D20]" office:value-type="float" office:value="9.0629339117442" calcext:value-type="float">
            <text:p>9.1</text:p>
          </table:table-cell>
          <table:table-cell table:number-columns-repeated="3"/>
        </table:table-row>
        <table:table-row table:style-name="ro10">
          <table:table-cell office:value-type="float" office:value="20" calcext:value-type="float">
            <text:p>20</text:p>
          </table:table-cell>
          <table:table-cell table:formula="of:=[Econ.B20]*(1+[Econ.$H$4])^(1)" office:value-type="float" office:value="269237.308110793" calcext:value-type="float">
            <text:p>269,237</text:p>
          </table:table-cell>
          <table:table-cell table:formula="of:=[Econ.$H$9]*[Econ.B21]" office:value-type="float" office:value="53847.4616221585" calcext:value-type="float">
            <text:p>53,847</text:p>
          </table:table-cell>
          <table:table-cell table:formula="of:=[Econ.D20]*(1+[Econ.$H$5])^(1)" office:value-type="float" office:value="5827.2446901112" calcext:value-type="float">
            <text:p>5,827</text:p>
          </table:table-cell>
          <table:table-cell table:formula="of:=[Econ.C21]/[Econ.D21]" office:value-type="float" office:value="9.24063849824899" calcext:value-type="float">
            <text:p>9.2</text:p>
          </table:table-cell>
          <table:table-cell table:number-columns-repeated="3"/>
        </table:table-row>
        <table:table-row table:style-name="ro10">
          <table:table-cell office:value-type="float" office:value="21" calcext:value-type="float">
            <text:p>21</text:p>
          </table:table-cell>
          <table:table-cell table:formula="of:=[Econ.B21]*(1+[Econ.$H$7])^(1)" office:value-type="float" office:value="296161.038921872" calcext:value-type="float">
            <text:p>296,161</text:p>
          </table:table-cell>
          <table:table-cell table:formula="of:=[Econ.$H$9]*[Econ.B22]" office:value-type="float" office:value="59232.2077843744" calcext:value-type="float">
            <text:p>59,232</text:p>
          </table:table-cell>
          <table:table-cell table:formula="of:=[Econ.D21]*(1+[Econ.$H$5])^(1)" office:value-type="float" office:value="5943.78958391342" calcext:value-type="float">
            <text:p>5,944</text:p>
          </table:table-cell>
          <table:table-cell table:formula="of:=[Econ.C22]/[Econ.D22]" office:value-type="float" office:value="9.96539445889597" calcext:value-type="float">
            <text:p>10.0</text:p>
          </table:table-cell>
          <table:table-cell table:number-columns-repeated="3"/>
        </table:table-row>
        <table:table-row table:style-name="ro10">
          <table:table-cell office:value-type="float" office:value="22" calcext:value-type="float">
            <text:p>22</text:p>
          </table:table-cell>
          <table:table-cell table:formula="of:=[Econ.B22]*(1+[Econ.$H$4])^(1)" office:value-type="float" office:value="308007.480478747" calcext:value-type="float">
            <text:p>308,007</text:p>
          </table:table-cell>
          <table:table-cell table:formula="of:=[Econ.$H$9]*[Econ.B23]" office:value-type="float" office:value="61601.4960957494" calcext:value-type="float">
            <text:p>61,601</text:p>
          </table:table-cell>
          <table:table-cell table:formula="of:=[Econ.D22]*(1+[Econ.$H$5])^(1)" office:value-type="float" office:value="6062.66537559169" calcext:value-type="float">
            <text:p>6,063</text:p>
          </table:table-cell>
          <table:table-cell table:formula="of:=[Econ.C23]/[Econ.D23]" office:value-type="float" office:value="10.1607943502469" calcext:value-type="float">
            <text:p>10.2</text:p>
          </table:table-cell>
          <table:table-cell table:number-columns-repeated="3"/>
        </table:table-row>
        <table:table-row table:style-name="ro10">
          <table:table-cell office:value-type="float" office:value="23" calcext:value-type="float">
            <text:p>23</text:p>
          </table:table-cell>
          <table:table-cell table:formula="of:=[Econ.B23]*(1+[Econ.$H$4])^(1)" office:value-type="float" office:value="320327.779697897" calcext:value-type="float">
            <text:p>320,328</text:p>
          </table:table-cell>
          <table:table-cell table:formula="of:=[Econ.$H$9]*[Econ.B24]" office:value-type="float" office:value="64065.5559395793" calcext:value-type="float">
            <text:p>64,066</text:p>
          </table:table-cell>
          <table:table-cell table:formula="of:=[Econ.D23]*(1+[Econ.$H$5])^(1)" office:value-type="float" office:value="6183.91868310352" calcext:value-type="float">
            <text:p>6,184</text:p>
          </table:table-cell>
          <table:table-cell table:formula="of:=[Econ.C24]/[Econ.D24]" office:value-type="float" office:value="10.3600256120164" calcext:value-type="float">
            <text:p>10.4</text:p>
          </table:table-cell>
          <table:table-cell table:number-columns-repeated="3"/>
        </table:table-row>
        <table:table-row table:style-name="ro10">
          <table:table-cell office:value-type="float" office:value="24" calcext:value-type="float">
            <text:p>24</text:p>
          </table:table-cell>
          <table:table-cell table:formula="of:=[Econ.B24]*(1+[Econ.$H$4])^(1)" office:value-type="float" office:value="333140.890885813" calcext:value-type="float">
            <text:p>333,141</text:p>
          </table:table-cell>
          <table:table-cell table:formula="of:=[Econ.$H$9]*[Econ.B25]" office:value-type="float" office:value="66628.1781771625" calcext:value-type="float">
            <text:p>66,628</text:p>
          </table:table-cell>
          <table:table-cell table:formula="of:=[Econ.D24]*(1+[Econ.$H$5])^(1)" office:value-type="float" office:value="6307.59705676559" calcext:value-type="float">
            <text:p>6,308</text:p>
          </table:table-cell>
          <table:table-cell table:formula="of:=[Econ.C25]/[Econ.D25]" office:value-type="float" office:value="10.5631633691148" calcext:value-type="float">
            <text:p>10.6</text:p>
          </table:table-cell>
          <table:table-cell table:number-columns-repeated="3"/>
        </table:table-row>
        <table:table-row table:style-name="ro10">
          <table:table-cell office:value-type="float" office:value="25" calcext:value-type="float">
            <text:p>25</text:p>
          </table:table-cell>
          <table:table-cell table:formula="of:=[Econ.B25]*(1+[Econ.$H$4])^(1)" office:value-type="float" office:value="346466.526521245" calcext:value-type="float">
            <text:p>346,467</text:p>
          </table:table-cell>
          <table:table-cell table:formula="of:=[Econ.$H$9]*[Econ.B26]" office:value-type="float" office:value="69293.305304249" calcext:value-type="float">
            <text:p>69,293</text:p>
          </table:table-cell>
          <table:table-cell table:formula="of:=[Econ.D25]*(1+[Econ.$H$5])^(1)" office:value-type="float" office:value="6433.74899790091" calcext:value-type="float">
            <text:p>6,434</text:p>
          </table:table-cell>
          <table:table-cell table:formula="of:=[Econ.C26]/[Econ.D26]" office:value-type="float" office:value="10.7702842194896" calcext:value-type="float">
            <text:p>10.8</text:p>
          </table:table-cell>
          <table:table-cell table:number-columns-repeated="3"/>
        </table:table-row>
        <table:table-row table:style-name="ro10">
          <table:table-cell office:value-type="float" office:value="26" calcext:value-type="float">
            <text:p>26</text:p>
          </table:table-cell>
          <table:table-cell table:formula="of:=[Econ.B26]*(1+[Econ.$H$7])^(1)" office:value-type="float" office:value="381113.17917337" calcext:value-type="float">
            <text:p>381,113</text:p>
          </table:table-cell>
          <table:table-cell table:formula="of:=[Econ.$H$9]*[Econ.B27]" office:value-type="float" office:value="76222.6358346739" calcext:value-type="float">
            <text:p>76,223</text:p>
          </table:table-cell>
          <table:table-cell table:formula="of:=[Econ.D26]*(1+[Econ.$H$5])^(1)" office:value-type="float" office:value="6562.42397785892" calcext:value-type="float">
            <text:p>6,562</text:p>
          </table:table-cell>
          <table:table-cell table:formula="of:=[Econ.C27]/[Econ.D27]" office:value-type="float" office:value="11.6150123935672" calcext:value-type="float">
            <text:p>11.6</text:p>
          </table:table-cell>
          <table:table-cell table:number-columns-repeated="3"/>
        </table:table-row>
        <table:table-row table:style-name="ro10">
          <table:table-cell office:value-type="float" office:value="27" calcext:value-type="float">
            <text:p>27</text:p>
          </table:table-cell>
          <table:table-cell table:formula="of:=[Econ.B27]*(1+[Econ.$H$4])^(1)" office:value-type="float" office:value="396357.706340304" calcext:value-type="float">
            <text:p>396,358</text:p>
          </table:table-cell>
          <table:table-cell table:formula="of:=[Econ.$H$9]*[Econ.B28]" office:value-type="float" office:value="79271.5412680609" calcext:value-type="float">
            <text:p>79,272</text:p>
          </table:table-cell>
          <table:table-cell table:formula="of:=[Econ.D27]*(1+[Econ.$H$5])^(1)" office:value-type="float" office:value="6693.6724574161" calcext:value-type="float">
            <text:p>6,694</text:p>
          </table:table-cell>
          <table:table-cell table:formula="of:=[Econ.C28]/[Econ.D28]" office:value-type="float" office:value="11.8427577346175" calcext:value-type="float">
            <text:p>11.8</text:p>
          </table:table-cell>
          <table:table-cell table:number-columns-repeated="3"/>
        </table:table-row>
        <table:table-row table:style-name="ro10">
          <table:table-cell office:value-type="float" office:value="28" calcext:value-type="float">
            <text:p>28</text:p>
          </table:table-cell>
          <table:table-cell table:formula="of:=[Econ.B28]*(1+[Econ.$H$4])^(1)" office:value-type="float" office:value="412212.014593917" calcext:value-type="float">
            <text:p>412,212</text:p>
          </table:table-cell>
          <table:table-cell table:formula="of:=[Econ.$H$9]*[Econ.B29]" office:value-type="float" office:value="82442.4029187833" calcext:value-type="float">
            <text:p>82,442</text:p>
          </table:table-cell>
          <table:table-cell table:formula="of:=[Econ.D28]*(1+[Econ.$H$5])^(1)" office:value-type="float" office:value="6827.54590656442" calcext:value-type="float">
            <text:p>6,828</text:p>
          </table:table-cell>
          <table:table-cell table:formula="of:=[Econ.C29]/[Econ.D29]" office:value-type="float" office:value="12.0749686705904" calcext:value-type="float">
            <text:p>12.1</text:p>
          </table:table-cell>
          <table:table-cell table:number-columns-repeated="3"/>
        </table:table-row>
        <table:table-row table:style-name="ro10">
          <table:table-cell office:value-type="float" office:value="29" calcext:value-type="float">
            <text:p>29</text:p>
          </table:table-cell>
          <table:table-cell table:formula="of:=[Econ.B29]*(1+[Econ.$H$4])^(1)" office:value-type="float" office:value="428700.495177673" calcext:value-type="float">
            <text:p>428,700</text:p>
          </table:table-cell>
          <table:table-cell table:formula="of:=[Econ.$H$9]*[Econ.B30]" office:value-type="float" office:value="85740.0990355347" calcext:value-type="float">
            <text:p>85,740</text:p>
          </table:table-cell>
          <table:table-cell table:formula="of:=[Econ.D29]*(1+[Econ.$H$5])^(1)" office:value-type="float" office:value="6964.09682469571" calcext:value-type="float">
            <text:p>6,964</text:p>
          </table:table-cell>
          <table:table-cell table:formula="of:=[Econ.C30]/[Econ.D30]" office:value-type="float" office:value="12.3117327621706" calcext:value-type="float">
            <text:p>12.3</text:p>
          </table:table-cell>
          <table:table-cell table:number-columns-repeated="3"/>
        </table:table-row>
        <table:table-row table:style-name="ro10">
          <table:table-cell office:value-type="float" office:value="30" calcext:value-type="float">
            <text:p>30</text:p>
          </table:table-cell>
          <table:table-cell table:formula="of:=[Econ.B30]*(1+[Econ.$H$4])^(1)" office:value-type="float" office:value="445848.51498478" calcext:value-type="float">
            <text:p>445,849</text:p>
          </table:table-cell>
          <table:table-cell table:formula="of:=[Econ.$H$9]*[Econ.B31]" office:value-type="float" office:value="89169.7029969561" calcext:value-type="float">
            <text:p>89,170</text:p>
          </table:table-cell>
          <table:table-cell table:formula="of:=[Econ.D30]*(1+[Econ.$H$5])^(1)" office:value-type="float" office:value="7103.37876118963" calcext:value-type="float">
            <text:p>7,103</text:p>
          </table:table-cell>
          <table:table-cell table:formula="of:=[Econ.C31]/[Econ.D31]" office:value-type="float" office:value="12.5531392869191" calcext:value-type="float">
            <text:p>12.6</text:p>
          </table:table-cell>
          <table:table-cell table:formula="of:=SUM([Econ.E2:.E30])" office:value-type="float" office:value="243.077461486781" calcext:value-type="float">
            <text:p>243.0774614868</text:p>
          </table:table-cell>
          <table:table-cell table:number-columns-repeated="2"/>
        </table:table-row>
        <table:table-row table:style-name="ro10">
          <table:table-cell office:value-type="float" office:value="31" calcext:value-type="float">
            <text:p>31</text:p>
          </table:table-cell>
          <table:table-cell table:formula="of:=[Econ.B31]*(1+[Econ.$H$7])^(1)" office:value-type="float" office:value="490433.366483258" calcext:value-type="float">
            <text:p>490,433</text:p>
          </table:table-cell>
          <table:table-cell table:formula="of:=[Econ.$H$9]*[Econ.B32]" office:value-type="float" office:value="98086.6732966517" calcext:value-type="float">
            <text:p>98,087</text:p>
          </table:table-cell>
          <table:table-cell table:formula="of:=[Econ.D31]*(1+[Econ.$H$5])^(1)" office:value-type="float" office:value="7245.44633641342" calcext:value-type="float">
            <text:p>7,245</text:p>
          </table:table-cell>
          <table:table-cell table:formula="of:=[Econ.C32]/[Econ.D32]" office:value-type="float" office:value="13.5376992309912" calcext:value-type="float">
            <text:p>13.5</text:p>
          </table:table-cell>
          <table:table-cell table:number-columns-repeated="3"/>
        </table:table-row>
        <table:table-row table:style-name="ro10">
          <table:table-cell office:value-type="float" office:value="32" calcext:value-type="float">
            <text:p>32</text:p>
          </table:table-cell>
          <table:table-cell table:formula="of:=[Econ.B32]*(1+[Econ.$H$4])^(1)" office:value-type="float" office:value="510050.701142589" calcext:value-type="float">
            <text:p>510,051</text:p>
          </table:table-cell>
          <table:table-cell table:formula="of:=[Econ.$H$9]*[Econ.B33]" office:value-type="float" office:value="102010.140228518" calcext:value-type="float">
            <text:p>102,010</text:p>
          </table:table-cell>
          <table:table-cell table:formula="of:=[Econ.D32]*(1+[Econ.$H$5])^(1)" office:value-type="float" office:value="7390.35526314169" calcext:value-type="float">
            <text:p>7,390</text:p>
          </table:table-cell>
          <table:table-cell table:formula="of:=[Econ.C33]/[Econ.D33]" office:value-type="float" office:value="13.8031443139518" calcext:value-type="float">
            <text:p>13.8</text:p>
          </table:table-cell>
          <table:table-cell table:number-columns-repeated="3"/>
        </table:table-row>
        <table:table-row table:style-name="ro10">
          <table:table-cell office:value-type="float" office:value="33" calcext:value-type="float">
            <text:p>33</text:p>
          </table:table-cell>
          <table:table-cell table:formula="of:=[Econ.B33]*(1+[Econ.$H$4])^(1)" office:value-type="float" office:value="530452.729188292" calcext:value-type="float">
            <text:p>530,453</text:p>
          </table:table-cell>
          <table:table-cell table:formula="of:=[Econ.$H$9]*[Econ.B34]" office:value-type="float" office:value="106090.545837658" calcext:value-type="float">
            <text:p>106,091</text:p>
          </table:table-cell>
          <table:table-cell table:formula="of:=[Econ.D33]*(1+[Econ.$H$5])^(1)" office:value-type="float" office:value="7538.16236840452" calcext:value-type="float">
            <text:p>7,538</text:p>
          </table:table-cell>
          <table:table-cell table:formula="of:=[Econ.C34]/[Econ.D34]" office:value-type="float" office:value="14.0737942024606" calcext:value-type="float">
            <text:p>14.1</text:p>
          </table:table-cell>
          <table:table-cell table:number-columns-repeated="3"/>
        </table:table-row>
        <table:table-row table:style-name="ro10">
          <table:table-cell office:value-type="float" office:value="34" calcext:value-type="float">
            <text:p>34</text:p>
          </table:table-cell>
          <table:table-cell table:formula="of:=[Econ.B34]*(1+[Econ.$H$4])^(1)" office:value-type="float" office:value="551670.838355824" calcext:value-type="float">
            <text:p>551,671</text:p>
          </table:table-cell>
          <table:table-cell table:formula="of:=[Econ.$H$9]*[Econ.B35]" office:value-type="float" office:value="110334.167671165" calcext:value-type="float">
            <text:p>110,334</text:p>
          </table:table-cell>
          <table:table-cell table:formula="of:=[Econ.D34]*(1+[Econ.$H$5])^(1)" office:value-type="float" office:value="7688.92561577261" calcext:value-type="float">
            <text:p>7,689</text:p>
          </table:table-cell>
          <table:table-cell table:formula="of:=[Econ.C35]/[Econ.D35]" office:value-type="float" office:value="14.3497509515285" calcext:value-type="float">
            <text:p>14.3</text:p>
          </table:table-cell>
          <table:table-cell table:number-columns-repeated="3"/>
        </table:table-row>
        <table:table-row table:style-name="ro10">
          <table:table-cell office:value-type="float" office:value="35" calcext:value-type="float">
            <text:p>35</text:p>
          </table:table-cell>
          <table:table-cell table:formula="of:=[Econ.B35]*(1+[Econ.$H$4])^(1)" office:value-type="float" office:value="573737.671890057" calcext:value-type="float">
            <text:p>573,738</text:p>
          </table:table-cell>
          <table:table-cell table:formula="of:=[Econ.$H$9]*[Econ.B36]" office:value-type="float" office:value="114747.534378011" calcext:value-type="float">
            <text:p>114,748</text:p>
          </table:table-cell>
          <table:table-cell table:formula="of:=[Econ.D35]*(1+[Econ.$H$5])^(1)" office:value-type="float" office:value="7842.70412808807" calcext:value-type="float">
            <text:p>7,843</text:p>
          </table:table-cell>
          <table:table-cell table:formula="of:=[Econ.C36]/[Econ.D36]" office:value-type="float" office:value="14.6311186172447" calcext:value-type="float">
            <text:p>14.6</text:p>
          </table:table-cell>
          <table:table-cell table:formula="of:=SUM([Econ.E2:.E36])" office:value-type="float" office:value="326.026108089877" calcext:value-type="float">
            <text:p>326.0261080899</text:p>
          </table:table-cell>
          <table:table-cell table:number-columns-repeated="2"/>
        </table:table-row>
        <table:table-row table:style-name="ro10">
          <table:table-cell office:value-type="float" office:value="36" calcext:value-type="float">
            <text:p>36</text:p>
          </table:table-cell>
          <table:table-cell table:formula="of:=[Econ.B36]*(1+[Econ.$H$4])^(1)" office:value-type="float" office:value="596687.178765659" calcext:value-type="float">
            <text:p>596,687</text:p>
          </table:table-cell>
          <table:table-cell table:formula="of:=[Econ.$H$9]*[Econ.B37]" office:value-type="float" office:value="119337.435753132" calcext:value-type="float">
            <text:p>119,337</text:p>
          </table:table-cell>
          <table:table-cell table:formula="of:=[Econ.D36]*(1+[Econ.$H$5])^(1)" office:value-type="float" office:value="7999.55821064983" calcext:value-type="float">
            <text:p>8,000</text:p>
          </table:table-cell>
          <table:table-cell table:formula="of:=[Econ.C37]/[Econ.D37]" office:value-type="float" office:value="14.9180032960142" calcext:value-type="float">
            <text:p>14.9</text:p>
          </table:table-cell>
          <table:table-cell table:number-columns-repeated="3"/>
        </table:table-row>
        <table:table-row table:style-name="ro10">
          <table:table-cell office:value-type="float" office:value="37" calcext:value-type="float">
            <text:p>37</text:p>
          </table:table-cell>
          <table:table-cell table:formula="of:=[Econ.B37]*(1+[Econ.$H$7])^(1)" office:value-type="float" office:value="656355.896642225" calcext:value-type="float">
            <text:p>656,356</text:p>
          </table:table-cell>
          <table:table-cell table:formula="of:=[Econ.$H$9]*[Econ.B38]" office:value-type="float" office:value="131271.179328445" calcext:value-type="float">
            <text:p>131,271</text:p>
          </table:table-cell>
          <table:table-cell table:formula="of:=[Econ.D37]*(1+[Econ.$H$5])^(1)" office:value-type="float" office:value="8159.54937486282" calcext:value-type="float">
            <text:p>8,160</text:p>
          </table:table-cell>
          <table:table-cell table:formula="of:=[Econ.C38]/[Econ.D38]" office:value-type="float" office:value="16.0880427702114" calcext:value-type="float">
            <text:p>16.1</text:p>
          </table:table-cell>
          <table:table-cell table:number-columns-repeated="3"/>
        </table:table-row>
        <table:table-row table:style-name="ro10">
          <table:table-cell office:value-type="float" office:value="38" calcext:value-type="float">
            <text:p>38</text:p>
          </table:table-cell>
          <table:table-cell table:formula="of:=[Econ.B38]*(1+[Econ.$H$4])^(1)" office:value-type="float" office:value="682610.132507914" calcext:value-type="float">
            <text:p>682,610</text:p>
          </table:table-cell>
          <table:table-cell table:formula="of:=[Econ.$H$9]*[Econ.B39]" office:value-type="float" office:value="136522.026501583" calcext:value-type="float">
            <text:p>136,522</text:p>
          </table:table-cell>
          <table:table-cell table:formula="of:=[Econ.D38]*(1+[Econ.$H$5])^(1)" office:value-type="float" office:value="8322.74036236008" calcext:value-type="float">
            <text:p>8,323</text:p>
          </table:table-cell>
          <table:table-cell table:formula="of:=[Econ.C39]/[Econ.D39]" office:value-type="float" office:value="16.4034945892352" calcext:value-type="float">
            <text:p>16.4</text:p>
          </table:table-cell>
          <table:table-cell table:number-columns-repeated="3"/>
        </table:table-row>
        <table:table-row table:style-name="ro10">
          <table:table-cell office:value-type="float" office:value="39" calcext:value-type="float">
            <text:p>39</text:p>
          </table:table-cell>
          <table:table-cell table:formula="of:=[Econ.B39]*(1+[Econ.$H$4])^(1)" office:value-type="float" office:value="709914.537808231" calcext:value-type="float">
            <text:p>709,915</text:p>
          </table:table-cell>
          <table:table-cell table:formula="of:=[Econ.$H$9]*[Econ.B40]" office:value-type="float" office:value="141982.907561646" calcext:value-type="float">
            <text:p>141,983</text:p>
          </table:table-cell>
          <table:table-cell table:formula="of:=[Econ.D39]*(1+[Econ.$H$5])^(1)" office:value-type="float" office:value="8489.19516960728" calcext:value-type="float">
            <text:p>8,489</text:p>
          </table:table-cell>
          <table:table-cell table:formula="of:=[Econ.C40]/[Econ.D40]" office:value-type="float" office:value="16.7251317380437" calcext:value-type="float">
            <text:p>16.7</text:p>
          </table:table-cell>
          <table:table-cell table:number-columns-repeated="3"/>
        </table:table-row>
        <table:table-row table:style-name="ro10">
          <table:table-cell office:value-type="float" office:value="40" calcext:value-type="float">
            <text:p>40</text:p>
          </table:table-cell>
          <table:table-cell table:formula="of:=[Econ.B40]*(1+[Econ.$H$4])^(1)" office:value-type="float" office:value="738311.11932056" calcext:value-type="float">
            <text:p>738,311</text:p>
          </table:table-cell>
          <table:table-cell table:formula="of:=[Econ.$H$9]*[Econ.B41]" office:value-type="float" office:value="147662.223864112" calcext:value-type="float">
            <text:p>147,662</text:p>
          </table:table-cell>
          <table:table-cell table:formula="of:=[Econ.D40]*(1+[Econ.$H$5])^(1)" office:value-type="float" office:value="8658.97907299943" calcext:value-type="float">
            <text:p>8,659</text:p>
          </table:table-cell>
          <table:table-cell table:formula="of:=[Econ.C41]/[Econ.D41]" office:value-type="float" office:value="17.0530754976132" calcext:value-type="float">
            <text:p>17.1</text:p>
          </table:table-cell>
          <table:table-cell table:number-columns-repeated="3"/>
        </table:table-row>
        <table:table-row table:style-name="ro10">
          <table:table-cell/>
          <table:table-cell table:formula="of:=AVERAGE([Econ.B2:.B41])" office:value-type="float" office:value="331537.484569374" calcext:value-type="float">
            <text:p>331,537</text:p>
          </table:table-cell>
          <table:table-cell/>
          <table:table-cell table:style-name="ce5"/>
          <table:table-cell table:formula="of:=SUM([Econ.E2:.E41])" office:value-type="float" office:value="407.213855980995" calcext:value-type="float">
            <text:p>407.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4"/>
        </table:table-row>
      </table:table>
      <table:table table:name="MC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24"/>
        <table:table-column table:style-name="co1" table:default-cell-style-name="ce1"/>
        <table:table-column table:style-name="co1" table:number-columns-repeated="3" table:default-cell-style-name="Default"/>
        <table:table-row table:style-name="ro8">
          <table:table-cell office:value-type="string" calcext:value-type="string">
            <text:p>year</text:p>
          </table:table-cell>
          <table:table-cell table:style-name="ce24"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style-name="ce5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2]" office:value-type="float" office:value="75000" calcext:value-type="float">
            <text:p>7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MC.C2]/[MC.D2]" office:value-type="float" office:value="18.75" calcext:value-type="float">
            <text:p>18.8</text:p>
          </table:table-cell>
          <table:table-cell table:style-name="ce5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3]" office:value-type="float" office:value="75000" calcext:value-type="float">
            <text:p>75,000</text:p>
          </table:table-cell>
          <table:table-cell table:formula="of:=[MC.D2]*(1+[MC.$H$5])^(1)" office:value-type="float" office:value="4080" calcext:value-type="float">
            <text:p>4,080</text:p>
          </table:table-cell>
          <table:table-cell table:formula="of:=[MC.C3]/[MC.D3]" office:value-type="float" office:value="18.3823529411765" calcext:value-type="float">
            <text:p>18.4</text:p>
          </table:table-cell>
          <table:table-cell table:style-name="ce5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4]" office:value-type="float" office:value="75000" calcext:value-type="float">
            <text:p>75,000</text:p>
          </table:table-cell>
          <table:table-cell table:formula="of:=[MC.D3]*(1+[MC.$H$5])^(1)" office:value-type="float" office:value="4161.6" calcext:value-type="float">
            <text:p>4,162</text:p>
          </table:table-cell>
          <table:table-cell table:formula="of:=[MC.C4]/[MC.D4]" office:value-type="float" office:value="18.0219146482122" calcext:value-type="float">
            <text:p>18.0</text:p>
          </table:table-cell>
          <table:table-cell table:style-name="ce5"/>
          <table:table-cell table:style-name="ce5" office:value-type="string" calcext:value-type="string">
            <text:p>interest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5]" office:value-type="float" office:value="75000" calcext:value-type="float">
            <text:p>75,000</text:p>
          </table:table-cell>
          <table:table-cell table:formula="of:=[MC.D4]*(1+[MC.$H$5])^(1)" office:value-type="float" office:value="4244.832" calcext:value-type="float">
            <text:p>4,245</text:p>
          </table:table-cell>
          <table:table-cell table:formula="of:=[MC.C5]/[MC.D5]" office:value-type="float" office:value="17.6685437727571" calcext:value-type="float">
            <text:p>17.7</text:p>
          </table:table-cell>
          <table:table-cell table:style-name="ce5"/>
          <table:table-cell table:style-name="ce5"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6]" office:value-type="float" office:value="75000" calcext:value-type="float">
            <text:p>75,000</text:p>
          </table:table-cell>
          <table:table-cell table:formula="of:=[MC.D5]*(1+[MC.$H$5])^(1)" office:value-type="float" office:value="4329.72864" calcext:value-type="float">
            <text:p>4,330</text:p>
          </table:table-cell>
          <table:table-cell table:formula="of:=[MC.C6]/[MC.D6]" office:value-type="float" office:value="17.3221017379971" calcext:value-type="float">
            <text:p>17.3</text:p>
          </table:table-cell>
          <table:table-cell table:style-name="ce5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" office:value-type="float" office:value="250000" calcext:value-type="float">
            <text:p>250,000</text:p>
          </table:table-cell>
          <table:table-cell table:formula="of:=[MC.$H$9]*[MC.B7]" office:value-type="float" office:value="125000" calcext:value-type="float">
            <text:p>125,000</text:p>
          </table:table-cell>
          <table:table-cell table:formula="of:=[MC.D6]*(1+[MC.$H$5])^(1)" office:value-type="float" office:value="4416.3232128" calcext:value-type="float">
            <text:p>4,416</text:p>
          </table:table-cell>
          <table:table-cell table:formula="of:=[MC.C7]/[MC.D7]" office:value-type="float" office:value="28.3040878071849" calcext:value-type="float">
            <text:p>28.3</text:p>
          </table:table-cell>
          <table:table-cell table:style-name="ce5" table:formula="of:=SUM([MC.E2:.E6])" office:value-type="float" office:value="90.1449131001429" calcext:value-type="float">
            <text:p>90.1449131001</text:p>
          </table:table-cell>
          <table:table-cell table:style-name="ce5"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4" office:value-type="float" office:value="250001" calcext:value-type="float">
            <text:p>250,001</text:p>
          </table:table-cell>
          <table:table-cell table:formula="of:=[MC.$H$9]*[MC.B8]" office:value-type="float" office:value="125000.5" calcext:value-type="float">
            <text:p>125,001</text:p>
          </table:table-cell>
          <table:table-cell table:formula="of:=[MC.D7]*(1+[MC.$H$5])^(1)" office:value-type="float" office:value="4504.649677056" calcext:value-type="float">
            <text:p>4,505</text:p>
          </table:table-cell>
          <table:table-cell table:formula="of:=[MC.C8]/[MC.D8]" office:value-type="float" office:value="27.7492166897413" calcext:value-type="float">
            <text:p>27.7</text:p>
          </table:table-cell>
          <table:table-cell table:style-name="ce5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 office:value-type="float" office:value="250002" calcext:value-type="float">
            <text:p>250,002</text:p>
          </table:table-cell>
          <table:table-cell table:formula="of:=[MC.$H$9]*[MC.B9]" office:value-type="float" office:value="125001" calcext:value-type="float">
            <text:p>125,001</text:p>
          </table:table-cell>
          <table:table-cell table:formula="of:=[MC.D8]*(1+[MC.$H$5])^(1)" office:value-type="float" office:value="4594.74267059712" calcext:value-type="float">
            <text:p>4,595</text:p>
          </table:table-cell>
          <table:table-cell table:formula="of:=[MC.C9]/[MC.D9]" office:value-type="float" office:value="27.2052232217295" calcext:value-type="float">
            <text:p>27.2</text:p>
          </table:table-cell>
          <table:table-cell table:style-name="ce5"/>
          <table:table-cell table:style-name="ce5"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4" office:value-type="float" office:value="250003" calcext:value-type="float">
            <text:p>250,003</text:p>
          </table:table-cell>
          <table:table-cell table:formula="of:=[MC.$H$9]*[MC.B10]" office:value-type="float" office:value="125001.5" calcext:value-type="float">
            <text:p>125,002</text:p>
          </table:table-cell>
          <table:table-cell table:formula="of:=[MC.D9]*(1+[MC.$H$5])^(1)" office:value-type="float" office:value="4686.63752400906" calcext:value-type="float">
            <text:p>4,687</text:p>
          </table:table-cell>
          <table:table-cell table:formula="of:=[MC.C10]/[MC.D10]" office:value-type="float" office:value="26.6718941585802" calcext:value-type="float">
            <text:p>26.7</text:p>
          </table:table-cell>
          <table:table-cell table:style-name="ce5" table:formula="of:=SUM([MC.E2:.E9])" office:value-type="float" office:value="173.403440818799" calcext:value-type="float">
            <text:p>173.4034408188</text:p>
          </table:table-cell>
          <table:table-cell table:style-name="ce5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4" office:value-type="float" office:value="250004" calcext:value-type="float">
            <text:p>250,004</text:p>
          </table:table-cell>
          <table:table-cell table:formula="of:=[MC.$H$9]*[MC.B11]" office:value-type="float" office:value="125002" calcext:value-type="float">
            <text:p>125,002</text:p>
          </table:table-cell>
          <table:table-cell table:formula="of:=[MC.D10]*(1+[MC.$H$5])^(1)" office:value-type="float" office:value="4780.37027448924" calcext:value-type="float">
            <text:p>4,780</text:p>
          </table:table-cell>
          <table:table-cell table:formula="of:=[MC.C11]/[MC.D11]" office:value-type="float" office:value="26.1490204361535" calcext:value-type="float">
            <text:p>26.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" office:value-type="float" office:value="250005" calcext:value-type="float">
            <text:p>250,005</text:p>
          </table:table-cell>
          <table:table-cell table:formula="of:=[MC.$H$9]*[MC.B12]" office:value-type="float" office:value="125002.5" calcext:value-type="float">
            <text:p>125,003</text:p>
          </table:table-cell>
          <table:table-cell table:formula="of:=[MC.D11]*(1+[MC.$H$5])^(1)" office:value-type="float" office:value="4875.97767997903" calcext:value-type="float">
            <text:p>4,876</text:p>
          </table:table-cell>
          <table:table-cell table:formula="of:=[MC.C12]/[MC.D12]" office:value-type="float" office:value="25.636397088786" calcext:value-type="float">
            <text:p>25.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0000" calcext:value-type="float">
            <text:p>450000</text:p>
          </table:table-cell>
          <table:table-cell table:formula="of:=[MC.$H$9]*[MC.B13]" office:value-type="float" office:value="225000" calcext:value-type="float">
            <text:p>225,000</text:p>
          </table:table-cell>
          <table:table-cell table:formula="of:=[MC.D12]*(1+[MC.$H$5])^(1)" office:value-type="float" office:value="4973.49723357861" calcext:value-type="float">
            <text:p>4,973</text:p>
          </table:table-cell>
          <table:table-cell table:formula="of:=[MC.C13]/[MC.D13]" office:value-type="float" office:value="45.2397959489975" calcext:value-type="float">
            <text:p>45.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0001" calcext:value-type="float">
            <text:p>450001</text:p>
          </table:table-cell>
          <table:table-cell table:formula="of:=[MC.$H$9]*[MC.B14]" office:value-type="float" office:value="225000.5" calcext:value-type="float">
            <text:p>225,001</text:p>
          </table:table-cell>
          <table:table-cell table:formula="of:=[MC.D13]*(1+[MC.$H$5])^(1)" office:value-type="float" office:value="5072.96717825018" calcext:value-type="float">
            <text:p>5,073</text:p>
          </table:table-cell>
          <table:table-cell table:formula="of:=[MC.C14]/[MC.D14]" office:value-type="float" office:value="44.3528396881151" calcext:value-type="float">
            <text:p>44.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0002" calcext:value-type="float">
            <text:p>450002</text:p>
          </table:table-cell>
          <table:table-cell table:formula="of:=[MC.$H$9]*[MC.B15]" office:value-type="float" office:value="225001" calcext:value-type="float">
            <text:p>225,001</text:p>
          </table:table-cell>
          <table:table-cell table:formula="of:=[MC.D14]*(1+[MC.$H$5])^(1)" office:value-type="float" office:value="5174.42652181519" calcext:value-type="float">
            <text:p>5,174</text:p>
          </table:table-cell>
          <table:table-cell table:formula="of:=[MC.C15]/[MC.D15]" office:value-type="float" office:value="43.4832727938844" calcext:value-type="float">
            <text:p>43.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0003" calcext:value-type="float">
            <text:p>450003</text:p>
          </table:table-cell>
          <table:table-cell table:formula="of:=[MC.$H$9]*[MC.B16]" office:value-type="float" office:value="225001.5" calcext:value-type="float">
            <text:p>225,002</text:p>
          </table:table-cell>
          <table:table-cell table:formula="of:=[MC.D15]*(1+[MC.$H$5])^(1)" office:value-type="float" office:value="5277.91505225149" calcext:value-type="float">
            <text:p>5,278</text:p>
          </table:table-cell>
          <table:table-cell table:formula="of:=[MC.C16]/[MC.D16]" office:value-type="float" office:value="42.6307543362255" calcext:value-type="float">
            <text:p>42.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50004" calcext:value-type="float">
            <text:p>450004</text:p>
          </table:table-cell>
          <table:table-cell table:formula="of:=[MC.$H$9]*[MC.B17]" office:value-type="float" office:value="225002" calcext:value-type="float">
            <text:p>225,002</text:p>
          </table:table-cell>
          <table:table-cell table:formula="of:=[MC.D16]*(1+[MC.$H$5])^(1)" office:value-type="float" office:value="5383.47335329652" calcext:value-type="float">
            <text:p>5,383</text:p>
          </table:table-cell>
          <table:table-cell table:formula="of:=[MC.C17]/[MC.D17]" office:value-type="float" office:value="41.7949500692192" calcext:value-type="float">
            <text:p>41.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0005" calcext:value-type="float">
            <text:p>450005</text:p>
          </table:table-cell>
          <table:table-cell table:formula="of:=[MC.$H$9]*[MC.B18]" office:value-type="float" office:value="225002.5" calcext:value-type="float">
            <text:p>225,003</text:p>
          </table:table-cell>
          <table:table-cell table:formula="of:=[MC.D17]*(1+[MC.$H$5])^(1)" office:value-type="float" office:value="5491.14282036245" calcext:value-type="float">
            <text:p>5,491</text:p>
          </table:table-cell>
          <table:table-cell table:formula="of:=[MC.C18]/[MC.D18]" office:value-type="float" office:value="40.9755323000592" calcext:value-type="float">
            <text:p>41.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0006" calcext:value-type="float">
            <text:p>450006</text:p>
          </table:table-cell>
          <table:table-cell table:formula="of:=[MC.$H$9]*[MC.B19]" office:value-type="float" office:value="225003" calcext:value-type="float">
            <text:p>225,003</text:p>
          </table:table-cell>
          <table:table-cell table:formula="of:=[MC.D18]*(1+[MC.$H$5])^(1)" office:value-type="float" office:value="5600.9656767697" calcext:value-type="float">
            <text:p>5,601</text:p>
          </table:table-cell>
          <table:table-cell table:formula="of:=[MC.C19]/[MC.D19]" office:value-type="float" office:value="40.1721797605745" calcext:value-type="float">
            <text:p>40.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0007" calcext:value-type="float">
            <text:p>450007</text:p>
          </table:table-cell>
          <table:table-cell table:formula="of:=[MC.$H$9]*[MC.B20]" office:value-type="float" office:value="225003.5" calcext:value-type="float">
            <text:p>225,004</text:p>
          </table:table-cell>
          <table:table-cell table:formula="of:=[MC.D19]*(1+[MC.$H$5])^(1)" office:value-type="float" office:value="5712.98499030509" calcext:value-type="float">
            <text:p>5,713</text:p>
          </table:table-cell>
          <table:table-cell table:formula="of:=[MC.C20]/[MC.D20]" office:value-type="float" office:value="39.3845774812694" calcext:value-type="float">
            <text:p>39.4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table:formula="of:=[MC.$H$9]*[MC.B21]" office:value-type="float" office:value="300000" calcext:value-type="float">
            <text:p>300,000</text:p>
          </table:table-cell>
          <table:table-cell table:formula="of:=[MC.D20]*(1+[MC.$H$5])^(1)" office:value-type="float" office:value="5827.2446901112" calcext:value-type="float">
            <text:p>5,827</text:p>
          </table:table-cell>
          <table:table-cell table:formula="of:=[MC.C21]/[MC.D21]" office:value-type="float" office:value="51.4823069827664" calcext:value-type="float">
            <text:p>51.5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0001" calcext:value-type="float">
            <text:p>600001</text:p>
          </table:table-cell>
          <table:table-cell table:formula="of:=[MC.$H$9]*[MC.B22]" office:value-type="float" office:value="300000.5" calcext:value-type="float">
            <text:p>300,001</text:p>
          </table:table-cell>
          <table:table-cell table:formula="of:=[MC.D21]*(1+[MC.$H$5])^(1)" office:value-type="float" office:value="5943.78958391342" calcext:value-type="float">
            <text:p>5,944</text:p>
          </table:table-cell>
          <table:table-cell table:formula="of:=[MC.C22]/[MC.D22]" office:value-type="float" office:value="50.4729341045209" calcext:value-type="float">
            <text:p>50.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00002" calcext:value-type="float">
            <text:p>600002</text:p>
          </table:table-cell>
          <table:table-cell table:formula="of:=[MC.$H$9]*[MC.B23]" office:value-type="float" office:value="300001" calcext:value-type="float">
            <text:p>300,001</text:p>
          </table:table-cell>
          <table:table-cell table:formula="of:=[MC.D22]*(1+[MC.$H$5])^(1)" office:value-type="float" office:value="6062.66537559169" calcext:value-type="float">
            <text:p>6,063</text:p>
          </table:table-cell>
          <table:table-cell table:formula="of:=[MC.C23]/[MC.D23]" office:value-type="float" office:value="49.4833512018996" calcext:value-type="float">
            <text:p>49.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00003" calcext:value-type="float">
            <text:p>600003</text:p>
          </table:table-cell>
          <table:table-cell table:formula="of:=[MC.$H$9]*[MC.B24]" office:value-type="float" office:value="300001.5" calcext:value-type="float">
            <text:p>300,002</text:p>
          </table:table-cell>
          <table:table-cell table:formula="of:=[MC.D23]*(1+[MC.$H$5])^(1)" office:value-type="float" office:value="6183.91868310352" calcext:value-type="float">
            <text:p>6,184</text:p>
          </table:table-cell>
          <table:table-cell table:formula="of:=[MC.C24]/[MC.D24]" office:value-type="float" office:value="48.5131702685066" calcext:value-type="float">
            <text:p>48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0004" calcext:value-type="float">
            <text:p>600004</text:p>
          </table:table-cell>
          <table:table-cell table:formula="of:=[MC.$H$9]*[MC.B25]" office:value-type="float" office:value="300002" calcext:value-type="float">
            <text:p>300,002</text:p>
          </table:table-cell>
          <table:table-cell table:formula="of:=[MC.D24]*(1+[MC.$H$5])^(1)" office:value-type="float" office:value="6307.59705676559" calcext:value-type="float">
            <text:p>6,308</text:p>
          </table:table-cell>
          <table:table-cell table:formula="of:=[MC.C25]/[MC.D25]" office:value-type="float" office:value="47.5620109052804" calcext:value-type="float">
            <text:p>47.6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0005" calcext:value-type="float">
            <text:p>600005</text:p>
          </table:table-cell>
          <table:table-cell table:formula="of:=[MC.$H$9]*[MC.B26]" office:value-type="float" office:value="300002.5" calcext:value-type="float">
            <text:p>300,003</text:p>
          </table:table-cell>
          <table:table-cell table:formula="of:=[MC.D25]*(1+[MC.$H$5])^(1)" office:value-type="float" office:value="6433.74899790091" calcext:value-type="float">
            <text:p>6,434</text:p>
          </table:table-cell>
          <table:table-cell table:formula="of:=[MC.C26]/[MC.D26]" office:value-type="float" office:value="46.6295001713433" calcext:value-type="float">
            <text:p>46.6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00006" calcext:value-type="float">
            <text:p>600006</text:p>
          </table:table-cell>
          <table:table-cell table:formula="of:=[MC.$H$9]*[MC.B27]" office:value-type="float" office:value="300003" calcext:value-type="float">
            <text:p>300,003</text:p>
          </table:table-cell>
          <table:table-cell table:formula="of:=[MC.D26]*(1+[MC.$H$5])^(1)" office:value-type="float" office:value="6562.42397785892" calcext:value-type="float">
            <text:p>6,562</text:p>
          </table:table-cell>
          <table:table-cell table:formula="of:=[MC.C27]/[MC.D27]" office:value-type="float" office:value="45.7152724377738" calcext:value-type="float">
            <text:p>45.7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00007" calcext:value-type="float">
            <text:p>600007</text:p>
          </table:table-cell>
          <table:table-cell table:formula="of:=[MC.$H$9]*[MC.B28]" office:value-type="float" office:value="300003.5" calcext:value-type="float">
            <text:p>300,004</text:p>
          </table:table-cell>
          <table:table-cell table:formula="of:=[MC.D27]*(1+[MC.$H$5])^(1)" office:value-type="float" office:value="6693.6724574161" calcext:value-type="float">
            <text:p>6,694</text:p>
          </table:table-cell>
          <table:table-cell table:formula="of:=[MC.C28]/[MC.D28]" office:value-type="float" office:value="44.8189692442477" calcext:value-type="float">
            <text:p>44.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0008" calcext:value-type="float">
            <text:p>600008</text:p>
          </table:table-cell>
          <table:table-cell table:formula="of:=[MC.$H$9]*[MC.B29]" office:value-type="float" office:value="300004" calcext:value-type="float">
            <text:p>300,004</text:p>
          </table:table-cell>
          <table:table-cell table:formula="of:=[MC.D28]*(1+[MC.$H$5])^(1)" office:value-type="float" office:value="6827.54590656442" calcext:value-type="float">
            <text:p>6,828</text:p>
          </table:table-cell>
          <table:table-cell table:formula="of:=[MC.C29]/[MC.D29]" office:value-type="float" office:value="43.9402391584885" calcext:value-type="float">
            <text:p>43.9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00009" calcext:value-type="float">
            <text:p>600009</text:p>
          </table:table-cell>
          <table:table-cell table:formula="of:=[MC.$H$9]*[MC.B30]" office:value-type="float" office:value="300004.5" calcext:value-type="float">
            <text:p>300,005</text:p>
          </table:table-cell>
          <table:table-cell table:formula="of:=[MC.D29]*(1+[MC.$H$5])^(1)" office:value-type="float" office:value="6964.09682469571" calcext:value-type="float">
            <text:p>6,964</text:p>
          </table:table-cell>
          <table:table-cell table:formula="of:=[MC.C30]/[MC.D30]" office:value-type="float" office:value="43.0787376384745" calcext:value-type="float">
            <text:p>43.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0010" calcext:value-type="float">
            <text:p>600010</text:p>
          </table:table-cell>
          <table:table-cell table:formula="of:=[MC.$H$9]*[MC.B31]" office:value-type="float" office:value="300005" calcext:value-type="float">
            <text:p>300,005</text:p>
          </table:table-cell>
          <table:table-cell table:formula="of:=[MC.D30]*(1+[MC.$H$5])^(1)" office:value-type="float" office:value="7103.37876118963" calcext:value-type="float">
            <text:p>7,103</text:p>
          </table:table-cell>
          <table:table-cell table:formula="of:=[MC.C31]/[MC.D31]" office:value-type="float" office:value="42.2341268973467" calcext:value-type="float">
            <text:p>42.2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00011" calcext:value-type="float">
            <text:p>600011</text:p>
          </table:table-cell>
          <table:table-cell table:formula="of:=[MC.$H$9]*[MC.B32]" office:value-type="float" office:value="300005.5" calcext:value-type="float">
            <text:p>300,006</text:p>
          </table:table-cell>
          <table:table-cell table:formula="of:=[MC.D31]*(1+[MC.$H$5])^(1)" office:value-type="float" office:value="7245.44633641342" calcext:value-type="float">
            <text:p>7,245</text:p>
          </table:table-cell>
          <table:table-cell table:formula="of:=[MC.C32]/[MC.D32]" office:value-type="float" office:value="41.4060757709657" calcext:value-type="float">
            <text:p>41.4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0012" calcext:value-type="float">
            <text:p>600012</text:p>
          </table:table-cell>
          <table:table-cell table:formula="of:=[MC.$H$9]*[MC.B33]" office:value-type="float" office:value="300006" calcext:value-type="float">
            <text:p>300,006</text:p>
          </table:table-cell>
          <table:table-cell table:formula="of:=[MC.D32]*(1+[MC.$H$5])^(1)" office:value-type="float" office:value="7390.35526314169" calcext:value-type="float">
            <text:p>7,390</text:p>
          </table:table-cell>
          <table:table-cell table:formula="of:=[MC.C33]/[MC.D33]" office:value-type="float" office:value="40.5942595880655" calcext:value-type="float">
            <text:p>40.6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00013" calcext:value-type="float">
            <text:p>600013</text:p>
          </table:table-cell>
          <table:table-cell table:formula="of:=[MC.$H$9]*[MC.B34]" office:value-type="float" office:value="300006.5" calcext:value-type="float">
            <text:p>300,007</text:p>
          </table:table-cell>
          <table:table-cell table:formula="of:=[MC.D33]*(1+[MC.$H$5])^(1)" office:value-type="float" office:value="7538.16236840452" calcext:value-type="float">
            <text:p>7,538</text:p>
          </table:table-cell>
          <table:table-cell table:formula="of:=[MC.C34]/[MC.D34]" office:value-type="float" office:value="39.7983600429527" calcext:value-type="float">
            <text:p>39.8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00014" calcext:value-type="float">
            <text:p>600014</text:p>
          </table:table-cell>
          <table:table-cell table:formula="of:=[MC.$H$9]*[MC.B35]" office:value-type="float" office:value="300007" calcext:value-type="float">
            <text:p>300,007</text:p>
          </table:table-cell>
          <table:table-cell table:formula="of:=[MC.D34]*(1+[MC.$H$5])^(1)" office:value-type="float" office:value="7688.92561577261" calcext:value-type="float">
            <text:p>7,689</text:p>
          </table:table-cell>
          <table:table-cell table:formula="of:=[MC.C35]/[MC.D35]" office:value-type="float" office:value="39.0180650707016" calcext:value-type="float">
            <text:p>39.0</text:p>
          </table:table-cell>
          <table:table-cell table:formula="of:=SUM([MC.E2:.E34])" office:value-type="float" office:value="1225.6239692933" calcext:value-type="float">
            <text:p>1225.623969293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00015" calcext:value-type="float">
            <text:p>600015</text:p>
          </table:table-cell>
          <table:table-cell table:formula="of:=[MC.$H$9]*[MC.B36]" office:value-type="float" office:value="300007.5" calcext:value-type="float">
            <text:p>300,008</text:p>
          </table:table-cell>
          <table:table-cell table:formula="of:=[MC.D35]*(1+[MC.$H$5])^(1)" office:value-type="float" office:value="7842.70412808807" calcext:value-type="float">
            <text:p>7,843</text:p>
          </table:table-cell>
          <table:table-cell table:formula="of:=[MC.C36]/[MC.D36]" office:value-type="float" office:value="38.2530687247968" calcext:value-type="float">
            <text:p>38.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00016" calcext:value-type="float">
            <text:p>600016</text:p>
          </table:table-cell>
          <table:table-cell table:formula="of:=[MC.$H$9]*[MC.B37]" office:value-type="float" office:value="300008" calcext:value-type="float">
            <text:p>300,008</text:p>
          </table:table-cell>
          <table:table-cell table:formula="of:=[MC.D36]*(1+[MC.$H$5])^(1)" office:value-type="float" office:value="7999.55821064983" calcext:value-type="float">
            <text:p>8,000</text:p>
          </table:table-cell>
          <table:table-cell table:formula="of:=[MC.C37]/[MC.D37]" office:value-type="float" office:value="37.503071057174" calcext:value-type="float">
            <text:p>37.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00017" calcext:value-type="float">
            <text:p>600017</text:p>
          </table:table-cell>
          <table:table-cell table:formula="of:=[MC.$H$9]*[MC.B38]" office:value-type="float" office:value="300008.5" calcext:value-type="float">
            <text:p>300,009</text:p>
          </table:table-cell>
          <table:table-cell table:formula="of:=[MC.D37]*(1+[MC.$H$5])^(1)" office:value-type="float" office:value="8159.54937486282" calcext:value-type="float">
            <text:p>8,160</text:p>
          </table:table-cell>
          <table:table-cell table:formula="of:=[MC.C38]/[MC.D38]" office:value-type="float" office:value="36.7677780006134" calcext:value-type="float">
            <text:p>36.8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00018" calcext:value-type="float">
            <text:p>600018</text:p>
          </table:table-cell>
          <table:table-cell table:formula="of:=[MC.$H$9]*[MC.B39]" office:value-type="float" office:value="300009" calcext:value-type="float">
            <text:p>300,009</text:p>
          </table:table-cell>
          <table:table-cell table:formula="of:=[MC.D38]*(1+[MC.$H$5])^(1)" office:value-type="float" office:value="8322.74036236008" calcext:value-type="float">
            <text:p>8,323</text:p>
          </table:table-cell>
          <table:table-cell table:formula="of:=[MC.C39]/[MC.D39]" office:value-type="float" office:value="36.0469012534384" calcext:value-type="float">
            <text:p>36.0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00019" calcext:value-type="float">
            <text:p>600019</text:p>
          </table:table-cell>
          <table:table-cell table:formula="of:=[MC.$H$9]*[MC.B40]" office:value-type="float" office:value="300009.5" calcext:value-type="float">
            <text:p>300,010</text:p>
          </table:table-cell>
          <table:table-cell table:formula="of:=[MC.D39]*(1+[MC.$H$5])^(1)" office:value-type="float" office:value="8489.19516960728" calcext:value-type="float">
            <text:p>8,489</text:p>
          </table:table-cell>
          <table:table-cell table:formula="of:=[MC.C40]/[MC.D40]" office:value-type="float" office:value="35.3401581664754" calcext:value-type="float">
            <text:p>35.3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Default" table:formula="of:=SUM([MC.E2:.E40])" office:value-type="float" office:value="1448.5530115665" calcext:value-type="float">
            <text:p>1448.5530115665</text:p>
          </table:table-cell>
          <table:table-cell table:number-columns-repeated="3"/>
        </table:table-row>
      </table:table>
      <table:table table:name="MC2" table:style-name="ta1">
        <office:forms form:automatic-focus="false" form:apply-design-mode="false"/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8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,000</text:p>
          </table:table-cell>
          <table:table-cell table:formula="of:=[MC2.$H$9]*[MC2.B2]" office:value-type="float" office:value="45000" calcext:value-type="float">
            <text:p>45,000</text:p>
          </table:table-cell>
          <table:table-cell office:value-type="float" office:value="4000" calcext:value-type="float">
            <text:p>4000</text:p>
          </table:table-cell>
          <table:table-cell table:formula="of:=[MC2.C2]/[MC2.D2]" office:value-type="float" office:value="11.25" calcext:value-type="float">
            <text:p>11.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MC2.B2]*(1+[MC2.$H$4])^(1)" office:value-type="float" office:value="156000" calcext:value-type="float">
            <text:p>156,000</text:p>
          </table:table-cell>
          <table:table-cell table:formula="of:=[MC2.$H$9]*[MC2.B3]" office:value-type="float" office:value="46800" calcext:value-type="float">
            <text:p>46,800</text:p>
          </table:table-cell>
          <table:table-cell table:style-name="ce24" table:formula="of:=[MC2.D2]*(1+[MC2.$H$5])^(1)" office:value-type="float" office:value="4080" calcext:value-type="float">
            <text:p>4,080</text:p>
          </table:table-cell>
          <table:table-cell table:formula="of:=[MC2.C3]/[MC2.D3]" office:value-type="float" office:value="11.4705882352941" calcext:value-type="float">
            <text:p>11.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MC2.B3]*(1+[MC2.$H$4])^(1)" office:value-type="float" office:value="162240" calcext:value-type="float">
            <text:p>162,240</text:p>
          </table:table-cell>
          <table:table-cell table:formula="of:=[MC2.$H$9]*[MC2.B4]" office:value-type="float" office:value="48672" calcext:value-type="float">
            <text:p>48,672</text:p>
          </table:table-cell>
          <table:table-cell table:style-name="ce24" table:formula="of:=[MC2.D3]*(1+[MC2.$H$5])^(1)" office:value-type="float" office:value="4161.6" calcext:value-type="float">
            <text:p>4,162</text:p>
          </table:table-cell>
          <table:table-cell table:formula="of:=[MC2.C4]/[MC2.D4]" office:value-type="float" office:value="11.6955017301038" calcext:value-type="float">
            <text:p>11.7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MC2.B4]*(1+[MC2.$H$4])^(1)" office:value-type="float" office:value="168729.6" calcext:value-type="float">
            <text:p>168,730</text:p>
          </table:table-cell>
          <table:table-cell table:formula="of:=[MC2.$H$9]*[MC2.B5]" office:value-type="float" office:value="50618.88" calcext:value-type="float">
            <text:p>50,619</text:p>
          </table:table-cell>
          <table:table-cell table:style-name="ce24" table:formula="of:=[MC2.D4]*(1+[MC2.$H$5])^(1)" office:value-type="float" office:value="4244.832" calcext:value-type="float">
            <text:p>4,245</text:p>
          </table:table-cell>
          <table:table-cell table:formula="of:=[MC2.C5]/[MC2.D5]" office:value-type="float" office:value="11.9248252934392" calcext:value-type="float">
            <text:p>11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MC2.B5]*(1+[MC2.$H$4])^(1)" office:value-type="float" office:value="175478.784" calcext:value-type="float">
            <text:p>175,479</text:p>
          </table:table-cell>
          <table:table-cell table:formula="of:=[MC2.$H$9]*[MC2.B6]" office:value-type="float" office:value="52643.6352" calcext:value-type="float">
            <text:p>52,644</text:p>
          </table:table-cell>
          <table:table-cell table:style-name="ce24" table:formula="of:=[MC2.D5]*(1+[MC2.$H$5])^(1)" office:value-type="float" office:value="4329.72864" calcext:value-type="float">
            <text:p>4,330</text:p>
          </table:table-cell>
          <table:table-cell table:formula="of:=[MC2.C6]/[MC2.D6]" office:value-type="float" office:value="12.1586453972321" calcext:value-type="float">
            <text:p>12.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MC2.B6]*(1+[MC2.$H$7])^(1)" office:value-type="float" office:value="193026.6624" calcext:value-type="float">
            <text:p>193,027</text:p>
          </table:table-cell>
          <table:table-cell table:formula="of:=[MC2.$H$9]*[MC2.B7]" office:value-type="float" office:value="57907.99872" calcext:value-type="float">
            <text:p>57,908</text:p>
          </table:table-cell>
          <table:table-cell table:style-name="ce24" table:formula="of:=[MC2.D6]*(1+[MC2.$H$5])^(1)" office:value-type="float" office:value="4416.3232128" calcext:value-type="float">
            <text:p>4,416</text:p>
          </table:table-cell>
          <table:table-cell table:formula="of:=[MC2.C7]/[MC2.D7]" office:value-type="float" office:value="13.1122646440738" calcext:value-type="float">
            <text:p>13.1</text:p>
          </table:table-cell>
          <table:table-cell table:formula="of:=SUM([MC2.E2:.E6])" office:value-type="float" office:value="58.4995606560692" calcext:value-type="float">
            <text:p>58.4995606561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MC2.B7]*(1+[MC2.$H$4])^(1)" office:value-type="float" office:value="200747.728896" calcext:value-type="float">
            <text:p>200,748</text:p>
          </table:table-cell>
          <table:table-cell table:formula="of:=[MC2.$H$9]*[MC2.B8]" office:value-type="float" office:value="60224.3186688" calcext:value-type="float">
            <text:p>60,224</text:p>
          </table:table-cell>
          <table:table-cell table:style-name="ce24" table:formula="of:=[MC2.D7]*(1+[MC2.$H$5])^(1)" office:value-type="float" office:value="4504.649677056" calcext:value-type="float">
            <text:p>4,505</text:p>
          </table:table-cell>
          <table:table-cell table:formula="of:=[MC2.C8]/[MC2.D8]" office:value-type="float" office:value="13.369367872389" calcext:value-type="float">
            <text:p>13.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MC2.B8]*(1+[MC2.$H$4])^(1)" office:value-type="float" office:value="208777.63805184" calcext:value-type="float">
            <text:p>208,778</text:p>
          </table:table-cell>
          <table:table-cell table:formula="of:=[MC2.$H$9]*[MC2.B9]" office:value-type="float" office:value="62633.291415552" calcext:value-type="float">
            <text:p>62,633</text:p>
          </table:table-cell>
          <table:table-cell table:style-name="ce24" table:formula="of:=[MC2.D8]*(1+[MC2.$H$5])^(1)" office:value-type="float" office:value="4594.74267059712" calcext:value-type="float">
            <text:p>4,595</text:p>
          </table:table-cell>
          <table:table-cell table:formula="of:=[MC2.C9]/[MC2.D9]" office:value-type="float" office:value="13.6315123404751" calcext:value-type="float">
            <text:p>13.6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MC2.B9]*(1+[MC2.$H$4])^(1)" office:value-type="float" office:value="217128.743573914" calcext:value-type="float">
            <text:p>217,129</text:p>
          </table:table-cell>
          <table:table-cell table:formula="of:=[MC2.$H$9]*[MC2.B10]" office:value-type="float" office:value="65138.6230721741" calcext:value-type="float">
            <text:p>65,139</text:p>
          </table:table-cell>
          <table:table-cell table:style-name="ce24" table:formula="of:=[MC2.D9]*(1+[MC2.$H$5])^(1)" office:value-type="float" office:value="4686.63752400906" calcext:value-type="float">
            <text:p>4,687</text:p>
          </table:table-cell>
          <table:table-cell table:formula="of:=[MC2.C10]/[MC2.D10]" office:value-type="float" office:value="13.8987968961707" calcext:value-type="float">
            <text:p>13.9</text:p>
          </table:table-cell>
          <table:table-cell table:formula="of:=SUM([MC2.E2:.E9])" office:value-type="float" office:value="98.6127055130071" calcext:value-type="float">
            <text:p>98.612705513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MC2.B10]*(1+[MC2.$H$4])^(1)" office:value-type="float" office:value="225813.89331687" calcext:value-type="float">
            <text:p>225,814</text:p>
          </table:table-cell>
          <table:table-cell table:formula="of:=[MC2.$H$9]*[MC2.B11]" office:value-type="float" office:value="67744.1679950611" calcext:value-type="float">
            <text:p>67,744</text:p>
          </table:table-cell>
          <table:table-cell table:style-name="ce24" table:formula="of:=[MC2.D10]*(1+[MC2.$H$5])^(1)" office:value-type="float" office:value="4780.37027448924" calcext:value-type="float">
            <text:p>4,780</text:p>
          </table:table-cell>
          <table:table-cell table:formula="of:=[MC2.C11]/[MC2.D11]" office:value-type="float" office:value="14.1713223255073" calcext:value-type="float">
            <text:p>14.2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MC2.B11]*(1+[MC2.$H$7])^(1)" office:value-type="float" office:value="248395.282648557" calcext:value-type="float">
            <text:p>248,395</text:p>
          </table:table-cell>
          <table:table-cell table:formula="of:=[MC2.$H$9]*[MC2.B12]" office:value-type="float" office:value="74518.5847945672" calcext:value-type="float">
            <text:p>74,519</text:p>
          </table:table-cell>
          <table:table-cell table:style-name="ce24" table:formula="of:=[MC2.D11]*(1+[MC2.$H$5])^(1)" office:value-type="float" office:value="4875.97767997903" calcext:value-type="float">
            <text:p>4,876</text:p>
          </table:table-cell>
          <table:table-cell table:formula="of:=[MC2.C12]/[MC2.D12]" office:value-type="float" office:value="15.2827985863314" calcext:value-type="float">
            <text:p>15.3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MC2.B12]*(1+[MC2.$H$4])^(1)" office:value-type="float" office:value="258331.0939545" calcext:value-type="float">
            <text:p>258,331</text:p>
          </table:table-cell>
          <table:table-cell table:formula="of:=[MC2.$H$9]*[MC2.B13]" office:value-type="float" office:value="77499.3281863499" calcext:value-type="float">
            <text:p>77,499</text:p>
          </table:table-cell>
          <table:table-cell table:style-name="ce24" table:formula="of:=[MC2.D12]*(1+[MC2.$H$5])^(1)" office:value-type="float" office:value="4973.49723357861" calcext:value-type="float">
            <text:p>4,973</text:p>
          </table:table-cell>
          <table:table-cell table:formula="of:=[MC2.C13]/[MC2.D13]" office:value-type="float" office:value="15.5824613037105" calcext:value-type="float">
            <text:p>15.6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MC2.B13]*(1+[MC2.$H$4])^(1)" office:value-type="float" office:value="268664.33771268" calcext:value-type="float">
            <text:p>268,664</text:p>
          </table:table-cell>
          <table:table-cell table:formula="of:=[MC2.$H$9]*[MC2.B14]" office:value-type="float" office:value="80599.3013138039" calcext:value-type="float">
            <text:p>80,599</text:p>
          </table:table-cell>
          <table:table-cell table:style-name="ce24" table:formula="of:=[MC2.D13]*(1+[MC2.$H$5])^(1)" office:value-type="float" office:value="5072.96717825018" calcext:value-type="float">
            <text:p>5,073</text:p>
          </table:table-cell>
          <table:table-cell table:formula="of:=[MC2.C14]/[MC2.D14]" office:value-type="float" office:value="15.887999760646" calcext:value-type="float">
            <text:p>15.9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MC2.B14]*(1+[MC2.$H$4])^(1)" office:value-type="float" office:value="279410.911221187" calcext:value-type="float">
            <text:p>279,411</text:p>
          </table:table-cell>
          <table:table-cell table:formula="of:=[MC2.$H$9]*[MC2.B15]" office:value-type="float" office:value="83823.273366356" calcext:value-type="float">
            <text:p>83,823</text:p>
          </table:table-cell>
          <table:table-cell table:style-name="ce24" table:formula="of:=[MC2.D14]*(1+[MC2.$H$5])^(1)" office:value-type="float" office:value="5174.42652181519" calcext:value-type="float">
            <text:p>5,174</text:p>
          </table:table-cell>
          <table:table-cell table:formula="of:=[MC2.C15]/[MC2.D15]" office:value-type="float" office:value="16.1995291677175" calcext:value-type="float">
            <text:p>16.2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MC2.B15]*(1+[MC2.$H$4])^(1)" office:value-type="float" office:value="290587.347670034" calcext:value-type="float">
            <text:p>290,587</text:p>
          </table:table-cell>
          <table:table-cell table:formula="of:=[MC2.$H$9]*[MC2.B16]" office:value-type="float" office:value="87176.2043010103" calcext:value-type="float">
            <text:p>87,176</text:p>
          </table:table-cell>
          <table:table-cell table:style-name="ce24" table:formula="of:=[MC2.D15]*(1+[MC2.$H$5])^(1)" office:value-type="float" office:value="5277.91505225149" calcext:value-type="float">
            <text:p>5,278</text:p>
          </table:table-cell>
          <table:table-cell table:formula="of:=[MC2.C16]/[MC2.D16]" office:value-type="float" office:value="16.5171669945355" calcext:value-type="float">
            <text:p>16.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MC2.B16]*(1+[MC2.$H$7])^(1)" office:value-type="float" office:value="319646.082437038" calcext:value-type="float">
            <text:p>319,646</text:p>
          </table:table-cell>
          <table:table-cell table:formula="of:=[MC2.$H$9]*[MC2.B17]" office:value-type="float" office:value="95893.8247311113" calcext:value-type="float">
            <text:p>95,894</text:p>
          </table:table-cell>
          <table:table-cell table:style-name="ce24" table:formula="of:=[MC2.D16]*(1+[MC2.$H$5])^(1)" office:value-type="float" office:value="5383.47335329652" calcext:value-type="float">
            <text:p>5,383</text:p>
          </table:table-cell>
          <table:table-cell table:formula="of:=[MC2.C17]/[MC2.D17]" office:value-type="float" office:value="17.8126310725383" calcext:value-type="float">
            <text:p>17.8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MC2.B17]*(1+[MC2.$H$4])^(1)" office:value-type="float" office:value="332431.925734519" calcext:value-type="float">
            <text:p>332,432</text:p>
          </table:table-cell>
          <table:table-cell table:formula="of:=[MC2.$H$9]*[MC2.B18]" office:value-type="float" office:value="99729.5777203558" calcext:value-type="float">
            <text:p>99,730</text:p>
          </table:table-cell>
          <table:table-cell table:style-name="ce24" table:formula="of:=[MC2.D17]*(1+[MC2.$H$5])^(1)" office:value-type="float" office:value="5491.14282036245" calcext:value-type="float">
            <text:p>5,491</text:p>
          </table:table-cell>
          <table:table-cell table:formula="of:=[MC2.C18]/[MC2.D18]" office:value-type="float" office:value="18.1618983484704" calcext:value-type="float">
            <text:p>18.2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MC2.B18]*(1+[MC2.$H$4])^(1)" office:value-type="float" office:value="345729.2027639" calcext:value-type="float">
            <text:p>345,729</text:p>
          </table:table-cell>
          <table:table-cell table:formula="of:=[MC2.$H$9]*[MC2.B19]" office:value-type="float" office:value="103718.76082917" calcext:value-type="float">
            <text:p>103,719</text:p>
          </table:table-cell>
          <table:table-cell table:style-name="ce24" table:formula="of:=[MC2.D18]*(1+[MC2.$H$5])^(1)" office:value-type="float" office:value="5600.9656767697" calcext:value-type="float">
            <text:p>5,601</text:p>
          </table:table-cell>
          <table:table-cell table:formula="of:=[MC2.C19]/[MC2.D19]" office:value-type="float" office:value="18.5180140023619" calcext:value-type="float">
            <text:p>18.5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MC2.B19]*(1+[MC2.$H$4])^(1)" office:value-type="float" office:value="359558.370874456" calcext:value-type="float">
            <text:p>359,558</text:p>
          </table:table-cell>
          <table:table-cell table:formula="of:=[MC2.$H$9]*[MC2.B20]" office:value-type="float" office:value="107867.511262337" calcext:value-type="float">
            <text:p>107,868</text:p>
          </table:table-cell>
          <table:table-cell table:style-name="ce24" table:formula="of:=[MC2.D19]*(1+[MC2.$H$5])^(1)" office:value-type="float" office:value="5712.98499030509" calcext:value-type="float">
            <text:p>5,713</text:p>
          </table:table-cell>
          <table:table-cell table:formula="of:=[MC2.C20]/[MC2.D20]" office:value-type="float" office:value="18.8811123161338" calcext:value-type="float">
            <text:p>18.9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MC2.B20]*(1+[MC2.$H$4])^(1)" office:value-type="float" office:value="373940.705709434" calcext:value-type="float">
            <text:p>373,941</text:p>
          </table:table-cell>
          <table:table-cell table:formula="of:=[MC2.$H$9]*[MC2.B21]" office:value-type="float" office:value="112182.21171283" calcext:value-type="float">
            <text:p>112,182</text:p>
          </table:table-cell>
          <table:table-cell table:style-name="ce24" table:formula="of:=[MC2.D20]*(1+[MC2.$H$5])^(1)" office:value-type="float" office:value="5827.2446901112" calcext:value-type="float">
            <text:p>5,827</text:p>
          </table:table-cell>
          <table:table-cell table:formula="of:=[MC2.C21]/[MC2.D21]" office:value-type="float" office:value="19.2513302046854" calcext:value-type="float">
            <text:p>19.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MC2.B21]*(1+[MC2.$H$7])^(1)" office:value-type="float" office:value="411334.776280378" calcext:value-type="float">
            <text:p>411,335</text:p>
          </table:table-cell>
          <table:table-cell table:formula="of:=[MC2.$H$9]*[MC2.B22]" office:value-type="float" office:value="123400.432884113" calcext:value-type="float">
            <text:p>123,400</text:p>
          </table:table-cell>
          <table:table-cell table:style-name="ce24" table:formula="of:=[MC2.D21]*(1+[MC2.$H$5])^(1)" office:value-type="float" office:value="5943.78958391342" calcext:value-type="float">
            <text:p>5,944</text:p>
          </table:table-cell>
          <table:table-cell table:formula="of:=[MC2.C22]/[MC2.D22]" office:value-type="float" office:value="20.7612384560333" calcext:value-type="float">
            <text:p>20.8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MC2.B22]*(1+[MC2.$H$4])^(1)" office:value-type="float" office:value="427788.167331593" calcext:value-type="float">
            <text:p>427,788</text:p>
          </table:table-cell>
          <table:table-cell table:formula="of:=[MC2.$H$9]*[MC2.B23]" office:value-type="float" office:value="128336.450199478" calcext:value-type="float">
            <text:p>128,336</text:p>
          </table:table-cell>
          <table:table-cell table:style-name="ce24" table:formula="of:=[MC2.D22]*(1+[MC2.$H$5])^(1)" office:value-type="float" office:value="6062.66537559169" calcext:value-type="float">
            <text:p>6,063</text:p>
          </table:table-cell>
          <table:table-cell table:formula="of:=[MC2.C23]/[MC2.D23]" office:value-type="float" office:value="21.1683215630143" calcext:value-type="float">
            <text:p>21.2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MC2.B23]*(1+[MC2.$H$4])^(1)" office:value-type="float" office:value="444899.694024857" calcext:value-type="float">
            <text:p>444,900</text:p>
          </table:table-cell>
          <table:table-cell table:formula="of:=[MC2.$H$9]*[MC2.B24]" office:value-type="float" office:value="133469.908207457" calcext:value-type="float">
            <text:p>133,470</text:p>
          </table:table-cell>
          <table:table-cell table:style-name="ce24" table:formula="of:=[MC2.D23]*(1+[MC2.$H$5])^(1)" office:value-type="float" office:value="6183.91868310352" calcext:value-type="float">
            <text:p>6,184</text:p>
          </table:table-cell>
          <table:table-cell table:formula="of:=[MC2.C24]/[MC2.D24]" office:value-type="float" office:value="21.5833866917009" calcext:value-type="float">
            <text:p>21.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MC2.B24]*(1+[MC2.$H$4])^(1)" office:value-type="float" office:value="462695.681785851" calcext:value-type="float">
            <text:p>462,696</text:p>
          </table:table-cell>
          <table:table-cell table:formula="of:=[MC2.$H$9]*[MC2.B25]" office:value-type="float" office:value="138808.704535755" calcext:value-type="float">
            <text:p>138,809</text:p>
          </table:table-cell>
          <table:table-cell table:style-name="ce24" table:formula="of:=[MC2.D24]*(1+[MC2.$H$5])^(1)" office:value-type="float" office:value="6307.59705676559" calcext:value-type="float">
            <text:p>6,308</text:p>
          </table:table-cell>
          <table:table-cell table:formula="of:=[MC2.C25]/[MC2.D25]" office:value-type="float" office:value="22.0065903523225" calcext:value-type="float">
            <text:p>22.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MC2.B25]*(1+[MC2.$H$4])^(1)" office:value-type="float" office:value="481203.509057285" calcext:value-type="float">
            <text:p>481,204</text:p>
          </table:table-cell>
          <table:table-cell table:formula="of:=[MC2.$H$9]*[MC2.B26]" office:value-type="float" office:value="144361.052717186" calcext:value-type="float">
            <text:p>144,361</text:p>
          </table:table-cell>
          <table:table-cell table:style-name="ce24" table:formula="of:=[MC2.D25]*(1+[MC2.$H$5])^(1)" office:value-type="float" office:value="6433.74899790091" calcext:value-type="float">
            <text:p>6,434</text:p>
          </table:table-cell>
          <table:table-cell table:formula="of:=[MC2.C26]/[MC2.D26]" office:value-type="float" office:value="22.4380921239366" calcext:value-type="float">
            <text:p>22.4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MC2.B26]*(1+[MC2.$H$7])^(1)" office:value-type="float" office:value="529323.859963013" calcext:value-type="float">
            <text:p>529,324</text:p>
          </table:table-cell>
          <table:table-cell table:formula="of:=[MC2.$H$9]*[MC2.B27]" office:value-type="float" office:value="158797.157988904" calcext:value-type="float">
            <text:p>158,797</text:p>
          </table:table-cell>
          <table:table-cell table:style-name="ce24" table:formula="of:=[MC2.D26]*(1+[MC2.$H$5])^(1)" office:value-type="float" office:value="6562.42397785892" calcext:value-type="float">
            <text:p>6,562</text:p>
          </table:table-cell>
          <table:table-cell table:formula="of:=[MC2.C27]/[MC2.D27]" office:value-type="float" office:value="24.1979424865983" calcext:value-type="float">
            <text:p>24.2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MC2.B27]*(1+[MC2.$H$4])^(1)" office:value-type="float" office:value="550496.814361534" calcext:value-type="float">
            <text:p>550,497</text:p>
          </table:table-cell>
          <table:table-cell table:formula="of:=[MC2.$H$9]*[MC2.B28]" office:value-type="float" office:value="165149.04430846" calcext:value-type="float">
            <text:p>165,149</text:p>
          </table:table-cell>
          <table:table-cell table:style-name="ce24" table:formula="of:=[MC2.D27]*(1+[MC2.$H$5])^(1)" office:value-type="float" office:value="6693.6724574161" calcext:value-type="float">
            <text:p>6,694</text:p>
          </table:table-cell>
          <table:table-cell table:formula="of:=[MC2.C28]/[MC2.D28]" office:value-type="float" office:value="24.6724119471199" calcext:value-type="float">
            <text:p>24.7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MC2.B28]*(1+[MC2.$H$4])^(1)" office:value-type="float" office:value="572516.686935995" calcext:value-type="float">
            <text:p>572,517</text:p>
          </table:table-cell>
          <table:table-cell table:formula="of:=[MC2.$H$9]*[MC2.B29]" office:value-type="float" office:value="171755.006080799" calcext:value-type="float">
            <text:p>171,755</text:p>
          </table:table-cell>
          <table:table-cell table:style-name="ce24" table:formula="of:=[MC2.D28]*(1+[MC2.$H$5])^(1)" office:value-type="float" office:value="6827.54590656442" calcext:value-type="float">
            <text:p>6,828</text:p>
          </table:table-cell>
          <table:table-cell table:formula="of:=[MC2.C29]/[MC2.D29]" office:value-type="float" office:value="25.1561847303967" calcext:value-type="float">
            <text:p>25.2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MC2.B29]*(1+[MC2.$H$4])^(1)" office:value-type="float" office:value="595417.354413435" calcext:value-type="float">
            <text:p>595,417</text:p>
          </table:table-cell>
          <table:table-cell table:formula="of:=[MC2.$H$9]*[MC2.B30]" office:value-type="float" office:value="178625.206324031" calcext:value-type="float">
            <text:p>178,625</text:p>
          </table:table-cell>
          <table:table-cell table:style-name="ce24" table:formula="of:=[MC2.D29]*(1+[MC2.$H$5])^(1)" office:value-type="float" office:value="6964.09682469571" calcext:value-type="float">
            <text:p>6,964</text:p>
          </table:table-cell>
          <table:table-cell table:formula="of:=[MC2.C30]/[MC2.D30]" office:value-type="float" office:value="25.6494432545222" calcext:value-type="float">
            <text:p>25.6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MC2.B30]*(1+[MC2.$H$4])^(1)" office:value-type="float" office:value="619234.048589973" calcext:value-type="float">
            <text:p>619,234</text:p>
          </table:table-cell>
          <table:table-cell table:formula="of:=[MC2.$H$9]*[MC2.B31]" office:value-type="float" office:value="185770.214576992" calcext:value-type="float">
            <text:p>185,770</text:p>
          </table:table-cell>
          <table:table-cell table:style-name="ce24" table:formula="of:=[MC2.D30]*(1+[MC2.$H$5])^(1)" office:value-type="float" office:value="7103.37876118963" calcext:value-type="float">
            <text:p>7,103</text:p>
          </table:table-cell>
          <table:table-cell table:formula="of:=[MC2.C31]/[MC2.D31]" office:value-type="float" office:value="26.1523735144147" calcext:value-type="float">
            <text:p>26.2</text:p>
          </table:table-cell>
          <table:table-cell table:formula="of:=SUM([MC2.E2:.E30])" office:value-type="float" office:value="506.41137809746" calcext:value-type="float">
            <text:p>506.4113780975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MC2.B31]*(1+[MC2.$H$7])^(1)" office:value-type="float" office:value="681157.45344897" calcext:value-type="float">
            <text:p>681,157</text:p>
          </table:table-cell>
          <table:table-cell table:formula="of:=[MC2.$H$9]*[MC2.B32]" office:value-type="float" office:value="204347.236034691" calcext:value-type="float">
            <text:p>204,347</text:p>
          </table:table-cell>
          <table:table-cell table:style-name="ce24" table:formula="of:=[MC2.D31]*(1+[MC2.$H$5])^(1)" office:value-type="float" office:value="7245.44633641342" calcext:value-type="float">
            <text:p>7,245</text:p>
          </table:table-cell>
          <table:table-cell table:formula="of:=[MC2.C32]/[MC2.D32]" office:value-type="float" office:value="28.2035400645649" calcext:value-type="float">
            <text:p>28.2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MC2.B32]*(1+[MC2.$H$4])^(1)" office:value-type="float" office:value="708403.751586929" calcext:value-type="float">
            <text:p>708,404</text:p>
          </table:table-cell>
          <table:table-cell table:formula="of:=[MC2.$H$9]*[MC2.B33]" office:value-type="float" office:value="212521.125476079" calcext:value-type="float">
            <text:p>212,521</text:p>
          </table:table-cell>
          <table:table-cell table:style-name="ce24" table:formula="of:=[MC2.D32]*(1+[MC2.$H$5])^(1)" office:value-type="float" office:value="7390.35526314169" calcext:value-type="float">
            <text:p>7,390</text:p>
          </table:table-cell>
          <table:table-cell table:formula="of:=[MC2.C33]/[MC2.D33]" office:value-type="float" office:value="28.7565506540662" calcext:value-type="float">
            <text:p>28.8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MC2.B33]*(1+[MC2.$H$4])^(1)" office:value-type="float" office:value="736739.901650406" calcext:value-type="float">
            <text:p>736,740</text:p>
          </table:table-cell>
          <table:table-cell table:formula="of:=[MC2.$H$9]*[MC2.B34]" office:value-type="float" office:value="221021.970495122" calcext:value-type="float">
            <text:p>221,022</text:p>
          </table:table-cell>
          <table:table-cell table:style-name="ce24" table:formula="of:=[MC2.D33]*(1+[MC2.$H$5])^(1)" office:value-type="float" office:value="7538.16236840452" calcext:value-type="float">
            <text:p>7,538</text:p>
          </table:table-cell>
          <table:table-cell table:formula="of:=[MC2.C34]/[MC2.D34]" office:value-type="float" office:value="29.3204045884597" calcext:value-type="float">
            <text:p>29.3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MC2.B34]*(1+[MC2.$H$4])^(1)" office:value-type="float" office:value="766209.497716422" calcext:value-type="float">
            <text:p>766,209</text:p>
          </table:table-cell>
          <table:table-cell table:formula="of:=[MC2.$H$9]*[MC2.B35]" office:value-type="float" office:value="229862.849314927" calcext:value-type="float">
            <text:p>229,863</text:p>
          </table:table-cell>
          <table:table-cell table:style-name="ce24" table:formula="of:=[MC2.D34]*(1+[MC2.$H$5])^(1)" office:value-type="float" office:value="7688.92561577261" calcext:value-type="float">
            <text:p>7,689</text:p>
          </table:table-cell>
          <table:table-cell table:formula="of:=[MC2.C35]/[MC2.D35]" office:value-type="float" office:value="29.895314482351" calcext:value-type="float">
            <text:p>29.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MC2.B35]*(1+[MC2.$H$4])^(1)" office:value-type="float" office:value="796857.877625079" calcext:value-type="float">
            <text:p>796,858</text:p>
          </table:table-cell>
          <table:table-cell table:formula="of:=[MC2.$H$9]*[MC2.B36]" office:value-type="float" office:value="239057.363287524" calcext:value-type="float">
            <text:p>239,057</text:p>
          </table:table-cell>
          <table:table-cell table:style-name="ce24" table:formula="of:=[MC2.D35]*(1+[MC2.$H$5])^(1)" office:value-type="float" office:value="7842.70412808807" calcext:value-type="float">
            <text:p>7,843</text:p>
          </table:table-cell>
          <table:table-cell table:formula="of:=[MC2.C36]/[MC2.D36]" office:value-type="float" office:value="30.4814971192599" calcext:value-type="float">
            <text:p>30.5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MC2.B36]*(1+[MC2.$H$4])^(1)" office:value-type="float" office:value="828732.192730083" calcext:value-type="float">
            <text:p>828,732</text:p>
          </table:table-cell>
          <table:table-cell table:formula="of:=[MC2.$H$9]*[MC2.B37]" office:value-type="float" office:value="248619.657819025" calcext:value-type="float">
            <text:p>248,620</text:p>
          </table:table-cell>
          <table:table-cell table:style-name="ce24" table:formula="of:=[MC2.D36]*(1+[MC2.$H$5])^(1)" office:value-type="float" office:value="7999.55821064983" calcext:value-type="float">
            <text:p>8,000</text:p>
          </table:table-cell>
          <table:table-cell table:formula="of:=[MC2.C37]/[MC2.D37]" office:value-type="float" office:value="31.079173533363" calcext:value-type="float">
            <text:p>31.1</text:p>
          </table:table-cell>
          <table:table-cell table:formula="of:=SUM([MC2.E2:.E36])" office:value-type="float" office:value="679.221058520577" calcext:value-type="float">
            <text:p>679.2210585206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MC2.B37]*(1+[MC2.$H$7])^(1)" office:value-type="float" office:value="911605.412003091" calcext:value-type="float">
            <text:p>911,605</text:p>
          </table:table-cell>
          <table:table-cell table:formula="of:=[MC2.$H$9]*[MC2.B38]" office:value-type="float" office:value="273481.623600927" calcext:value-type="float">
            <text:p>273,482</text:p>
          </table:table-cell>
          <table:table-cell table:style-name="ce24" table:formula="of:=[MC2.D37]*(1+[MC2.$H$5])^(1)" office:value-type="float" office:value="8159.54937486282" calcext:value-type="float">
            <text:p>8,160</text:p>
          </table:table-cell>
          <table:table-cell table:formula="of:=[MC2.C38]/[MC2.D38]" office:value-type="float" office:value="33.5167557712738" calcext:value-type="float">
            <text:p>33.5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MC2.B38]*(1+[MC2.$H$4])^(1)" office:value-type="float" office:value="948069.628483214" calcext:value-type="float">
            <text:p>948,070</text:p>
          </table:table-cell>
          <table:table-cell table:formula="of:=[MC2.$H$9]*[MC2.B39]" office:value-type="float" office:value="284420.888544964" calcext:value-type="float">
            <text:p>284,421</text:p>
          </table:table-cell>
          <table:table-cell table:style-name="ce24" table:formula="of:=[MC2.D38]*(1+[MC2.$H$5])^(1)" office:value-type="float" office:value="8322.74036236008" calcext:value-type="float">
            <text:p>8,323</text:p>
          </table:table-cell>
          <table:table-cell table:formula="of:=[MC2.C39]/[MC2.D39]" office:value-type="float" office:value="34.1739470609067" calcext:value-type="float">
            <text:p>34.2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MC2.B39]*(1+[MC2.$H$4])^(1)" office:value-type="float" office:value="985992.413622543" calcext:value-type="float">
            <text:p>985,992</text:p>
          </table:table-cell>
          <table:table-cell table:formula="of:=[MC2.$H$9]*[MC2.B40]" office:value-type="float" office:value="295797.724086763" calcext:value-type="float">
            <text:p>295,798</text:p>
          </table:table-cell>
          <table:table-cell table:style-name="ce24" table:formula="of:=[MC2.D39]*(1+[MC2.$H$5])^(1)" office:value-type="float" office:value="8489.19516960728" calcext:value-type="float">
            <text:p>8,489</text:p>
          </table:table-cell>
          <table:table-cell table:formula="of:=[MC2.C40]/[MC2.D40]" office:value-type="float" office:value="34.8440244542578" calcext:value-type="float">
            <text:p>34.8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MC2.B40]*(1+[MC2.$H$4])^(1)" office:value-type="float" office:value="1025432.11016744" calcext:value-type="float">
            <text:p>1,025,432</text:p>
          </table:table-cell>
          <table:table-cell table:formula="of:=[MC2.$H$9]*[MC2.B41]" office:value-type="float" office:value="307629.633050233" calcext:value-type="float">
            <text:p>307,630</text:p>
          </table:table-cell>
          <table:table-cell table:style-name="ce24" table:formula="of:=[MC2.D40]*(1+[MC2.$H$5])^(1)" office:value-type="float" office:value="8658.97907299943" calcext:value-type="float">
            <text:p>8,659</text:p>
          </table:table-cell>
          <table:table-cell table:formula="of:=[MC2.C41]/[MC2.D41]" office:value-type="float" office:value="35.5272406200275" calcext:value-type="float">
            <text:p>35.5</text:p>
          </table:table-cell>
          <table:table-cell table:number-columns-repeated="1019"/>
        </table:table-row>
        <table:table-row table:style-name="ro2">
          <table:table-cell/>
          <table:table-cell table:formula="of:=AVERAGE([MC2.B2:.B31])" office:value-type="float" office:value="334318.296790295" calcext:value-type="float">
            <text:p>334,318</text:p>
          </table:table-cell>
          <table:table-cell table:number-columns-repeated="2"/>
          <table:table-cell table:formula="of:=SUM([MC2.E2:.E41])" office:value-type="float" office:value="848.362199960406" calcext:value-type="float">
            <text:p>848.4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arison.A3:comparison.Q29" table:display-filter-buttons="true">
          <table:sort>
            <table:sort-by table:field-number="9" table:order="descending" table:data-type="automatic"/>
          </table:sort>
        </table:database-range>
        <table:database-range table:name="__Anonymous_Sheet_DB__1" table:target-range-address="'80'.A1:'80'.H12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8:28:35.782406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2DT7H54M52S</meta:editing-duration>
    <meta:editing-cycles>59</meta:editing-cycles>
    <meta:generator>LibreOffice/5.1.6.2$Linux_X86_64 LibreOffice_project/10m0$Build-2</meta:generator>
    <dc:date>2018-07-03T21:05:45.977162182</dc:date>
    <meta:document-statistic meta:table-count="13" meta:cell-count="2736" meta:object-count="0"/>
  </office:meta>
</office:document-meta>
</file>